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6.7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5.16pt"/>
    </style:style>
    <style:style style:name="co5" style:family="table-column">
      <style:table-column-properties fo:break-before="auto" style:column-width="45.84pt"/>
    </style:style>
    <style:style style:name="co6" style:family="table-column">
      <style:table-column-properties fo:break-before="auto" style:column-width="43.06pt"/>
    </style:style>
    <style:style style:name="co7" style:family="table-column">
      <style:table-column-properties fo:break-before="auto" style:column-width="44.45pt"/>
    </style:style>
    <style:style style:name="co8" style:family="table-column">
      <style:table-column-properties fo:break-before="auto" style:column-width="27.81pt"/>
    </style:style>
    <style:style style:name="co9" style:family="table-column">
      <style:table-column-properties fo:break-before="auto" style:column-width="38.21pt"/>
    </style:style>
    <style:style style:name="co10" style:family="table-column">
      <style:table-column-properties fo:break-before="auto" style:column-width="63.89pt"/>
    </style:style>
    <style:style style:name="co11" style:family="table-column">
      <style:table-column-properties fo:break-before="auto" style:column-width="120.8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lobal">
      <style:table-properties table:display="true" style:writing-mode="lr-tb"/>
    </style:style>
    <style:style style:name="ta2" style:family="table" style:master-page-name="PageStyle_5f_Moscow">
      <style:table-properties table:display="true" style:writing-mode="lr-tb"/>
    </style:style>
    <style:style style:name="ta3" style:family="table" style:master-page-name="PageStyle_5f_Toronto">
      <style:table-properties table:display="true" style:writing-mode="lr-tb"/>
    </style:style>
    <style:style style:name="ta4" style:family="table" style:master-page-name="PageStyle_5f_10_20_Year_20_Average_20_Data">
      <style:table-properties table:display="true" style:writing-mode="lr-tb"/>
    </style:style>
    <style:style style:name="ta5" style:family="table" style:master-page-name="PageStyle_5f_Trends_20_Graph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map style:condition="is-true-formula(LEN(TRIM([.I9]))&gt;0)" style:apply-style-name="ConditionalStyle_5f_1" style:base-cell-address="Toronto.I9"/>
    </style:style>
    <style:style style:name="ce9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loba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vg_temp</text:p>
          </table:table-cell>
          <table:table-cell table:style-name="ce2" office:value-type="string" calcext:value-type="string">
            <text:p>1Y M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8.72" calcext:value-type="float">
            <text:p>8.7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7.98" calcext:value-type="float">
            <text:p>7.98</text:p>
          </table:table-cell>
          <table:table-cell table:style-name="ce3" table:formula="of:=AVERAGE([.B2:.B3])" office:value-type="float" office:value="8.35" calcext:value-type="float">
            <text:p>8.3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1" office:value-type="float" office:value="5.78" calcext:value-type="float">
            <text:p>5.78</text:p>
          </table:table-cell>
          <table:table-cell table:style-name="ce3" table:formula="of:=AVERAGE([.B3:.B4])" office:value-type="float" office:value="6.88" calcext:value-type="float">
            <text:p>6.8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8.39" calcext:value-type="float">
            <text:p>8.39</text:p>
          </table:table-cell>
          <table:table-cell table:style-name="ce3" table:formula="of:=AVERAGE([.B4:.B5])" office:value-type="float" office:value="7.085" calcext:value-type="float">
            <text:p>7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8.47" calcext:value-type="float">
            <text:p>8.47</text:p>
          </table:table-cell>
          <table:table-cell table:style-name="ce3" table:formula="of:=AVERAGE([.B5:.B6])" office:value-type="float" office:value="8.43" calcext:value-type="float">
            <text:p>8.4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8.36" calcext:value-type="float">
            <text:p>8.36</text:p>
          </table:table-cell>
          <table:table-cell table:style-name="ce3" table:formula="of:=AVERAGE([.B6:.B7])" office:value-type="float" office:value="8.415" calcext:value-type="float">
            <text:p>8.4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1" office:value-type="float" office:value="8.85" calcext:value-type="float">
            <text:p>8.85</text:p>
          </table:table-cell>
          <table:table-cell table:style-name="ce3" table:formula="of:=AVERAGE([.B7:.B8])" office:value-type="float" office:value="8.605" calcext:value-type="float">
            <text:p>8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9.02" calcext:value-type="float">
            <text:p>9.02</text:p>
          </table:table-cell>
          <table:table-cell table:style-name="ce3" table:formula="of:=AVERAGE([.B8:.B9])" office:value-type="float" office:value="8.935" calcext:value-type="float">
            <text:p>8.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1" office:value-type="float" office:value="6.74" calcext:value-type="float">
            <text:p>6.74</text:p>
          </table:table-cell>
          <table:table-cell table:style-name="ce3" table:formula="of:=AVERAGE([.B9:.B10])" office:value-type="float" office:value="7.88" calcext:value-type="float">
            <text:p>7.8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7.99" calcext:value-type="float">
            <text:p>7.99</text:p>
          </table:table-cell>
          <table:table-cell table:style-name="ce2" table:formula="of:=AVERAGE([.B2:.B11])" office:value-type="float" office:value="8.03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7.19" calcext:value-type="float">
            <text:p>7.19</text:p>
          </table:table-cell>
          <table:table-cell table:style-name="ce2" table:formula="of:=AVERAGE([.B3:.B12])" office:value-type="float" office:value="7.877" calcext:value-type="float">
            <text:p>7.8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8.77" calcext:value-type="float">
            <text:p>8.77</text:p>
          </table:table-cell>
          <table:table-cell table:style-name="ce2" table:formula="of:=AVERAGE([.B4:.B13])" office:value-type="float" office:value="7.956" calcext:value-type="float">
            <text:p>7.9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1" office:value-type="float" office:value="8.61" calcext:value-type="float">
            <text:p>8.61</text:p>
          </table:table-cell>
          <table:table-cell table:style-name="ce2" table:formula="of:=AVERAGE([.B5:.B14])" office:value-type="float" office:value="8.239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7.5" calcext:value-type="float">
            <text:p>7.5</text:p>
          </table:table-cell>
          <table:table-cell table:style-name="ce2" table:formula="of:=AVERAGE([.B6:.B15])" office:value-type="float" office:value="8.15" calcext:value-type="float">
            <text:p>8.1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.4" calcext:value-type="float">
            <text:p>8.4</text:p>
          </table:table-cell>
          <table:table-cell table:style-name="ce2" table:formula="of:=AVERAGE([.B7:.B16])" office:value-type="float" office:value="8.143" calcext:value-type="float">
            <text:p>8.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8.25" calcext:value-type="float">
            <text:p>8.25</text:p>
          </table:table-cell>
          <table:table-cell table:style-name="ce2" table:formula="of:=AVERAGE([.B8:.B17])" office:value-type="float" office:value="8.132" calcext:value-type="float">
            <text:p>8.1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.41" calcext:value-type="float">
            <text:p>8.41</text:p>
          </table:table-cell>
          <table:table-cell table:style-name="ce2" table:formula="of:=AVERAGE([.B9:.B18])" office:value-type="float" office:value="8.088" calcext:value-type="float">
            <text:p>8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8.22" calcext:value-type="float">
            <text:p>8.22</text:p>
          </table:table-cell>
          <table:table-cell table:style-name="ce2" table:formula="of:=AVERAGE([.B10:.B19])" office:value-type="float" office:value="8.008" calcext:value-type="float">
            <text:p>8.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6.78" calcext:value-type="float">
            <text:p>6.78</text:p>
          </table:table-cell>
          <table:table-cell table:style-name="ce2" table:formula="of:=AVERAGE([.B11:.B20])" office:value-type="float" office:value="8.012" calcext:value-type="float">
            <text:p>8.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1" office:value-type="float" office:value="7.69" calcext:value-type="float">
            <text:p>7.69</text:p>
          </table:table-cell>
          <table:table-cell table:style-name="ce2" table:formula="of:=AVERAGE([.B12:.B21])" office:value-type="float" office:value="7.982" calcext:value-type="float">
            <text:p>7.9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7.69" calcext:value-type="float">
            <text:p>7.69</text:p>
          </table:table-cell>
          <table:table-cell table:style-name="ce2" table:formula="of:=AVERAGE([.B13:.B22])" office:value-type="float" office:value="8.032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7.85" calcext:value-type="float">
            <text:p>7.85</text:p>
          </table:table-cell>
          <table:table-cell table:style-name="ce2" table:formula="of:=AVERAGE([.B14:.B23])" office:value-type="float" office:value="7.94" calcext:value-type="float">
            <text:p>7.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8.19" calcext:value-type="float">
            <text:p>8.19</text:p>
          </table:table-cell>
          <table:table-cell table:style-name="ce2" table:formula="of:=AVERAGE([.B15:.B24])" office:value-type="float" office:value="7.898" calcext:value-type="float">
            <text:p>7.9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8.22" calcext:value-type="float">
            <text:p>8.22</text:p>
          </table:table-cell>
          <table:table-cell table:style-name="ce2" table:formula="of:=AVERAGE([.B16:.B25])" office:value-type="float" office:value="7.97" calcext:value-type="float">
            <text:p>7.9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1" office:value-type="float" office:value="8.77" calcext:value-type="float">
            <text:p>8.77</text:p>
          </table:table-cell>
          <table:table-cell table:style-name="ce2" table:formula="of:=AVERAGE([.B17:.B26])" office:value-type="float" office:value="8.007" calcext:value-type="float">
            <text:p>8.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9.18" calcext:value-type="float">
            <text:p>9.18</text:p>
          </table:table-cell>
          <table:table-cell table:style-name="ce2" table:formula="of:=AVERAGE([.B18:.B27])" office:value-type="float" office:value="8.1" calcext:value-type="float">
            <text:p>8.1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1" office:value-type="float" office:value="8.3" calcext:value-type="float">
            <text:p>8.3</text:p>
          </table:table-cell>
          <table:table-cell table:style-name="ce2" table:formula="of:=AVERAGE([.B19:.B28])" office:value-type="float" office:value="8.089" calcext:value-type="float">
            <text:p>8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8.26" calcext:value-type="float">
            <text:p>8.26</text:p>
          </table:table-cell>
          <table:table-cell table:style-name="ce2" table:formula="of:=AVERAGE([.B20:.B29])" office:value-type="float" office:value="8.093" calcext:value-type="float">
            <text:p>8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8.54" calcext:value-type="float">
            <text:p>8.54</text:p>
          </table:table-cell>
          <table:table-cell table:style-name="ce2" table:formula="of:=AVERAGE([.B21:.B30])" office:value-type="float" office:value="8.269" calcext:value-type="float">
            <text:p>8.2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1" office:value-type="float" office:value="8.98" calcext:value-type="float">
            <text:p>8.98</text:p>
          </table:table-cell>
          <table:table-cell table:style-name="ce2" table:formula="of:=AVERAGE([.B22:.B31])" office:value-type="float" office:value="8.398" calcext:value-type="float">
            <text:p>8.4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9.43" calcext:value-type="float">
            <text:p>9.43</text:p>
          </table:table-cell>
          <table:table-cell table:style-name="ce2" table:formula="of:=AVERAGE([.B23:.B32])" office:value-type="float" office:value="8.572" calcext:value-type="float">
            <text:p>8.5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8.1" calcext:value-type="float">
            <text:p>8.1</text:p>
          </table:table-cell>
          <table:table-cell table:style-name="ce2" table:formula="of:=AVERAGE([.B24:.B33])" office:value-type="float" office:value="8.597" calcext:value-type="float">
            <text:p>8.6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1" office:value-type="float" office:value="7.9" calcext:value-type="float">
            <text:p>7.9</text:p>
          </table:table-cell>
          <table:table-cell table:style-name="ce2" table:formula="of:=AVERAGE([.B25:.B34])" office:value-type="float" office:value="8.568" calcext:value-type="float">
            <text:p>8.5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1" office:value-type="float" office:value="7.68" calcext:value-type="float">
            <text:p>7.68</text:p>
          </table:table-cell>
          <table:table-cell table:style-name="ce2" table:formula="of:=AVERAGE([.B26:.B35])" office:value-type="float" office:value="8.514" calcext:value-type="float">
            <text:p>8.5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1" office:value-type="float" office:value="7.86" calcext:value-type="float">
            <text:p>7.86</text:p>
          </table:table-cell>
          <table:table-cell table:style-name="ce2" table:formula="of:=AVERAGE([.B27:.B36])" office:value-type="float" office:value="8.423" calcext:value-type="float">
            <text:p>8.4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7.36" calcext:value-type="float">
            <text:p>7.36</text:p>
          </table:table-cell>
          <table:table-cell table:style-name="ce2" table:formula="of:=AVERAGE([.B28:.B37])" office:value-type="float" office:value="8.241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8.26" calcext:value-type="float">
            <text:p>8.26</text:p>
          </table:table-cell>
          <table:table-cell table:style-name="ce2" table:formula="of:=AVERAGE([.B29:.B38])" office:value-type="float" office:value="8.237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float" office:value="8.03" calcext:value-type="float">
            <text:p>8.03</text:p>
          </table:table-cell>
          <table:table-cell table:style-name="ce2" table:formula="of:=AVERAGE([.B30:.B39])" office:value-type="float" office:value="8.214" calcext:value-type="float">
            <text:p>8.2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float" office:value="8.45" calcext:value-type="float">
            <text:p>8.45</text:p>
          </table:table-cell>
          <table:table-cell table:style-name="ce2" table:formula="of:=AVERAGE([.B31:.B40])" office:value-type="float" office:value="8.205" calcext:value-type="float">
            <text:p>8.2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.33" calcext:value-type="float">
            <text:p>8.33</text:p>
          </table:table-cell>
          <table:table-cell table:style-name="ce2" table:formula="of:=AVERAGE([.B32:.B41])" office:value-type="float" office:value="8.14" calcext:value-type="float">
            <text:p>8.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1" office:value-type="float" office:value="7.98" calcext:value-type="float">
            <text:p>7.98</text:p>
          </table:table-cell>
          <table:table-cell table:style-name="ce2" table:formula="of:=AVERAGE([.B33:.B42])" office:value-type="float" office:value="7.995" calcext:value-type="float">
            <text:p>8.0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8.23" calcext:value-type="float">
            <text:p>8.23</text:p>
          </table:table-cell>
          <table:table-cell table:style-name="ce2" table:formula="of:=AVERAGE([.B34:.B43])" office:value-type="float" office:value="8.008" calcext:value-type="float">
            <text:p>8.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8.09" calcext:value-type="float">
            <text:p>8.09</text:p>
          </table:table-cell>
          <table:table-cell table:style-name="ce2" table:formula="of:=AVERAGE([.B35:.B44])" office:value-type="float" office:value="8.027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float" office:value="8.23" calcext:value-type="float">
            <text:p>8.23</text:p>
          </table:table-cell>
          <table:table-cell table:style-name="ce2" table:formula="of:=AVERAGE([.B36:.B45])" office:value-type="float" office:value="8.082" calcext:value-type="float">
            <text:p>8.0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.53" calcext:value-type="float">
            <text:p>8.53</text:p>
          </table:table-cell>
          <table:table-cell table:style-name="ce2" table:formula="of:=AVERAGE([.B37:.B46])" office:value-type="float" office:value="8.149" calcext:value-type="float">
            <text:p>8.1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8.35" calcext:value-type="float">
            <text:p>8.35</text:p>
          </table:table-cell>
          <table:table-cell table:style-name="ce2" table:formula="of:=AVERAGE([.B38:.B47])" office:value-type="float" office:value="8.248" calcext:value-type="float">
            <text:p>8.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8.27" calcext:value-type="float">
            <text:p>8.27</text:p>
          </table:table-cell>
          <table:table-cell table:style-name="ce2" table:formula="of:=AVERAGE([.B39:.B48])" office:value-type="float" office:value="8.249" calcext:value-type="float">
            <text:p>8.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1" office:value-type="float" office:value="8.51" calcext:value-type="float">
            <text:p>8.51</text:p>
          </table:table-cell>
          <table:table-cell table:style-name="ce2" table:formula="of:=AVERAGE([.B40:.B49])" office:value-type="float" office:value="8.297" calcext:value-type="float">
            <text:p>8.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8.67" calcext:value-type="float">
            <text:p>8.67</text:p>
          </table:table-cell>
          <table:table-cell table:style-name="ce2" table:formula="of:=AVERAGE([.B41:.B50])" office:value-type="float" office:value="8.319" calcext:value-type="float">
            <text:p>8.3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8.51" calcext:value-type="float">
            <text:p>8.51</text:p>
          </table:table-cell>
          <table:table-cell table:style-name="ce2" table:formula="of:=AVERAGE([.B42:.B51])" office:value-type="float" office:value="8.337" calcext:value-type="float">
            <text:p>8.3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8.48" calcext:value-type="float">
            <text:p>8.48</text:p>
          </table:table-cell>
          <table:table-cell table:style-name="ce2" table:formula="of:=AVERAGE([.B43:.B52])" office:value-type="float" office:value="8.387" calcext:value-type="float">
            <text:p>8.3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8.59" calcext:value-type="float">
            <text:p>8.59</text:p>
          </table:table-cell>
          <table:table-cell table:style-name="ce2" table:formula="of:=AVERAGE([.B44:.B53])" office:value-type="float" office:value="8.423" calcext:value-type="float">
            <text:p>8.4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8.58" calcext:value-type="float">
            <text:p>8.58</text:p>
          </table:table-cell>
          <table:table-cell table:style-name="ce2" table:formula="of:=AVERAGE([.B45:.B54])" office:value-type="float" office:value="8.472" calcext:value-type="float">
            <text:p>8.4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8.5" calcext:value-type="float">
            <text:p>8.5</text:p>
          </table:table-cell>
          <table:table-cell table:style-name="ce2" table:formula="of:=AVERAGE([.B46:.B55])" office:value-type="float" office:value="8.499" calcext:value-type="float">
            <text:p>8.5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1" office:value-type="float" office:value="8.84" calcext:value-type="float">
            <text:p>8.84</text:p>
          </table:table-cell>
          <table:table-cell table:style-name="ce2" table:formula="of:=AVERAGE([.B47:.B56])" office:value-type="float" office:value="8.53" calcext:value-type="float">
            <text:p>8.5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1" office:value-type="float" office:value="8.56" calcext:value-type="float">
            <text:p>8.56</text:p>
          </table:table-cell>
          <table:table-cell table:style-name="ce2" table:formula="of:=AVERAGE([.B48:.B57])" office:value-type="float" office:value="8.551" calcext:value-type="float">
            <text:p>8.5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8.43" calcext:value-type="float">
            <text:p>8.43</text:p>
          </table:table-cell>
          <table:table-cell table:style-name="ce2" table:formula="of:=AVERAGE([.B49:.B58])" office:value-type="float" office:value="8.567" calcext:value-type="float">
            <text:p>8.5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1" office:value-type="float" office:value="8.28" calcext:value-type="float">
            <text:p>8.28</text:p>
          </table:table-cell>
          <table:table-cell table:style-name="ce2" table:formula="of:=AVERAGE([.B50:.B59])" office:value-type="float" office:value="8.544" calcext:value-type="float">
            <text:p>8.5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1" office:value-type="float" office:value="7.63" calcext:value-type="float">
            <text:p>7.63</text:p>
          </table:table-cell>
          <table:table-cell table:style-name="ce2" table:formula="of:=AVERAGE([.B51:.B60])" office:value-type="float" office:value="8.44" calcext:value-type="float">
            <text:p>8.4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1" office:value-type="float" office:value="7.08" calcext:value-type="float">
            <text:p>7.08</text:p>
          </table:table-cell>
          <table:table-cell table:style-name="ce2" table:formula="of:=AVERAGE([.B52:.B61])" office:value-type="float" office:value="8.297" calcext:value-type="float">
            <text:p>8.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float" office:value="6.92" calcext:value-type="float">
            <text:p>6.92</text:p>
          </table:table-cell>
          <table:table-cell table:style-name="ce2" table:formula="of:=AVERAGE([.B53:.B62])" office:value-type="float" office:value="8.141" calcext:value-type="float">
            <text:p>8.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6.86" calcext:value-type="float">
            <text:p>6.86</text:p>
          </table:table-cell>
          <table:table-cell table:style-name="ce2" table:formula="of:=AVERAGE([.B54:.B63])" office:value-type="float" office:value="7.968" calcext:value-type="float">
            <text:p>7.9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7.05" calcext:value-type="float">
            <text:p>7.05</text:p>
          </table:table-cell>
          <table:table-cell table:style-name="ce2" table:formula="of:=AVERAGE([.B55:.B64])" office:value-type="float" office:value="7.815" calcext:value-type="float">
            <text:p>7.8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7.74" calcext:value-type="float">
            <text:p>7.74</text:p>
          </table:table-cell>
          <table:table-cell table:style-name="ce2" table:formula="of:=AVERAGE([.B56:.B65])" office:value-type="float" office:value="7.739" calcext:value-type="float">
            <text:p>7.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7.59" calcext:value-type="float">
            <text:p>7.59</text:p>
          </table:table-cell>
          <table:table-cell table:style-name="ce2" table:formula="of:=AVERAGE([.B57:.B66])" office:value-type="float" office:value="7.614" calcext:value-type="float">
            <text:p>7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7.24" calcext:value-type="float">
            <text:p>7.24</text:p>
          </table:table-cell>
          <table:table-cell table:style-name="ce2" table:formula="of:=AVERAGE([.B58:.B67])" office:value-type="float" office:value="7.482" calcext:value-type="float">
            <text:p>7.4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6.94" calcext:value-type="float">
            <text:p>6.94</text:p>
          </table:table-cell>
          <table:table-cell table:style-name="ce2" table:formula="of:=AVERAGE([.B59:.B68])" office:value-type="float" office:value="7.333" calcext:value-type="float">
            <text:p>7.3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6.98" calcext:value-type="float">
            <text:p>6.98</text:p>
          </table:table-cell>
          <table:table-cell table:style-name="ce2" table:formula="of:=AVERAGE([.B60:.B69])" office:value-type="float" office:value="7.203" calcext:value-type="float">
            <text:p>7.2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7.83" calcext:value-type="float">
            <text:p>7.83</text:p>
          </table:table-cell>
          <table:table-cell table:style-name="ce2" table:formula="of:=AVERAGE([.B61:.B70])" office:value-type="float" office:value="7.223" calcext:value-type="float">
            <text:p>7.2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7.37" calcext:value-type="float">
            <text:p>7.37</text:p>
          </table:table-cell>
          <table:table-cell table:style-name="ce2" table:formula="of:=AVERAGE([.B62:.B71])" office:value-type="float" office:value="7.252" calcext:value-type="float">
            <text:p>7.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7.62" calcext:value-type="float">
            <text:p>7.62</text:p>
          </table:table-cell>
          <table:table-cell table:style-name="ce2" table:formula="of:=AVERAGE([.B63:.B72])" office:value-type="float" office:value="7.322" calcext:value-type="float">
            <text:p>7.3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8.09" calcext:value-type="float">
            <text:p>8.09</text:p>
          </table:table-cell>
          <table:table-cell table:style-name="ce2" table:formula="of:=AVERAGE([.B64:.B73])" office:value-type="float" office:value="7.445" calcext:value-type="float">
            <text:p>7.4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8.19" calcext:value-type="float">
            <text:p>8.19</text:p>
          </table:table-cell>
          <table:table-cell table:style-name="ce2" table:formula="of:=AVERAGE([.B65:.B74])" office:value-type="float" office:value="7.559" calcext:value-type="float">
            <text:p>7.5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float" office:value="7.72" calcext:value-type="float">
            <text:p>7.72</text:p>
          </table:table-cell>
          <table:table-cell table:style-name="ce2" table:formula="of:=AVERAGE([.B66:.B75])" office:value-type="float" office:value="7.557" calcext:value-type="float">
            <text:p>7.5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.55" calcext:value-type="float">
            <text:p>8.55</text:p>
          </table:table-cell>
          <table:table-cell table:style-name="ce2" table:formula="of:=AVERAGE([.B67:.B76])" office:value-type="float" office:value="7.653" calcext:value-type="float">
            <text:p>7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8.39" calcext:value-type="float">
            <text:p>8.39</text:p>
          </table:table-cell>
          <table:table-cell table:style-name="ce2" table:formula="of:=AVERAGE([.B68:.B77])" office:value-type="float" office:value="7.768" calcext:value-type="float">
            <text:p>7.7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1" office:value-type="float" office:value="8.36" calcext:value-type="float">
            <text:p>8.36</text:p>
          </table:table-cell>
          <table:table-cell table:style-name="ce2" table:formula="of:=AVERAGE([.B69:.B78])" office:value-type="float" office:value="7.91" calcext:value-type="float">
            <text:p>7.9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8.81" calcext:value-type="float">
            <text:p>8.81</text:p>
          </table:table-cell>
          <table:table-cell table:style-name="ce2" table:formula="of:=AVERAGE([.B70:.B79])" office:value-type="float" office:value="8.093" calcext:value-type="float">
            <text:p>8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8.17" calcext:value-type="float">
            <text:p>8.17</text:p>
          </table:table-cell>
          <table:table-cell table:style-name="ce2" table:formula="of:=AVERAGE([.B71:.B80])" office:value-type="float" office:value="8.127" calcext:value-type="float">
            <text:p>8.1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7.94" calcext:value-type="float">
            <text:p>7.94</text:p>
          </table:table-cell>
          <table:table-cell table:style-name="ce2" table:formula="of:=AVERAGE([.B72:.B81])" office:value-type="float" office:value="8.184" calcext:value-type="float">
            <text:p>8.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8.52" calcext:value-type="float">
            <text:p>8.52</text:p>
          </table:table-cell>
          <table:table-cell table:style-name="ce2" table:formula="of:=AVERAGE([.B73:.B82])" office:value-type="float" office:value="8.274" calcext:value-type="float">
            <text:p>8.2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7.64" calcext:value-type="float">
            <text:p>7.64</text:p>
          </table:table-cell>
          <table:table-cell table:style-name="ce2" table:formula="of:=AVERAGE([.B74:.B83])" office:value-type="float" office:value="8.229" calcext:value-type="float">
            <text:p>8.2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1" office:value-type="float" office:value="7.45" calcext:value-type="float">
            <text:p>7.45</text:p>
          </table:table-cell>
          <table:table-cell table:style-name="ce2" table:formula="of:=AVERAGE([.B75:.B84])" office:value-type="float" office:value="8.155" calcext:value-type="float">
            <text:p>8.1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.01" calcext:value-type="float">
            <text:p>8.01</text:p>
          </table:table-cell>
          <table:table-cell table:style-name="ce2" table:formula="of:=AVERAGE([.B76:.B85])" office:value-type="float" office:value="8.184" calcext:value-type="float">
            <text:p>8.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1" office:value-type="float" office:value="8.15" calcext:value-type="float">
            <text:p>8.15</text:p>
          </table:table-cell>
          <table:table-cell table:style-name="ce2" table:formula="of:=AVERAGE([.B77:.B86])" office:value-type="float" office:value="8.144" calcext:value-type="float">
            <text:p>8.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7.39" calcext:value-type="float">
            <text:p>7.39</text:p>
          </table:table-cell>
          <table:table-cell table:style-name="ce2" table:formula="of:=AVERAGE([.B78:.B87])" office:value-type="float" office:value="8.044" calcext:value-type="float">
            <text:p>8.0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7.7" calcext:value-type="float">
            <text:p>7.7</text:p>
          </table:table-cell>
          <table:table-cell table:style-name="ce2" table:formula="of:=AVERAGE([.B79:.B88])" office:value-type="float" office:value="7.978" calcext:value-type="float">
            <text:p>7.9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7.38" calcext:value-type="float">
            <text:p>7.38</text:p>
          </table:table-cell>
          <table:table-cell table:style-name="ce2" table:formula="of:=AVERAGE([.B80:.B89])" office:value-type="float" office:value="7.835" calcext:value-type="float">
            <text:p>7.8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7.51" calcext:value-type="float">
            <text:p>7.51</text:p>
          </table:table-cell>
          <table:table-cell table:style-name="ce2" table:formula="of:=AVERAGE([.B81:.B90])" office:value-type="float" office:value="7.769" calcext:value-type="float">
            <text:p>7.7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1" office:value-type="float" office:value="7.63" calcext:value-type="float">
            <text:p>7.63</text:p>
          </table:table-cell>
          <table:table-cell table:style-name="ce2" table:formula="of:=AVERAGE([.B82:.B91])" office:value-type="float" office:value="7.738" calcext:value-type="float">
            <text:p>7.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7.8" calcext:value-type="float">
            <text:p>7.8</text:p>
          </table:table-cell>
          <table:table-cell table:style-name="ce2" table:formula="of:=AVERAGE([.B83:.B92])" office:value-type="float" office:value="7.666" calcext:value-type="float">
            <text:p>7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1" office:value-type="float" office:value="7.69" calcext:value-type="float">
            <text:p>7.69</text:p>
          </table:table-cell>
          <table:table-cell table:style-name="ce2" table:formula="of:=AVERAGE([.B84:.B93])" office:value-type="float" office:value="7.671" calcext:value-type="float">
            <text:p>7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8.02" calcext:value-type="float">
            <text:p>8.02</text:p>
          </table:table-cell>
          <table:table-cell table:style-name="ce2" table:formula="of:=AVERAGE([.B85:.B94])" office:value-type="float" office:value="7.728" calcext:value-type="float">
            <text:p>7.7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8.17" calcext:value-type="float">
            <text:p>8.17</text:p>
          </table:table-cell>
          <table:table-cell table:style-name="ce2" table:formula="of:=AVERAGE([.B86:.B95])" office:value-type="float" office:value="7.744" calcext:value-type="float">
            <text:p>7.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1" office:value-type="float" office:value="7.65" calcext:value-type="float">
            <text:p>7.65</text:p>
          </table:table-cell>
          <table:table-cell table:style-name="ce2" table:formula="of:=AVERAGE([.B87:.B96])" office:value-type="float" office:value="7.694" calcext:value-type="float">
            <text:p>7.6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7.85" calcext:value-type="float">
            <text:p>7.85</text:p>
          </table:table-cell>
          <table:table-cell table:style-name="ce2" table:formula="of:=AVERAGE([.B88:.B97])" office:value-type="float" office:value="7.74" calcext:value-type="float">
            <text:p>7.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1" office:value-type="float" office:value="8.55" calcext:value-type="float">
            <text:p>8.55</text:p>
          </table:table-cell>
          <table:table-cell table:style-name="ce2" table:formula="of:=AVERAGE([.B89:.B98])" office:value-type="float" office:value="7.825" calcext:value-type="float">
            <text:p>7.8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1" office:value-type="float" office:value="8.09" calcext:value-type="float">
            <text:p>8.09</text:p>
          </table:table-cell>
          <table:table-cell table:style-name="ce2" table:formula="of:=AVERAGE([.B90:.B99])" office:value-type="float" office:value="7.896" calcext:value-type="float">
            <text:p>7.9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7.98" calcext:value-type="float">
            <text:p>7.98</text:p>
          </table:table-cell>
          <table:table-cell table:style-name="ce2" table:formula="of:=AVERAGE([.B91:.B100])" office:value-type="float" office:value="7.943" calcext:value-type="float">
            <text:p>7.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1" office:value-type="float" office:value="7.98" calcext:value-type="float">
            <text:p>7.98</text:p>
          </table:table-cell>
          <table:table-cell table:style-name="ce2" table:formula="of:=AVERAGE([.B92:.B101])" office:value-type="float" office:value="7.978" calcext:value-type="float">
            <text:p>7.9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7.9" calcext:value-type="float">
            <text:p>7.9</text:p>
          </table:table-cell>
          <table:table-cell table:style-name="ce2" table:formula="of:=AVERAGE([.B93:.B102])" office:value-type="float" office:value="7.988" calcext:value-type="float">
            <text:p>7.9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1" office:value-type="float" office:value="8.18" calcext:value-type="float">
            <text:p>8.18</text:p>
          </table:table-cell>
          <table:table-cell table:style-name="ce2" table:formula="of:=AVERAGE([.B94:.B103])" office:value-type="float" office:value="8.037" calcext:value-type="float">
            <text:p>8.0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1" office:value-type="float" office:value="8.1" calcext:value-type="float">
            <text:p>8.1</text:p>
          </table:table-cell>
          <table:table-cell table:style-name="ce2" table:formula="of:=AVERAGE([.B95:.B104])" office:value-type="float" office:value="8.045" calcext:value-type="float">
            <text:p>8.0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1" office:value-type="float" office:value="8.04" calcext:value-type="float">
            <text:p>8.04</text:p>
          </table:table-cell>
          <table:table-cell table:style-name="ce2" table:formula="of:=AVERAGE([.B96:.B105])" office:value-type="float" office:value="8.032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8.21" calcext:value-type="float">
            <text:p>8.21</text:p>
          </table:table-cell>
          <table:table-cell table:style-name="ce2" table:formula="of:=AVERAGE([.B97:.B106])" office:value-type="float" office:value="8.088" calcext:value-type="float">
            <text:p>8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1" office:value-type="float" office:value="8.11" calcext:value-type="float">
            <text:p>8.11</text:p>
          </table:table-cell>
          <table:table-cell table:style-name="ce2" table:formula="of:=AVERAGE([.B98:.B107])" office:value-type="float" office:value="8.114" calcext:value-type="float">
            <text:p>8.1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AVERAGE([.B99:.B108])" office:value-type="float" office:value="8.059" calcext:value-type="float">
            <text:p>8.0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1" office:value-type="float" office:value="7.76" calcext:value-type="float">
            <text:p>7.76</text:p>
          </table:table-cell>
          <table:table-cell table:style-name="ce2" table:formula="of:=AVERAGE([.B100:.B109])" office:value-type="float" office:value="8.026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8.1" calcext:value-type="float">
            <text:p>8.1</text:p>
          </table:table-cell>
          <table:table-cell table:style-name="ce2" table:formula="of:=AVERAGE([.B101:.B110])" office:value-type="float" office:value="8.038" calcext:value-type="float">
            <text:p>8.0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8.25" calcext:value-type="float">
            <text:p>8.25</text:p>
          </table:table-cell>
          <table:table-cell table:style-name="ce2" table:formula="of:=AVERAGE([.B102:.B111])" office:value-type="float" office:value="8.065" calcext:value-type="float">
            <text:p>8.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7.96" calcext:value-type="float">
            <text:p>7.96</text:p>
          </table:table-cell>
          <table:table-cell table:style-name="ce2" table:formula="of:=AVERAGE([.B103:.B112])" office:value-type="float" office:value="8.071" calcext:value-type="float">
            <text:p>8.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7.85" calcext:value-type="float">
            <text:p>7.85</text:p>
          </table:table-cell>
          <table:table-cell table:style-name="ce2" table:formula="of:=AVERAGE([.B104:.B113])" office:value-type="float" office:value="8.038" calcext:value-type="float">
            <text:p>8.0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7.56" calcext:value-type="float">
            <text:p>7.56</text:p>
          </table:table-cell>
          <table:table-cell table:style-name="ce2" table:formula="of:=AVERAGE([.B105:.B114])" office:value-type="float" office:value="7.984" calcext:value-type="float">
            <text:p>7.9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1" office:value-type="float" office:value="8.11" calcext:value-type="float">
            <text:p>8.11</text:p>
          </table:table-cell>
          <table:table-cell table:style-name="ce2" table:formula="of:=AVERAGE([.B106:.B115])" office:value-type="float" office:value="7.991" calcext:value-type="float">
            <text:p>7.9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1" office:value-type="float" office:value="7.98" calcext:value-type="float">
            <text:p>7.98</text:p>
          </table:table-cell>
          <table:table-cell table:style-name="ce2" table:formula="of:=AVERAGE([.B107:.B116])" office:value-type="float" office:value="7.968" calcext:value-type="float">
            <text:p>7.9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1" office:value-type="float" office:value="8.18" calcext:value-type="float">
            <text:p>8.18</text:p>
          </table:table-cell>
          <table:table-cell table:style-name="ce2" table:formula="of:=AVERAGE([.B108:.B117])" office:value-type="float" office:value="7.975" calcext:value-type="float">
            <text:p>7.9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1" office:value-type="float" office:value="8.29" calcext:value-type="float">
            <text:p>8.29</text:p>
          </table:table-cell>
          <table:table-cell table:style-name="ce2" table:formula="of:=AVERAGE([.B109:.B118])" office:value-type="float" office:value="8.004" calcext:value-type="float">
            <text:p>8.0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8.44" calcext:value-type="float">
            <text:p>8.44</text:p>
          </table:table-cell>
          <table:table-cell table:style-name="ce2" table:formula="of:=AVERAGE([.B110:.B119])" office:value-type="float" office:value="8.072" calcext:value-type="float">
            <text:p>8.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1" office:value-type="float" office:value="8.25" calcext:value-type="float">
            <text:p>8.25</text:p>
          </table:table-cell>
          <table:table-cell table:style-name="ce2" table:formula="of:=AVERAGE([.B111:.B120])" office:value-type="float" office:value="8.087" calcext:value-type="float">
            <text:p>8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1" office:value-type="float" office:value="8.43" calcext:value-type="float">
            <text:p>8.43</text:p>
          </table:table-cell>
          <table:table-cell table:style-name="ce2" table:formula="of:=AVERAGE([.B112:.B121])" office:value-type="float" office:value="8.105" calcext:value-type="float">
            <text:p>8.1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8.2" calcext:value-type="float">
            <text:p>8.2</text:p>
          </table:table-cell>
          <table:table-cell table:style-name="ce2" table:formula="of:=AVERAGE([.B113:.B122])" office:value-type="float" office:value="8.129" calcext:value-type="float">
            <text:p>8.1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8.12" calcext:value-type="float">
            <text:p>8.12</text:p>
          </table:table-cell>
          <table:table-cell table:style-name="ce2" table:formula="of:=AVERAGE([.B114:.B123])" office:value-type="float" office:value="8.156" calcext:value-type="float">
            <text:p>8.1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8.19" calcext:value-type="float">
            <text:p>8.19</text:p>
          </table:table-cell>
          <table:table-cell table:style-name="ce2" table:formula="of:=AVERAGE([.B115:.B124])" office:value-type="float" office:value="8.219" calcext:value-type="float">
            <text:p>8.2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1" office:value-type="float" office:value="8.35" calcext:value-type="float">
            <text:p>8.35</text:p>
          </table:table-cell>
          <table:table-cell table:style-name="ce2" table:formula="of:=AVERAGE([.B116:.B125])" office:value-type="float" office:value="8.243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1" office:value-type="float" office:value="8.43" calcext:value-type="float">
            <text:p>8.43</text:p>
          </table:table-cell>
          <table:table-cell table:style-name="ce2" table:formula="of:=AVERAGE([.B117:.B126])" office:value-type="float" office:value="8.288" calcext:value-type="float">
            <text:p>8.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7.86" calcext:value-type="float">
            <text:p>7.86</text:p>
          </table:table-cell>
          <table:table-cell table:style-name="ce2" table:formula="of:=AVERAGE([.B118:.B127])" office:value-type="float" office:value="8.256" calcext:value-type="float">
            <text:p>8.2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8.08" calcext:value-type="float">
            <text:p>8.08</text:p>
          </table:table-cell>
          <table:table-cell table:style-name="ce2" table:formula="of:=AVERAGE([.B119:.B128])" office:value-type="float" office:value="8.235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1" office:value-type="float" office:value="8.54" calcext:value-type="float">
            <text:p>8.54</text:p>
          </table:table-cell>
          <table:table-cell table:style-name="ce2" table:formula="of:=AVERAGE([.B120:.B129])" office:value-type="float" office:value="8.245" calcext:value-type="float">
            <text:p>8.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1" office:value-type="float" office:value="8.83" calcext:value-type="float">
            <text:p>8.83</text:p>
          </table:table-cell>
          <table:table-cell table:style-name="ce2" table:formula="of:=AVERAGE([.B121:.B130])" office:value-type="float" office:value="8.303" calcext:value-type="float">
            <text:p>8.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1" office:value-type="float" office:value="8.17" calcext:value-type="float">
            <text:p>8.17</text:p>
          </table:table-cell>
          <table:table-cell table:style-name="ce2" table:formula="of:=AVERAGE([.B122:.B131])" office:value-type="float" office:value="8.277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8.12" calcext:value-type="float">
            <text:p>8.12</text:p>
          </table:table-cell>
          <table:table-cell table:style-name="ce2" table:formula="of:=AVERAGE([.B123:.B132])" office:value-type="float" office:value="8.269" calcext:value-type="float">
            <text:p>8.2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.27" calcext:value-type="float">
            <text:p>8.27</text:p>
          </table:table-cell>
          <table:table-cell table:style-name="ce2" table:formula="of:=AVERAGE([.B124:.B133])" office:value-type="float" office:value="8.284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1" office:value-type="float" office:value="8.13" calcext:value-type="float">
            <text:p>8.13</text:p>
          </table:table-cell>
          <table:table-cell table:style-name="ce2" table:formula="of:=AVERAGE([.B125:.B134])" office:value-type="float" office:value="8.278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1" office:value-type="float" office:value="7.98" calcext:value-type="float">
            <text:p>7.98</text:p>
          </table:table-cell>
          <table:table-cell table:style-name="ce2" table:formula="of:=AVERAGE([.B126:.B135])" office:value-type="float" office:value="8.241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1" office:value-type="float" office:value="7.77" calcext:value-type="float">
            <text:p>7.77</text:p>
          </table:table-cell>
          <table:table-cell table:style-name="ce2" table:formula="of:=AVERAGE([.B127:.B136])" office:value-type="float" office:value="8.175" calcext:value-type="float">
            <text:p>8.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1" office:value-type="float" office:value="7.92" calcext:value-type="float">
            <text:p>7.92</text:p>
          </table:table-cell>
          <table:table-cell table:style-name="ce2" table:formula="of:=AVERAGE([.B128:.B137])" office:value-type="float" office:value="8.181" calcext:value-type="float">
            <text:p>8.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1" office:value-type="float" office:value="7.95" calcext:value-type="float">
            <text:p>7.95</text:p>
          </table:table-cell>
          <table:table-cell table:style-name="ce2" table:formula="of:=AVERAGE([.B129:.B138])" office:value-type="float" office:value="8.168" calcext:value-type="float">
            <text:p>8.1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1" office:value-type="float" office:value="7.91" calcext:value-type="float">
            <text:p>7.91</text:p>
          </table:table-cell>
          <table:table-cell table:style-name="ce2" table:formula="of:=AVERAGE([.B130:.B139])" office:value-type="float" office:value="8.105" calcext:value-type="float">
            <text:p>8.1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1" office:value-type="float" office:value="8.09" calcext:value-type="float">
            <text:p>8.09</text:p>
          </table:table-cell>
          <table:table-cell table:style-name="ce2" table:formula="of:=AVERAGE([.B131:.B140])" office:value-type="float" office:value="8.031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1" office:value-type="float" office:value="8.32" calcext:value-type="float">
            <text:p>8.32</text:p>
          </table:table-cell>
          <table:table-cell table:style-name="ce2" table:formula="of:=AVERAGE([.B132:.B141])" office:value-type="float" office:value="8.046" calcext:value-type="float">
            <text:p>8.0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7.97" calcext:value-type="float">
            <text:p>7.97</text:p>
          </table:table-cell>
          <table:table-cell table:style-name="ce2" table:formula="of:=AVERAGE([.B133:.B142])" office:value-type="float" office:value="8.031" calcext:value-type="float">
            <text:p>8.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8.02" calcext:value-type="float">
            <text:p>8.02</text:p>
          </table:table-cell>
          <table:table-cell table:style-name="ce2" table:formula="of:=AVERAGE([.B134:.B143])" office:value-type="float" office:value="8.006" calcext:value-type="float">
            <text:p>8.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.07" calcext:value-type="float">
            <text:p>8.07</text:p>
          </table:table-cell>
          <table:table-cell table:style-name="ce2" table:formula="of:=AVERAGE([.B135:.B144])" office:value-type="float" office:value="8" calcext:value-type="float">
            <text:p>8.0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1" office:value-type="float" office:value="8.06" calcext:value-type="float">
            <text:p>8.06</text:p>
          </table:table-cell>
          <table:table-cell table:style-name="ce2" table:formula="of:=AVERAGE([.B136:.B145])" office:value-type="float" office:value="8.008" calcext:value-type="float">
            <text:p>8.0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1" office:value-type="float" office:value="8.16" calcext:value-type="float">
            <text:p>8.16</text:p>
          </table:table-cell>
          <table:table-cell table:style-name="ce2" table:formula="of:=AVERAGE([.B137:.B146])" office:value-type="float" office:value="8.047" calcext:value-type="float">
            <text:p>8.0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1" office:value-type="float" office:value="8.15" calcext:value-type="float">
            <text:p>8.15</text:p>
          </table:table-cell>
          <table:table-cell table:style-name="ce2" table:formula="of:=AVERAGE([.B138:.B147])" office:value-type="float" office:value="8.07" calcext:value-type="float">
            <text:p>8.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1" office:value-type="float" office:value="8.21" calcext:value-type="float">
            <text:p>8.21</text:p>
          </table:table-cell>
          <table:table-cell table:style-name="ce2" table:formula="of:=AVERAGE([.B139:.B148])" office:value-type="float" office:value="8.096" calcext:value-type="float">
            <text:p>8.1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.29" calcext:value-type="float">
            <text:p>8.29</text:p>
          </table:table-cell>
          <table:table-cell table:style-name="ce2" table:formula="of:=AVERAGE([.B140:.B149])" office:value-type="float" office:value="8.134" calcext:value-type="float">
            <text:p>8.1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1" office:value-type="float" office:value="8.18" calcext:value-type="float">
            <text:p>8.18</text:p>
          </table:table-cell>
          <table:table-cell table:style-name="ce2" table:formula="of:=AVERAGE([.B141:.B150])" office:value-type="float" office:value="8.143" calcext:value-type="float">
            <text:p>8.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1" office:value-type="float" office:value="8.4" calcext:value-type="float">
            <text:p>8.4</text:p>
          </table:table-cell>
          <table:table-cell table:style-name="ce2" table:formula="of:=AVERAGE([.B142:.B151])" office:value-type="float" office:value="8.151" calcext:value-type="float">
            <text:p>8.1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8.5" calcext:value-type="float">
            <text:p>8.5</text:p>
          </table:table-cell>
          <table:table-cell table:style-name="ce2" table:formula="of:=AVERAGE([.B143:.B152])" office:value-type="float" office:value="8.204" calcext:value-type="float">
            <text:p>8.2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1" office:value-type="float" office:value="8.54" calcext:value-type="float">
            <text:p>8.54</text:p>
          </table:table-cell>
          <table:table-cell table:style-name="ce2" table:formula="of:=AVERAGE([.B144:.B153])" office:value-type="float" office:value="8.256" calcext:value-type="float">
            <text:p>8.2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8.3" calcext:value-type="float">
            <text:p>8.3</text:p>
          </table:table-cell>
          <table:table-cell table:style-name="ce2" table:formula="of:=AVERAGE([.B145:.B154])" office:value-type="float" office:value="8.279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1" office:value-type="float" office:value="8.22" calcext:value-type="float">
            <text:p>8.22</text:p>
          </table:table-cell>
          <table:table-cell table:style-name="ce2" table:formula="of:=AVERAGE([.B146:.B155])" office:value-type="float" office:value="8.295" calcext:value-type="float">
            <text:p>8.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1" office:value-type="float" office:value="8.09" calcext:value-type="float">
            <text:p>8.09</text:p>
          </table:table-cell>
          <table:table-cell table:style-name="ce2" table:formula="of:=AVERAGE([.B147:.B156])" office:value-type="float" office:value="8.288" calcext:value-type="float">
            <text:p>8.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8.23" calcext:value-type="float">
            <text:p>8.23</text:p>
          </table:table-cell>
          <table:table-cell table:style-name="ce2" table:formula="of:=AVERAGE([.B148:.B157])" office:value-type="float" office:value="8.296" calcext:value-type="float">
            <text:p>8.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8.38" calcext:value-type="float">
            <text:p>8.38</text:p>
          </table:table-cell>
          <table:table-cell table:style-name="ce2" table:formula="of:=AVERAGE([.B149:.B158])" office:value-type="float" office:value="8.313" calcext:value-type="float">
            <text:p>8.3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1" office:value-type="float" office:value="7.95" calcext:value-type="float">
            <text:p>7.95</text:p>
          </table:table-cell>
          <table:table-cell table:style-name="ce2" table:formula="of:=AVERAGE([.B150:.B159])" office:value-type="float" office:value="8.279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1" office:value-type="float" office:value="8.19" calcext:value-type="float">
            <text:p>8.19</text:p>
          </table:table-cell>
          <table:table-cell table:style-name="ce2" table:formula="of:=AVERAGE([.B151:.B160])" office:value-type="float" office:value="8.28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8.18" calcext:value-type="float">
            <text:p>8.18</text:p>
          </table:table-cell>
          <table:table-cell table:style-name="ce2" table:formula="of:=AVERAGE([.B152:.B161])" office:value-type="float" office:value="8.258" calcext:value-type="float">
            <text:p>8.2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1" office:value-type="float" office:value="8.22" calcext:value-type="float">
            <text:p>8.22</text:p>
          </table:table-cell>
          <table:table-cell table:style-name="ce2" table:formula="of:=AVERAGE([.B153:.B162])" office:value-type="float" office:value="8.23" calcext:value-type="float">
            <text:p>8.2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8.18" calcext:value-type="float">
            <text:p>8.18</text:p>
          </table:table-cell>
          <table:table-cell table:style-name="ce2" table:formula="of:=AVERAGE([.B154:.B163])" office:value-type="float" office:value="8.194" calcext:value-type="float">
            <text:p>8.1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1" office:value-type="float" office:value="8.17" calcext:value-type="float">
            <text:p>8.17</text:p>
          </table:table-cell>
          <table:table-cell table:style-name="ce2" table:formula="of:=AVERAGE([.B155:.B164])" office:value-type="float" office:value="8.181" calcext:value-type="float">
            <text:p>8.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8.3" calcext:value-type="float">
            <text:p>8.3</text:p>
          </table:table-cell>
          <table:table-cell table:style-name="ce2" table:formula="of:=AVERAGE([.B156:.B165])" office:value-type="float" office:value="8.189" calcext:value-type="float">
            <text:p>8.1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1" office:value-type="float" office:value="8.59" calcext:value-type="float">
            <text:p>8.59</text:p>
          </table:table-cell>
          <table:table-cell table:style-name="ce2" table:formula="of:=AVERAGE([.B157:.B166])" office:value-type="float" office:value="8.239" calcext:value-type="float">
            <text:p>8.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1" office:value-type="float" office:value="8.59" calcext:value-type="float">
            <text:p>8.59</text:p>
          </table:table-cell>
          <table:table-cell table:style-name="ce2" table:formula="of:=AVERAGE([.B158:.B167])" office:value-type="float" office:value="8.275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1" office:value-type="float" office:value="8.23" calcext:value-type="float">
            <text:p>8.23</text:p>
          </table:table-cell>
          <table:table-cell table:style-name="ce2" table:formula="of:=AVERAGE([.B159:.B168])" office:value-type="float" office:value="8.26" calcext:value-type="float">
            <text:p>8.2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8.02" calcext:value-type="float">
            <text:p>8.02</text:p>
          </table:table-cell>
          <table:table-cell table:style-name="ce2" table:formula="of:=AVERAGE([.B160:.B169])" office:value-type="float" office:value="8.267" calcext:value-type="float">
            <text:p>8.2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8.13" calcext:value-type="float">
            <text:p>8.13</text:p>
          </table:table-cell>
          <table:table-cell table:style-name="ce2" table:formula="of:=AVERAGE([.B161:.B170])" office:value-type="float" office:value="8.261" calcext:value-type="float">
            <text:p>8.2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8.38" calcext:value-type="float">
            <text:p>8.38</text:p>
          </table:table-cell>
          <table:table-cell table:style-name="ce2" table:formula="of:=AVERAGE([.B162:.B171])" office:value-type="float" office:value="8.281" calcext:value-type="float">
            <text:p>8.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8.36" calcext:value-type="float">
            <text:p>8.36</text:p>
          </table:table-cell>
          <table:table-cell table:style-name="ce2" table:formula="of:=AVERAGE([.B163:.B172])" office:value-type="float" office:value="8.295" calcext:value-type="float">
            <text:p>8.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1" office:value-type="float" office:value="8.57" calcext:value-type="float">
            <text:p>8.57</text:p>
          </table:table-cell>
          <table:table-cell table:style-name="ce2" table:formula="of:=AVERAGE([.B164:.B173])" office:value-type="float" office:value="8.334" calcext:value-type="float">
            <text:p>8.3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1" office:value-type="float" office:value="8.41" calcext:value-type="float">
            <text:p>8.41</text:p>
          </table:table-cell>
          <table:table-cell table:style-name="ce2" table:formula="of:=AVERAGE([.B165:.B174])" office:value-type="float" office:value="8.358" calcext:value-type="float">
            <text:p>8.3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8.42" calcext:value-type="float">
            <text:p>8.42</text:p>
          </table:table-cell>
          <table:table-cell table:style-name="ce2" table:formula="of:=AVERAGE([.B166:.B175])" office:value-type="float" office:value="8.37" calcext:value-type="float">
            <text:p>8.3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1" office:value-type="float" office:value="8.51" calcext:value-type="float">
            <text:p>8.51</text:p>
          </table:table-cell>
          <table:table-cell table:style-name="ce2" table:formula="of:=AVERAGE([.B167:.B176])" office:value-type="float" office:value="8.362" calcext:value-type="float">
            <text:p>8.3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8.53" calcext:value-type="float">
            <text:p>8.53</text:p>
          </table:table-cell>
          <table:table-cell table:style-name="ce2" table:formula="of:=AVERAGE([.B168:.B177])" office:value-type="float" office:value="8.356" calcext:value-type="float">
            <text:p>8.3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8.73" calcext:value-type="float">
            <text:p>8.73</text:p>
          </table:table-cell>
          <table:table-cell table:style-name="ce2" table:formula="of:=AVERAGE([.B169:.B178])" office:value-type="float" office:value="8.406" calcext:value-type="float">
            <text:p>8.4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1" office:value-type="float" office:value="8.52" calcext:value-type="float">
            <text:p>8.52</text:p>
          </table:table-cell>
          <table:table-cell table:style-name="ce2" table:formula="of:=AVERAGE([.B170:.B179])" office:value-type="float" office:value="8.456" calcext:value-type="float">
            <text:p>8.4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1" office:value-type="float" office:value="8.63" calcext:value-type="float">
            <text:p>8.63</text:p>
          </table:table-cell>
          <table:table-cell table:style-name="ce2" table:formula="of:=AVERAGE([.B171:.B180])" office:value-type="float" office:value="8.506" calcext:value-type="float">
            <text:p>8.5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1" office:value-type="float" office:value="8.24" calcext:value-type="float">
            <text:p>8.24</text:p>
          </table:table-cell>
          <table:table-cell table:style-name="ce2" table:formula="of:=AVERAGE([.B172:.B181])" office:value-type="float" office:value="8.492" calcext:value-type="float">
            <text:p>8.4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8.63" calcext:value-type="float">
            <text:p>8.63</text:p>
          </table:table-cell>
          <table:table-cell table:style-name="ce2" table:formula="of:=AVERAGE([.B173:.B182])" office:value-type="float" office:value="8.519" calcext:value-type="float">
            <text:p>8.5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8.72" calcext:value-type="float">
            <text:p>8.72</text:p>
          </table:table-cell>
          <table:table-cell table:style-name="ce2" table:formula="of:=AVERAGE([.B174:.B183])" office:value-type="float" office:value="8.534" calcext:value-type="float">
            <text:p>8.5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8.71" calcext:value-type="float">
            <text:p>8.71</text:p>
          </table:table-cell>
          <table:table-cell table:style-name="ce2" table:formula="of:=AVERAGE([.B175:.B184])" office:value-type="float" office:value="8.564" calcext:value-type="float">
            <text:p>8.5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8.34" calcext:value-type="float">
            <text:p>8.34</text:p>
          </table:table-cell>
          <table:table-cell table:style-name="ce2" table:formula="of:=AVERAGE([.B176:.B185])" office:value-type="float" office:value="8.556" calcext:value-type="float">
            <text:p>8.5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1" office:value-type="float" office:value="8.63" calcext:value-type="float">
            <text:p>8.63</text:p>
          </table:table-cell>
          <table:table-cell table:style-name="ce2" table:formula="of:=AVERAGE([.B177:.B186])" office:value-type="float" office:value="8.568" calcext:value-type="float">
            <text:p>8.5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8.52" calcext:value-type="float">
            <text:p>8.52</text:p>
          </table:table-cell>
          <table:table-cell table:style-name="ce2" table:formula="of:=AVERAGE([.B178:.B187])" office:value-type="float" office:value="8.567" calcext:value-type="float">
            <text:p>8.5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8.55" calcext:value-type="float">
            <text:p>8.55</text:p>
          </table:table-cell>
          <table:table-cell table:style-name="ce2" table:formula="of:=AVERAGE([.B179:.B188])" office:value-type="float" office:value="8.549" calcext:value-type="float">
            <text:p>8.5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.7" calcext:value-type="float">
            <text:p>8.7</text:p>
          </table:table-cell>
          <table:table-cell table:style-name="ce2" table:formula="of:=AVERAGE([.B180:.B189])" office:value-type="float" office:value="8.567" calcext:value-type="float">
            <text:p>8.5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1" office:value-type="float" office:value="8.86" calcext:value-type="float">
            <text:p>8.86</text:p>
          </table:table-cell>
          <table:table-cell table:style-name="ce2" table:formula="of:=AVERAGE([.B181:.B190])" office:value-type="float" office:value="8.59" calcext:value-type="float">
            <text:p>8.5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8.76" calcext:value-type="float">
            <text:p>8.76</text:p>
          </table:table-cell>
          <table:table-cell table:style-name="ce2" table:formula="of:=AVERAGE([.B182:.B191])" office:value-type="float" office:value="8.642" calcext:value-type="float">
            <text:p>8.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8.76" calcext:value-type="float">
            <text:p>8.76</text:p>
          </table:table-cell>
          <table:table-cell table:style-name="ce2" table:formula="of:=AVERAGE([.B183:.B192])" office:value-type="float" office:value="8.655" calcext:value-type="float">
            <text:p>8.6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8.77" calcext:value-type="float">
            <text:p>8.77</text:p>
          </table:table-cell>
          <table:table-cell table:style-name="ce2" table:formula="of:=AVERAGE([.B184:.B193])" office:value-type="float" office:value="8.66" calcext:value-type="float">
            <text:p>8.6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8.73" calcext:value-type="float">
            <text:p>8.73</text:p>
          </table:table-cell>
          <table:table-cell table:style-name="ce2" table:formula="of:=AVERAGE([.B185:.B194])" office:value-type="float" office:value="8.662" calcext:value-type="float">
            <text:p>8.6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8.76" calcext:value-type="float">
            <text:p>8.76</text:p>
          </table:table-cell>
          <table:table-cell table:style-name="ce2" table:formula="of:=AVERAGE([.B186:.B195])" office:value-type="float" office:value="8.704" calcext:value-type="float">
            <text:p>8.7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8.85" calcext:value-type="float">
            <text:p>8.85</text:p>
          </table:table-cell>
          <table:table-cell table:style-name="ce2" table:formula="of:=AVERAGE([.B187:.B196])" office:value-type="float" office:value="8.726" calcext:value-type="float">
            <text:p>8.7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8.58" calcext:value-type="float">
            <text:p>8.58</text:p>
          </table:table-cell>
          <table:table-cell table:style-name="ce2" table:formula="of:=AVERAGE([.B188:.B197])" office:value-type="float" office:value="8.732" calcext:value-type="float">
            <text:p>8.7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8.68" calcext:value-type="float">
            <text:p>8.68</text:p>
          </table:table-cell>
          <table:table-cell table:style-name="ce2" table:formula="of:=AVERAGE([.B189:.B198])" office:value-type="float" office:value="8.745" calcext:value-type="float">
            <text:p>8.7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8.8" calcext:value-type="float">
            <text:p>8.8</text:p>
          </table:table-cell>
          <table:table-cell table:style-name="ce2" table:formula="of:=AVERAGE([.B190:.B199])" office:value-type="float" office:value="8.755" calcext:value-type="float">
            <text:p>8.7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1" office:value-type="float" office:value="8.75" calcext:value-type="float">
            <text:p>8.75</text:p>
          </table:table-cell>
          <table:table-cell table:style-name="ce2" table:formula="of:=AVERAGE([.B191:.B200])" office:value-type="float" office:value="8.744" calcext:value-type="float">
            <text:p>8.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8.59" calcext:value-type="float">
            <text:p>8.59</text:p>
          </table:table-cell>
          <table:table-cell table:style-name="ce2" table:formula="of:=AVERAGE([.B192:.B201])" office:value-type="float" office:value="8.727" calcext:value-type="float">
            <text:p>8.7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8.37" calcext:value-type="float">
            <text:p>8.37</text:p>
          </table:table-cell>
          <table:table-cell table:style-name="ce2" table:formula="of:=AVERAGE([.B193:.B202])" office:value-type="float" office:value="8.688" calcext:value-type="float">
            <text:p>8.6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8.63" calcext:value-type="float">
            <text:p>8.63</text:p>
          </table:table-cell>
          <table:table-cell table:style-name="ce2" table:formula="of:=AVERAGE([.B194:.B203])" office:value-type="float" office:value="8.674" calcext:value-type="float">
            <text:p>8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8.64" calcext:value-type="float">
            <text:p>8.64</text:p>
          </table:table-cell>
          <table:table-cell table:style-name="ce2" table:formula="of:=AVERAGE([.B195:.B204])" office:value-type="float" office:value="8.665" calcext:value-type="float">
            <text:p>8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8.87" calcext:value-type="float">
            <text:p>8.87</text:p>
          </table:table-cell>
          <table:table-cell table:style-name="ce2" table:formula="of:=AVERAGE([.B196:.B205])" office:value-type="float" office:value="8.676" calcext:value-type="float">
            <text:p>8.6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8.56" calcext:value-type="float">
            <text:p>8.56</text:p>
          </table:table-cell>
          <table:table-cell table:style-name="ce2" table:formula="of:=AVERAGE([.B197:.B206])" office:value-type="float" office:value="8.647" calcext:value-type="float">
            <text:p>8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8.63" calcext:value-type="float">
            <text:p>8.63</text:p>
          </table:table-cell>
          <table:table-cell table:style-name="ce2" table:formula="of:=AVERAGE([.B198:.B207])" office:value-type="float" office:value="8.652" calcext:value-type="float">
            <text:p>8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8.28" calcext:value-type="float">
            <text:p>8.28</text:p>
          </table:table-cell>
          <table:table-cell table:style-name="ce2" table:formula="of:=AVERAGE([.B199:.B208])" office:value-type="float" office:value="8.612" calcext:value-type="float">
            <text:p>8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8.73" calcext:value-type="float">
            <text:p>8.73</text:p>
          </table:table-cell>
          <table:table-cell table:style-name="ce2" table:formula="of:=AVERAGE([.B200:.B209])" office:value-type="float" office:value="8.605" calcext:value-type="float">
            <text:p>8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8.77" calcext:value-type="float">
            <text:p>8.77</text:p>
          </table:table-cell>
          <table:table-cell table:style-name="ce2" table:formula="of:=AVERAGE([.B201:.B210])" office:value-type="float" office:value="8.607" calcext:value-type="float">
            <text:p>8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8.73" calcext:value-type="float">
            <text:p>8.73</text:p>
          </table:table-cell>
          <table:table-cell table:style-name="ce2" table:formula="of:=AVERAGE([.B202:.B211])" office:value-type="float" office:value="8.621" calcext:value-type="float">
            <text:p>8.6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8.58" calcext:value-type="float">
            <text:p>8.58</text:p>
          </table:table-cell>
          <table:table-cell table:style-name="ce2" table:formula="of:=AVERAGE([.B203:.B212])" office:value-type="float" office:value="8.642" calcext:value-type="float">
            <text:p>8.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8.8" calcext:value-type="float">
            <text:p>8.8</text:p>
          </table:table-cell>
          <table:table-cell table:style-name="ce2" table:formula="of:=AVERAGE([.B204:.B213])" office:value-type="float" office:value="8.659" calcext:value-type="float">
            <text:p>8.6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8.75" calcext:value-type="float">
            <text:p>8.75</text:p>
          </table:table-cell>
          <table:table-cell table:style-name="ce2" table:formula="of:=AVERAGE([.B205:.B214])" office:value-type="float" office:value="8.67" calcext:value-type="float">
            <text:p>8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8.86" calcext:value-type="float">
            <text:p>8.86</text:p>
          </table:table-cell>
          <table:table-cell table:style-name="ce2" table:formula="of:=AVERAGE([.B206:.B215])" office:value-type="float" office:value="8.669" calcext:value-type="float">
            <text:p>8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8.41" calcext:value-type="float">
            <text:p>8.41</text:p>
          </table:table-cell>
          <table:table-cell table:style-name="ce2" table:formula="of:=AVERAGE([.B207:.B216])" office:value-type="float" office:value="8.654" calcext:value-type="float">
            <text:p>8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8.53" calcext:value-type="float">
            <text:p>8.53</text:p>
          </table:table-cell>
          <table:table-cell table:style-name="ce2" table:formula="of:=AVERAGE([.B208:.B217])" office:value-type="float" office:value="8.644" calcext:value-type="float">
            <text:p>8.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8.6" calcext:value-type="float">
            <text:p>8.6</text:p>
          </table:table-cell>
          <table:table-cell table:style-name="ce2" table:formula="of:=AVERAGE([.B209:.B218])" office:value-type="float" office:value="8.676" calcext:value-type="float">
            <text:p>8.6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8.7" calcext:value-type="float">
            <text:p>8.7</text:p>
          </table:table-cell>
          <table:table-cell table:style-name="ce2" table:formula="of:=AVERAGE([.B210:.B219])" office:value-type="float" office:value="8.673" calcext:value-type="float">
            <text:p>8.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8.52" calcext:value-type="float">
            <text:p>8.52</text:p>
          </table:table-cell>
          <table:table-cell table:style-name="ce2" table:formula="of:=AVERAGE([.B211:.B220])" office:value-type="float" office:value="8.648" calcext:value-type="float">
            <text:p>8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8.6" calcext:value-type="float">
            <text:p>8.6</text:p>
          </table:table-cell>
          <table:table-cell table:style-name="ce2" table:formula="of:=AVERAGE([.B212:.B221])" office:value-type="float" office:value="8.635" calcext:value-type="float">
            <text:p>8.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8.7" calcext:value-type="float">
            <text:p>8.7</text:p>
          </table:table-cell>
          <table:table-cell table:style-name="ce2" table:formula="of:=AVERAGE([.B213:.B222])" office:value-type="float" office:value="8.647" calcext:value-type="float">
            <text:p>8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8.6" calcext:value-type="float">
            <text:p>8.6</text:p>
          </table:table-cell>
          <table:table-cell table:style-name="ce2" table:formula="of:=AVERAGE([.B214:.B223])" office:value-type="float" office:value="8.627" calcext:value-type="float">
            <text:p>8.6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8.5" calcext:value-type="float">
            <text:p>8.5</text:p>
          </table:table-cell>
          <table:table-cell table:style-name="ce2" table:formula="of:=AVERAGE([.B215:.B224])" office:value-type="float" office:value="8.602" calcext:value-type="float">
            <text:p>8.6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8.95" calcext:value-type="float">
            <text:p>8.95</text:p>
          </table:table-cell>
          <table:table-cell table:style-name="ce2" table:formula="of:=AVERAGE([.B216:.B225])" office:value-type="float" office:value="8.611" calcext:value-type="float">
            <text:p>8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8.47" calcext:value-type="float">
            <text:p>8.47</text:p>
          </table:table-cell>
          <table:table-cell table:style-name="ce2" table:formula="of:=AVERAGE([.B217:.B226])" office:value-type="float" office:value="8.617" calcext:value-type="float">
            <text:p>8.6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8.74" calcext:value-type="float">
            <text:p>8.74</text:p>
          </table:table-cell>
          <table:table-cell table:style-name="ce2" table:formula="of:=AVERAGE([.B218:.B227])" office:value-type="float" office:value="8.638" calcext:value-type="float">
            <text:p>8.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8.35" calcext:value-type="float">
            <text:p>8.35</text:p>
          </table:table-cell>
          <table:table-cell table:style-name="ce2" table:formula="of:=AVERAGE([.B219:.B228])" office:value-type="float" office:value="8.613" calcext:value-type="float">
            <text:p>8.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8.85" calcext:value-type="float">
            <text:p>8.85</text:p>
          </table:table-cell>
          <table:table-cell table:style-name="ce2" table:formula="of:=AVERAGE([.B220:.B229])" office:value-type="float" office:value="8.628" calcext:value-type="float">
            <text:p>8.6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8.69" calcext:value-type="float">
            <text:p>8.69</text:p>
          </table:table-cell>
          <table:table-cell table:style-name="ce2" table:formula="of:=AVERAGE([.B221:.B230])" office:value-type="float" office:value="8.645" calcext:value-type="float">
            <text:p>8.6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8.73" calcext:value-type="float">
            <text:p>8.73</text:p>
          </table:table-cell>
          <table:table-cell table:style-name="ce2" table:formula="of:=AVERAGE([.B222:.B231])" office:value-type="float" office:value="8.658" calcext:value-type="float">
            <text:p>8.6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.98" calcext:value-type="float">
            <text:p>8.98</text:p>
          </table:table-cell>
          <table:table-cell table:style-name="ce2" table:formula="of:=AVERAGE([.B223:.B232])" office:value-type="float" office:value="8.686" calcext:value-type="float">
            <text:p>8.6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9.17" calcext:value-type="float">
            <text:p>9.17</text:p>
          </table:table-cell>
          <table:table-cell table:style-name="ce2" table:formula="of:=AVERAGE([.B224:.B233])" office:value-type="float" office:value="8.743" calcext:value-type="float">
            <text:p>8.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8.64" calcext:value-type="float">
            <text:p>8.64</text:p>
          </table:table-cell>
          <table:table-cell table:style-name="ce2" table:formula="of:=AVERAGE([.B225:.B234])" office:value-type="float" office:value="8.757" calcext:value-type="float">
            <text:p>8.7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9.03" calcext:value-type="float">
            <text:p>9.03</text:p>
          </table:table-cell>
          <table:table-cell table:style-name="ce2" table:formula="of:=AVERAGE([.B226:.B235])" office:value-type="float" office:value="8.765" calcext:value-type="float">
            <text:p>8.7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8.69" calcext:value-type="float">
            <text:p>8.69</text:p>
          </table:table-cell>
          <table:table-cell table:style-name="ce2" table:formula="of:=AVERAGE([.B227:.B236])" office:value-type="float" office:value="8.787" calcext:value-type="float">
            <text:p>8.7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8.66" calcext:value-type="float">
            <text:p>8.66</text:p>
          </table:table-cell>
          <table:table-cell table:style-name="ce2" table:formula="of:=AVERAGE([.B228:.B237])" office:value-type="float" office:value="8.779" calcext:value-type="float">
            <text:p>8.7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8.83" calcext:value-type="float">
            <text:p>8.83</text:p>
          </table:table-cell>
          <table:table-cell table:style-name="ce2" table:formula="of:=AVERAGE([.B229:.B238])" office:value-type="float" office:value="8.827" calcext:value-type="float">
            <text:p>8.8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.99" calcext:value-type="float">
            <text:p>8.99</text:p>
          </table:table-cell>
          <table:table-cell table:style-name="ce2" table:formula="of:=AVERAGE([.B230:.B239])" office:value-type="float" office:value="8.841" calcext:value-type="float">
            <text:p>8.8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.2" calcext:value-type="float">
            <text:p>9.2</text:p>
          </table:table-cell>
          <table:table-cell table:style-name="ce2" table:formula="of:=AVERAGE([.B231:.B240])" office:value-type="float" office:value="8.892" calcext:value-type="float">
            <text:p>8.8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.92" calcext:value-type="float">
            <text:p>8.92</text:p>
          </table:table-cell>
          <table:table-cell table:style-name="ce2" table:formula="of:=AVERAGE([.B232:.B241])" office:value-type="float" office:value="8.911" calcext:value-type="float">
            <text:p>8.9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.23" calcext:value-type="float">
            <text:p>9.23</text:p>
          </table:table-cell>
          <table:table-cell table:style-name="ce2" table:formula="of:=AVERAGE([.B233:.B242])" office:value-type="float" office:value="8.936" calcext:value-type="float">
            <text:p>8.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.18" calcext:value-type="float">
            <text:p>9.18</text:p>
          </table:table-cell>
          <table:table-cell table:style-name="ce2" table:formula="of:=AVERAGE([.B234:.B243])" office:value-type="float" office:value="8.937" calcext:value-type="float">
            <text:p>8.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.84" calcext:value-type="float">
            <text:p>8.84</text:p>
          </table:table-cell>
          <table:table-cell table:style-name="ce2" table:formula="of:=AVERAGE([.B235:.B244])" office:value-type="float" office:value="8.957" calcext:value-type="float">
            <text:p>8.9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.87" calcext:value-type="float">
            <text:p>8.87</text:p>
          </table:table-cell>
          <table:table-cell table:style-name="ce2" table:formula="of:=AVERAGE([.B236:.B245])" office:value-type="float" office:value="8.941" calcext:value-type="float">
            <text:p>8.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.04" calcext:value-type="float">
            <text:p>9.04</text:p>
          </table:table-cell>
          <table:table-cell table:style-name="ce2" table:formula="of:=AVERAGE([.B237:.B246])" office:value-type="float" office:value="8.976" calcext:value-type="float">
            <text:p>8.9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.35" calcext:value-type="float">
            <text:p>9.35</text:p>
          </table:table-cell>
          <table:table-cell table:style-name="ce2" table:formula="of:=AVERAGE([.B238:.B247])" office:value-type="float" office:value="9.045" calcext:value-type="float">
            <text:p>9.0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.04" calcext:value-type="float">
            <text:p>9.04</text:p>
          </table:table-cell>
          <table:table-cell table:style-name="ce2" table:formula="of:=AVERAGE([.B239:.B248])" office:value-type="float" office:value="9.066" calcext:value-type="float">
            <text:p>9.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.2" calcext:value-type="float">
            <text:p>9.2</text:p>
          </table:table-cell>
          <table:table-cell table:style-name="ce2" table:formula="of:=AVERAGE([.B240:.B249])" office:value-type="float" office:value="9.087" calcext:value-type="float">
            <text:p>9.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.52" calcext:value-type="float">
            <text:p>9.52</text:p>
          </table:table-cell>
          <table:table-cell table:style-name="ce2" table:formula="of:=AVERAGE([.B241:.B250])" office:value-type="float" office:value="9.119" calcext:value-type="float">
            <text:p>9.1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.29" calcext:value-type="float">
            <text:p>9.29</text:p>
          </table:table-cell>
          <table:table-cell table:style-name="ce2" table:formula="of:=AVERAGE([.B242:.B251])" office:value-type="float" office:value="9.156" calcext:value-type="float">
            <text:p>9.1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.2" calcext:value-type="float">
            <text:p>9.2</text:p>
          </table:table-cell>
          <table:table-cell table:style-name="ce2" table:formula="of:=AVERAGE([.B243:.B252])" office:value-type="float" office:value="9.153" calcext:value-type="float">
            <text:p>9.1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.41" calcext:value-type="float">
            <text:p>9.41</text:p>
          </table:table-cell>
          <table:table-cell table:style-name="ce2" table:formula="of:=AVERAGE([.B244:.B253])" office:value-type="float" office:value="9.176" calcext:value-type="float">
            <text:p>9.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.57" calcext:value-type="float">
            <text:p>9.57</text:p>
          </table:table-cell>
          <table:table-cell table:style-name="ce2" table:formula="of:=AVERAGE([.B245:.B254])" office:value-type="float" office:value="9.249" calcext:value-type="float">
            <text:p>9.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.53" calcext:value-type="float">
            <text:p>9.53</text:p>
          </table:table-cell>
          <table:table-cell table:style-name="ce2" table:formula="of:=AVERAGE([.B246:.B255])" office:value-type="float" office:value="9.315" calcext:value-type="float">
            <text:p>9.3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.32" calcext:value-type="float">
            <text:p>9.32</text:p>
          </table:table-cell>
          <table:table-cell table:style-name="ce2" table:formula="of:=AVERAGE([.B247:.B256])" office:value-type="float" office:value="9.343" calcext:value-type="float">
            <text:p>9.3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.7" calcext:value-type="float">
            <text:p>9.7</text:p>
          </table:table-cell>
          <table:table-cell table:style-name="ce2" table:formula="of:=AVERAGE([.B248:.B257])" office:value-type="float" office:value="9.378" calcext:value-type="float">
            <text:p>9.3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.53" calcext:value-type="float">
            <text:p>9.53</text:p>
          </table:table-cell>
          <table:table-cell table:style-name="ce2" table:formula="of:=AVERAGE([.B249:.B258])" office:value-type="float" office:value="9.427" calcext:value-type="float">
            <text:p>9.4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.73" calcext:value-type="float">
            <text:p>9.73</text:p>
          </table:table-cell>
          <table:table-cell table:style-name="ce2" table:formula="of:=AVERAGE([.B250:.B259])" office:value-type="float" office:value="9.48" calcext:value-type="float">
            <text:p>9.4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.43" calcext:value-type="float">
            <text:p>9.43</text:p>
          </table:table-cell>
          <table:table-cell table:style-name="ce2" table:formula="of:=AVERAGE([.B251:.B260])" office:value-type="float" office:value="9.471" calcext:value-type="float">
            <text:p>9.4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9.51" calcext:value-type="float">
            <text:p>9.51</text:p>
          </table:table-cell>
          <table:table-cell table:style-name="ce2" table:formula="of:=AVERAGE([.B252:.B261])" office:value-type="float" office:value="9.493" calcext:value-type="float">
            <text:p>9.4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9.7" calcext:value-type="float">
            <text:p>9.7</text:p>
          </table:table-cell>
          <table:table-cell table:style-name="ce2" table:formula="of:=AVERAGE([.B253:.B262])" office:value-type="float" office:value="9.543" calcext:value-type="float">
            <text:p>9.5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.52" calcext:value-type="float">
            <text:p>9.52</text:p>
          </table:table-cell>
          <table:table-cell table:style-name="ce2" table:formula="of:=AVERAGE([.B254:.B263])" office:value-type="float" office:value="9.554" calcext:value-type="float">
            <text:p>9.5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.51" calcext:value-type="float">
            <text:p>9.51</text:p>
          </table:table-cell>
          <table:table-cell table:style-name="ce2" table:formula="of:=AVERAGE([.B255:.B264])" office:value-type="float" office:value="9.548" calcext:value-type="float">
            <text:p>9.5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.61" calcext:value-type="float">
            <text:p>9.61</text:p>
          </table:table-cell>
          <table:table-cell table:style-name="ce2" table:formula="of:=AVERAGE([.B256:.B265])" office:value-type="float" office:value="9.556" calcext:value-type="float">
            <text:p>9.5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.57" calcext:value-type="float">
            <text:p>9.57</text:p>
          </table:table-cell>
          <table:table-cell table:style-name="ce2" table:formula="of:=AVERAGE([.B257:.B266])" office:value-type="float" office:value="9.581" calcext:value-type="float">
            <text:p>9.5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.83" calcext:value-type="float">
            <text:p>9.83</text:p>
          </table:table-cell>
          <table:table-cell table:style-name="ce2" table:formula="of:=AVERAGE([.B258:.B267])" office:value-type="float" office:value="9.594" calcext:value-type="float">
            <text:p>9.59</text:p>
          </table:table-cell>
          <table:table-cell table:style-name="ce2"/>
          <table:table-cell table:number-columns-repeated="1020"/>
        </table:table-row>
        <table:table-row table:style-name="ro1" table:number-rows-repeated="200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53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scow" table:style-name="ta2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avg_temp</text:p>
          </table:table-cell>
          <table:table-cell table:style-name="ce2" office:value-type="string" calcext:value-type="string">
            <text:p>10Y M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4" calcext:value-type="float">
            <text:p>4.8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1" calcext:value-type="float">
            <text:p>175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07" calcext:value-type="float">
            <text:p>5.0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2" calcext:value-type="float">
            <text:p>175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-2.08" calcext:value-type="float">
            <text:p>-2.0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3" calcext:value-type="float">
            <text:p>175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7" calcext:value-type="float">
            <text:p>3.8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4" calcext:value-type="float">
            <text:p>175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7" calcext:value-type="float">
            <text:p>4.0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5" calcext:value-type="float">
            <text:p>175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9" calcext:value-type="float">
            <text:p>3.99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6" calcext:value-type="float">
            <text:p>175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1" calcext:value-type="float">
            <text:p>4.5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7" calcext:value-type="float">
            <text:p>175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66" calcext:value-type="float">
            <text:p>4.66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8" calcext:value-type="float">
            <text:p>175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22" calcext:value-type="float">
            <text:p>2.2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float" office:value="1759" calcext:value-type="float">
            <text:p>175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45" calcext:value-type="float">
            <text:p>3.45</text:p>
          </table:table-cell>
          <table:table-cell table:style-name="ce2" table:formula="of:=AVERAGE([.D2:.D11])" office:value-type="float" office:value="3.46" calcext:value-type="float">
            <text:p>3.4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0" calcext:value-type="float">
            <text:p>176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1" calcext:value-type="float">
            <text:p>2.41</text:p>
          </table:table-cell>
          <table:table-cell table:style-name="ce2" table:formula="of:=AVERAGE([.D3:.D12])" office:value-type="float" office:value="3.217" calcext:value-type="float">
            <text:p>3.2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1" calcext:value-type="float">
            <text:p>176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4" calcext:value-type="float">
            <text:p>4.14</text:p>
          </table:table-cell>
          <table:table-cell table:style-name="ce2" table:formula="of:=AVERAGE([.D4:.D13])" office:value-type="float" office:value="3.124" calcext:value-type="float">
            <text:p>3.1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2" calcext:value-type="float">
            <text:p>176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" calcext:value-type="float">
            <text:p>4.1</text:p>
          </table:table-cell>
          <table:table-cell table:style-name="ce2" table:formula="of:=AVERAGE([.D5:.D14])" office:value-type="float" office:value="3.742" calcext:value-type="float">
            <text:p>3.7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3" calcext:value-type="float">
            <text:p>176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91" calcext:value-type="float">
            <text:p>2.91</text:p>
          </table:table-cell>
          <table:table-cell table:style-name="ce2" table:formula="of:=AVERAGE([.D6:.D15])" office:value-type="float" office:value="3.646" calcext:value-type="float">
            <text:p>3.6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4" calcext:value-type="float">
            <text:p>176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5" calcext:value-type="float">
            <text:p>4.35</text:p>
          </table:table-cell>
          <table:table-cell table:style-name="ce2" table:formula="of:=AVERAGE([.D7:.D16])" office:value-type="float" office:value="3.674" calcext:value-type="float">
            <text:p>3.6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5" calcext:value-type="float">
            <text:p>176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" calcext:value-type="float">
            <text:p>4.3</text:p>
          </table:table-cell>
          <table:table-cell table:style-name="ce2" table:formula="of:=AVERAGE([.D8:.D17])" office:value-type="float" office:value="3.705" calcext:value-type="float">
            <text:p>3.7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6" calcext:value-type="float">
            <text:p>176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23" calcext:value-type="float">
            <text:p>4.23</text:p>
          </table:table-cell>
          <table:table-cell table:style-name="ce2" table:formula="of:=AVERAGE([.D9:.D18])" office:value-type="float" office:value="3.677" calcext:value-type="float">
            <text:p>3.6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7" calcext:value-type="float">
            <text:p>176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5" calcext:value-type="float">
            <text:p>4.05</text:p>
          </table:table-cell>
          <table:table-cell table:style-name="ce2" table:formula="of:=AVERAGE([.D10:.D19])" office:value-type="float" office:value="3.616" calcext:value-type="float">
            <text:p>3.6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8" calcext:value-type="float">
            <text:p>176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72" calcext:value-type="float">
            <text:p>2.72</text:p>
          </table:table-cell>
          <table:table-cell table:style-name="ce2" table:formula="of:=AVERAGE([.D11:.D20])" office:value-type="float" office:value="3.666" calcext:value-type="float">
            <text:p>3.6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69" calcext:value-type="float">
            <text:p>176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5" calcext:value-type="float">
            <text:p>3.85</text:p>
          </table:table-cell>
          <table:table-cell table:style-name="ce2" table:formula="of:=AVERAGE([.D12:.D21])" office:value-type="float" office:value="3.706" calcext:value-type="float">
            <text:p>3.7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0" calcext:value-type="float">
            <text:p>177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7" calcext:value-type="float">
            <text:p>3.97</text:p>
          </table:table-cell>
          <table:table-cell table:style-name="ce2" table:formula="of:=AVERAGE([.D13:.D22])" office:value-type="float" office:value="3.862" calcext:value-type="float">
            <text:p>3.8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1" calcext:value-type="float">
            <text:p>177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3" calcext:value-type="float">
            <text:p>3.23</text:p>
          </table:table-cell>
          <table:table-cell table:style-name="ce2" table:formula="of:=AVERAGE([.D14:.D23])" office:value-type="float" office:value="3.771" calcext:value-type="float">
            <text:p>3.7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2" calcext:value-type="float">
            <text:p>177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3" calcext:value-type="float">
            <text:p>3.93</text:p>
          </table:table-cell>
          <table:table-cell table:style-name="ce2" table:formula="of:=AVERAGE([.D15:.D24])" office:value-type="float" office:value="3.754" calcext:value-type="float">
            <text:p>3.7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3" calcext:value-type="float">
            <text:p>177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79" calcext:value-type="float">
            <text:p>4.79</text:p>
          </table:table-cell>
          <table:table-cell table:style-name="ce2" table:formula="of:=AVERAGE([.D16:.D25])" office:value-type="float" office:value="3.942" calcext:value-type="float">
            <text:p>3.9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4" calcext:value-type="float">
            <text:p>177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7" calcext:value-type="float">
            <text:p>4.47</text:p>
          </table:table-cell>
          <table:table-cell table:style-name="ce2" table:formula="of:=AVERAGE([.D17:.D26])" office:value-type="float" office:value="3.954" calcext:value-type="float">
            <text:p>3.9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5" calcext:value-type="float">
            <text:p>177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29" calcext:value-type="float">
            <text:p>5.29</text:p>
          </table:table-cell>
          <table:table-cell table:style-name="ce2" table:formula="of:=AVERAGE([.D18:.D27])" office:value-type="float" office:value="4.053" calcext:value-type="float">
            <text:p>4.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6" calcext:value-type="float">
            <text:p>177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6" calcext:value-type="float">
            <text:p>4.16</text:p>
          </table:table-cell>
          <table:table-cell table:style-name="ce2" table:formula="of:=AVERAGE([.D19:.D28])" office:value-type="float" office:value="4.046" calcext:value-type="float">
            <text:p>4.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7" calcext:value-type="float">
            <text:p>177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8" calcext:value-type="float">
            <text:p>3.78</text:p>
          </table:table-cell>
          <table:table-cell table:style-name="ce2" table:formula="of:=AVERAGE([.D20:.D29])" office:value-type="float" office:value="4.019" calcext:value-type="float">
            <text:p>4.0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8" calcext:value-type="float">
            <text:p>177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26" calcext:value-type="float">
            <text:p>4.26</text:p>
          </table:table-cell>
          <table:table-cell table:style-name="ce2" table:formula="of:=AVERAGE([.D21:.D30])" office:value-type="float" office:value="4.173" calcext:value-type="float">
            <text:p>4.1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79" calcext:value-type="float">
            <text:p>177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99" calcext:value-type="float">
            <text:p>4.99</text:p>
          </table:table-cell>
          <table:table-cell table:style-name="ce2" table:formula="of:=AVERAGE([.D22:.D31])" office:value-type="float" office:value="4.287" calcext:value-type="float">
            <text:p>4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0" calcext:value-type="float">
            <text:p>178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" calcext:value-type="float">
            <text:p>3.9</text:p>
          </table:table-cell>
          <table:table-cell table:style-name="ce2" table:formula="of:=AVERAGE([.D23:.D32])" office:value-type="float" office:value="4.28" calcext:value-type="float">
            <text:p>4.2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1" calcext:value-type="float">
            <text:p>178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2" calcext:value-type="float">
            <text:p>3.92</text:p>
          </table:table-cell>
          <table:table-cell table:style-name="ce2" table:formula="of:=AVERAGE([.D24:.D33])" office:value-type="float" office:value="4.349" calcext:value-type="float">
            <text:p>4.3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2" calcext:value-type="float">
            <text:p>178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3" calcext:value-type="float">
            <text:p>3.33</text:p>
          </table:table-cell>
          <table:table-cell table:style-name="ce2" table:formula="of:=AVERAGE([.D25:.D34])" office:value-type="float" office:value="4.289" calcext:value-type="float">
            <text:p>4.2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3" calcext:value-type="float">
            <text:p>178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9" calcext:value-type="float">
            <text:p>3.89</text:p>
          </table:table-cell>
          <table:table-cell table:style-name="ce2" table:formula="of:=AVERAGE([.D26:.D35])" office:value-type="float" office:value="4.199" calcext:value-type="float">
            <text:p>4.2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4" calcext:value-type="float">
            <text:p>178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5" calcext:value-type="float">
            <text:p>3.85</text:p>
          </table:table-cell>
          <table:table-cell table:style-name="ce2" table:formula="of:=AVERAGE([.D27:.D36])" office:value-type="float" office:value="4.137" calcext:value-type="float">
            <text:p>4.1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5" calcext:value-type="float">
            <text:p>178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65" calcext:value-type="float">
            <text:p>2.65</text:p>
          </table:table-cell>
          <table:table-cell table:style-name="ce2" table:formula="of:=AVERAGE([.D28:.D37])" office:value-type="float" office:value="3.873" calcext:value-type="float">
            <text:p>3.8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6" calcext:value-type="float">
            <text:p>178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8" calcext:value-type="float">
            <text:p>3.38</text:p>
          </table:table-cell>
          <table:table-cell table:style-name="ce2" table:formula="of:=AVERAGE([.D29:.D38])" office:value-type="float" office:value="3.795" calcext:value-type="float">
            <text:p>3.8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7" calcext:value-type="float">
            <text:p>178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4" calcext:value-type="float">
            <text:p>4.14</text:p>
          </table:table-cell>
          <table:table-cell table:style-name="ce2" table:formula="of:=AVERAGE([.D30:.D39])" office:value-type="float" office:value="3.831" calcext:value-type="float">
            <text:p>3.8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8" calcext:value-type="float">
            <text:p>178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1" calcext:value-type="float">
            <text:p>3.31</text:p>
          </table:table-cell>
          <table:table-cell table:style-name="ce2" table:formula="of:=AVERAGE([.D31:.D40])" office:value-type="float" office:value="3.736" calcext:value-type="float">
            <text:p>3.7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89" calcext:value-type="float">
            <text:p>178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6" calcext:value-type="float">
            <text:p>4.6</text:p>
          </table:table-cell>
          <table:table-cell table:style-name="ce2" table:formula="of:=AVERAGE([.D32:.D41])" office:value-type="float" office:value="3.697" calcext:value-type="float">
            <text:p>3.7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0" calcext:value-type="float">
            <text:p>179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8" calcext:value-type="float">
            <text:p>3.78</text:p>
          </table:table-cell>
          <table:table-cell table:style-name="ce2" table:formula="of:=AVERAGE([.D33:.D42])" office:value-type="float" office:value="3.685" calcext:value-type="float">
            <text:p>3.6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1" calcext:value-type="float">
            <text:p>179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" calcext:value-type="float">
            <text:p>4.8</text:p>
          </table:table-cell>
          <table:table-cell table:style-name="ce2" table:formula="of:=AVERAGE([.D34:.D43])" office:value-type="float" office:value="3.773" calcext:value-type="float">
            <text:p>3.7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2" calcext:value-type="float">
            <text:p>179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5" calcext:value-type="float">
            <text:p>3.85</text:p>
          </table:table-cell>
          <table:table-cell table:style-name="ce2" table:formula="of:=AVERAGE([.D35:.D44])" office:value-type="float" office:value="3.825" calcext:value-type="float">
            <text:p>3.8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3" calcext:value-type="float">
            <text:p>179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2" calcext:value-type="float">
            <text:p>4.32</text:p>
          </table:table-cell>
          <table:table-cell table:style-name="ce2" table:formula="of:=AVERAGE([.D36:.D45])" office:value-type="float" office:value="3.868" calcext:value-type="float">
            <text:p>3.8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4" calcext:value-type="float">
            <text:p>179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99" calcext:value-type="float">
            <text:p>4.99</text:p>
          </table:table-cell>
          <table:table-cell table:style-name="ce2" table:formula="of:=AVERAGE([.D37:.D46])" office:value-type="float" office:value="3.982" calcext:value-type="float">
            <text:p>3.9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5" calcext:value-type="float">
            <text:p>179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5" calcext:value-type="float">
            <text:p>4.05</text:p>
          </table:table-cell>
          <table:table-cell table:style-name="ce2" table:formula="of:=AVERAGE([.D38:.D47])" office:value-type="float" office:value="4.122" calcext:value-type="float">
            <text:p>4.1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6" calcext:value-type="float">
            <text:p>179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1" calcext:value-type="float">
            <text:p>4.11</text:p>
          </table:table-cell>
          <table:table-cell table:style-name="ce2" table:formula="of:=AVERAGE([.D39:.D48])" office:value-type="float" office:value="4.195" calcext:value-type="float">
            <text:p>4.2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7" calcext:value-type="float">
            <text:p>179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19" calcext:value-type="float">
            <text:p>5.19</text:p>
          </table:table-cell>
          <table:table-cell table:style-name="ce2" table:formula="of:=AVERAGE([.D40:.D49])" office:value-type="float" office:value="4.3" calcext:value-type="float">
            <text:p>4.3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8" calcext:value-type="float">
            <text:p>179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9" calcext:value-type="float">
            <text:p>4.59</text:p>
          </table:table-cell>
          <table:table-cell table:style-name="ce2" table:formula="of:=AVERAGE([.D41:.D50])" office:value-type="float" office:value="4.428" calcext:value-type="float">
            <text:p>4.4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1799" calcext:value-type="float">
            <text:p>179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5" calcext:value-type="float">
            <text:p>3.35</text:p>
          </table:table-cell>
          <table:table-cell table:style-name="ce2" table:formula="of:=AVERAGE([.D42:.D51])" office:value-type="float" office:value="4.303" calcext:value-type="float">
            <text:p>4.3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0" calcext:value-type="float">
            <text:p>180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" calcext:value-type="float">
            <text:p>3.8</text:p>
          </table:table-cell>
          <table:table-cell table:style-name="ce2" table:formula="of:=AVERAGE([.D43:.D52])" office:value-type="float" office:value="4.305" calcext:value-type="float">
            <text:p>4.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1" calcext:value-type="float">
            <text:p>180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74" calcext:value-type="float">
            <text:p>4.74</text:p>
          </table:table-cell>
          <table:table-cell table:style-name="ce2" table:formula="of:=AVERAGE([.D44:.D53])" office:value-type="float" office:value="4.299" calcext:value-type="float">
            <text:p>4.3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2" calcext:value-type="float">
            <text:p>180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8" calcext:value-type="float">
            <text:p>4.48</text:p>
          </table:table-cell>
          <table:table-cell table:style-name="ce2" table:formula="of:=AVERAGE([.D45:.D54])" office:value-type="float" office:value="4.362" calcext:value-type="float">
            <text:p>4.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3" calcext:value-type="float">
            <text:p>180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5" calcext:value-type="float">
            <text:p>3.35</text:p>
          </table:table-cell>
          <table:table-cell table:style-name="ce2" table:formula="of:=AVERAGE([.D46:.D55])" office:value-type="float" office:value="4.265" calcext:value-type="float">
            <text:p>4.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4" calcext:value-type="float">
            <text:p>180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2" calcext:value-type="float">
            <text:p>3.92</text:p>
          </table:table-cell>
          <table:table-cell table:style-name="ce2" table:formula="of:=AVERAGE([.D47:.D56])" office:value-type="float" office:value="4.158" calcext:value-type="float">
            <text:p>4.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5" calcext:value-type="float">
            <text:p>180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65" calcext:value-type="float">
            <text:p>3.65</text:p>
          </table:table-cell>
          <table:table-cell table:style-name="ce2" table:formula="of:=AVERAGE([.D48:.D57])" office:value-type="float" office:value="4.118" calcext:value-type="float">
            <text:p>4.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6" calcext:value-type="float">
            <text:p>180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8" calcext:value-type="float">
            <text:p>4.18</text:p>
          </table:table-cell>
          <table:table-cell table:style-name="ce2" table:formula="of:=AVERAGE([.D49:.D58])" office:value-type="float" office:value="4.125" calcext:value-type="float">
            <text:p>4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7" calcext:value-type="float">
            <text:p>180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5" calcext:value-type="float">
            <text:p>4.15</text:p>
          </table:table-cell>
          <table:table-cell table:style-name="ce2" table:formula="of:=AVERAGE([.D50:.D59])" office:value-type="float" office:value="4.021" calcext:value-type="float">
            <text:p>4.0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8" calcext:value-type="float">
            <text:p>180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1" calcext:value-type="float">
            <text:p>3.21</text:p>
          </table:table-cell>
          <table:table-cell table:style-name="ce2" table:formula="of:=AVERAGE([.D51:.D60])" office:value-type="float" office:value="3.883" calcext:value-type="float">
            <text:p>3.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9" calcext:value-type="float">
            <text:p>180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1.9" calcext:value-type="float">
            <text:p>1.9</text:p>
          </table:table-cell>
          <table:table-cell table:style-name="ce2" table:formula="of:=AVERAGE([.D52:.D61])" office:value-type="float" office:value="3.738" calcext:value-type="float">
            <text:p>3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0" calcext:value-type="float">
            <text:p>181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09" calcext:value-type="float">
            <text:p>2.09</text:p>
          </table:table-cell>
          <table:table-cell table:style-name="ce2" table:formula="of:=AVERAGE([.D53:.D62])" office:value-type="float" office:value="3.567" calcext:value-type="float">
            <text:p>3.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1" calcext:value-type="float">
            <text:p>181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1" calcext:value-type="float">
            <text:p>3.21</text:p>
          </table:table-cell>
          <table:table-cell table:style-name="ce2" table:formula="of:=AVERAGE([.D54:.D63])" office:value-type="float" office:value="3.414" calcext:value-type="float">
            <text:p>3.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2" calcext:value-type="float">
            <text:p>181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" calcext:value-type="float">
            <text:p>2.4</text:p>
          </table:table-cell>
          <table:table-cell table:style-name="ce2" table:formula="of:=AVERAGE([.D55:.D64])" office:value-type="float" office:value="3.206" calcext:value-type="float">
            <text:p>3.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3" calcext:value-type="float">
            <text:p>181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45" calcext:value-type="float">
            <text:p>3.45</text:p>
          </table:table-cell>
          <table:table-cell table:style-name="ce2" table:formula="of:=AVERAGE([.D56:.D65])" office:value-type="float" office:value="3.216" calcext:value-type="float">
            <text:p>3.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4" calcext:value-type="float">
            <text:p>181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79" calcext:value-type="float">
            <text:p>2.79</text:p>
          </table:table-cell>
          <table:table-cell table:style-name="ce2" table:formula="of:=AVERAGE([.D57:.D66])" office:value-type="float" office:value="3.103" calcext:value-type="float">
            <text:p>3.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5" calcext:value-type="float">
            <text:p>181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82" calcext:value-type="float">
            <text:p>2.82</text:p>
          </table:table-cell>
          <table:table-cell table:style-name="ce2" table:formula="of:=AVERAGE([.D58:.D67])" office:value-type="float" office:value="3.02" calcext:value-type="float">
            <text:p>3.0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6" calcext:value-type="float">
            <text:p>181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3" calcext:value-type="float">
            <text:p>3.23</text:p>
          </table:table-cell>
          <table:table-cell table:style-name="ce2" table:formula="of:=AVERAGE([.D59:.D68])" office:value-type="float" office:value="2.925" calcext:value-type="float">
            <text:p>2.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7" calcext:value-type="float">
            <text:p>181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7" calcext:value-type="float">
            <text:p>3.17</text:p>
          </table:table-cell>
          <table:table-cell table:style-name="ce2" table:formula="of:=AVERAGE([.D60:.D69])" office:value-type="float" office:value="2.827" calcext:value-type="float">
            <text:p>2.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8" calcext:value-type="float">
            <text:p>181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1" calcext:value-type="float">
            <text:p>4.11</text:p>
          </table:table-cell>
          <table:table-cell table:style-name="ce2" table:formula="of:=AVERAGE([.D61:.D70])" office:value-type="float" office:value="2.917" calcext:value-type="float">
            <text:p>2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9" calcext:value-type="float">
            <text:p>181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9" calcext:value-type="float">
            <text:p>3.39</text:p>
          </table:table-cell>
          <table:table-cell table:style-name="ce2" table:formula="of:=AVERAGE([.D62:.D71])" office:value-type="float" office:value="3.066" calcext:value-type="float">
            <text:p>3.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0" calcext:value-type="float">
            <text:p>182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2" calcext:value-type="float">
            <text:p>3.12</text:p>
          </table:table-cell>
          <table:table-cell table:style-name="ce2" table:formula="of:=AVERAGE([.D63:.D72])" office:value-type="float" office:value="3.169" calcext:value-type="float">
            <text:p>3.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1" calcext:value-type="float">
            <text:p>182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8" calcext:value-type="float">
            <text:p>3.88</text:p>
          </table:table-cell>
          <table:table-cell table:style-name="ce2" table:formula="of:=AVERAGE([.D64:.D73])" office:value-type="float" office:value="3.236" calcext:value-type="float">
            <text:p>3.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2" calcext:value-type="float">
            <text:p>182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01" calcext:value-type="float">
            <text:p>5.01</text:p>
          </table:table-cell>
          <table:table-cell table:style-name="ce2" table:formula="of:=AVERAGE([.D65:.D74])" office:value-type="float" office:value="3.497" calcext:value-type="float">
            <text:p>3.5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3" calcext:value-type="float">
            <text:p>182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9" calcext:value-type="float">
            <text:p>3.99</text:p>
          </table:table-cell>
          <table:table-cell table:style-name="ce2" table:formula="of:=AVERAGE([.D66:.D75])" office:value-type="float" office:value="3.551" calcext:value-type="float">
            <text:p>3.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4" calcext:value-type="float">
            <text:p>182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98" calcext:value-type="float">
            <text:p>4.98</text:p>
          </table:table-cell>
          <table:table-cell table:style-name="ce2" table:formula="of:=AVERAGE([.D67:.D76])" office:value-type="float" office:value="3.77" calcext:value-type="float">
            <text:p>3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6" calcext:value-type="float">
            <text:p>3.6</text:p>
          </table:table-cell>
          <table:table-cell table:style-name="ce2" table:formula="of:=AVERAGE([.D68:.D77])" office:value-type="float" office:value="3.848" calcext:value-type="float">
            <text:p>3.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6" calcext:value-type="float">
            <text:p>182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4" calcext:value-type="float">
            <text:p>4.84</text:p>
          </table:table-cell>
          <table:table-cell table:style-name="ce2" table:formula="of:=AVERAGE([.D69:.D78])" office:value-type="float" office:value="4.009" calcext:value-type="float">
            <text:p>4.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7" calcext:value-type="float">
            <text:p>182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7" calcext:value-type="float">
            <text:p>4.37</text:p>
          </table:table-cell>
          <table:table-cell table:style-name="ce2" table:formula="of:=AVERAGE([.D70:.D79])" office:value-type="float" office:value="4.129" calcext:value-type="float">
            <text:p>4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8" calcext:value-type="float">
            <text:p>182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78" calcext:value-type="float">
            <text:p>2.78</text:p>
          </table:table-cell>
          <table:table-cell table:style-name="ce2" table:formula="of:=AVERAGE([.D71:.D80])" office:value-type="float" office:value="3.996" calcext:value-type="float">
            <text:p>4.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5" calcext:value-type="float">
            <text:p>2.45</text:p>
          </table:table-cell>
          <table:table-cell table:style-name="ce2" table:formula="of:=AVERAGE([.D72:.D81])" office:value-type="float" office:value="3.902" calcext:value-type="float">
            <text:p>3.9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0" calcext:value-type="float">
            <text:p>183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64" calcext:value-type="float">
            <text:p>3.64</text:p>
          </table:table-cell>
          <table:table-cell table:style-name="ce2" table:formula="of:=AVERAGE([.D73:.D82])" office:value-type="float" office:value="3.954" calcext:value-type="float">
            <text:p>3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1" calcext:value-type="float">
            <text:p>183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" calcext:value-type="float">
            <text:p>3.5</text:p>
          </table:table-cell>
          <table:table-cell table:style-name="ce2" table:formula="of:=AVERAGE([.D74:.D83])" office:value-type="float" office:value="3.916" calcext:value-type="float">
            <text:p>3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2" calcext:value-type="float">
            <text:p>183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62" calcext:value-type="float">
            <text:p>2.62</text:p>
          </table:table-cell>
          <table:table-cell table:style-name="ce2" table:formula="of:=AVERAGE([.D75:.D84])" office:value-type="float" office:value="3.677" calcext:value-type="float">
            <text:p>3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3" calcext:value-type="float">
            <text:p>3.93</text:p>
          </table:table-cell>
          <table:table-cell table:style-name="ce2" table:formula="of:=AVERAGE([.D76:.D85])" office:value-type="float" office:value="3.671" calcext:value-type="float">
            <text:p>3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4" calcext:value-type="float">
            <text:p>183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6" calcext:value-type="float">
            <text:p>3.86</text:p>
          </table:table-cell>
          <table:table-cell table:style-name="ce2" table:formula="of:=AVERAGE([.D77:.D86])" office:value-type="float" office:value="3.559" calcext:value-type="float">
            <text:p>3.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5" calcext:value-type="float">
            <text:p>183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89" calcext:value-type="float">
            <text:p>2.89</text:p>
          </table:table-cell>
          <table:table-cell table:style-name="ce2" table:formula="of:=AVERAGE([.D78:.D87])" office:value-type="float" office:value="3.488" calcext:value-type="float">
            <text:p>3.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6" calcext:value-type="float">
            <text:p>183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3" calcext:value-type="float">
            <text:p>4.03</text:p>
          </table:table-cell>
          <table:table-cell table:style-name="ce2" table:formula="of:=AVERAGE([.D79:.D88])" office:value-type="float" office:value="3.407" calcext:value-type="float">
            <text:p>3.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7" calcext:value-type="float">
            <text:p>183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97" calcext:value-type="float">
            <text:p>2.97</text:p>
          </table:table-cell>
          <table:table-cell table:style-name="ce2" table:formula="of:=AVERAGE([.D80:.D89])" office:value-type="float" office:value="3.267" calcext:value-type="float">
            <text:p>3.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8" calcext:value-type="float">
            <text:p>183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85" calcext:value-type="float">
            <text:p>2.85</text:p>
          </table:table-cell>
          <table:table-cell table:style-name="ce2" table:formula="of:=AVERAGE([.D81:.D90])" office:value-type="float" office:value="3.274" calcext:value-type="float">
            <text:p>3.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9" calcext:value-type="float">
            <text:p>183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49" calcext:value-type="float">
            <text:p>3.49</text:p>
          </table:table-cell>
          <table:table-cell table:style-name="ce2" table:formula="of:=AVERAGE([.D82:.D91])" office:value-type="float" office:value="3.378" calcext:value-type="float">
            <text:p>3.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0" calcext:value-type="float">
            <text:p>184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6" calcext:value-type="float">
            <text:p>2.46</text:p>
          </table:table-cell>
          <table:table-cell table:style-name="ce2" table:formula="of:=AVERAGE([.D83:.D92])" office:value-type="float" office:value="3.26" calcext:value-type="float">
            <text:p>3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1" calcext:value-type="float">
            <text:p>184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6" calcext:value-type="float">
            <text:p>4.46</text:p>
          </table:table-cell>
          <table:table-cell table:style-name="ce2" table:formula="of:=AVERAGE([.D84:.D93])" office:value-type="float" office:value="3.356" calcext:value-type="float">
            <text:p>3.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2" calcext:value-type="float">
            <text:p>184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1" calcext:value-type="float">
            <text:p>3.51</text:p>
          </table:table-cell>
          <table:table-cell table:style-name="ce2" table:formula="of:=AVERAGE([.D85:.D94])" office:value-type="float" office:value="3.445" calcext:value-type="float">
            <text:p>3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3" calcext:value-type="float">
            <text:p>184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1" calcext:value-type="float">
            <text:p>4.81</text:p>
          </table:table-cell>
          <table:table-cell table:style-name="ce2" table:formula="of:=AVERAGE([.D86:.D95])" office:value-type="float" office:value="3.533" calcext:value-type="float">
            <text:p>3.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4" calcext:value-type="float">
            <text:p>184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AVERAGE([.D87:.D96])" office:value-type="float" office:value="3.447" calcext:value-type="float">
            <text:p>3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93" calcext:value-type="float">
            <text:p>2.93</text:p>
          </table:table-cell>
          <table:table-cell table:style-name="ce2" table:formula="of:=AVERAGE([.D88:.D97])" office:value-type="float" office:value="3.451" calcext:value-type="float">
            <text:p>3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6" calcext:value-type="float">
            <text:p>184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6" calcext:value-type="float">
            <text:p>3.76</text:p>
          </table:table-cell>
          <table:table-cell table:style-name="ce2" table:formula="of:=AVERAGE([.D89:.D98])" office:value-type="float" office:value="3.424" calcext:value-type="float">
            <text:p>3.4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2" calcext:value-type="float">
            <text:p>4.02</text:p>
          </table:table-cell>
          <table:table-cell table:style-name="ce2" table:formula="of:=AVERAGE([.D90:.D99])" office:value-type="float" office:value="3.529" calcext:value-type="float">
            <text:p>3.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4" calcext:value-type="float">
            <text:p>4.44</text:p>
          </table:table-cell>
          <table:table-cell table:style-name="ce2" table:formula="of:=AVERAGE([.D91:.D100])" office:value-type="float" office:value="3.688" calcext:value-type="float">
            <text:p>3.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9" calcext:value-type="float">
            <text:p>184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8" calcext:value-type="float">
            <text:p>3.18</text:p>
          </table:table-cell>
          <table:table-cell table:style-name="ce2" table:formula="of:=AVERAGE([.D92:.D101])" office:value-type="float" office:value="3.657" calcext:value-type="float">
            <text:p>3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3" calcext:value-type="float">
            <text:p>3.53</text:p>
          </table:table-cell>
          <table:table-cell table:style-name="ce2" table:formula="of:=AVERAGE([.D93:.D102])" office:value-type="float" office:value="3.764" calcext:value-type="float">
            <text:p>3.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2" calcext:value-type="float">
            <text:p>4.52</text:p>
          </table:table-cell>
          <table:table-cell table:style-name="ce2" table:formula="of:=AVERAGE([.D94:.D103])" office:value-type="float" office:value="3.77" calcext:value-type="float">
            <text:p>3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2" calcext:value-type="float">
            <text:p>185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05" calcext:value-type="float">
            <text:p>3.05</text:p>
          </table:table-cell>
          <table:table-cell table:style-name="ce2" table:formula="of:=AVERAGE([.D95:.D104])" office:value-type="float" office:value="3.724" calcext:value-type="float">
            <text:p>3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3" calcext:value-type="float">
            <text:p>185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7" calcext:value-type="float">
            <text:p>3.87</text:p>
          </table:table-cell>
          <table:table-cell table:style-name="ce2" table:formula="of:=AVERAGE([.D96:.D105])" office:value-type="float" office:value="3.63" calcext:value-type="float">
            <text:p>3.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4" calcext:value-type="float">
            <text:p>185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6" calcext:value-type="float">
            <text:p>4.36</text:p>
          </table:table-cell>
          <table:table-cell table:style-name="ce2" table:formula="of:=AVERAGE([.D97:.D106])" office:value-type="float" office:value="3.766" calcext:value-type="float">
            <text:p>3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5" calcext:value-type="float">
            <text:p>185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44" calcext:value-type="float">
            <text:p>3.44</text:p>
          </table:table-cell>
          <table:table-cell table:style-name="ce2" table:formula="of:=AVERAGE([.D98:.D107])" office:value-type="float" office:value="3.817" calcext:value-type="float">
            <text:p>3.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6" calcext:value-type="float">
            <text:p>185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08" calcext:value-type="float">
            <text:p>3.08</text:p>
          </table:table-cell>
          <table:table-cell table:style-name="ce2" table:formula="of:=AVERAGE([.D99:.D108])" office:value-type="float" office:value="3.749" calcext:value-type="float">
            <text:p>3.7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7" calcext:value-type="float">
            <text:p>185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1" calcext:value-type="float">
            <text:p>3.81</text:p>
          </table:table-cell>
          <table:table-cell table:style-name="ce2" table:formula="of:=AVERAGE([.D100:.D109])" office:value-type="float" office:value="3.728" calcext:value-type="float">
            <text:p>3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8" calcext:value-type="float">
            <text:p>185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8" calcext:value-type="float">
            <text:p>3.88</text:p>
          </table:table-cell>
          <table:table-cell table:style-name="ce2" table:formula="of:=AVERAGE([.D101:.D110])" office:value-type="float" office:value="3.672" calcext:value-type="float">
            <text:p>3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99" calcext:value-type="float">
            <text:p>4.99</text:p>
          </table:table-cell>
          <table:table-cell table:style-name="ce2" table:formula="of:=AVERAGE([.D102:.D111])" office:value-type="float" office:value="3.853" calcext:value-type="float">
            <text:p>3.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0" calcext:value-type="float">
            <text:p>186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66" calcext:value-type="float">
            <text:p>3.66</text:p>
          </table:table-cell>
          <table:table-cell table:style-name="ce2" table:formula="of:=AVERAGE([.D103:.D112])" office:value-type="float" office:value="3.866" calcext:value-type="float">
            <text:p>3.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1" calcext:value-type="float">
            <text:p>186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5" calcext:value-type="float">
            <text:p>3.25</text:p>
          </table:table-cell>
          <table:table-cell table:style-name="ce2" table:formula="of:=AVERAGE([.D104:.D113])" office:value-type="float" office:value="3.739" calcext:value-type="float">
            <text:p>3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2" calcext:value-type="float">
            <text:p>186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1.58" calcext:value-type="float">
            <text:p>1.58</text:p>
          </table:table-cell>
          <table:table-cell table:style-name="ce2" table:formula="of:=AVERAGE([.D105:.D114])" office:value-type="float" office:value="3.592" calcext:value-type="float">
            <text:p>3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41" calcext:value-type="float">
            <text:p>5.41</text:p>
          </table:table-cell>
          <table:table-cell table:style-name="ce2" table:formula="of:=AVERAGE([.D106:.D115])" office:value-type="float" office:value="3.746" calcext:value-type="float">
            <text:p>3.7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4" calcext:value-type="float">
            <text:p>186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1" calcext:value-type="float">
            <text:p>3.21</text:p>
          </table:table-cell>
          <table:table-cell table:style-name="ce2" table:formula="of:=AVERAGE([.D107:.D116])" office:value-type="float" office:value="3.631" calcext:value-type="float">
            <text:p>3.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5" calcext:value-type="float">
            <text:p>186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7" calcext:value-type="float">
            <text:p>3.27</text:p>
          </table:table-cell>
          <table:table-cell table:style-name="ce2" table:formula="of:=AVERAGE([.D108:.D117])" office:value-type="float" office:value="3.614" calcext:value-type="float">
            <text:p>3.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6" calcext:value-type="float">
            <text:p>186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1" calcext:value-type="float">
            <text:p>4.31</text:p>
          </table:table-cell>
          <table:table-cell table:style-name="ce2" table:formula="of:=AVERAGE([.D109:.D118])" office:value-type="float" office:value="3.737" calcext:value-type="float">
            <text:p>3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7" calcext:value-type="float">
            <text:p>186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29" calcext:value-type="float">
            <text:p>2.29</text:p>
          </table:table-cell>
          <table:table-cell table:style-name="ce2" table:formula="of:=AVERAGE([.D110:.D119])" office:value-type="float" office:value="3.585" calcext:value-type="float">
            <text:p>3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8" calcext:value-type="float">
            <text:p>186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8" calcext:value-type="float">
            <text:p>3.78</text:p>
          </table:table-cell>
          <table:table-cell table:style-name="ce2" table:formula="of:=AVERAGE([.D111:.D120])" office:value-type="float" office:value="3.575" calcext:value-type="float">
            <text:p>3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9" calcext:value-type="float">
            <text:p>186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04" calcext:value-type="float">
            <text:p>5.04</text:p>
          </table:table-cell>
          <table:table-cell table:style-name="ce2" table:formula="of:=AVERAGE([.D112:.D121])" office:value-type="float" office:value="3.58" calcext:value-type="float">
            <text:p>3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67" calcext:value-type="float">
            <text:p>2.67</text:p>
          </table:table-cell>
          <table:table-cell table:style-name="ce2" table:formula="of:=AVERAGE([.D113:.D122])" office:value-type="float" office:value="3.481" calcext:value-type="float">
            <text:p>3.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1" calcext:value-type="float">
            <text:p>187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25" calcext:value-type="float">
            <text:p>2.25</text:p>
          </table:table-cell>
          <table:table-cell table:style-name="ce2" table:formula="of:=AVERAGE([.D114:.D123])" office:value-type="float" office:value="3.381" calcext:value-type="float">
            <text:p>3.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08" calcext:value-type="float">
            <text:p>5.08</text:p>
          </table:table-cell>
          <table:table-cell table:style-name="ce2" table:formula="of:=AVERAGE([.D115:.D124])" office:value-type="float" office:value="3.731" calcext:value-type="float">
            <text:p>3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3" calcext:value-type="float">
            <text:p>187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3" calcext:value-type="float">
            <text:p>4.13</text:p>
          </table:table-cell>
          <table:table-cell table:style-name="ce2" table:formula="of:=AVERAGE([.D116:.D125])" office:value-type="float" office:value="3.603" calcext:value-type="float">
            <text:p>3.6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4" calcext:value-type="float">
            <text:p>187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6" calcext:value-type="float">
            <text:p>4.36</text:p>
          </table:table-cell>
          <table:table-cell table:style-name="ce2" table:formula="of:=AVERAGE([.D117:.D126])" office:value-type="float" office:value="3.718" calcext:value-type="float">
            <text:p>3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5" calcext:value-type="float">
            <text:p>187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1.5" calcext:value-type="float">
            <text:p>1.5</text:p>
          </table:table-cell>
          <table:table-cell table:style-name="ce2" table:formula="of:=AVERAGE([.D118:.D127])" office:value-type="float" office:value="3.541" calcext:value-type="float">
            <text:p>3.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6" calcext:value-type="float">
            <text:p>187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02" calcext:value-type="float">
            <text:p>3.02</text:p>
          </table:table-cell>
          <table:table-cell table:style-name="ce2" table:formula="of:=AVERAGE([.D119:.D128])" office:value-type="float" office:value="3.412" calcext:value-type="float">
            <text:p>3.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7" calcext:value-type="float">
            <text:p>187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3" calcext:value-type="float">
            <text:p>3.13</text:p>
          </table:table-cell>
          <table:table-cell table:style-name="ce2" table:formula="of:=AVERAGE([.D120:.D129])" office:value-type="float" office:value="3.496" calcext:value-type="float">
            <text:p>3.5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8" calcext:value-type="float">
            <text:p>187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13" calcext:value-type="float">
            <text:p>5.13</text:p>
          </table:table-cell>
          <table:table-cell table:style-name="ce2" table:formula="of:=AVERAGE([.D121:.D130])" office:value-type="float" office:value="3.631" calcext:value-type="float">
            <text:p>3.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9" calcext:value-type="float">
            <text:p>187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6" calcext:value-type="float">
            <text:p>3.56</text:p>
          </table:table-cell>
          <table:table-cell table:style-name="ce2" table:formula="of:=AVERAGE([.D122:.D131])" office:value-type="float" office:value="3.483" calcext:value-type="float">
            <text:p>3.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0" calcext:value-type="float">
            <text:p>188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4" calcext:value-type="float">
            <text:p>3.24</text:p>
          </table:table-cell>
          <table:table-cell table:style-name="ce2" table:formula="of:=AVERAGE([.D123:.D132])" office:value-type="float" office:value="3.54" calcext:value-type="float">
            <text:p>3.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1" calcext:value-type="float">
            <text:p>188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84" calcext:value-type="float">
            <text:p>2.84</text:p>
          </table:table-cell>
          <table:table-cell table:style-name="ce2" table:formula="of:=AVERAGE([.D124:.D133])" office:value-type="float" office:value="3.599" calcext:value-type="float">
            <text:p>3.6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2" calcext:value-type="float">
            <text:p>188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96" calcext:value-type="float">
            <text:p>4.96</text:p>
          </table:table-cell>
          <table:table-cell table:style-name="ce2" table:formula="of:=AVERAGE([.D125:.D134])" office:value-type="float" office:value="3.587" calcext:value-type="float">
            <text:p>3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3" calcext:value-type="float">
            <text:p>4.03</text:p>
          </table:table-cell>
          <table:table-cell table:style-name="ce2" table:formula="of:=AVERAGE([.D126:.D135])" office:value-type="float" office:value="3.577" calcext:value-type="float">
            <text:p>3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4" calcext:value-type="float">
            <text:p>188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4" calcext:value-type="float">
            <text:p>3.34</text:p>
          </table:table-cell>
          <table:table-cell table:style-name="ce2" table:formula="of:=AVERAGE([.D127:.D136])" office:value-type="float" office:value="3.475" calcext:value-type="float">
            <text:p>3.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5" calcext:value-type="float">
            <text:p>188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AVERAGE([.D128:.D137])" office:value-type="float" office:value="3.725" calcext:value-type="float">
            <text:p>3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6" calcext:value-type="float">
            <text:p>188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9" calcext:value-type="float">
            <text:p>3.99</text:p>
          </table:table-cell>
          <table:table-cell table:style-name="ce2" table:formula="of:=AVERAGE([.D129:.D138])" office:value-type="float" office:value="3.822" calcext:value-type="float">
            <text:p>3.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3" calcext:value-type="float">
            <text:p>4.43</text:p>
          </table:table-cell>
          <table:table-cell table:style-name="ce2" table:formula="of:=AVERAGE([.D130:.D139])" office:value-type="float" office:value="3.952" calcext:value-type="float">
            <text:p>3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8" calcext:value-type="float">
            <text:p>188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26" calcext:value-type="float">
            <text:p>2.26</text:p>
          </table:table-cell>
          <table:table-cell table:style-name="ce2" table:formula="of:=AVERAGE([.D131:.D140])" office:value-type="float" office:value="3.665" calcext:value-type="float">
            <text:p>3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9" calcext:value-type="float">
            <text:p>188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7" calcext:value-type="float">
            <text:p>3.57</text:p>
          </table:table-cell>
          <table:table-cell table:style-name="ce2" table:formula="of:=AVERAGE([.D132:.D141])" office:value-type="float" office:value="3.666" calcext:value-type="float">
            <text:p>3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0" calcext:value-type="float">
            <text:p>189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63" calcext:value-type="float">
            <text:p>4.63</text:p>
          </table:table-cell>
          <table:table-cell table:style-name="ce2" table:formula="of:=AVERAGE([.D133:.D142])" office:value-type="float" office:value="3.805" calcext:value-type="float">
            <text:p>3.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1" calcext:value-type="float">
            <text:p>189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7" calcext:value-type="float">
            <text:p>3.97</text:p>
          </table:table-cell>
          <table:table-cell table:style-name="ce2" table:formula="of:=AVERAGE([.D134:.D143])" office:value-type="float" office:value="3.918" calcext:value-type="float">
            <text:p>3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2" calcext:value-type="float">
            <text:p>189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1" calcext:value-type="float">
            <text:p>3.31</text:p>
          </table:table-cell>
          <table:table-cell table:style-name="ce2" table:formula="of:=AVERAGE([.D135:.D144])" office:value-type="float" office:value="3.753" calcext:value-type="float">
            <text:p>3.7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3" calcext:value-type="float">
            <text:p>189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6" calcext:value-type="float">
            <text:p>2.6</text:p>
          </table:table-cell>
          <table:table-cell table:style-name="ce2" table:formula="of:=AVERAGE([.D136:.D145])" office:value-type="float" office:value="3.61" calcext:value-type="float">
            <text:p>3.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4" calcext:value-type="float">
            <text:p>189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1" calcext:value-type="float">
            <text:p>4.01</text:p>
          </table:table-cell>
          <table:table-cell table:style-name="ce2" table:formula="of:=AVERAGE([.D137:.D146])" office:value-type="float" office:value="3.677" calcext:value-type="float">
            <text:p>3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5" calcext:value-type="float">
            <text:p>189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66" calcext:value-type="float">
            <text:p>3.66</text:p>
          </table:table-cell>
          <table:table-cell table:style-name="ce2" table:formula="of:=AVERAGE([.D138:.D147])" office:value-type="float" office:value="3.643" calcext:value-type="float">
            <text:p>3.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6" calcext:value-type="float">
            <text:p>189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44" calcext:value-type="float">
            <text:p>3.44</text:p>
          </table:table-cell>
          <table:table-cell table:style-name="ce2" table:formula="of:=AVERAGE([.D139:.D148])" office:value-type="float" office:value="3.588" calcext:value-type="float">
            <text:p>3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7" calcext:value-type="float">
            <text:p>189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9" calcext:value-type="float">
            <text:p>4.49</text:p>
          </table:table-cell>
          <table:table-cell table:style-name="ce2" table:formula="of:=AVERAGE([.D140:.D149])" office:value-type="float" office:value="3.594" calcext:value-type="float">
            <text:p>3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8" calcext:value-type="float">
            <text:p>189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4" calcext:value-type="float">
            <text:p>4.04</text:p>
          </table:table-cell>
          <table:table-cell table:style-name="ce2" table:formula="of:=AVERAGE([.D141:.D150])" office:value-type="float" office:value="3.772" calcext:value-type="float">
            <text:p>3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9" calcext:value-type="float">
            <text:p>189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6" calcext:value-type="float">
            <text:p>3.76</text:p>
          </table:table-cell>
          <table:table-cell table:style-name="ce2" table:formula="of:=AVERAGE([.D142:.D151])" office:value-type="float" office:value="3.791" calcext:value-type="float">
            <text:p>3.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0" calcext:value-type="float">
            <text:p>190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7" calcext:value-type="float">
            <text:p>3.27</text:p>
          </table:table-cell>
          <table:table-cell table:style-name="ce2" table:formula="of:=AVERAGE([.D143:.D152])" office:value-type="float" office:value="3.655" calcext:value-type="float">
            <text:p>3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1" calcext:value-type="float">
            <text:p>190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7" calcext:value-type="float">
            <text:p>4.57</text:p>
          </table:table-cell>
          <table:table-cell table:style-name="ce2" table:formula="of:=AVERAGE([.D144:.D153])" office:value-type="float" office:value="3.715" calcext:value-type="float">
            <text:p>3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67" calcext:value-type="float">
            <text:p>2.67</text:p>
          </table:table-cell>
          <table:table-cell table:style-name="ce2" table:formula="of:=AVERAGE([.D145:.D154])" office:value-type="float" office:value="3.651" calcext:value-type="float">
            <text:p>3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3" calcext:value-type="float">
            <text:p>190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24" calcext:value-type="float">
            <text:p>5.24</text:p>
          </table:table-cell>
          <table:table-cell table:style-name="ce2" table:formula="of:=AVERAGE([.D146:.D155])" office:value-type="float" office:value="3.915" calcext:value-type="float">
            <text:p>3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4" calcext:value-type="float">
            <text:p>190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1" calcext:value-type="float">
            <text:p>3.31</text:p>
          </table:table-cell>
          <table:table-cell table:style-name="ce2" table:formula="of:=AVERAGE([.D147:.D156])" office:value-type="float" office:value="3.845" calcext:value-type="float">
            <text:p>3.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5" calcext:value-type="float">
            <text:p>190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4" calcext:value-type="float">
            <text:p>4.54</text:p>
          </table:table-cell>
          <table:table-cell table:style-name="ce2" table:formula="of:=AVERAGE([.D148:.D157])" office:value-type="float" office:value="3.933" calcext:value-type="float">
            <text:p>3.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6" calcext:value-type="float">
            <text:p>190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06" calcext:value-type="float">
            <text:p>5.06</text:p>
          </table:table-cell>
          <table:table-cell table:style-name="ce2" table:formula="of:=AVERAGE([.D149:.D158])" office:value-type="float" office:value="4.095" calcext:value-type="float">
            <text:p>4.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7" calcext:value-type="float">
            <text:p>190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39" calcext:value-type="float">
            <text:p>2.39</text:p>
          </table:table-cell>
          <table:table-cell table:style-name="ce2" table:formula="of:=AVERAGE([.D150:.D159])" office:value-type="float" office:value="3.885" calcext:value-type="float">
            <text:p>3.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8" calcext:value-type="float">
            <text:p>190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56" calcext:value-type="float">
            <text:p>2.56</text:p>
          </table:table-cell>
          <table:table-cell table:style-name="ce2" table:formula="of:=AVERAGE([.D151:.D160])" office:value-type="float" office:value="3.737" calcext:value-type="float">
            <text:p>3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9" calcext:value-type="float">
            <text:p>190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6" calcext:value-type="float">
            <text:p>3.76</text:p>
          </table:table-cell>
          <table:table-cell table:style-name="ce2" table:formula="of:=AVERAGE([.D152:.D161])" office:value-type="float" office:value="3.737" calcext:value-type="float">
            <text:p>3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0" calcext:value-type="float">
            <text:p>191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03" calcext:value-type="float">
            <text:p>5.03</text:p>
          </table:table-cell>
          <table:table-cell table:style-name="ce2" table:formula="of:=AVERAGE([.D153:.D162])" office:value-type="float" office:value="3.913" calcext:value-type="float">
            <text:p>3.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1" calcext:value-type="float">
            <text:p>191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9" calcext:value-type="float">
            <text:p>3.39</text:p>
          </table:table-cell>
          <table:table-cell table:style-name="ce2" table:formula="of:=AVERAGE([.D154:.D163])" office:value-type="float" office:value="3.795" calcext:value-type="float">
            <text:p>3.8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2" calcext:value-type="float">
            <text:p>191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4" calcext:value-type="float">
            <text:p>3.14</text:p>
          </table:table-cell>
          <table:table-cell table:style-name="ce2" table:formula="of:=AVERAGE([.D155:.D164])" office:value-type="float" office:value="3.842" calcext:value-type="float">
            <text:p>3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3" calcext:value-type="float">
            <text:p>191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2" calcext:value-type="float">
            <text:p>4.82</text:p>
          </table:table-cell>
          <table:table-cell table:style-name="ce2" table:formula="of:=AVERAGE([.D156:.D165])" office:value-type="float" office:value="3.8" calcext:value-type="float">
            <text:p>3.8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4" calcext:value-type="float">
            <text:p>191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7" calcext:value-type="float">
            <text:p>4.57</text:p>
          </table:table-cell>
          <table:table-cell table:style-name="ce2" table:formula="of:=AVERAGE([.D157:.D166])" office:value-type="float" office:value="3.926" calcext:value-type="float">
            <text:p>3.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5" calcext:value-type="float">
            <text:p>191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2" calcext:value-type="float">
            <text:p>3.52</text:p>
          </table:table-cell>
          <table:table-cell table:style-name="ce2" table:formula="of:=AVERAGE([.D158:.D167])" office:value-type="float" office:value="3.824" calcext:value-type="float">
            <text:p>3.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6" calcext:value-type="float">
            <text:p>191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7" calcext:value-type="float">
            <text:p>4.07</text:p>
          </table:table-cell>
          <table:table-cell table:style-name="ce2" table:formula="of:=AVERAGE([.D159:.D168])" office:value-type="float" office:value="3.725" calcext:value-type="float">
            <text:p>3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7" calcext:value-type="float">
            <text:p>191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8" calcext:value-type="float">
            <text:p>3.28</text:p>
          </table:table-cell>
          <table:table-cell table:style-name="ce2" table:formula="of:=AVERAGE([.D160:.D169])" office:value-type="float" office:value="3.814" calcext:value-type="float">
            <text:p>3.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8" calcext:value-type="float">
            <text:p>191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5" calcext:value-type="float">
            <text:p>4.05</text:p>
          </table:table-cell>
          <table:table-cell table:style-name="ce2" table:formula="of:=AVERAGE([.D161:.D170])" office:value-type="float" office:value="3.963" calcext:value-type="float">
            <text:p>3.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9" calcext:value-type="float">
            <text:p>191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9" calcext:value-type="float">
            <text:p>3.19</text:p>
          </table:table-cell>
          <table:table-cell table:style-name="ce2" table:formula="of:=AVERAGE([.D162:.D171])" office:value-type="float" office:value="3.906" calcext:value-type="float">
            <text:p>3.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0" calcext:value-type="float">
            <text:p>192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64" calcext:value-type="float">
            <text:p>4.64</text:p>
          </table:table-cell>
          <table:table-cell table:style-name="ce2" table:formula="of:=AVERAGE([.D163:.D172])" office:value-type="float" office:value="3.867" calcext:value-type="float">
            <text:p>3.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1" calcext:value-type="float">
            <text:p>192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3" calcext:value-type="float">
            <text:p>4.33</text:p>
          </table:table-cell>
          <table:table-cell table:style-name="ce2" table:formula="of:=AVERAGE([.D164:.D173])" office:value-type="float" office:value="3.961" calcext:value-type="float">
            <text:p>3.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1" calcext:value-type="float">
            <text:p>4.01</text:p>
          </table:table-cell>
          <table:table-cell table:style-name="ce2" table:formula="of:=AVERAGE([.D165:.D174])" office:value-type="float" office:value="4.048" calcext:value-type="float">
            <text:p>4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3" calcext:value-type="float">
            <text:p>192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4" calcext:value-type="float">
            <text:p>3.94</text:p>
          </table:table-cell>
          <table:table-cell table:style-name="ce2" table:formula="of:=AVERAGE([.D166:.D175])" office:value-type="float" office:value="3.96" calcext:value-type="float">
            <text:p>3.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67" calcext:value-type="float">
            <text:p>3.67</text:p>
          </table:table-cell>
          <table:table-cell table:style-name="ce2" table:formula="of:=AVERAGE([.D167:.D176])" office:value-type="float" office:value="3.87" calcext:value-type="float">
            <text:p>3.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5" calcext:value-type="float">
            <text:p>192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39" calcext:value-type="float">
            <text:p>5.39</text:p>
          </table:table-cell>
          <table:table-cell table:style-name="ce2" table:formula="of:=AVERAGE([.D168:.D177])" office:value-type="float" office:value="4.057" calcext:value-type="float">
            <text:p>4.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7" calcext:value-type="float">
            <text:p>3.37</text:p>
          </table:table-cell>
          <table:table-cell table:style-name="ce2" table:formula="of:=AVERAGE([.D169:.D178])" office:value-type="float" office:value="3.987" calcext:value-type="float">
            <text:p>3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7" calcext:value-type="float">
            <text:p>192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" calcext:value-type="float">
            <text:p>3.5</text:p>
          </table:table-cell>
          <table:table-cell table:style-name="ce2" table:formula="of:=AVERAGE([.D170:.D179])" office:value-type="float" office:value="4.009" calcext:value-type="float">
            <text:p>4.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" calcext:value-type="float">
            <text:p>3.3</text:p>
          </table:table-cell>
          <table:table-cell table:style-name="ce2" table:formula="of:=AVERAGE([.D171:.D180])" office:value-type="float" office:value="3.934" calcext:value-type="float">
            <text:p>3.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9" calcext:value-type="float">
            <text:p>192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01" calcext:value-type="float">
            <text:p>3.01</text:p>
          </table:table-cell>
          <table:table-cell table:style-name="ce2" table:formula="of:=AVERAGE([.D172:.D181])" office:value-type="float" office:value="3.916" calcext:value-type="float">
            <text:p>3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5" calcext:value-type="float">
            <text:p>4.55</text:p>
          </table:table-cell>
          <table:table-cell table:style-name="ce2" table:formula="of:=AVERAGE([.D173:.D182])" office:value-type="float" office:value="3.907" calcext:value-type="float">
            <text:p>3.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8" calcext:value-type="float">
            <text:p>3.28</text:p>
          </table:table-cell>
          <table:table-cell table:style-name="ce2" table:formula="of:=AVERAGE([.D174:.D183])" office:value-type="float" office:value="3.802" calcext:value-type="float">
            <text:p>3.8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1" calcext:value-type="float">
            <text:p>5.1</text:p>
          </table:table-cell>
          <table:table-cell table:style-name="ce2" table:formula="of:=AVERAGE([.D175:.D184])" office:value-type="float" office:value="3.911" calcext:value-type="float">
            <text:p>3.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3" calcext:value-type="float">
            <text:p>193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72" calcext:value-type="float">
            <text:p>2.72</text:p>
          </table:table-cell>
          <table:table-cell table:style-name="ce2" table:formula="of:=AVERAGE([.D176:.D185])" office:value-type="float" office:value="3.789" calcext:value-type="float">
            <text:p>3.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26" calcext:value-type="float">
            <text:p>5.26</text:p>
          </table:table-cell>
          <table:table-cell table:style-name="ce2" table:formula="of:=AVERAGE([.D177:.D186])" office:value-type="float" office:value="3.948" calcext:value-type="float">
            <text:p>3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6" calcext:value-type="float">
            <text:p>4.56</text:p>
          </table:table-cell>
          <table:table-cell table:style-name="ce2" table:formula="of:=AVERAGE([.D178:.D187])" office:value-type="float" office:value="3.865" calcext:value-type="float">
            <text:p>3.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36" calcext:value-type="float">
            <text:p>5.36</text:p>
          </table:table-cell>
          <table:table-cell table:style-name="ce2" table:formula="of:=AVERAGE([.D179:.D188])" office:value-type="float" office:value="4.064" calcext:value-type="float">
            <text:p>4.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16" calcext:value-type="float">
            <text:p>5.16</text:p>
          </table:table-cell>
          <table:table-cell table:style-name="ce2" table:formula="of:=AVERAGE([.D180:.D189])" office:value-type="float" office:value="4.23" calcext:value-type="float">
            <text:p>4.2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92" calcext:value-type="float">
            <text:p>5.92</text:p>
          </table:table-cell>
          <table:table-cell table:style-name="ce2" table:formula="of:=AVERAGE([.D181:.D190])" office:value-type="float" office:value="4.492" calcext:value-type="float">
            <text:p>4.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63" calcext:value-type="float">
            <text:p>4.63</text:p>
          </table:table-cell>
          <table:table-cell table:style-name="ce2" table:formula="of:=AVERAGE([.D182:.D191])" office:value-type="float" office:value="4.654" calcext:value-type="float">
            <text:p>4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6" calcext:value-type="float">
            <text:p>3.16</text:p>
          </table:table-cell>
          <table:table-cell table:style-name="ce2" table:formula="of:=AVERAGE([.D183:.D192])" office:value-type="float" office:value="4.515" calcext:value-type="float">
            <text:p>4.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1.67" calcext:value-type="float">
            <text:p>1.67</text:p>
          </table:table-cell>
          <table:table-cell table:style-name="ce2" table:formula="of:=AVERAGE([.D184:.D193])" office:value-type="float" office:value="4.354" calcext:value-type="float">
            <text:p>4.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09" calcext:value-type="float">
            <text:p>2.09</text:p>
          </table:table-cell>
          <table:table-cell table:style-name="ce2" table:formula="of:=AVERAGE([.D185:.D194])" office:value-type="float" office:value="4.053" calcext:value-type="float">
            <text:p>4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63" calcext:value-type="float">
            <text:p>4.63</text:p>
          </table:table-cell>
          <table:table-cell table:style-name="ce2" table:formula="of:=AVERAGE([.D186:.D195])" office:value-type="float" office:value="4.244" calcext:value-type="float">
            <text:p>4.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76" calcext:value-type="float">
            <text:p>4.76</text:p>
          </table:table-cell>
          <table:table-cell table:style-name="ce2" table:formula="of:=AVERAGE([.D187:.D196])" office:value-type="float" office:value="4.194" calcext:value-type="float">
            <text:p>4.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94" calcext:value-type="float">
            <text:p>2.94</text:p>
          </table:table-cell>
          <table:table-cell table:style-name="ce2" table:formula="of:=AVERAGE([.D188:.D197])" office:value-type="float" office:value="4.032" calcext:value-type="float">
            <text:p>4.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9" calcext:value-type="float">
            <text:p>4.09</text:p>
          </table:table-cell>
          <table:table-cell table:style-name="ce2" table:formula="of:=AVERAGE([.D189:.D198])" office:value-type="float" office:value="3.905" calcext:value-type="float">
            <text:p>3.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7" calcext:value-type="float">
            <text:p>3.77</text:p>
          </table:table-cell>
          <table:table-cell table:style-name="ce2" table:formula="of:=AVERAGE([.D190:.D199])" office:value-type="float" office:value="3.766" calcext:value-type="float">
            <text:p>3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78" calcext:value-type="float">
            <text:p>4.78</text:p>
          </table:table-cell>
          <table:table-cell table:style-name="ce2" table:formula="of:=AVERAGE([.D191:.D200])" office:value-type="float" office:value="3.652" calcext:value-type="float">
            <text:p>3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27" calcext:value-type="float">
            <text:p>5.27</text:p>
          </table:table-cell>
          <table:table-cell table:style-name="ce2" table:formula="of:=AVERAGE([.D192:.D201])" office:value-type="float" office:value="3.716" calcext:value-type="float">
            <text:p>3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3" calcext:value-type="float">
            <text:p>3.93</text:p>
          </table:table-cell>
          <table:table-cell table:style-name="ce2" table:formula="of:=AVERAGE([.D193:.D202])" office:value-type="float" office:value="3.793" calcext:value-type="float">
            <text:p>3.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99" calcext:value-type="float">
            <text:p>3.99</text:p>
          </table:table-cell>
          <table:table-cell table:style-name="ce2" table:formula="of:=AVERAGE([.D194:.D203])" office:value-type="float" office:value="4.025" calcext:value-type="float">
            <text:p>4.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2" calcext:value-type="float">
            <text:p>195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21" calcext:value-type="float">
            <text:p>4.21</text:p>
          </table:table-cell>
          <table:table-cell table:style-name="ce2" table:formula="of:=AVERAGE([.D195:.D204])" office:value-type="float" office:value="4.237" calcext:value-type="float">
            <text:p>4.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AVERAGE([.D196:.D205])" office:value-type="float" office:value="4.174" calcext:value-type="float">
            <text:p>4.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04" calcext:value-type="float">
            <text:p>4.04</text:p>
          </table:table-cell>
          <table:table-cell table:style-name="ce2" table:formula="of:=AVERAGE([.D197:.D206])" office:value-type="float" office:value="4.102" calcext:value-type="float">
            <text:p>4.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71" calcext:value-type="float">
            <text:p>3.71</text:p>
          </table:table-cell>
          <table:table-cell table:style-name="ce2" table:formula="of:=AVERAGE([.D198:.D207])" office:value-type="float" office:value="4.179" calcext:value-type="float">
            <text:p>4.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5" calcext:value-type="float">
            <text:p>2.45</text:p>
          </table:table-cell>
          <table:table-cell table:style-name="ce2" table:formula="of:=AVERAGE([.D199:.D208])" office:value-type="float" office:value="4.015" calcext:value-type="float">
            <text:p>4.0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38" calcext:value-type="float">
            <text:p>5.38</text:p>
          </table:table-cell>
          <table:table-cell table:style-name="ce2" table:formula="of:=AVERAGE([.D200:.D209])" office:value-type="float" office:value="4.176" calcext:value-type="float">
            <text:p>4.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89" calcext:value-type="float">
            <text:p>3.89</text:p>
          </table:table-cell>
          <table:table-cell table:style-name="ce2" table:formula="of:=AVERAGE([.D201:.D210])" office:value-type="float" office:value="4.087" calcext:value-type="float">
            <text:p>4.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" calcext:value-type="float">
            <text:p>4.3</text:p>
          </table:table-cell>
          <table:table-cell table:style-name="ce2" table:formula="of:=AVERAGE([.D202:.D211])" office:value-type="float" office:value="3.99" calcext:value-type="float">
            <text:p>3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" calcext:value-type="float">
            <text:p>4.5</text:p>
          </table:table-cell>
          <table:table-cell table:style-name="ce2" table:formula="of:=AVERAGE([.D203:.D212])" office:value-type="float" office:value="4.047" calcext:value-type="float">
            <text:p>4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28" calcext:value-type="float">
            <text:p>5.28</text:p>
          </table:table-cell>
          <table:table-cell table:style-name="ce2" table:formula="of:=AVERAGE([.D204:.D213])" office:value-type="float" office:value="4.176" calcext:value-type="float">
            <text:p>4.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4" calcext:value-type="float">
            <text:p>4.54</text:p>
          </table:table-cell>
          <table:table-cell table:style-name="ce2" table:formula="of:=AVERAGE([.D205:.D214])" office:value-type="float" office:value="4.209" calcext:value-type="float">
            <text:p>4.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17" calcext:value-type="float">
            <text:p>3.17</text:p>
          </table:table-cell>
          <table:table-cell table:style-name="ce2" table:formula="of:=AVERAGE([.D206:.D215])" office:value-type="float" office:value="4.126" calcext:value-type="float">
            <text:p>4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2" calcext:value-type="float">
            <text:p>4.42</text:p>
          </table:table-cell>
          <table:table-cell table:style-name="ce2" table:formula="of:=AVERAGE([.D207:.D216])" office:value-type="float" office:value="4.164" calcext:value-type="float">
            <text:p>4.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5" calcext:value-type="float">
            <text:p>3.35</text:p>
          </table:table-cell>
          <table:table-cell table:style-name="ce2" table:formula="of:=AVERAGE([.D208:.D217])" office:value-type="float" office:value="4.128" calcext:value-type="float">
            <text:p>4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1" calcext:value-type="float">
            <text:p>4.81</text:p>
          </table:table-cell>
          <table:table-cell table:style-name="ce2" table:formula="of:=AVERAGE([.D209:.D218])" office:value-type="float" office:value="4.364" calcext:value-type="float">
            <text:p>4.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55" calcext:value-type="float">
            <text:p>4.55</text:p>
          </table:table-cell>
          <table:table-cell table:style-name="ce2" table:formula="of:=AVERAGE([.D210:.D219])" office:value-type="float" office:value="4.281" calcext:value-type="float">
            <text:p>4.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58" calcext:value-type="float">
            <text:p>3.58</text:p>
          </table:table-cell>
          <table:table-cell table:style-name="ce2" table:formula="of:=AVERAGE([.D211:.D220])" office:value-type="float" office:value="4.25" calcext:value-type="float">
            <text:p>4.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7" calcext:value-type="float">
            <text:p>2.47</text:p>
          </table:table-cell>
          <table:table-cell table:style-name="ce2" table:formula="of:=AVERAGE([.D212:.D221])" office:value-type="float" office:value="4.067" calcext:value-type="float">
            <text:p>4.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27" calcext:value-type="float">
            <text:p>4.27</text:p>
          </table:table-cell>
          <table:table-cell table:style-name="ce2" table:formula="of:=AVERAGE([.D213:.D222])" office:value-type="float" office:value="4.044" calcext:value-type="float">
            <text:p>4.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7" calcext:value-type="float">
            <text:p>4.37</text:p>
          </table:table-cell>
          <table:table-cell table:style-name="ce2" table:formula="of:=AVERAGE([.D214:.D223])" office:value-type="float" office:value="3.953" calcext:value-type="float">
            <text:p>3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27" calcext:value-type="float">
            <text:p>5.27</text:p>
          </table:table-cell>
          <table:table-cell table:style-name="ce2" table:formula="of:=AVERAGE([.D215:.D224])" office:value-type="float" office:value="4.026" calcext:value-type="float">
            <text:p>4.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8" calcext:value-type="float">
            <text:p>4.48</text:p>
          </table:table-cell>
          <table:table-cell table:style-name="ce2" table:formula="of:=AVERAGE([.D216:.D225])" office:value-type="float" office:value="4.157" calcext:value-type="float">
            <text:p>4.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45" calcext:value-type="float">
            <text:p>5.45</text:p>
          </table:table-cell>
          <table:table-cell table:style-name="ce2" table:formula="of:=AVERAGE([.D217:.D226])" office:value-type="float" office:value="4.26" calcext:value-type="float">
            <text:p>4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6.01" calcext:value-type="float">
            <text:p>6.01</text:p>
          </table:table-cell>
          <table:table-cell table:style-name="ce2" table:formula="of:=AVERAGE([.D218:.D227])" office:value-type="float" office:value="4.526" calcext:value-type="float">
            <text:p>4.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65" calcext:value-type="float">
            <text:p>2.65</text:p>
          </table:table-cell>
          <table:table-cell table:style-name="ce2" table:formula="of:=AVERAGE([.D219:.D228])" office:value-type="float" office:value="4.31" calcext:value-type="float">
            <text:p>4.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3" calcext:value-type="float">
            <text:p>4.43</text:p>
          </table:table-cell>
          <table:table-cell table:style-name="ce2" table:formula="of:=AVERAGE([.D220:.D229])" office:value-type="float" office:value="4.298" calcext:value-type="float">
            <text:p>4.3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21" calcext:value-type="float">
            <text:p>3.21</text:p>
          </table:table-cell>
          <table:table-cell table:style-name="ce2" table:formula="of:=AVERAGE([.D221:.D230])" office:value-type="float" office:value="4.261" calcext:value-type="float">
            <text:p>4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37" calcext:value-type="float">
            <text:p>4.37</text:p>
          </table:table-cell>
          <table:table-cell table:style-name="ce2" table:formula="of:=AVERAGE([.D222:.D231])" office:value-type="float" office:value="4.451" calcext:value-type="float">
            <text:p>4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41" calcext:value-type="float">
            <text:p>3.41</text:p>
          </table:table-cell>
          <table:table-cell table:style-name="ce2" table:formula="of:=AVERAGE([.D223:.D232])" office:value-type="float" office:value="4.365" calcext:value-type="float">
            <text:p>4.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67" calcext:value-type="float">
            <text:p>5.67</text:p>
          </table:table-cell>
          <table:table-cell table:style-name="ce2" table:formula="of:=AVERAGE([.D224:.D233])" office:value-type="float" office:value="4.495" calcext:value-type="float">
            <text:p>4.5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75" calcext:value-type="float">
            <text:p>4.75</text:p>
          </table:table-cell>
          <table:table-cell table:style-name="ce2" table:formula="of:=AVERAGE([.D225:.D234])" office:value-type="float" office:value="4.443" calcext:value-type="float">
            <text:p>4.4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65" calcext:value-type="float">
            <text:p>5.65</text:p>
          </table:table-cell>
          <table:table-cell table:style-name="ce2" table:formula="of:=AVERAGE([.D226:.D235])" office:value-type="float" office:value="4.56" calcext:value-type="float">
            <text:p>4.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42" calcext:value-type="float">
            <text:p>4.42</text:p>
          </table:table-cell>
          <table:table-cell table:style-name="ce2" table:formula="of:=AVERAGE([.D227:.D236])" office:value-type="float" office:value="4.457" calcext:value-type="float">
            <text:p>4.4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3.3" calcext:value-type="float">
            <text:p>3.3</text:p>
          </table:table-cell>
          <table:table-cell table:style-name="ce2" table:formula="of:=AVERAGE([.D228:.D237])" office:value-type="float" office:value="4.186" calcext:value-type="float">
            <text:p>4.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9" calcext:value-type="float">
            <text:p>4.19</text:p>
          </table:table-cell>
          <table:table-cell table:style-name="ce2" table:formula="of:=AVERAGE([.D229:.D238])" office:value-type="float" office:value="4.34" calcext:value-type="float">
            <text:p>4.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2.49" calcext:value-type="float">
            <text:p>2.49</text:p>
          </table:table-cell>
          <table:table-cell table:style-name="ce2" table:formula="of:=AVERAGE([.D230:.D239])" office:value-type="float" office:value="4.146" calcext:value-type="float">
            <text:p>4.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89" calcext:value-type="float">
            <text:p>4.89</text:p>
          </table:table-cell>
          <table:table-cell table:style-name="ce2" table:formula="of:=AVERAGE([.D231:.D240])" office:value-type="float" office:value="4.314" calcext:value-type="float">
            <text:p>4.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6.63" calcext:value-type="float">
            <text:p>6.63</text:p>
          </table:table-cell>
          <table:table-cell table:style-name="ce2" table:formula="of:=AVERAGE([.D232:.D241])" office:value-type="float" office:value="4.54" calcext:value-type="float">
            <text:p>4.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81" calcext:value-type="float">
            <text:p>5.81</text:p>
          </table:table-cell>
          <table:table-cell table:style-name="ce2" table:formula="of:=AVERAGE([.D233:.D242])" office:value-type="float" office:value="4.78" calcext:value-type="float">
            <text:p>4.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62" calcext:value-type="float">
            <text:p>5.62</text:p>
          </table:table-cell>
          <table:table-cell table:style-name="ce2" table:formula="of:=AVERAGE([.D234:.D243])" office:value-type="float" office:value="4.775" calcext:value-type="float">
            <text:p>4.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36" calcext:value-type="float">
            <text:p>5.36</text:p>
          </table:table-cell>
          <table:table-cell table:style-name="ce2" table:formula="of:=AVERAGE([.D235:.D244])" office:value-type="float" office:value="4.836" calcext:value-type="float">
            <text:p>4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5" calcext:value-type="float">
            <text:p>4.15</text:p>
          </table:table-cell>
          <table:table-cell table:style-name="ce2" table:formula="of:=AVERAGE([.D236:.D245])" office:value-type="float" office:value="4.686" calcext:value-type="float">
            <text:p>4.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4.13" calcext:value-type="float">
            <text:p>4.13</text:p>
          </table:table-cell>
          <table:table-cell table:style-name="ce2" table:formula="of:=AVERAGE([.D237:.D246])" office:value-type="float" office:value="4.657" calcext:value-type="float">
            <text:p>4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5" office:value-type="float" office:value="5.88" calcext:value-type="float">
            <text:p>5.88</text:p>
          </table:table-cell>
          <table:table-cell table:style-name="ce2" table:formula="of:=AVERAGE([.D238:.D247])" office:value-type="float" office:value="4.915" calcext:value-type="float">
            <text:p>4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4.55" calcext:value-type="float">
            <text:p>4.55</text:p>
          </table:table-cell>
          <table:table-cell table:style-name="ce2" table:formula="of:=AVERAGE([.D239:.D248])" office:value-type="float" office:value="4.951" calcext:value-type="float">
            <text:p>4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4.56" calcext:value-type="float">
            <text:p>4.56</text:p>
          </table:table-cell>
          <table:table-cell table:style-name="ce2" table:formula="of:=AVERAGE([.D240:.D249])" office:value-type="float" office:value="5.158" calcext:value-type="float">
            <text:p>5.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4.47" calcext:value-type="float">
            <text:p>4.47</text:p>
          </table:table-cell>
          <table:table-cell table:style-name="ce2" table:formula="of:=AVERAGE([.D241:.D250])" office:value-type="float" office:value="5.116" calcext:value-type="float">
            <text:p>5.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94" calcext:value-type="float">
            <text:p>5.94</text:p>
          </table:table-cell>
          <table:table-cell table:style-name="ce2" table:formula="of:=AVERAGE([.D242:.D251])" office:value-type="float" office:value="5.047" calcext:value-type="float">
            <text:p>5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96" calcext:value-type="float">
            <text:p>5.96</text:p>
          </table:table-cell>
          <table:table-cell table:style-name="ce2" table:formula="of:=AVERAGE([.D243:.D252])" office:value-type="float" office:value="5.062" calcext:value-type="float">
            <text:p>5.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32" calcext:value-type="float">
            <text:p>5.32</text:p>
          </table:table-cell>
          <table:table-cell table:style-name="ce2" table:formula="of:=AVERAGE([.D244:.D253])" office:value-type="float" office:value="5.032" calcext:value-type="float">
            <text:p>5.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63" calcext:value-type="float">
            <text:p>5.63</text:p>
          </table:table-cell>
          <table:table-cell table:style-name="ce2" table:formula="of:=AVERAGE([.D245:.D254])" office:value-type="float" office:value="5.059" calcext:value-type="float">
            <text:p>5.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4.99" calcext:value-type="float">
            <text:p>4.99</text:p>
          </table:table-cell>
          <table:table-cell table:style-name="ce2" table:formula="of:=AVERAGE([.D246:.D255])" office:value-type="float" office:value="5.143" calcext:value-type="float">
            <text:p>5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32" calcext:value-type="float">
            <text:p>5.32</text:p>
          </table:table-cell>
          <table:table-cell table:style-name="ce2" table:formula="of:=AVERAGE([.D247:.D256])" office:value-type="float" office:value="5.262" calcext:value-type="float">
            <text:p>5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54" calcext:value-type="float">
            <text:p>5.54</text:p>
          </table:table-cell>
          <table:table-cell table:style-name="ce2" table:formula="of:=AVERAGE([.D248:.D257])" office:value-type="float" office:value="5.228" calcext:value-type="float">
            <text:p>5.2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4.91" calcext:value-type="float">
            <text:p>4.91</text:p>
          </table:table-cell>
          <table:table-cell table:style-name="ce2" table:formula="of:=AVERAGE([.D249:.D258])" office:value-type="float" office:value="5.264" calcext:value-type="float">
            <text:p>5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6.43" calcext:value-type="float">
            <text:p>6.43</text:p>
          </table:table-cell>
          <table:table-cell table:style-name="ce2" table:formula="of:=AVERAGE([.D250:.D259])" office:value-type="float" office:value="5.451" calcext:value-type="float">
            <text:p>5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6.76" calcext:value-type="float">
            <text:p>6.76</text:p>
          </table:table-cell>
          <table:table-cell table:style-name="ce2" table:formula="of:=AVERAGE([.D251:.D260])" office:value-type="float" office:value="5.68" calcext:value-type="float">
            <text:p>5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69" calcext:value-type="float">
            <text:p>5.69</text:p>
          </table:table-cell>
          <table:table-cell table:style-name="ce2" table:formula="of:=AVERAGE([.D252:.D261])" office:value-type="float" office:value="5.655" calcext:value-type="float">
            <text:p>5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91" calcext:value-type="float">
            <text:p>5.91</text:p>
          </table:table-cell>
          <table:table-cell table:style-name="ce2" table:formula="of:=AVERAGE([.D253:.D262])" office:value-type="float" office:value="5.65" calcext:value-type="float">
            <text:p>5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6.01" calcext:value-type="float">
            <text:p>6.01</text:p>
          </table:table-cell>
          <table:table-cell table:style-name="ce2" table:formula="of:=AVERAGE([.D254:.D263])" office:value-type="float" office:value="5.719" calcext:value-type="float">
            <text:p>5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5.2" calcext:value-type="float">
            <text:p>5.20</text:p>
          </table:table-cell>
          <table:table-cell table:style-name="ce2" table:formula="of:=AVERAGE([.D255:.D264])" office:value-type="float" office:value="5.676" calcext:value-type="float">
            <text:p>5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6" office:value-type="float" office:value="6.8" calcext:value-type="float">
            <text:p>6.80</text:p>
          </table:table-cell>
          <table:table-cell table:style-name="ce2" table:formula="of:=AVERAGE([.D256:.D265])" office:value-type="float" office:value="5.857" calcext:value-type="float">
            <text:p>5.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7" office:value-type="float" office:value="6.87692307692308" calcext:value-type="float">
            <text:p>6.88</text:p>
          </table:table-cell>
          <table:table-cell table:style-name="ce2" table:formula="of:=AVERAGE([.D257:.D266])" office:value-type="float" office:value="6.01269230769231" calcext:value-type="float">
            <text:p>6.0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7" office:value-type="float" office:value="7.39230769230769" calcext:value-type="float">
            <text:p>7.39</text:p>
          </table:table-cell>
          <table:table-cell table:style-name="ce2" table:formula="of:=AVERAGE([.D258:.D267])" office:value-type="float" office:value="6.19792307692308" calcext:value-type="float">
            <text:p>6.20</text:p>
          </table:table-cell>
          <table:table-cell table:style-name="ce2"/>
          <table:table-cell table:number-columns-repeated="1018"/>
        </table:table-row>
        <table:table-row table:style-name="ro1" table:number-rows-repeated="6">
          <table:table-cell table:style-name="ce5"/>
          <table:table-cell table:style-name="ce4" table:number-columns-repeated="2"/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3"/>
          <table:table-cell table:style-name="ce2" table:number-columns-repeated="2"/>
          <table:table-cell table:number-columns-repeated="1018"/>
        </table:table-row>
        <table:table-row table:style-name="ro1" table:number-rows-repeated="190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1" table:number-rows-repeated="53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ronto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avg_temp</text:p>
          </table:table-cell>
          <table:table-cell table:style-name="ce2" office:value-type="string" calcext:value-type="string">
            <text:p>10Y MA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9" calcext:value-type="float">
            <text:p>6.29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1">
          <table:table-cell table:style-name="ce5" office:value-type="float" office:value="1751" calcext:value-type="float">
            <text:p>175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84" calcext:value-type="float">
            <text:p>6.84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1">
          <table:table-cell table:style-name="ce5" office:value-type="float" office:value="1752" calcext:value-type="float">
            <text:p>175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-1.1" calcext:value-type="float">
            <text:p>-1.1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float" office:value="1753" calcext:value-type="float">
            <text:p>175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6" calcext:value-type="float">
            <text:p>5.76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float" office:value="1754" calcext:value-type="float">
            <text:p>175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4" calcext:value-type="float">
            <text:p>5.94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float" office:value="1755" calcext:value-type="float">
            <text:p>175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2.81" calcext:value-type="float">
            <text:p>2.81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float" office:value="1756" calcext:value-type="float">
            <text:p>175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37" calcext:value-type="float">
            <text:p>6.3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float" office:value="1757" calcext:value-type="float">
            <text:p>175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3" calcext:value-type="float">
            <text:p>5.13</text:p>
          </table:table-cell>
          <table:table-cell table:style-name="ce3" table:number-columns-repeated="2"/>
          <table:table-cell table:number-columns-repeated="2"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5" office:value-type="float" office:value="1758" calcext:value-type="float">
            <text:p>175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37" calcext:value-type="float">
            <text:p>4.3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5" office:value-type="float" office:value="1759" calcext:value-type="float">
            <text:p>175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7" calcext:value-type="float">
            <text:p>5.27</text:p>
          </table:table-cell>
          <table:table-cell table:style-name="ce3" table:formula="of:=AVERAGE([.D2:.D11])" office:value-type="float" office:value="4.768" calcext:value-type="float">
            <text:p>4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0" calcext:value-type="float">
            <text:p>176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74" calcext:value-type="float">
            <text:p>3.74</text:p>
          </table:table-cell>
          <table:table-cell table:style-name="ce3" table:formula="of:=AVERAGE([.D3:.D12])" office:value-type="float" office:value="4.513" calcext:value-type="float">
            <text:p>4.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1" calcext:value-type="float">
            <text:p>176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5" calcext:value-type="float">
            <text:p>6.25</text:p>
          </table:table-cell>
          <table:table-cell table:style-name="ce3" table:formula="of:=AVERAGE([.D4:.D13])" office:value-type="float" office:value="4.454" calcext:value-type="float">
            <text:p>4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2" calcext:value-type="float">
            <text:p>176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9" calcext:value-type="float">
            <text:p>5.79</text:p>
          </table:table-cell>
          <table:table-cell table:style-name="ce3" table:formula="of:=AVERAGE([.D5:.D14])" office:value-type="float" office:value="5.143" calcext:value-type="float">
            <text:p>5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3" calcext:value-type="float">
            <text:p>176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32" calcext:value-type="float">
            <text:p>3.32</text:p>
          </table:table-cell>
          <table:table-cell table:style-name="ce3" table:formula="of:=AVERAGE([.D6:.D15])" office:value-type="float" office:value="4.899" calcext:value-type="float">
            <text:p>4.9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4" calcext:value-type="float">
            <text:p>176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6" calcext:value-type="float">
            <text:p>5.76</text:p>
          </table:table-cell>
          <table:table-cell table:style-name="ce3" table:formula="of:=AVERAGE([.D7:.D16])" office:value-type="float" office:value="4.881" calcext:value-type="float">
            <text:p>4.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5" calcext:value-type="float">
            <text:p>176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4" calcext:value-type="float">
            <text:p>5.14</text:p>
          </table:table-cell>
          <table:table-cell table:style-name="ce3" table:formula="of:=AVERAGE([.D8:.D17])" office:value-type="float" office:value="5.114" calcext:value-type="float">
            <text:p>5.1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6" calcext:value-type="float">
            <text:p>176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7" calcext:value-type="float">
            <text:p>6.27</text:p>
          </table:table-cell>
          <table:table-cell table:style-name="ce3" table:formula="of:=AVERAGE([.D9:.D18])" office:value-type="float" office:value="5.104" calcext:value-type="float">
            <text:p>5.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7" calcext:value-type="float">
            <text:p>176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74" calcext:value-type="float">
            <text:p>4.74</text:p>
          </table:table-cell>
          <table:table-cell table:style-name="ce3" table:formula="of:=AVERAGE([.D10:.D19])" office:value-type="float" office:value="5.065" calcext:value-type="float">
            <text:p>5.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8" calcext:value-type="float">
            <text:p>176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1" calcext:value-type="float">
            <text:p>4.81</text:p>
          </table:table-cell>
          <table:table-cell table:style-name="ce3" table:formula="of:=AVERAGE([.D11:.D20])" office:value-type="float" office:value="5.109" calcext:value-type="float">
            <text:p>5.1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69" calcext:value-type="float">
            <text:p>176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4" calcext:value-type="float">
            <text:p>5.44</text:p>
          </table:table-cell>
          <table:table-cell table:style-name="ce3" table:formula="of:=AVERAGE([.D12:.D21])" office:value-type="float" office:value="5.126" calcext:value-type="float">
            <text:p>5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0" calcext:value-type="float">
            <text:p>177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5" calcext:value-type="float">
            <text:p>5.35</text:p>
          </table:table-cell>
          <table:table-cell table:style-name="ce3" table:formula="of:=AVERAGE([.D13:.D22])" office:value-type="float" office:value="5.287" calcext:value-type="float">
            <text:p>5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1" calcext:value-type="float">
            <text:p>177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3" calcext:value-type="float">
            <text:p>6.23</text:p>
          </table:table-cell>
          <table:table-cell table:style-name="ce3" table:formula="of:=AVERAGE([.D14:.D23])" office:value-type="float" office:value="5.285" calcext:value-type="float">
            <text:p>5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2" calcext:value-type="float">
            <text:p>177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3" calcext:value-type="float">
            <text:p>5.93</text:p>
          </table:table-cell>
          <table:table-cell table:style-name="ce3" table:formula="of:=AVERAGE([.D15:.D24])" office:value-type="float" office:value="5.299" calcext:value-type="float">
            <text:p>5.3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3" calcext:value-type="float">
            <text:p>177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2" calcext:value-type="float">
            <text:p>6.22</text:p>
          </table:table-cell>
          <table:table-cell table:style-name="ce3" table:formula="of:=AVERAGE([.D16:.D25])" office:value-type="float" office:value="5.589" calcext:value-type="float">
            <text:p>5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4" calcext:value-type="float">
            <text:p>177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4" calcext:value-type="float">
            <text:p>5.64</text:p>
          </table:table-cell>
          <table:table-cell table:style-name="ce3" table:formula="of:=AVERAGE([.D17:.D26])" office:value-type="float" office:value="5.577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5" calcext:value-type="float">
            <text:p>177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4" calcext:value-type="float">
            <text:p>6.64</text:p>
          </table:table-cell>
          <table:table-cell table:style-name="ce3" table:formula="of:=AVERAGE([.D18:.D27])" office:value-type="float" office:value="5.727" calcext:value-type="float">
            <text:p>5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6" calcext:value-type="float">
            <text:p>177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9" calcext:value-type="float">
            <text:p>5.69</text:p>
          </table:table-cell>
          <table:table-cell table:style-name="ce3" table:formula="of:=AVERAGE([.D19:.D28])" office:value-type="float" office:value="5.669" calcext:value-type="float">
            <text:p>5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7" calcext:value-type="float">
            <text:p>177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3" calcext:value-type="float">
            <text:p>5.23</text:p>
          </table:table-cell>
          <table:table-cell table:style-name="ce3" table:formula="of:=AVERAGE([.D20:.D29])" office:value-type="float" office:value="5.718" calcext:value-type="float">
            <text:p>5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8" calcext:value-type="float">
            <text:p>177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18" calcext:value-type="float">
            <text:p>3.18</text:p>
          </table:table-cell>
          <table:table-cell table:style-name="ce3" table:formula="of:=AVERAGE([.D21:.D30])" office:value-type="float" office:value="5.555" calcext:value-type="float">
            <text:p>5.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79" calcext:value-type="float">
            <text:p>177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" calcext:value-type="float">
            <text:p>6.1</text:p>
          </table:table-cell>
          <table:table-cell table:style-name="ce3" table:formula="of:=AVERAGE([.D22:.D31])" office:value-type="float" office:value="5.621" calcext:value-type="float">
            <text:p>5.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0" calcext:value-type="float">
            <text:p>178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8.7" calcext:value-type="float">
            <text:p>8.7</text:p>
          </table:table-cell>
          <table:table-cell table:style-name="ce3" table:formula="of:=AVERAGE([.D23:.D32])" office:value-type="float" office:value="5.956" calcext:value-type="float">
            <text:p>5.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1" calcext:value-type="float">
            <text:p>178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6" calcext:value-type="float">
            <text:p>5.96</text:p>
          </table:table-cell>
          <table:table-cell table:style-name="ce3" table:formula="of:=AVERAGE([.D24:.D33])" office:value-type="float" office:value="5.929" calcext:value-type="float">
            <text:p>5.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2" calcext:value-type="float">
            <text:p>178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9" calcext:value-type="float">
            <text:p>5.39</text:p>
          </table:table-cell>
          <table:table-cell table:style-name="ce3" table:formula="of:=AVERAGE([.D25:.D34])" office:value-type="float" office:value="5.875" calcext:value-type="float">
            <text:p>5.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3" calcext:value-type="float">
            <text:p>178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1" calcext:value-type="float">
            <text:p>5.11</text:p>
          </table:table-cell>
          <table:table-cell table:style-name="ce3" table:formula="of:=AVERAGE([.D26:.D35])" office:value-type="float" office:value="5.764" calcext:value-type="float">
            <text:p>5.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4" calcext:value-type="float">
            <text:p>178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9" calcext:value-type="float">
            <text:p>4.9</text:p>
          </table:table-cell>
          <table:table-cell table:style-name="ce3" table:formula="of:=AVERAGE([.D27:.D36])" office:value-type="float" office:value="5.69" calcext:value-type="float">
            <text:p>5.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5" calcext:value-type="float">
            <text:p>178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3" calcext:value-type="float">
            <text:p>4.83</text:p>
          </table:table-cell>
          <table:table-cell table:style-name="ce3" table:formula="of:=AVERAGE([.D28:.D37])" office:value-type="float" office:value="5.509" calcext:value-type="float">
            <text:p>5.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6" calcext:value-type="float">
            <text:p>178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5" calcext:value-type="float">
            <text:p>5.35</text:p>
          </table:table-cell>
          <table:table-cell table:style-name="ce3" table:formula="of:=AVERAGE([.D29:.D38])" office:value-type="float" office:value="5.475" calcext:value-type="float">
            <text:p>5.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7" calcext:value-type="float">
            <text:p>178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7" calcext:value-type="float">
            <text:p>5.37</text:p>
          </table:table-cell>
          <table:table-cell table:style-name="ce3" table:formula="of:=AVERAGE([.D30:.D39])" office:value-type="float" office:value="5.489" calcext:value-type="float">
            <text:p>5.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8" calcext:value-type="float">
            <text:p>178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AVERAGE([.D31:.D40])" office:value-type="float" office:value="5.771" calcext:value-type="float">
            <text:p>5.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89" calcext:value-type="float">
            <text:p>178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32:.D41])" office:value-type="float" office:value="5.731" calcext:value-type="float">
            <text:p>5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0" calcext:value-type="float">
            <text:p>179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4" calcext:value-type="float">
            <text:p>5.64</text:p>
          </table:table-cell>
          <table:table-cell table:style-name="ce3" table:formula="of:=AVERAGE([.D33:.D42])" office:value-type="float" office:value="5.425" calcext:value-type="float">
            <text:p>5.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1" calcext:value-type="float">
            <text:p>179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2" calcext:value-type="float">
            <text:p>5.72</text:p>
          </table:table-cell>
          <table:table-cell table:style-name="ce3" table:formula="of:=AVERAGE([.D34:.D43])" office:value-type="float" office:value="5.401" calcext:value-type="float">
            <text:p>5.4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2" calcext:value-type="float">
            <text:p>179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5" calcext:value-type="float">
            <text:p>5.15</text:p>
          </table:table-cell>
          <table:table-cell table:style-name="ce3" table:formula="of:=AVERAGE([.D35:.D44])" office:value-type="float" office:value="5.377" calcext:value-type="float">
            <text:p>5.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3" calcext:value-type="float">
            <text:p>179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2" calcext:value-type="float">
            <text:p>6.02</text:p>
          </table:table-cell>
          <table:table-cell table:style-name="ce3" table:formula="of:=AVERAGE([.D36:.D45])" office:value-type="float" office:value="5.468" calcext:value-type="float">
            <text:p>5.4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4" calcext:value-type="float">
            <text:p>179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5" calcext:value-type="float">
            <text:p>6.05</text:p>
          </table:table-cell>
          <table:table-cell table:style-name="ce3" table:formula="of:=AVERAGE([.D37:.D46])" office:value-type="float" office:value="5.583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5" calcext:value-type="float">
            <text:p>179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" calcext:value-type="float">
            <text:p>5.6</text:p>
          </table:table-cell>
          <table:table-cell table:style-name="ce3" table:formula="of:=AVERAGE([.D38:.D47])" office:value-type="float" office:value="5.66" calcext:value-type="float">
            <text:p>5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6" calcext:value-type="float">
            <text:p>179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8" calcext:value-type="float">
            <text:p>5.48</text:p>
          </table:table-cell>
          <table:table-cell table:style-name="ce3" table:formula="of:=AVERAGE([.D39:.D48])" office:value-type="float" office:value="5.673" calcext:value-type="float">
            <text:p>5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7" calcext:value-type="float">
            <text:p>179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1" calcext:value-type="float">
            <text:p>5.21</text:p>
          </table:table-cell>
          <table:table-cell table:style-name="ce3" table:formula="of:=AVERAGE([.D40:.D49])" office:value-type="float" office:value="5.657" calcext:value-type="float">
            <text:p>5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8" calcext:value-type="float">
            <text:p>179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3" calcext:value-type="float">
            <text:p>6.03</text:p>
          </table:table-cell>
          <table:table-cell table:style-name="ce3" table:formula="of:=AVERAGE([.D41:.D50])" office:value-type="float" office:value="5.66" calcext:value-type="float">
            <text:p>5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799" calcext:value-type="float">
            <text:p>179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2" calcext:value-type="float">
            <text:p>5.62</text:p>
          </table:table-cell>
          <table:table-cell table:style-name="ce3" table:formula="of:=AVERAGE([.D42:.D51])" office:value-type="float" office:value="5.652" calcext:value-type="float">
            <text:p>5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0" calcext:value-type="float">
            <text:p>180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5" calcext:value-type="float">
            <text:p>5.85</text:p>
          </table:table-cell>
          <table:table-cell table:style-name="ce3" table:formula="of:=AVERAGE([.D43:.D52])" office:value-type="float" office:value="5.673" calcext:value-type="float">
            <text:p>5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1" calcext:value-type="float">
            <text:p>180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3" calcext:value-type="float">
            <text:p>6.23</text:p>
          </table:table-cell>
          <table:table-cell table:style-name="ce3" table:formula="of:=AVERAGE([.D44:.D53])" office:value-type="float" office:value="5.724" calcext:value-type="float">
            <text:p>5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2" calcext:value-type="float">
            <text:p>180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6" calcext:value-type="float">
            <text:p>6.46</text:p>
          </table:table-cell>
          <table:table-cell table:style-name="ce3" table:formula="of:=AVERAGE([.D45:.D54])" office:value-type="float" office:value="5.855" calcext:value-type="float">
            <text:p>5.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3" calcext:value-type="float">
            <text:p>180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3" calcext:value-type="float">
            <text:p>6.23</text:p>
          </table:table-cell>
          <table:table-cell table:style-name="ce3" table:formula="of:=AVERAGE([.D46:.D55])" office:value-type="float" office:value="5.876" calcext:value-type="float">
            <text:p>5.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4" calcext:value-type="float">
            <text:p>180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2" calcext:value-type="float">
            <text:p>6.02</text:p>
          </table:table-cell>
          <table:table-cell table:style-name="ce3" table:formula="of:=AVERAGE([.D47:.D56])" office:value-type="float" office:value="5.873" calcext:value-type="float">
            <text:p>5.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5" calcext:value-type="float">
            <text:p>180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9" calcext:value-type="float">
            <text:p>6.49</text:p>
          </table:table-cell>
          <table:table-cell table:style-name="ce3" table:formula="of:=AVERAGE([.D48:.D57])" office:value-type="float" office:value="5.962" calcext:value-type="float">
            <text:p>5.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6" calcext:value-type="float">
            <text:p>180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49:.D58])" office:value-type="float" office:value="5.984" calcext:value-type="float">
            <text:p>5.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7" calcext:value-type="float">
            <text:p>180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9" calcext:value-type="float">
            <text:p>5.49</text:p>
          </table:table-cell>
          <table:table-cell table:style-name="ce3" table:formula="of:=AVERAGE([.D50:.D59])" office:value-type="float" office:value="6.012" calcext:value-type="float">
            <text:p>6.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8" calcext:value-type="float">
            <text:p>180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6" calcext:value-type="float">
            <text:p>5.66</text:p>
          </table:table-cell>
          <table:table-cell table:style-name="ce3" table:formula="of:=AVERAGE([.D51:.D60])" office:value-type="float" office:value="5.975" calcext:value-type="float">
            <text:p>5.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09" calcext:value-type="float">
            <text:p>180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9" calcext:value-type="float">
            <text:p>4.9</text:p>
          </table:table-cell>
          <table:table-cell table:style-name="ce3" table:formula="of:=AVERAGE([.D52:.D61])" office:value-type="float" office:value="5.903" calcext:value-type="float">
            <text:p>5.9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0" calcext:value-type="float">
            <text:p>181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table:formula="of:=AVERAGE([.D53:.D62])" office:value-type="float" office:value="5.842" calcext:value-type="float">
            <text:p>5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1" calcext:value-type="float">
            <text:p>181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8" calcext:value-type="float">
            <text:p>5.38</text:p>
          </table:table-cell>
          <table:table-cell table:style-name="ce3" table:formula="of:=AVERAGE([.D54:.D63])" office:value-type="float" office:value="5.757" calcext:value-type="float">
            <text:p>5.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2" calcext:value-type="float">
            <text:p>181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97" calcext:value-type="float">
            <text:p>3.97</text:p>
          </table:table-cell>
          <table:table-cell table:style-name="ce3" table:formula="of:=AVERAGE([.D55:.D64])" office:value-type="float" office:value="5.508" calcext:value-type="float">
            <text:p>5.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3" calcext:value-type="float">
            <text:p>181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1" calcext:value-type="float">
            <text:p>5.31</text:p>
          </table:table-cell>
          <table:table-cell table:style-name="ce3" table:formula="of:=AVERAGE([.D56:.D65])" office:value-type="float" office:value="5.416" calcext:value-type="float">
            <text:p>5.4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4" calcext:value-type="float">
            <text:p>181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6" calcext:value-type="float">
            <text:p>5.16</text:p>
          </table:table-cell>
          <table:table-cell table:style-name="ce3" table:formula="of:=AVERAGE([.D57:.D66])" office:value-type="float" office:value="5.33" calcext:value-type="float">
            <text:p>5.3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5" calcext:value-type="float">
            <text:p>181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52" calcext:value-type="float">
            <text:p>4.52</text:p>
          </table:table-cell>
          <table:table-cell table:style-name="ce3" table:formula="of:=AVERAGE([.D58:.D67])" office:value-type="float" office:value="5.133" calcext:value-type="float">
            <text:p>5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6" calcext:value-type="float">
            <text:p>181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AVERAGE([.D59:.D68])" office:value-type="float" office:value="4.963" calcext:value-type="float">
            <text:p>4.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7" calcext:value-type="float">
            <text:p>181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12" calcext:value-type="float">
            <text:p>4.12</text:p>
          </table:table-cell>
          <table:table-cell table:style-name="ce3" table:formula="of:=AVERAGE([.D60:.D69])" office:value-type="float" office:value="4.826" calcext:value-type="float">
            <text:p>4.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8" calcext:value-type="float">
            <text:p>181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4" calcext:value-type="float">
            <text:p>4.84</text:p>
          </table:table-cell>
          <table:table-cell table:style-name="ce3" table:formula="of:=AVERAGE([.D61:.D70])" office:value-type="float" office:value="4.744" calcext:value-type="float">
            <text:p>4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19" calcext:value-type="float">
            <text:p>181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07" calcext:value-type="float">
            <text:p>5.07</text:p>
          </table:table-cell>
          <table:table-cell table:style-name="ce3" table:formula="of:=AVERAGE([.D62:.D71])" office:value-type="float" office:value="4.761" calcext:value-type="float">
            <text:p>4.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0" calcext:value-type="float">
            <text:p>182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08" calcext:value-type="float">
            <text:p>5.08</text:p>
          </table:table-cell>
          <table:table-cell table:style-name="ce3" table:formula="of:=AVERAGE([.D63:.D72])" office:value-type="float" office:value="4.745" calcext:value-type="float">
            <text:p>4.7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1" calcext:value-type="float">
            <text:p>182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8" calcext:value-type="float">
            <text:p>4.88</text:p>
          </table:table-cell>
          <table:table-cell table:style-name="ce3" table:formula="of:=AVERAGE([.D64:.D73])" office:value-type="float" office:value="4.695" calcext:value-type="float">
            <text:p>4.7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2" calcext:value-type="float">
            <text:p>182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4" calcext:value-type="float">
            <text:p>5.64</text:p>
          </table:table-cell>
          <table:table-cell table:style-name="ce3" table:formula="of:=AVERAGE([.D65:.D74])" office:value-type="float" office:value="4.862" calcext:value-type="float">
            <text:p>4.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3" calcext:value-type="float">
            <text:p>182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6" calcext:value-type="float">
            <text:p>4.86</text:p>
          </table:table-cell>
          <table:table-cell table:style-name="ce3" table:formula="of:=AVERAGE([.D66:.D75])" office:value-type="float" office:value="4.817" calcext:value-type="float">
            <text:p>4.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4" calcext:value-type="float">
            <text:p>182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8" calcext:value-type="float">
            <text:p>5.38</text:p>
          </table:table-cell>
          <table:table-cell table:style-name="ce3" table:formula="of:=AVERAGE([.D67:.D76])" office:value-type="float" office:value="4.839" calcext:value-type="float">
            <text:p>4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6" calcext:value-type="float">
            <text:p>6.46</text:p>
          </table:table-cell>
          <table:table-cell table:style-name="ce3" table:formula="of:=AVERAGE([.D68:.D77])" office:value-type="float" office:value="5.033" calcext:value-type="float">
            <text:p>5.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6" calcext:value-type="float">
            <text:p>182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3" calcext:value-type="float">
            <text:p>6.23</text:p>
          </table:table-cell>
          <table:table-cell table:style-name="ce3" table:formula="of:=AVERAGE([.D69:.D78])" office:value-type="float" office:value="5.256" calcext:value-type="float">
            <text:p>5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7" calcext:value-type="float">
            <text:p>182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3" calcext:value-type="float">
            <text:p>6.03</text:p>
          </table:table-cell>
          <table:table-cell table:style-name="ce3" table:formula="of:=AVERAGE([.D70:.D79])" office:value-type="float" office:value="5.447" calcext:value-type="float">
            <text:p>5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8" calcext:value-type="float">
            <text:p>182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82" calcext:value-type="float">
            <text:p>6.82</text:p>
          </table:table-cell>
          <table:table-cell table:style-name="ce3" table:formula="of:=AVERAGE([.D71:.D80])" office:value-type="float" office:value="5.645" calcext:value-type="float">
            <text:p>5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6" calcext:value-type="float">
            <text:p>5.46</text:p>
          </table:table-cell>
          <table:table-cell table:style-name="ce3" table:formula="of:=AVERAGE([.D72:.D81])" office:value-type="float" office:value="5.684" calcext:value-type="float">
            <text:p>5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0" calcext:value-type="float">
            <text:p>183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3" calcext:value-type="float">
            <text:p>6.23</text:p>
          </table:table-cell>
          <table:table-cell table:style-name="ce3" table:formula="of:=AVERAGE([.D73:.D82])" office:value-type="float" office:value="5.799" calcext:value-type="float">
            <text:p>5.8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1" calcext:value-type="float">
            <text:p>183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96" calcext:value-type="float">
            <text:p>4.96</text:p>
          </table:table-cell>
          <table:table-cell table:style-name="ce3" table:formula="of:=AVERAGE([.D74:.D83])" office:value-type="float" office:value="5.807" calcext:value-type="float">
            <text:p>5.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2" calcext:value-type="float">
            <text:p>183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" calcext:value-type="float">
            <text:p>5.9</text:p>
          </table:table-cell>
          <table:table-cell table:style-name="ce3" table:formula="of:=AVERAGE([.D75:.D84])" office:value-type="float" office:value="5.833" calcext:value-type="float">
            <text:p>5.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8" calcext:value-type="float">
            <text:p>5.88</text:p>
          </table:table-cell>
          <table:table-cell table:style-name="ce3" table:formula="of:=AVERAGE([.D76:.D85])" office:value-type="float" office:value="5.935" calcext:value-type="float">
            <text:p>5.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4" calcext:value-type="float">
            <text:p>183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6" calcext:value-type="float">
            <text:p>6.16</text:p>
          </table:table-cell>
          <table:table-cell table:style-name="ce3" table:formula="of:=AVERAGE([.D77:.D86])" office:value-type="float" office:value="6.013" calcext:value-type="float">
            <text:p>6.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5" calcext:value-type="float">
            <text:p>183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1" calcext:value-type="float">
            <text:p>5.11</text:p>
          </table:table-cell>
          <table:table-cell table:style-name="ce3" table:formula="of:=AVERAGE([.D78:.D87])" office:value-type="float" office:value="5.878" calcext:value-type="float">
            <text:p>5.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6" calcext:value-type="float">
            <text:p>183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27" calcext:value-type="float">
            <text:p>4.27</text:p>
          </table:table-cell>
          <table:table-cell table:style-name="ce3" table:formula="of:=AVERAGE([.D79:.D88])" office:value-type="float" office:value="5.682" calcext:value-type="float">
            <text:p>5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7" calcext:value-type="float">
            <text:p>183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9" calcext:value-type="float">
            <text:p>4.89</text:p>
          </table:table-cell>
          <table:table-cell table:style-name="ce3" table:formula="of:=AVERAGE([.D80:.D89])" office:value-type="float" office:value="5.568" calcext:value-type="float">
            <text:p>5.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8" calcext:value-type="float">
            <text:p>183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48" calcext:value-type="float">
            <text:p>4.48</text:p>
          </table:table-cell>
          <table:table-cell table:style-name="ce3" table:formula="of:=AVERAGE([.D81:.D90])" office:value-type="float" office:value="5.334" calcext:value-type="float">
            <text:p>5.3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39" calcext:value-type="float">
            <text:p>183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2" calcext:value-type="float">
            <text:p>5.62</text:p>
          </table:table-cell>
          <table:table-cell table:style-name="ce3" table:formula="of:=AVERAGE([.D82:.D91])" office:value-type="float" office:value="5.35" calcext:value-type="float">
            <text:p>5.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0" calcext:value-type="float">
            <text:p>184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8" calcext:value-type="float">
            <text:p>5.88</text:p>
          </table:table-cell>
          <table:table-cell table:style-name="ce3" table:formula="of:=AVERAGE([.D83:.D92])" office:value-type="float" office:value="5.315" calcext:value-type="float">
            <text:p>5.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1" calcext:value-type="float">
            <text:p>184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3" calcext:value-type="float">
            <text:p>5.33</text:p>
          </table:table-cell>
          <table:table-cell table:style-name="ce3" table:formula="of:=AVERAGE([.D84:.D93])" office:value-type="float" office:value="5.352" calcext:value-type="float">
            <text:p>5.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2" calcext:value-type="float">
            <text:p>184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5" calcext:value-type="float">
            <text:p>5.75</text:p>
          </table:table-cell>
          <table:table-cell table:style-name="ce3" table:formula="of:=AVERAGE([.D85:.D94])" office:value-type="float" office:value="5.337" calcext:value-type="float">
            <text:p>5.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3" calcext:value-type="float">
            <text:p>184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1" calcext:value-type="float">
            <text:p>4.81</text:p>
          </table:table-cell>
          <table:table-cell table:style-name="ce3" table:formula="of:=AVERAGE([.D86:.D95])" office:value-type="float" office:value="5.23" calcext:value-type="float">
            <text:p>5.2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4" calcext:value-type="float">
            <text:p>184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" calcext:value-type="float">
            <text:p>5.8</text:p>
          </table:table-cell>
          <table:table-cell table:style-name="ce3" table:formula="of:=AVERAGE([.D87:.D96])" office:value-type="float" office:value="5.194" calcext:value-type="float">
            <text:p>5.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1" calcext:value-type="float">
            <text:p>5.81</text:p>
          </table:table-cell>
          <table:table-cell table:style-name="ce3" table:formula="of:=AVERAGE([.D88:.D97])" office:value-type="float" office:value="5.264" calcext:value-type="float">
            <text:p>5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6" calcext:value-type="float">
            <text:p>184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7" calcext:value-type="float">
            <text:p>6.47</text:p>
          </table:table-cell>
          <table:table-cell table:style-name="ce3" table:formula="of:=AVERAGE([.D89:.D98])" office:value-type="float" office:value="5.484" calcext:value-type="float">
            <text:p>5.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1" calcext:value-type="float">
            <text:p>5.11</text:p>
          </table:table-cell>
          <table:table-cell table:style-name="ce3" table:formula="of:=AVERAGE([.D90:.D99])" office:value-type="float" office:value="5.506" calcext:value-type="float">
            <text:p>5.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8" calcext:value-type="float">
            <text:p>5.68</text:p>
          </table:table-cell>
          <table:table-cell table:style-name="ce3" table:formula="of:=AVERAGE([.D91:.D100])" office:value-type="float" office:value="5.626" calcext:value-type="float">
            <text:p>5.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49" calcext:value-type="float">
            <text:p>184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8" calcext:value-type="float">
            <text:p>5.18</text:p>
          </table:table-cell>
          <table:table-cell table:style-name="ce3" table:formula="of:=AVERAGE([.D92:.D101])" office:value-type="float" office:value="5.582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5" calcext:value-type="float">
            <text:p>5.45</text:p>
          </table:table-cell>
          <table:table-cell table:style-name="ce3" table:formula="of:=AVERAGE([.D93:.D102])" office:value-type="float" office:value="5.539" calcext:value-type="float">
            <text:p>5.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5" calcext:value-type="float">
            <text:p>5.45</text:p>
          </table:table-cell>
          <table:table-cell table:style-name="ce3" table:formula="of:=AVERAGE([.D94:.D103])" office:value-type="float" office:value="5.551" calcext:value-type="float">
            <text:p>5.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2" calcext:value-type="float">
            <text:p>185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7" calcext:value-type="float">
            <text:p>5.27</text:p>
          </table:table-cell>
          <table:table-cell table:style-name="ce3" table:formula="of:=AVERAGE([.D95:.D104])" office:value-type="float" office:value="5.503" calcext:value-type="float">
            <text:p>5.5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3" calcext:value-type="float">
            <text:p>185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96:.D105])" office:value-type="float" office:value="5.592" calcext:value-type="float">
            <text:p>5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4" calcext:value-type="float">
            <text:p>185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" calcext:value-type="float">
            <text:p>5.9</text:p>
          </table:table-cell>
          <table:table-cell table:style-name="ce3" table:formula="of:=AVERAGE([.D97:.D106])" office:value-type="float" office:value="5.602" calcext:value-type="float">
            <text:p>5.6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5" calcext:value-type="float">
            <text:p>185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6" calcext:value-type="float">
            <text:p>5.16</text:p>
          </table:table-cell>
          <table:table-cell table:style-name="ce3" table:formula="of:=AVERAGE([.D98:.D107])" office:value-type="float" office:value="5.537" calcext:value-type="float">
            <text:p>5.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6" calcext:value-type="float">
            <text:p>185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26" calcext:value-type="float">
            <text:p>4.26</text:p>
          </table:table-cell>
          <table:table-cell table:style-name="ce3" table:formula="of:=AVERAGE([.D99:.D108])" office:value-type="float" office:value="5.316" calcext:value-type="float">
            <text:p>5.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7" calcext:value-type="float">
            <text:p>185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64" calcext:value-type="float">
            <text:p>4.64</text:p>
          </table:table-cell>
          <table:table-cell table:style-name="ce3" table:formula="of:=AVERAGE([.D100:.D109])" office:value-type="float" office:value="5.269" calcext:value-type="float">
            <text:p>5.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8" calcext:value-type="float">
            <text:p>185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3" calcext:value-type="float">
            <text:p>5.93</text:p>
          </table:table-cell>
          <table:table-cell table:style-name="ce3" table:formula="of:=AVERAGE([.D101:.D110])" office:value-type="float" office:value="5.294" calcext:value-type="float">
            <text:p>5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54" calcext:value-type="float">
            <text:p>5.54</text:p>
          </table:table-cell>
          <table:table-cell table:style-name="ce3" table:formula="of:=AVERAGE([.D102:.D111])" office:value-type="float" office:value="5.33" calcext:value-type="float">
            <text:p>5.3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0" calcext:value-type="float">
            <text:p>186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58" calcext:value-type="float">
            <text:p>5.58</text:p>
          </table:table-cell>
          <table:table-cell table:style-name="ce3" table:formula="of:=AVERAGE([.D103:.D112])" office:value-type="float" office:value="5.343" calcext:value-type="float">
            <text:p>5.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1" calcext:value-type="float">
            <text:p>186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5" calcext:value-type="float">
            <text:p>5.45</text:p>
          </table:table-cell>
          <table:table-cell table:style-name="ce3" table:formula="of:=AVERAGE([.D104:.D113])" office:value-type="float" office:value="5.343" calcext:value-type="float">
            <text:p>5.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2" calcext:value-type="float">
            <text:p>186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1" calcext:value-type="float">
            <text:p>5.21</text:p>
          </table:table-cell>
          <table:table-cell table:style-name="ce3" table:formula="of:=AVERAGE([.D105:.D114])" office:value-type="float" office:value="5.337" calcext:value-type="float">
            <text:p>5.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6" calcext:value-type="float">
            <text:p>5.36</text:p>
          </table:table-cell>
          <table:table-cell table:style-name="ce3" table:formula="of:=AVERAGE([.D106:.D115])" office:value-type="float" office:value="5.303" calcext:value-type="float">
            <text:p>5.3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4" calcext:value-type="float">
            <text:p>186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7" calcext:value-type="float">
            <text:p>5.47</text:p>
          </table:table-cell>
          <table:table-cell table:style-name="ce3" table:formula="of:=AVERAGE([.D107:.D116])" office:value-type="float" office:value="5.26" calcext:value-type="float">
            <text:p>5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5" calcext:value-type="float">
            <text:p>186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108:.D117])" office:value-type="float" office:value="5.314" calcext:value-type="float">
            <text:p>5.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6" calcext:value-type="float">
            <text:p>186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8" calcext:value-type="float">
            <text:p>4.88</text:p>
          </table:table-cell>
          <table:table-cell table:style-name="ce3" table:formula="of:=AVERAGE([.D109:.D118])" office:value-type="float" office:value="5.376" calcext:value-type="float">
            <text:p>5.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7" calcext:value-type="float">
            <text:p>186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1" calcext:value-type="float">
            <text:p>5.11</text:p>
          </table:table-cell>
          <table:table-cell table:style-name="ce3" table:formula="of:=AVERAGE([.D110:.D119])" office:value-type="float" office:value="5.423" calcext:value-type="float">
            <text:p>5.4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8" calcext:value-type="float">
            <text:p>186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59" calcext:value-type="float">
            <text:p>4.59</text:p>
          </table:table-cell>
          <table:table-cell table:style-name="ce3" table:formula="of:=AVERAGE([.D111:.D120])" office:value-type="float" office:value="5.289" calcext:value-type="float">
            <text:p>5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69" calcext:value-type="float">
            <text:p>186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74" calcext:value-type="float">
            <text:p>4.74</text:p>
          </table:table-cell>
          <table:table-cell table:style-name="ce3" table:formula="of:=AVERAGE([.D112:.D121])" office:value-type="float" office:value="5.209" calcext:value-type="float">
            <text:p>5.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2" calcext:value-type="float">
            <text:p>6.22</text:p>
          </table:table-cell>
          <table:table-cell table:style-name="ce3" table:formula="of:=AVERAGE([.D113:.D122])" office:value-type="float" office:value="5.273" calcext:value-type="float">
            <text:p>5.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1" calcext:value-type="float">
            <text:p>187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6" calcext:value-type="float">
            <text:p>5.26</text:p>
          </table:table-cell>
          <table:table-cell table:style-name="ce3" table:formula="of:=AVERAGE([.D114:.D123])" office:value-type="float" office:value="5.254" calcext:value-type="float">
            <text:p>5.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3" calcext:value-type="float">
            <text:p>4.83</text:p>
          </table:table-cell>
          <table:table-cell table:style-name="ce3" table:formula="of:=AVERAGE([.D115:.D124])" office:value-type="float" office:value="5.216" calcext:value-type="float">
            <text:p>5.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3" calcext:value-type="float">
            <text:p>187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64" calcext:value-type="float">
            <text:p>4.64</text:p>
          </table:table-cell>
          <table:table-cell table:style-name="ce3" table:formula="of:=AVERAGE([.D116:.D125])" office:value-type="float" office:value="5.144" calcext:value-type="float">
            <text:p>5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4" calcext:value-type="float">
            <text:p>187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7" calcext:value-type="float">
            <text:p>5.47</text:p>
          </table:table-cell>
          <table:table-cell table:style-name="ce3" table:formula="of:=AVERAGE([.D117:.D126])" office:value-type="float" office:value="5.144" calcext:value-type="float">
            <text:p>5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5" calcext:value-type="float">
            <text:p>187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47" calcext:value-type="float">
            <text:p>3.47</text:p>
          </table:table-cell>
          <table:table-cell table:style-name="ce3" table:formula="of:=AVERAGE([.D118:.D127])" office:value-type="float" office:value="4.921" calcext:value-type="float">
            <text:p>4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6" calcext:value-type="float">
            <text:p>187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1" calcext:value-type="float">
            <text:p>5.41</text:p>
          </table:table-cell>
          <table:table-cell table:style-name="ce3" table:formula="of:=AVERAGE([.D119:.D128])" office:value-type="float" office:value="4.974" calcext:value-type="float">
            <text:p>4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7" calcext:value-type="float">
            <text:p>187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8" calcext:value-type="float">
            <text:p>6.48</text:p>
          </table:table-cell>
          <table:table-cell table:style-name="ce3" table:formula="of:=AVERAGE([.D120:.D129])" office:value-type="float" office:value="5.111" calcext:value-type="float">
            <text:p>5.1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8" calcext:value-type="float">
            <text:p>187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15" calcext:value-type="float">
            <text:p>7.15</text:p>
          </table:table-cell>
          <table:table-cell table:style-name="ce3" table:formula="of:=AVERAGE([.D121:.D130])" office:value-type="float" office:value="5.367" calcext:value-type="float">
            <text:p>5.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79" calcext:value-type="float">
            <text:p>187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6" calcext:value-type="float">
            <text:p>5.36</text:p>
          </table:table-cell>
          <table:table-cell table:style-name="ce3" table:formula="of:=AVERAGE([.D122:.D131])" office:value-type="float" office:value="5.429" calcext:value-type="float">
            <text:p>5.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0" calcext:value-type="float">
            <text:p>188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9" calcext:value-type="float">
            <text:p>6.19</text:p>
          </table:table-cell>
          <table:table-cell table:style-name="ce3" table:formula="of:=AVERAGE([.D123:.D132])" office:value-type="float" office:value="5.426" calcext:value-type="float">
            <text:p>5.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1" calcext:value-type="float">
            <text:p>188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31" calcext:value-type="float">
            <text:p>6.31</text:p>
          </table:table-cell>
          <table:table-cell table:style-name="ce3" table:formula="of:=AVERAGE([.D124:.D133])" office:value-type="float" office:value="5.531" calcext:value-type="float">
            <text:p>5.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2" calcext:value-type="float">
            <text:p>188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7" calcext:value-type="float">
            <text:p>5.97</text:p>
          </table:table-cell>
          <table:table-cell table:style-name="ce3" table:formula="of:=AVERAGE([.D125:.D134])" office:value-type="float" office:value="5.645" calcext:value-type="float">
            <text:p>5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06" calcext:value-type="float">
            <text:p>4.06</text:p>
          </table:table-cell>
          <table:table-cell table:style-name="ce3" table:formula="of:=AVERAGE([.D126:.D135])" office:value-type="float" office:value="5.587" calcext:value-type="float">
            <text:p>5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4" calcext:value-type="float">
            <text:p>188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9" calcext:value-type="float">
            <text:p>5.29</text:p>
          </table:table-cell>
          <table:table-cell table:style-name="ce3" table:formula="of:=AVERAGE([.D127:.D136])" office:value-type="float" office:value="5.569" calcext:value-type="float">
            <text:p>5.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5" calcext:value-type="float">
            <text:p>188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83" calcext:value-type="float">
            <text:p>3.83</text:p>
          </table:table-cell>
          <table:table-cell table:style-name="ce3" table:formula="of:=AVERAGE([.D128:.D137])" office:value-type="float" office:value="5.605" calcext:value-type="float">
            <text:p>5.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6" calcext:value-type="float">
            <text:p>188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7" calcext:value-type="float">
            <text:p>5.17</text:p>
          </table:table-cell>
          <table:table-cell table:style-name="ce3" table:formula="of:=AVERAGE([.D129:.D138])" office:value-type="float" office:value="5.581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3" calcext:value-type="float">
            <text:p>5.3</text:p>
          </table:table-cell>
          <table:table-cell table:style-name="ce3" table:formula="of:=AVERAGE([.D130:.D139])" office:value-type="float" office:value="5.463" calcext:value-type="float">
            <text:p>5.4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8" calcext:value-type="float">
            <text:p>188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39" calcext:value-type="float">
            <text:p>4.39</text:p>
          </table:table-cell>
          <table:table-cell table:style-name="ce3" table:formula="of:=AVERAGE([.D131:.D140])" office:value-type="float" office:value="5.187" calcext:value-type="float">
            <text:p>5.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89" calcext:value-type="float">
            <text:p>188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6" calcext:value-type="float">
            <text:p>5.96</text:p>
          </table:table-cell>
          <table:table-cell table:style-name="ce3" table:formula="of:=AVERAGE([.D132:.D141])" office:value-type="float" office:value="5.247" calcext:value-type="float">
            <text:p>5.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0" calcext:value-type="float">
            <text:p>189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1" calcext:value-type="float">
            <text:p>5.71</text:p>
          </table:table-cell>
          <table:table-cell table:style-name="ce3" table:formula="of:=AVERAGE([.D133:.D142])" office:value-type="float" office:value="5.199" calcext:value-type="float">
            <text:p>5.2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1" calcext:value-type="float">
            <text:p>189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8" calcext:value-type="float">
            <text:p>6.28</text:p>
          </table:table-cell>
          <table:table-cell table:style-name="ce3" table:formula="of:=AVERAGE([.D134:.D143])" office:value-type="float" office:value="5.196" calcext:value-type="float">
            <text:p>5.2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2" calcext:value-type="float">
            <text:p>189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" calcext:value-type="float">
            <text:p>5.4</text:p>
          </table:table-cell>
          <table:table-cell table:style-name="ce3" table:formula="of:=AVERAGE([.D135:.D144])" office:value-type="float" office:value="5.139" calcext:value-type="float">
            <text:p>5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3" calcext:value-type="float">
            <text:p>189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3" calcext:value-type="float">
            <text:p>4.83</text:p>
          </table:table-cell>
          <table:table-cell table:style-name="ce3" table:formula="of:=AVERAGE([.D136:.D145])" office:value-type="float" office:value="5.216" calcext:value-type="float">
            <text:p>5.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4" calcext:value-type="float">
            <text:p>189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4" calcext:value-type="float">
            <text:p>6.64</text:p>
          </table:table-cell>
          <table:table-cell table:style-name="ce3" table:formula="of:=AVERAGE([.D137:.D146])" office:value-type="float" office:value="5.351" calcext:value-type="float">
            <text:p>5.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5" calcext:value-type="float">
            <text:p>189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2" calcext:value-type="float">
            <text:p>5.12</text:p>
          </table:table-cell>
          <table:table-cell table:style-name="ce3" table:formula="of:=AVERAGE([.D138:.D147])" office:value-type="float" office:value="5.48" calcext:value-type="float">
            <text:p>5.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6" calcext:value-type="float">
            <text:p>189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5" calcext:value-type="float">
            <text:p>5.75</text:p>
          </table:table-cell>
          <table:table-cell table:style-name="ce3" table:formula="of:=AVERAGE([.D139:.D148])" office:value-type="float" office:value="5.538" calcext:value-type="float">
            <text:p>5.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7" calcext:value-type="float">
            <text:p>189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9" calcext:value-type="float">
            <text:p>5.89</text:p>
          </table:table-cell>
          <table:table-cell table:style-name="ce3" table:formula="of:=AVERAGE([.D140:.D149])" office:value-type="float" office:value="5.597" calcext:value-type="float">
            <text:p>5.6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8" calcext:value-type="float">
            <text:p>189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9" calcext:value-type="float">
            <text:p>6.59</text:p>
          </table:table-cell>
          <table:table-cell table:style-name="ce3" table:formula="of:=AVERAGE([.D141:.D150])" office:value-type="float" office:value="5.817" calcext:value-type="float">
            <text:p>5.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899" calcext:value-type="float">
            <text:p>189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142:.D151])" office:value-type="float" office:value="5.791" calcext:value-type="float">
            <text:p>5.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0" calcext:value-type="float">
            <text:p>190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7" calcext:value-type="float">
            <text:p>6.47</text:p>
          </table:table-cell>
          <table:table-cell table:style-name="ce3" table:formula="of:=AVERAGE([.D143:.D152])" office:value-type="float" office:value="5.867" calcext:value-type="float">
            <text:p>5.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1" calcext:value-type="float">
            <text:p>190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144:.D153])" office:value-type="float" office:value="5.809" calcext:value-type="float">
            <text:p>5.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" calcext:value-type="float">
            <text:p>5.8</text:p>
          </table:table-cell>
          <table:table-cell table:style-name="ce3" table:formula="of:=AVERAGE([.D145:.D154])" office:value-type="float" office:value="5.849" calcext:value-type="float">
            <text:p>5.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3" calcext:value-type="float">
            <text:p>190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9" calcext:value-type="float">
            <text:p>5.79</text:p>
          </table:table-cell>
          <table:table-cell table:style-name="ce3" table:formula="of:=AVERAGE([.D146:.D155])" office:value-type="float" office:value="5.945" calcext:value-type="float">
            <text:p>5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4" calcext:value-type="float">
            <text:p>190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85" calcext:value-type="float">
            <text:p>3.85</text:p>
          </table:table-cell>
          <table:table-cell table:style-name="ce3" table:formula="of:=AVERAGE([.D147:.D156])" office:value-type="float" office:value="5.666" calcext:value-type="float">
            <text:p>5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5" calcext:value-type="float">
            <text:p>190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1" calcext:value-type="float">
            <text:p>5.21</text:p>
          </table:table-cell>
          <table:table-cell table:style-name="ce3" table:formula="of:=AVERAGE([.D148:.D157])" office:value-type="float" office:value="5.675" calcext:value-type="float">
            <text:p>5.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6" calcext:value-type="float">
            <text:p>190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9" calcext:value-type="float">
            <text:p>6.19</text:p>
          </table:table-cell>
          <table:table-cell table:style-name="ce3" table:formula="of:=AVERAGE([.D149:.D158])" office:value-type="float" office:value="5.719" calcext:value-type="float">
            <text:p>5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7" calcext:value-type="float">
            <text:p>190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3" calcext:value-type="float">
            <text:p>4.83</text:p>
          </table:table-cell>
          <table:table-cell table:style-name="ce3" table:formula="of:=AVERAGE([.D150:.D159])" office:value-type="float" office:value="5.613" calcext:value-type="float">
            <text:p>5.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8" calcext:value-type="float">
            <text:p>190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2" calcext:value-type="float">
            <text:p>6.22</text:p>
          </table:table-cell>
          <table:table-cell table:style-name="ce3" table:formula="of:=AVERAGE([.D151:.D160])" office:value-type="float" office:value="5.576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09" calcext:value-type="float">
            <text:p>190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3" calcext:value-type="float">
            <text:p>5.83</text:p>
          </table:table-cell>
          <table:table-cell table:style-name="ce3" table:formula="of:=AVERAGE([.D152:.D161])" office:value-type="float" office:value="5.589" calcext:value-type="float">
            <text:p>5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0" calcext:value-type="float">
            <text:p>191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7" calcext:value-type="float">
            <text:p>5.77</text:p>
          </table:table-cell>
          <table:table-cell table:style-name="ce3" table:formula="of:=AVERAGE([.D153:.D162])" office:value-type="float" office:value="5.519" calcext:value-type="float">
            <text:p>5.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1" calcext:value-type="float">
            <text:p>191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3" calcext:value-type="float">
            <text:p>6.43</text:p>
          </table:table-cell>
          <table:table-cell table:style-name="ce3" table:formula="of:=AVERAGE([.D154:.D163])" office:value-type="float" office:value="5.592" calcext:value-type="float">
            <text:p>5.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2" calcext:value-type="float">
            <text:p>191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2" calcext:value-type="float">
            <text:p>4.82</text:p>
          </table:table-cell>
          <table:table-cell table:style-name="ce3" table:formula="of:=AVERAGE([.D155:.D164])" office:value-type="float" office:value="5.494" calcext:value-type="float">
            <text:p>5.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3" calcext:value-type="float">
            <text:p>191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8" calcext:value-type="float">
            <text:p>6.68</text:p>
          </table:table-cell>
          <table:table-cell table:style-name="ce3" table:formula="of:=AVERAGE([.D156:.D165])" office:value-type="float" office:value="5.583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4" calcext:value-type="float">
            <text:p>191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59" calcext:value-type="float">
            <text:p>5.59</text:p>
          </table:table-cell>
          <table:table-cell table:style-name="ce3" table:formula="of:=AVERAGE([.D157:.D166])" office:value-type="float" office:value="5.757" calcext:value-type="float">
            <text:p>5.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5" calcext:value-type="float">
            <text:p>191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AVERAGE([.D158:.D167])" office:value-type="float" office:value="5.836" calcext:value-type="float">
            <text:p>5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6" calcext:value-type="float">
            <text:p>191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9" calcext:value-type="float">
            <text:p>5.89</text:p>
          </table:table-cell>
          <table:table-cell table:style-name="ce3" table:formula="of:=AVERAGE([.D159:.D168])" office:value-type="float" office:value="5.806" calcext:value-type="float">
            <text:p>5.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7" calcext:value-type="float">
            <text:p>191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3.91" calcext:value-type="float">
            <text:p>3.91</text:p>
          </table:table-cell>
          <table:table-cell table:style-name="ce3" table:formula="of:=AVERAGE([.D160:.D169])" office:value-type="float" office:value="5.714" calcext:value-type="float">
            <text:p>5.7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8" calcext:value-type="float">
            <text:p>191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57" calcext:value-type="float">
            <text:p>5.57</text:p>
          </table:table-cell>
          <table:table-cell table:style-name="ce3" table:formula="of:=AVERAGE([.D161:.D170])" office:value-type="float" office:value="5.649" calcext:value-type="float">
            <text:p>5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19" calcext:value-type="float">
            <text:p>191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4" calcext:value-type="float">
            <text:p>6.54</text:p>
          </table:table-cell>
          <table:table-cell table:style-name="ce3" table:formula="of:=AVERAGE([.D162:.D171])" office:value-type="float" office:value="5.72" calcext:value-type="float">
            <text:p>5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0" calcext:value-type="float">
            <text:p>192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table:formula="of:=AVERAGE([.D163:.D172])" office:value-type="float" office:value="5.667" calcext:value-type="float">
            <text:p>5.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1" calcext:value-type="float">
            <text:p>192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75" calcext:value-type="float">
            <text:p>7.75</text:p>
          </table:table-cell>
          <table:table-cell table:style-name="ce3" table:formula="of:=AVERAGE([.D164:.D173])" office:value-type="float" office:value="5.799" calcext:value-type="float">
            <text:p>5.8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" calcext:value-type="float">
            <text:p>6.5</text:p>
          </table:table-cell>
          <table:table-cell table:style-name="ce3" table:formula="of:=AVERAGE([.D165:.D174])" office:value-type="float" office:value="5.967" calcext:value-type="float">
            <text:p>5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3" calcext:value-type="float">
            <text:p>192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9" calcext:value-type="float">
            <text:p>5.49</text:p>
          </table:table-cell>
          <table:table-cell table:style-name="ce3" table:formula="of:=AVERAGE([.D166:.D175])" office:value-type="float" office:value="5.848" calcext:value-type="float">
            <text:p>5.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86" calcext:value-type="float">
            <text:p>4.86</text:p>
          </table:table-cell>
          <table:table-cell table:style-name="ce3" table:formula="of:=AVERAGE([.D167:.D176])" office:value-type="float" office:value="5.775" calcext:value-type="float">
            <text:p>5.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5" calcext:value-type="float">
            <text:p>192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3" calcext:value-type="float">
            <text:p>5.63</text:p>
          </table:table-cell>
          <table:table-cell table:style-name="ce3" table:formula="of:=AVERAGE([.D168:.D177])" office:value-type="float" office:value="5.738" calcext:value-type="float">
            <text:p>5.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4.34" calcext:value-type="float">
            <text:p>4.34</text:p>
          </table:table-cell>
          <table:table-cell table:style-name="ce3" table:formula="of:=AVERAGE([.D169:.D178])" office:value-type="float" office:value="5.583" calcext:value-type="float">
            <text:p>5.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7" calcext:value-type="float">
            <text:p>192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" calcext:value-type="float">
            <text:p>6.1</text:p>
          </table:table-cell>
          <table:table-cell table:style-name="ce3" table:formula="of:=AVERAGE([.D170:.D179])" office:value-type="float" office:value="5.802" calcext:value-type="float">
            <text:p>5.8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6" calcext:value-type="float">
            <text:p>5.86</text:p>
          </table:table-cell>
          <table:table-cell table:style-name="ce3" table:formula="of:=AVERAGE([.D171:.D180])" office:value-type="float" office:value="5.831" calcext:value-type="float">
            <text:p>5.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29" calcext:value-type="float">
            <text:p>192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7" calcext:value-type="float">
            <text:p>5.47</text:p>
          </table:table-cell>
          <table:table-cell table:style-name="ce3" table:formula="of:=AVERAGE([.D172:.D181])" office:value-type="float" office:value="5.724" calcext:value-type="float">
            <text:p>5.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4" calcext:value-type="float">
            <text:p>6.44</text:p>
          </table:table-cell>
          <table:table-cell table:style-name="ce3" table:formula="of:=AVERAGE([.D173:.D182])" office:value-type="float" office:value="5.844" calcext:value-type="float">
            <text:p>5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56" calcext:value-type="float">
            <text:p>7.56</text:p>
          </table:table-cell>
          <table:table-cell table:style-name="ce3" table:formula="of:=AVERAGE([.D174:.D183])" office:value-type="float" office:value="5.825" calcext:value-type="float">
            <text:p>5.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2" calcext:value-type="float">
            <text:p>6.62</text:p>
          </table:table-cell>
          <table:table-cell table:style-name="ce3" table:formula="of:=AVERAGE([.D175:.D184])" office:value-type="float" office:value="5.837" calcext:value-type="float">
            <text:p>5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3" calcext:value-type="float">
            <text:p>193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6" calcext:value-type="float">
            <text:p>6.66</text:p>
          </table:table-cell>
          <table:table-cell table:style-name="ce3" table:formula="of:=AVERAGE([.D176:.D185])" office:value-type="float" office:value="5.954" calcext:value-type="float">
            <text:p>5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4" calcext:value-type="float">
            <text:p>5.44</text:p>
          </table:table-cell>
          <table:table-cell table:style-name="ce3" table:formula="of:=AVERAGE([.D177:.D186])" office:value-type="float" office:value="6.012" calcext:value-type="float">
            <text:p>6.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" calcext:value-type="float">
            <text:p>5.6</text:p>
          </table:table-cell>
          <table:table-cell table:style-name="ce3" table:formula="of:=AVERAGE([.D178:.D187])" office:value-type="float" office:value="6.009" calcext:value-type="float">
            <text:p>6.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55" calcext:value-type="float">
            <text:p>5.55</text:p>
          </table:table-cell>
          <table:table-cell table:style-name="ce3" table:formula="of:=AVERAGE([.D179:.D188])" office:value-type="float" office:value="6.13" calcext:value-type="float">
            <text:p>6.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32" calcext:value-type="float">
            <text:p>6.32</text:p>
          </table:table-cell>
          <table:table-cell table:style-name="ce3" table:formula="of:=AVERAGE([.D180:.D189])" office:value-type="float" office:value="6.152" calcext:value-type="float">
            <text:p>6.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91" calcext:value-type="float">
            <text:p>6.91</text:p>
          </table:table-cell>
          <table:table-cell table:style-name="ce3" table:formula="of:=AVERAGE([.D181:.D190])" office:value-type="float" office:value="6.257" calcext:value-type="float">
            <text:p>6.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4" calcext:value-type="float">
            <text:p>6.14</text:p>
          </table:table-cell>
          <table:table-cell table:style-name="ce3" table:formula="of:=AVERAGE([.D182:.D191])" office:value-type="float" office:value="6.324" calcext:value-type="float">
            <text:p>6.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06" calcext:value-type="float">
            <text:p>5.06</text:p>
          </table:table-cell>
          <table:table-cell table:style-name="ce3" table:formula="of:=AVERAGE([.D183:.D192])" office:value-type="float" office:value="6.186" calcext:value-type="float">
            <text:p>6.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8" calcext:value-type="float">
            <text:p>6.68</text:p>
          </table:table-cell>
          <table:table-cell table:style-name="ce3" table:formula="of:=AVERAGE([.D184:.D193])" office:value-type="float" office:value="6.098" calcext:value-type="float">
            <text:p>6.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6" calcext:value-type="float">
            <text:p>6.26</text:p>
          </table:table-cell>
          <table:table-cell table:style-name="ce3" table:formula="of:=AVERAGE([.D185:.D194])" office:value-type="float" office:value="6.062" calcext:value-type="float">
            <text:p>6.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19" calcext:value-type="float">
            <text:p>5.19</text:p>
          </table:table-cell>
          <table:table-cell table:style-name="ce3" table:formula="of:=AVERAGE([.D186:.D195])" office:value-type="float" office:value="5.915" calcext:value-type="float">
            <text:p>5.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9" calcext:value-type="float">
            <text:p>6.49</text:p>
          </table:table-cell>
          <table:table-cell table:style-name="ce3" table:formula="of:=AVERAGE([.D187:.D196])" office:value-type="float" office:value="6.02" calcext:value-type="float">
            <text:p>6.0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" calcext:value-type="float">
            <text:p>5.9</text:p>
          </table:table-cell>
          <table:table-cell table:style-name="ce3" table:formula="of:=AVERAGE([.D188:.D197])" office:value-type="float" office:value="6.05" calcext:value-type="float">
            <text:p>6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9" calcext:value-type="float">
            <text:p>6.9</text:p>
          </table:table-cell>
          <table:table-cell table:style-name="ce3" table:formula="of:=AVERAGE([.D189:.D198])" office:value-type="float" office:value="6.185" calcext:value-type="float">
            <text:p>6.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8" calcext:value-type="float">
            <text:p>6.18</text:p>
          </table:table-cell>
          <table:table-cell table:style-name="ce3" table:formula="of:=AVERAGE([.D190:.D199])" office:value-type="float" office:value="6.171" calcext:value-type="float">
            <text:p>6.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38" calcext:value-type="float">
            <text:p>6.38</text:p>
          </table:table-cell>
          <table:table-cell table:style-name="ce3" table:formula="of:=AVERAGE([.D191:.D200])" office:value-type="float" office:value="6.118" calcext:value-type="float">
            <text:p>6.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31" calcext:value-type="float">
            <text:p>7.31</text:p>
          </table:table-cell>
          <table:table-cell table:style-name="ce3" table:formula="of:=AVERAGE([.D192:.D201])" office:value-type="float" office:value="6.235" calcext:value-type="float">
            <text:p>6.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4" calcext:value-type="float">
            <text:p>5.64</text:p>
          </table:table-cell>
          <table:table-cell table:style-name="ce3" table:formula="of:=AVERAGE([.D193:.D202])" office:value-type="float" office:value="6.293" calcext:value-type="float">
            <text:p>6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6" calcext:value-type="float">
            <text:p>6.26</text:p>
          </table:table-cell>
          <table:table-cell table:style-name="ce3" table:formula="of:=AVERAGE([.D194:.D203])" office:value-type="float" office:value="6.251" calcext:value-type="float">
            <text:p>6.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2" calcext:value-type="float">
            <text:p>195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01" calcext:value-type="float">
            <text:p>7.01</text:p>
          </table:table-cell>
          <table:table-cell table:style-name="ce3" table:formula="of:=AVERAGE([.D195:.D204])" office:value-type="float" office:value="6.326" calcext:value-type="float">
            <text:p>6.3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51" calcext:value-type="float">
            <text:p>7.51</text:p>
          </table:table-cell>
          <table:table-cell table:style-name="ce3" table:formula="of:=AVERAGE([.D196:.D205])" office:value-type="float" office:value="6.558" calcext:value-type="float">
            <text:p>6.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4" calcext:value-type="float">
            <text:p>6.24</text:p>
          </table:table-cell>
          <table:table-cell table:style-name="ce3" table:formula="of:=AVERAGE([.D197:.D206])" office:value-type="float" office:value="6.533" calcext:value-type="float">
            <text:p>6.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97" calcext:value-type="float">
            <text:p>6.97</text:p>
          </table:table-cell>
          <table:table-cell table:style-name="ce3" table:formula="of:=AVERAGE([.D198:.D207])" office:value-type="float" office:value="6.64" calcext:value-type="float">
            <text:p>6.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5" calcext:value-type="float">
            <text:p>5.75</text:p>
          </table:table-cell>
          <table:table-cell table:style-name="ce3" table:formula="of:=AVERAGE([.D199:.D208])" office:value-type="float" office:value="6.525" calcext:value-type="float">
            <text:p>6.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2" calcext:value-type="float">
            <text:p>6.42</text:p>
          </table:table-cell>
          <table:table-cell table:style-name="ce3" table:formula="of:=AVERAGE([.D200:.D209])" office:value-type="float" office:value="6.549" calcext:value-type="float">
            <text:p>6.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2" calcext:value-type="float">
            <text:p>5.62</text:p>
          </table:table-cell>
          <table:table-cell table:style-name="ce3" table:formula="of:=AVERAGE([.D201:.D210])" office:value-type="float" office:value="6.473" calcext:value-type="float">
            <text:p>6.4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" calcext:value-type="float">
            <text:p>6.4</text:p>
          </table:table-cell>
          <table:table-cell table:style-name="ce3" table:formula="of:=AVERAGE([.D202:.D211])" office:value-type="float" office:value="6.382" calcext:value-type="float">
            <text:p>6.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" calcext:value-type="float">
            <text:p>5.9</text:p>
          </table:table-cell>
          <table:table-cell table:style-name="ce3" table:formula="of:=AVERAGE([.D203:.D212])" office:value-type="float" office:value="6.408" calcext:value-type="float">
            <text:p>6.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6" calcext:value-type="float">
            <text:p>6.46</text:p>
          </table:table-cell>
          <table:table-cell table:style-name="ce3" table:formula="of:=AVERAGE([.D204:.D213])" office:value-type="float" office:value="6.428" calcext:value-type="float">
            <text:p>6.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9" calcext:value-type="float">
            <text:p>5.89</text:p>
          </table:table-cell>
          <table:table-cell table:style-name="ce3" table:formula="of:=AVERAGE([.D205:.D214])" office:value-type="float" office:value="6.316" calcext:value-type="float">
            <text:p>6.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9" calcext:value-type="float">
            <text:p>5.49</text:p>
          </table:table-cell>
          <table:table-cell table:style-name="ce3" table:formula="of:=AVERAGE([.D206:.D215])" office:value-type="float" office:value="6.114" calcext:value-type="float">
            <text:p>6.1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" calcext:value-type="float">
            <text:p>6.5</text:p>
          </table:table-cell>
          <table:table-cell table:style-name="ce3" table:formula="of:=AVERAGE([.D207:.D216])" office:value-type="float" office:value="6.14" calcext:value-type="float">
            <text:p>6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59" calcext:value-type="float">
            <text:p>5.59</text:p>
          </table:table-cell>
          <table:table-cell table:style-name="ce3" table:formula="of:=AVERAGE([.D208:.D217])" office:value-type="float" office:value="6.002" calcext:value-type="float">
            <text:p>6.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3" calcext:value-type="float">
            <text:p>6.03</text:p>
          </table:table-cell>
          <table:table-cell table:style-name="ce3" table:formula="of:=AVERAGE([.D209:.D218])" office:value-type="float" office:value="6.03" calcext:value-type="float">
            <text:p>6.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66" calcext:value-type="float">
            <text:p>5.66</text:p>
          </table:table-cell>
          <table:table-cell table:style-name="ce3" table:formula="of:=AVERAGE([.D210:.D219])" office:value-type="float" office:value="5.954" calcext:value-type="float">
            <text:p>5.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1" calcext:value-type="float">
            <text:p>6.11</text:p>
          </table:table-cell>
          <table:table-cell table:style-name="ce3" table:formula="of:=AVERAGE([.D211:.D220])" office:value-type="float" office:value="6.003" calcext:value-type="float">
            <text:p>6.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3" calcext:value-type="float">
            <text:p>6.03</text:p>
          </table:table-cell>
          <table:table-cell table:style-name="ce3" table:formula="of:=AVERAGE([.D212:.D221])" office:value-type="float" office:value="5.966" calcext:value-type="float">
            <text:p>5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8" calcext:value-type="float">
            <text:p>5.98</text:p>
          </table:table-cell>
          <table:table-cell table:style-name="ce3" table:formula="of:=AVERAGE([.D213:.D222])" office:value-type="float" office:value="5.974" calcext:value-type="float">
            <text:p>5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37" calcext:value-type="float">
            <text:p>6.37</text:p>
          </table:table-cell>
          <table:table-cell table:style-name="ce3" table:formula="of:=AVERAGE([.D214:.D223])" office:value-type="float" office:value="5.965" calcext:value-type="float">
            <text:p>5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2" calcext:value-type="float">
            <text:p>5.22</text:p>
          </table:table-cell>
          <table:table-cell table:style-name="ce3" table:formula="of:=AVERAGE([.D215:.D224])" office:value-type="float" office:value="5.898" calcext:value-type="float">
            <text:p>5.9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23" calcext:value-type="float">
            <text:p>7.23</text:p>
          </table:table-cell>
          <table:table-cell table:style-name="ce3" table:formula="of:=AVERAGE([.D216:.D225])" office:value-type="float" office:value="6.072" calcext:value-type="float">
            <text:p>6.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1" calcext:value-type="float">
            <text:p>6.01</text:p>
          </table:table-cell>
          <table:table-cell table:style-name="ce3" table:formula="of:=AVERAGE([.D217:.D226])" office:value-type="float" office:value="6.023" calcext:value-type="float">
            <text:p>6.0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75" calcext:value-type="float">
            <text:p>6.75</text:p>
          </table:table-cell>
          <table:table-cell table:style-name="ce3" table:formula="of:=AVERAGE([.D218:.D227])" office:value-type="float" office:value="6.139" calcext:value-type="float">
            <text:p>6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7" calcext:value-type="float">
            <text:p>5.47</text:p>
          </table:table-cell>
          <table:table-cell table:style-name="ce3" table:formula="of:=AVERAGE([.D219:.D228])" office:value-type="float" office:value="6.083" calcext:value-type="float">
            <text:p>6.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9" calcext:value-type="float">
            <text:p>6.19</text:p>
          </table:table-cell>
          <table:table-cell table:style-name="ce3" table:formula="of:=AVERAGE([.D220:.D229])" office:value-type="float" office:value="6.136" calcext:value-type="float">
            <text:p>6.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table:formula="of:=AVERAGE([.D221:.D230])" office:value-type="float" office:value="6.049" calcext:value-type="float">
            <text:p>6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" calcext:value-type="float">
            <text:p>5.9</text:p>
          </table:table-cell>
          <table:table-cell table:style-name="ce3" table:formula="of:=AVERAGE([.D222:.D231])" office:value-type="float" office:value="6.036" calcext:value-type="float">
            <text:p>6.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48" calcext:value-type="float">
            <text:p>5.48</text:p>
          </table:table-cell>
          <table:table-cell table:style-name="ce3" table:formula="of:=AVERAGE([.D223:.D232])" office:value-type="float" office:value="5.986" calcext:value-type="float">
            <text:p>5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6" calcext:value-type="float">
            <text:p>6.16</text:p>
          </table:table-cell>
          <table:table-cell table:style-name="ce3" table:formula="of:=AVERAGE([.D224:.D233])" office:value-type="float" office:value="5.965" calcext:value-type="float">
            <text:p>5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4" calcext:value-type="float">
            <text:p>6.04</text:p>
          </table:table-cell>
          <table:table-cell table:style-name="ce3" table:formula="of:=AVERAGE([.D225:.D234])" office:value-type="float" office:value="6.047" calcext:value-type="float">
            <text:p>6.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78" calcext:value-type="float">
            <text:p>6.78</text:p>
          </table:table-cell>
          <table:table-cell table:style-name="ce3" table:formula="of:=AVERAGE([.D226:.D235])" office:value-type="float" office:value="6.002" calcext:value-type="float">
            <text:p>6.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2" calcext:value-type="float">
            <text:p>6.42</text:p>
          </table:table-cell>
          <table:table-cell table:style-name="ce3" table:formula="of:=AVERAGE([.D227:.D236])" office:value-type="float" office:value="6.043" calcext:value-type="float">
            <text:p>6.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13" calcext:value-type="float">
            <text:p>6.13</text:p>
          </table:table-cell>
          <table:table-cell table:style-name="ce3" table:formula="of:=AVERAGE([.D228:.D237])" office:value-type="float" office:value="5.981" calcext:value-type="float">
            <text:p>5.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6" calcext:value-type="float">
            <text:p>6.56</text:p>
          </table:table-cell>
          <table:table-cell table:style-name="ce3" table:formula="of:=AVERAGE([.D229:.D238])" office:value-type="float" office:value="6.09" calcext:value-type="float">
            <text:p>6.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46" calcext:value-type="float">
            <text:p>7.46</text:p>
          </table:table-cell>
          <table:table-cell table:style-name="ce3" table:formula="of:=AVERAGE([.D230:.D239])" office:value-type="float" office:value="6.217" calcext:value-type="float">
            <text:p>6.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6" calcext:value-type="float">
            <text:p>6.56</text:p>
          </table:table-cell>
          <table:table-cell table:style-name="ce3" table:formula="of:=AVERAGE([.D231:.D240])" office:value-type="float" office:value="6.349" calcext:value-type="float">
            <text:p>6.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" calcext:value-type="float">
            <text:p>5.7</text:p>
          </table:table-cell>
          <table:table-cell table:style-name="ce3" table:formula="of:=AVERAGE([.D232:.D241])" office:value-type="float" office:value="6.329" calcext:value-type="float">
            <text:p>6.3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41" calcext:value-type="float">
            <text:p>7.41</text:p>
          </table:table-cell>
          <table:table-cell table:style-name="ce3" table:formula="of:=AVERAGE([.D233:.D242])" office:value-type="float" office:value="6.522" calcext:value-type="float">
            <text:p>6.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55" calcext:value-type="float">
            <text:p>7.55</text:p>
          </table:table-cell>
          <table:table-cell table:style-name="ce3" table:formula="of:=AVERAGE([.D234:.D243])" office:value-type="float" office:value="6.661" calcext:value-type="float">
            <text:p>6.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79" calcext:value-type="float">
            <text:p>5.79</text:p>
          </table:table-cell>
          <table:table-cell table:style-name="ce3" table:formula="of:=AVERAGE([.D235:.D244])" office:value-type="float" office:value="6.636" calcext:value-type="float">
            <text:p>6.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7" calcext:value-type="float">
            <text:p>5.87</text:p>
          </table:table-cell>
          <table:table-cell table:style-name="ce3" table:formula="of:=AVERAGE([.D236:.D245])" office:value-type="float" office:value="6.545" calcext:value-type="float">
            <text:p>6.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95" calcext:value-type="float">
            <text:p>5.95</text:p>
          </table:table-cell>
          <table:table-cell table:style-name="ce3" table:formula="of:=AVERAGE([.D237:.D246])" office:value-type="float" office:value="6.498" calcext:value-type="float">
            <text:p>6.5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38" calcext:value-type="float">
            <text:p>6.38</text:p>
          </table:table-cell>
          <table:table-cell table:style-name="ce3" table:formula="of:=AVERAGE([.D238:.D247])" office:value-type="float" office:value="6.523" calcext:value-type="float">
            <text:p>6.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5.81" calcext:value-type="float">
            <text:p>5.81</text:p>
          </table:table-cell>
          <table:table-cell table:style-name="ce3" table:formula="of:=AVERAGE([.D239:.D248])" office:value-type="float" office:value="6.448" calcext:value-type="float">
            <text:p>6.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AVERAGE([.D240:.D249])" office:value-type="float" office:value="6.302" calcext:value-type="float">
            <text:p>6.3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8.54" calcext:value-type="float">
            <text:p>8.54</text:p>
          </table:table-cell>
          <table:table-cell table:style-name="ce3" table:formula="of:=AVERAGE([.D241:.D250])" office:value-type="float" office:value="6.5" calcext:value-type="float">
            <text:p>6.5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75" calcext:value-type="float">
            <text:p>7.75</text:p>
          </table:table-cell>
          <table:table-cell table:style-name="ce3" table:formula="of:=AVERAGE([.D242:.D251])" office:value-type="float" office:value="6.705" calcext:value-type="float">
            <text:p>6.7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67" calcext:value-type="float">
            <text:p>6.67</text:p>
          </table:table-cell>
          <table:table-cell table:style-name="ce3" table:formula="of:=AVERAGE([.D243:.D252])" office:value-type="float" office:value="6.631" calcext:value-type="float">
            <text:p>6.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76" calcext:value-type="float">
            <text:p>7.76</text:p>
          </table:table-cell>
          <table:table-cell table:style-name="ce3" table:formula="of:=AVERAGE([.D244:.D253])" office:value-type="float" office:value="6.652" calcext:value-type="float">
            <text:p>6.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48" calcext:value-type="float">
            <text:p>7.48</text:p>
          </table:table-cell>
          <table:table-cell table:style-name="ce3" table:formula="of:=AVERAGE([.D245:.D254])" office:value-type="float" office:value="6.821" calcext:value-type="float">
            <text:p>6.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02" calcext:value-type="float">
            <text:p>6.02</text:p>
          </table:table-cell>
          <table:table-cell table:style-name="ce3" table:formula="of:=AVERAGE([.D246:.D255])" office:value-type="float" office:value="6.836" calcext:value-type="float">
            <text:p>6.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4" calcext:value-type="float">
            <text:p>6.4</text:p>
          </table:table-cell>
          <table:table-cell table:style-name="ce3" table:formula="of:=AVERAGE([.D247:.D256])" office:value-type="float" office:value="6.881" calcext:value-type="float">
            <text:p>6.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22" calcext:value-type="float">
            <text:p>7.22</text:p>
          </table:table-cell>
          <table:table-cell table:style-name="ce3" table:formula="of:=AVERAGE([.D248:.D257])" office:value-type="float" office:value="6.965" calcext:value-type="float">
            <text:p>6.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85" calcext:value-type="float">
            <text:p>7.85</text:p>
          </table:table-cell>
          <table:table-cell table:style-name="ce3" table:formula="of:=AVERAGE([.D249:.D258])" office:value-type="float" office:value="7.169" calcext:value-type="float">
            <text:p>7.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07" calcext:value-type="float">
            <text:p>7.07</text:p>
          </table:table-cell>
          <table:table-cell table:style-name="ce3" table:formula="of:=AVERAGE([.D250:.D259])" office:value-type="float" office:value="7.276" calcext:value-type="float">
            <text:p>7.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58" calcext:value-type="float">
            <text:p>6.58</text:p>
          </table:table-cell>
          <table:table-cell table:style-name="ce3" table:formula="of:=AVERAGE([.D251:.D260])" office:value-type="float" office:value="7.08" calcext:value-type="float">
            <text:p>7.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6.28" calcext:value-type="float">
            <text:p>6.28</text:p>
          </table:table-cell>
          <table:table-cell table:style-name="ce3" table:formula="of:=AVERAGE([.D252:.D261])" office:value-type="float" office:value="6.933" calcext:value-type="float">
            <text:p>6.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77" calcext:value-type="float">
            <text:p>7.77</text:p>
          </table:table-cell>
          <table:table-cell table:style-name="ce3" table:formula="of:=AVERAGE([.D253:.D262])" office:value-type="float" office:value="7.043" calcext:value-type="float">
            <text:p>7.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7.3" calcext:value-type="float">
            <text:p>7.3</text:p>
          </table:table-cell>
          <table:table-cell table:style-name="ce3" table:formula="of:=AVERAGE([.D254:.D263])" office:value-type="float" office:value="6.997" calcext:value-type="float">
            <text:p>7.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8.66" calcext:value-type="float">
            <text:p>8.66</text:p>
          </table:table-cell>
          <table:table-cell table:style-name="ce3" table:formula="of:=AVERAGE([.D255:.D264])" office:value-type="float" office:value="7.115" calcext:value-type="float">
            <text:p>7.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5" office:value-type="float" office:value="8.46" calcext:value-type="float">
            <text:p>8.46</text:p>
          </table:table-cell>
          <table:table-cell table:style-name="ce3" table:formula="of:=AVERAGE([.D256:.D265])" office:value-type="float" office:value="7.359" calcext:value-type="float">
            <text:p>7.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float" office:value="8.94" calcext:value-type="float">
            <text:p>8.94</text:p>
          </table:table-cell>
          <table:table-cell table:style-name="ce3" table:formula="of:=AVERAGE([.D257:.D266])" office:value-type="float" office:value="7.613" calcext:value-type="float">
            <text:p>7.61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float" office:value="8.69" calcext:value-type="float">
            <text:p>8.69</text:p>
          </table:table-cell>
          <table:table-cell table:style-name="ce3" table:formula="of:=AVERAGE([.D258:.D267])" office:value-type="float" office:value="7.76" calcext:value-type="float">
            <text:p>7.76</text:p>
          </table:table-cell>
          <table:table-cell table:style-name="ce7"/>
          <table:table-cell table:number-columns-repeated="1018"/>
        </table:table-row>
        <table:table-row table:style-name="ro1" table:number-rows-repeated="6">
          <table:table-cell table:style-name="ce5"/>
          <table:table-cell table:style-name="ce4" table:number-columns-repeated="2"/>
          <table:table-cell/>
          <table:table-cell table:style-name="ce3"/>
          <table:table-cell table:style-name="ce7"/>
          <table:table-cell table:number-columns-repeated="1018"/>
        </table:table-row>
        <table:table-row table:style-name="ro1" table:number-rows-repeated="4">
          <table:table-cell table:style-name="ce5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1018"/>
        </table:table-row>
        <table:table-row table:style-name="ro1" table:number-rows-repeated="22">
          <table:table-cell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1018"/>
        </table:table-row>
        <table:table-row table:style-name="ro1" table:number-rows-repeated="166">
          <table:table-cell table:number-columns-repeated="4"/>
          <table:table-cell table:style-name="ce2"/>
          <table:table-cell table:style-name="ce7"/>
          <table:table-cell table:number-columns-repeated="1018"/>
        </table:table-row>
        <table:table-row table:style-name="ro1" table:number-rows-repeated="53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ronto.I9:Toronto.Z9">
            <calcext:condition calcext:apply-style-name="ConditionalStyle_1" calcext:value="formula-is(LEN(TRIM([.I9]))&gt;0)" calcext:base-cell-address="Toronto.I9"/>
          </calcext:conditional-format>
        </calcext:conditional-formats>
      </table:table>
      <table:table table:name="10 Year Average Data" table:style-name="ta4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Global</text:p>
          </table:table-cell>
          <table:table-cell table:style-name="ce9" office:value-type="string" calcext:value-type="string">
            <text:p>Toronto, CA</text:p>
          </table:table-cell>
          <table:table-cell table:style-name="ce9" office:value-type="string" calcext:value-type="string">
            <text:p>Moscow, RU</text:p>
          </table:table-cell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1">
          <table:table-cell/>
          <table:table-cell table:style-name="ce1" office:value-type="float" office:value="8.03" calcext:value-type="float">
            <text:p>8.03</text:p>
          </table:table-cell>
          <table:table-cell table:style-name="ce2" table:formula="of:=[$Toronto.E11]" office:value-type="float" office:value="4.768" calcext:value-type="float">
            <text:p>4.77</text:p>
          </table:table-cell>
          <table:table-cell table:style-name="ce2" table:formula="of:=[$Moscow.E11]" office:value-type="float" office:value="3.46" calcext:value-type="float">
            <text:p>3.4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7.877" calcext:value-type="float">
            <text:p>7.877</text:p>
          </table:table-cell>
          <table:table-cell table:style-name="ce2" table:formula="of:=[$Toronto.E12]" office:value-type="float" office:value="4.513" calcext:value-type="float">
            <text:p>4.51</text:p>
          </table:table-cell>
          <table:table-cell table:style-name="ce2" table:formula="of:=[$Moscow.E12]" office:value-type="float" office:value="3.217" calcext:value-type="float">
            <text:p>3.2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7.956" calcext:value-type="float">
            <text:p>7.956</text:p>
          </table:table-cell>
          <table:table-cell table:style-name="ce2" table:formula="of:=[$Toronto.E13]" office:value-type="float" office:value="4.454" calcext:value-type="float">
            <text:p>4.45</text:p>
          </table:table-cell>
          <table:table-cell table:style-name="ce2" table:formula="of:=[$Moscow.E13]" office:value-type="float" office:value="3.124" calcext:value-type="float">
            <text:p>3.1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1" office:value-type="float" office:value="8.239" calcext:value-type="float">
            <text:p>8.239</text:p>
          </table:table-cell>
          <table:table-cell table:style-name="ce2" table:formula="of:=[$Toronto.E14]" office:value-type="float" office:value="5.143" calcext:value-type="float">
            <text:p>5.14</text:p>
          </table:table-cell>
          <table:table-cell table:style-name="ce2" table:formula="of:=[$Moscow.E14]" office:value-type="float" office:value="3.742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.15" calcext:value-type="float">
            <text:p>8.15</text:p>
          </table:table-cell>
          <table:table-cell table:style-name="ce2" table:formula="of:=[$Toronto.E15]" office:value-type="float" office:value="4.899" calcext:value-type="float">
            <text:p>4.90</text:p>
          </table:table-cell>
          <table:table-cell table:style-name="ce2" table:formula="of:=[$Moscow.E15]" office:value-type="float" office:value="3.646" calcext:value-type="float">
            <text:p>3.6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.143" calcext:value-type="float">
            <text:p>8.143</text:p>
          </table:table-cell>
          <table:table-cell table:style-name="ce2" table:formula="of:=[$Toronto.E16]" office:value-type="float" office:value="4.881" calcext:value-type="float">
            <text:p>4.88</text:p>
          </table:table-cell>
          <table:table-cell table:style-name="ce2" table:formula="of:=[$Moscow.E16]" office:value-type="float" office:value="3.674" calcext:value-type="float">
            <text:p>3.6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8.132" calcext:value-type="float">
            <text:p>8.132</text:p>
          </table:table-cell>
          <table:table-cell table:style-name="ce2" table:formula="of:=[$Toronto.E17]" office:value-type="float" office:value="5.114" calcext:value-type="float">
            <text:p>5.11</text:p>
          </table:table-cell>
          <table:table-cell table:style-name="ce2" table:formula="of:=[$Moscow.E17]" office:value-type="float" office:value="3.705" calcext:value-type="float">
            <text:p>3.7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.088" calcext:value-type="float">
            <text:p>8.088</text:p>
          </table:table-cell>
          <table:table-cell table:style-name="ce2" table:formula="of:=[$Toronto.E18]" office:value-type="float" office:value="5.104" calcext:value-type="float">
            <text:p>5.10</text:p>
          </table:table-cell>
          <table:table-cell table:style-name="ce2" table:formula="of:=[$Moscow.E18]" office:value-type="float" office:value="3.677" calcext:value-type="float">
            <text:p>3.6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8.008" calcext:value-type="float">
            <text:p>8.008</text:p>
          </table:table-cell>
          <table:table-cell table:style-name="ce2" table:formula="of:=[$Toronto.E19]" office:value-type="float" office:value="5.065" calcext:value-type="float">
            <text:p>5.07</text:p>
          </table:table-cell>
          <table:table-cell table:style-name="ce2" table:formula="of:=[$Moscow.E19]" office:value-type="float" office:value="3.616" calcext:value-type="float">
            <text:p>3.6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.012" calcext:value-type="float">
            <text:p>8.012</text:p>
          </table:table-cell>
          <table:table-cell table:style-name="ce2" table:formula="of:=[$Toronto.E20]" office:value-type="float" office:value="5.109" calcext:value-type="float">
            <text:p>5.11</text:p>
          </table:table-cell>
          <table:table-cell table:style-name="ce2" table:formula="of:=[$Moscow.E20]" office:value-type="float" office:value="3.666" calcext:value-type="float">
            <text:p>3.6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1" office:value-type="float" office:value="7.982" calcext:value-type="float">
            <text:p>7.982</text:p>
          </table:table-cell>
          <table:table-cell table:style-name="ce2" table:formula="of:=[$Toronto.E21]" office:value-type="float" office:value="5.126" calcext:value-type="float">
            <text:p>5.13</text:p>
          </table:table-cell>
          <table:table-cell table:style-name="ce2" table:formula="of:=[$Moscow.E21]" office:value-type="float" office:value="3.706" calcext:value-type="float">
            <text:p>3.7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8.032" calcext:value-type="float">
            <text:p>8.032</text:p>
          </table:table-cell>
          <table:table-cell table:style-name="ce2" table:formula="of:=[$Toronto.E22]" office:value-type="float" office:value="5.287" calcext:value-type="float">
            <text:p>5.29</text:p>
          </table:table-cell>
          <table:table-cell table:style-name="ce2" table:formula="of:=[$Moscow.E22]" office:value-type="float" office:value="3.862" calcext:value-type="float">
            <text:p>3.8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7.94" calcext:value-type="float">
            <text:p>7.94</text:p>
          </table:table-cell>
          <table:table-cell table:style-name="ce2" table:formula="of:=[$Toronto.E23]" office:value-type="float" office:value="5.285" calcext:value-type="float">
            <text:p>5.29</text:p>
          </table:table-cell>
          <table:table-cell table:style-name="ce2" table:formula="of:=[$Moscow.E23]" office:value-type="float" office:value="3.771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7.898" calcext:value-type="float">
            <text:p>7.898</text:p>
          </table:table-cell>
          <table:table-cell table:style-name="ce2" table:formula="of:=[$Toronto.E24]" office:value-type="float" office:value="5.299" calcext:value-type="float">
            <text:p>5.30</text:p>
          </table:table-cell>
          <table:table-cell table:style-name="ce2" table:formula="of:=[$Moscow.E24]" office:value-type="float" office:value="3.754" calcext:value-type="float">
            <text:p>3.7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7.97" calcext:value-type="float">
            <text:p>7.97</text:p>
          </table:table-cell>
          <table:table-cell table:style-name="ce2" table:formula="of:=[$Toronto.E25]" office:value-type="float" office:value="5.589" calcext:value-type="float">
            <text:p>5.59</text:p>
          </table:table-cell>
          <table:table-cell table:style-name="ce2" table:formula="of:=[$Moscow.E25]" office:value-type="float" office:value="3.942" calcext:value-type="float">
            <text:p>3.9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1" office:value-type="float" office:value="8.007" calcext:value-type="float">
            <text:p>8.007</text:p>
          </table:table-cell>
          <table:table-cell table:style-name="ce2" table:formula="of:=[$Toronto.E26]" office:value-type="float" office:value="5.577" calcext:value-type="float">
            <text:p>5.58</text:p>
          </table:table-cell>
          <table:table-cell table:style-name="ce2" table:formula="of:=[$Moscow.E26]" office:value-type="float" office:value="3.954" calcext:value-type="float">
            <text:p>3.9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8.1" calcext:value-type="float">
            <text:p>8.1</text:p>
          </table:table-cell>
          <table:table-cell table:style-name="ce2" table:formula="of:=[$Toronto.E27]" office:value-type="float" office:value="5.727" calcext:value-type="float">
            <text:p>5.73</text:p>
          </table:table-cell>
          <table:table-cell table:style-name="ce2" table:formula="of:=[$Moscow.E27]" office:value-type="float" office:value="4.053" calcext:value-type="float">
            <text:p>4.0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1" office:value-type="float" office:value="8.089" calcext:value-type="float">
            <text:p>8.089</text:p>
          </table:table-cell>
          <table:table-cell table:style-name="ce2" table:formula="of:=[$Toronto.E28]" office:value-type="float" office:value="5.669" calcext:value-type="float">
            <text:p>5.67</text:p>
          </table:table-cell>
          <table:table-cell table:style-name="ce2" table:formula="of:=[$Moscow.E28]" office:value-type="float" office:value="4.046" calcext:value-type="float">
            <text:p>4.0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8.093" calcext:value-type="float">
            <text:p>8.093</text:p>
          </table:table-cell>
          <table:table-cell table:style-name="ce2" table:formula="of:=[$Toronto.E29]" office:value-type="float" office:value="5.718" calcext:value-type="float">
            <text:p>5.72</text:p>
          </table:table-cell>
          <table:table-cell table:style-name="ce2" table:formula="of:=[$Moscow.E29]" office:value-type="float" office:value="4.019" calcext:value-type="float">
            <text:p>4.0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8.269" calcext:value-type="float">
            <text:p>8.269</text:p>
          </table:table-cell>
          <table:table-cell table:style-name="ce2" table:formula="of:=[$Toronto.E30]" office:value-type="float" office:value="5.555" calcext:value-type="float">
            <text:p>5.56</text:p>
          </table:table-cell>
          <table:table-cell table:style-name="ce2" table:formula="of:=[$Moscow.E30]" office:value-type="float" office:value="4.173" calcext:value-type="float">
            <text:p>4.1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1" office:value-type="float" office:value="8.398" calcext:value-type="float">
            <text:p>8.398</text:p>
          </table:table-cell>
          <table:table-cell table:style-name="ce2" table:formula="of:=[$Toronto.E31]" office:value-type="float" office:value="5.621" calcext:value-type="float">
            <text:p>5.62</text:p>
          </table:table-cell>
          <table:table-cell table:style-name="ce2" table:formula="of:=[$Moscow.E31]" office:value-type="float" office:value="4.287" calcext:value-type="float">
            <text:p>4.2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8.572" calcext:value-type="float">
            <text:p>8.572</text:p>
          </table:table-cell>
          <table:table-cell table:style-name="ce2" table:formula="of:=[$Toronto.E32]" office:value-type="float" office:value="5.956" calcext:value-type="float">
            <text:p>5.96</text:p>
          </table:table-cell>
          <table:table-cell table:style-name="ce2" table:formula="of:=[$Moscow.E32]" office:value-type="float" office:value="4.28" calcext:value-type="float">
            <text:p>4.2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8.597" calcext:value-type="float">
            <text:p>8.597</text:p>
          </table:table-cell>
          <table:table-cell table:style-name="ce2" table:formula="of:=[$Toronto.E33]" office:value-type="float" office:value="5.929" calcext:value-type="float">
            <text:p>5.93</text:p>
          </table:table-cell>
          <table:table-cell table:style-name="ce2" table:formula="of:=[$Moscow.E33]" office:value-type="float" office:value="4.349" calcext:value-type="float">
            <text:p>4.3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1" office:value-type="float" office:value="8.568" calcext:value-type="float">
            <text:p>8.568</text:p>
          </table:table-cell>
          <table:table-cell table:style-name="ce2" table:formula="of:=[$Toronto.E34]" office:value-type="float" office:value="5.875" calcext:value-type="float">
            <text:p>5.88</text:p>
          </table:table-cell>
          <table:table-cell table:style-name="ce2" table:formula="of:=[$Moscow.E34]" office:value-type="float" office:value="4.289" calcext:value-type="float">
            <text:p>4.2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1" office:value-type="float" office:value="8.514" calcext:value-type="float">
            <text:p>8.514</text:p>
          </table:table-cell>
          <table:table-cell table:style-name="ce2" table:formula="of:=[$Toronto.E35]" office:value-type="float" office:value="5.764" calcext:value-type="float">
            <text:p>5.76</text:p>
          </table:table-cell>
          <table:table-cell table:style-name="ce2" table:formula="of:=[$Moscow.E35]" office:value-type="float" office:value="4.199" calcext:value-type="float">
            <text:p>4.2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1" office:value-type="float" office:value="8.423" calcext:value-type="float">
            <text:p>8.423</text:p>
          </table:table-cell>
          <table:table-cell table:style-name="ce2" table:formula="of:=[$Toronto.E36]" office:value-type="float" office:value="5.69" calcext:value-type="float">
            <text:p>5.69</text:p>
          </table:table-cell>
          <table:table-cell table:style-name="ce2" table:formula="of:=[$Moscow.E36]" office:value-type="float" office:value="4.137" calcext:value-type="float">
            <text:p>4.1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8.241" calcext:value-type="float">
            <text:p>8.241</text:p>
          </table:table-cell>
          <table:table-cell table:style-name="ce2" table:formula="of:=[$Toronto.E37]" office:value-type="float" office:value="5.509" calcext:value-type="float">
            <text:p>5.51</text:p>
          </table:table-cell>
          <table:table-cell table:style-name="ce2" table:formula="of:=[$Moscow.E37]" office:value-type="float" office:value="3.873" calcext:value-type="float">
            <text:p>3.8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8.237" calcext:value-type="float">
            <text:p>8.237</text:p>
          </table:table-cell>
          <table:table-cell table:style-name="ce2" table:formula="of:=[$Toronto.E38]" office:value-type="float" office:value="5.475" calcext:value-type="float">
            <text:p>5.48</text:p>
          </table:table-cell>
          <table:table-cell table:style-name="ce2" table:formula="of:=[$Moscow.E38]" office:value-type="float" office:value="3.795" calcext:value-type="float">
            <text:p>3.8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float" office:value="8.214" calcext:value-type="float">
            <text:p>8.214</text:p>
          </table:table-cell>
          <table:table-cell table:style-name="ce2" table:formula="of:=[$Toronto.E39]" office:value-type="float" office:value="5.489" calcext:value-type="float">
            <text:p>5.49</text:p>
          </table:table-cell>
          <table:table-cell table:style-name="ce2" table:formula="of:=[$Moscow.E39]" office:value-type="float" office:value="3.831" calcext:value-type="float">
            <text:p>3.8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float" office:value="8.205" calcext:value-type="float">
            <text:p>8.205</text:p>
          </table:table-cell>
          <table:table-cell table:style-name="ce2" table:formula="of:=[$Toronto.E40]" office:value-type="float" office:value="5.771" calcext:value-type="float">
            <text:p>5.77</text:p>
          </table:table-cell>
          <table:table-cell table:style-name="ce2" table:formula="of:=[$Moscow.E40]" office:value-type="float" office:value="3.736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.14" calcext:value-type="float">
            <text:p>8.14</text:p>
          </table:table-cell>
          <table:table-cell table:style-name="ce2" table:formula="of:=[$Toronto.E41]" office:value-type="float" office:value="5.731" calcext:value-type="float">
            <text:p>5.73</text:p>
          </table:table-cell>
          <table:table-cell table:style-name="ce2" table:formula="of:=[$Moscow.E41]" office:value-type="float" office:value="3.697" calcext:value-type="float">
            <text:p>3.7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1" office:value-type="float" office:value="7.995" calcext:value-type="float">
            <text:p>7.995</text:p>
          </table:table-cell>
          <table:table-cell table:style-name="ce2" table:formula="of:=[$Toronto.E42]" office:value-type="float" office:value="5.425" calcext:value-type="float">
            <text:p>5.43</text:p>
          </table:table-cell>
          <table:table-cell table:style-name="ce2" table:formula="of:=[$Moscow.E42]" office:value-type="float" office:value="3.685" calcext:value-type="float">
            <text:p>3.6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8.008" calcext:value-type="float">
            <text:p>8.008</text:p>
          </table:table-cell>
          <table:table-cell table:style-name="ce2" table:formula="of:=[$Toronto.E43]" office:value-type="float" office:value="5.401" calcext:value-type="float">
            <text:p>5.40</text:p>
          </table:table-cell>
          <table:table-cell table:style-name="ce2" table:formula="of:=[$Moscow.E43]" office:value-type="float" office:value="3.773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8.027" calcext:value-type="float">
            <text:p>8.027</text:p>
          </table:table-cell>
          <table:table-cell table:style-name="ce2" table:formula="of:=[$Toronto.E44]" office:value-type="float" office:value="5.377" calcext:value-type="float">
            <text:p>5.38</text:p>
          </table:table-cell>
          <table:table-cell table:style-name="ce2" table:formula="of:=[$Moscow.E44]" office:value-type="float" office:value="3.825" calcext:value-type="float">
            <text:p>3.8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float" office:value="8.082" calcext:value-type="float">
            <text:p>8.082</text:p>
          </table:table-cell>
          <table:table-cell table:style-name="ce2" table:formula="of:=[$Toronto.E45]" office:value-type="float" office:value="5.468" calcext:value-type="float">
            <text:p>5.47</text:p>
          </table:table-cell>
          <table:table-cell table:style-name="ce2" table:formula="of:=[$Moscow.E45]" office:value-type="float" office:value="3.868" calcext:value-type="float">
            <text:p>3.8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.149" calcext:value-type="float">
            <text:p>8.149</text:p>
          </table:table-cell>
          <table:table-cell table:style-name="ce2" table:formula="of:=[$Toronto.E46]" office:value-type="float" office:value="5.583" calcext:value-type="float">
            <text:p>5.58</text:p>
          </table:table-cell>
          <table:table-cell table:style-name="ce2" table:formula="of:=[$Moscow.E46]" office:value-type="float" office:value="3.982" calcext:value-type="float">
            <text:p>3.9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8.248" calcext:value-type="float">
            <text:p>8.248</text:p>
          </table:table-cell>
          <table:table-cell table:style-name="ce2" table:formula="of:=[$Toronto.E47]" office:value-type="float" office:value="5.66" calcext:value-type="float">
            <text:p>5.66</text:p>
          </table:table-cell>
          <table:table-cell table:style-name="ce2" table:formula="of:=[$Moscow.E47]" office:value-type="float" office:value="4.122" calcext:value-type="float">
            <text:p>4.1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8.249" calcext:value-type="float">
            <text:p>8.249</text:p>
          </table:table-cell>
          <table:table-cell table:style-name="ce2" table:formula="of:=[$Toronto.E48]" office:value-type="float" office:value="5.673" calcext:value-type="float">
            <text:p>5.67</text:p>
          </table:table-cell>
          <table:table-cell table:style-name="ce2" table:formula="of:=[$Moscow.E48]" office:value-type="float" office:value="4.195" calcext:value-type="float">
            <text:p>4.2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1" office:value-type="float" office:value="8.297" calcext:value-type="float">
            <text:p>8.297</text:p>
          </table:table-cell>
          <table:table-cell table:style-name="ce2" table:formula="of:=[$Toronto.E49]" office:value-type="float" office:value="5.657" calcext:value-type="float">
            <text:p>5.66</text:p>
          </table:table-cell>
          <table:table-cell table:style-name="ce2" table:formula="of:=[$Moscow.E49]" office:value-type="float" office:value="4.3" calcext:value-type="float">
            <text:p>4.3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8.319" calcext:value-type="float">
            <text:p>8.319</text:p>
          </table:table-cell>
          <table:table-cell table:style-name="ce2" table:formula="of:=[$Toronto.E50]" office:value-type="float" office:value="5.66" calcext:value-type="float">
            <text:p>5.66</text:p>
          </table:table-cell>
          <table:table-cell table:style-name="ce2" table:formula="of:=[$Moscow.E50]" office:value-type="float" office:value="4.428" calcext:value-type="float">
            <text:p>4.4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8.337" calcext:value-type="float">
            <text:p>8.337</text:p>
          </table:table-cell>
          <table:table-cell table:style-name="ce2" table:formula="of:=[$Toronto.E51]" office:value-type="float" office:value="5.652" calcext:value-type="float">
            <text:p>5.65</text:p>
          </table:table-cell>
          <table:table-cell table:style-name="ce2" table:formula="of:=[$Moscow.E51]" office:value-type="float" office:value="4.303" calcext:value-type="float">
            <text:p>4.3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8.387" calcext:value-type="float">
            <text:p>8.387</text:p>
          </table:table-cell>
          <table:table-cell table:style-name="ce2" table:formula="of:=[$Toronto.E52]" office:value-type="float" office:value="5.673" calcext:value-type="float">
            <text:p>5.67</text:p>
          </table:table-cell>
          <table:table-cell table:style-name="ce2" table:formula="of:=[$Moscow.E52]" office:value-type="float" office:value="4.305" calcext:value-type="float">
            <text:p>4.3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8.423" calcext:value-type="float">
            <text:p>8.423</text:p>
          </table:table-cell>
          <table:table-cell table:style-name="ce2" table:formula="of:=[$Toronto.E53]" office:value-type="float" office:value="5.724" calcext:value-type="float">
            <text:p>5.72</text:p>
          </table:table-cell>
          <table:table-cell table:style-name="ce2" table:formula="of:=[$Moscow.E53]" office:value-type="float" office:value="4.299" calcext:value-type="float">
            <text:p>4.3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8.472" calcext:value-type="float">
            <text:p>8.472</text:p>
          </table:table-cell>
          <table:table-cell table:style-name="ce2" table:formula="of:=[$Toronto.E54]" office:value-type="float" office:value="5.855" calcext:value-type="float">
            <text:p>5.86</text:p>
          </table:table-cell>
          <table:table-cell table:style-name="ce2" table:formula="of:=[$Moscow.E54]" office:value-type="float" office:value="4.362" calcext:value-type="float">
            <text:p>4.3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8.499" calcext:value-type="float">
            <text:p>8.499</text:p>
          </table:table-cell>
          <table:table-cell table:style-name="ce2" table:formula="of:=[$Toronto.E55]" office:value-type="float" office:value="5.876" calcext:value-type="float">
            <text:p>5.88</text:p>
          </table:table-cell>
          <table:table-cell table:style-name="ce2" table:formula="of:=[$Moscow.E55]" office:value-type="float" office:value="4.265" calcext:value-type="float">
            <text:p>4.2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1" office:value-type="float" office:value="8.53" calcext:value-type="float">
            <text:p>8.53</text:p>
          </table:table-cell>
          <table:table-cell table:style-name="ce2" table:formula="of:=[$Toronto.E56]" office:value-type="float" office:value="5.873" calcext:value-type="float">
            <text:p>5.87</text:p>
          </table:table-cell>
          <table:table-cell table:style-name="ce2" table:formula="of:=[$Moscow.E56]" office:value-type="float" office:value="4.158" calcext:value-type="float">
            <text:p>4.1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1" office:value-type="float" office:value="8.551" calcext:value-type="float">
            <text:p>8.551</text:p>
          </table:table-cell>
          <table:table-cell table:style-name="ce2" table:formula="of:=[$Toronto.E57]" office:value-type="float" office:value="5.962" calcext:value-type="float">
            <text:p>5.96</text:p>
          </table:table-cell>
          <table:table-cell table:style-name="ce2" table:formula="of:=[$Moscow.E57]" office:value-type="float" office:value="4.118" calcext:value-type="float">
            <text:p>4.1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8.567" calcext:value-type="float">
            <text:p>8.567</text:p>
          </table:table-cell>
          <table:table-cell table:style-name="ce2" table:formula="of:=[$Toronto.E58]" office:value-type="float" office:value="5.984" calcext:value-type="float">
            <text:p>5.98</text:p>
          </table:table-cell>
          <table:table-cell table:style-name="ce2" table:formula="of:=[$Moscow.E58]" office:value-type="float" office:value="4.125" calcext:value-type="float">
            <text:p>4.1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1" office:value-type="float" office:value="8.544" calcext:value-type="float">
            <text:p>8.544</text:p>
          </table:table-cell>
          <table:table-cell table:style-name="ce2" table:formula="of:=[$Toronto.E59]" office:value-type="float" office:value="6.012" calcext:value-type="float">
            <text:p>6.01</text:p>
          </table:table-cell>
          <table:table-cell table:style-name="ce2" table:formula="of:=[$Moscow.E59]" office:value-type="float" office:value="4.021" calcext:value-type="float">
            <text:p>4.0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1" office:value-type="float" office:value="8.44" calcext:value-type="float">
            <text:p>8.44</text:p>
          </table:table-cell>
          <table:table-cell table:style-name="ce2" table:formula="of:=[$Toronto.E60]" office:value-type="float" office:value="5.975" calcext:value-type="float">
            <text:p>5.98</text:p>
          </table:table-cell>
          <table:table-cell table:style-name="ce2" table:formula="of:=[$Moscow.E60]" office:value-type="float" office:value="3.883" calcext:value-type="float">
            <text:p>3.8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1" office:value-type="float" office:value="8.297" calcext:value-type="float">
            <text:p>8.297</text:p>
          </table:table-cell>
          <table:table-cell table:style-name="ce2" table:formula="of:=[$Toronto.E61]" office:value-type="float" office:value="5.903" calcext:value-type="float">
            <text:p>5.90</text:p>
          </table:table-cell>
          <table:table-cell table:style-name="ce2" table:formula="of:=[$Moscow.E61]" office:value-type="float" office:value="3.738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float" office:value="8.141" calcext:value-type="float">
            <text:p>8.141</text:p>
          </table:table-cell>
          <table:table-cell table:style-name="ce2" table:formula="of:=[$Toronto.E62]" office:value-type="float" office:value="5.842" calcext:value-type="float">
            <text:p>5.84</text:p>
          </table:table-cell>
          <table:table-cell table:style-name="ce2" table:formula="of:=[$Moscow.E62]" office:value-type="float" office:value="3.567" calcext:value-type="float">
            <text:p>3.5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7.968" calcext:value-type="float">
            <text:p>7.968</text:p>
          </table:table-cell>
          <table:table-cell table:style-name="ce2" table:formula="of:=[$Toronto.E63]" office:value-type="float" office:value="5.757" calcext:value-type="float">
            <text:p>5.76</text:p>
          </table:table-cell>
          <table:table-cell table:style-name="ce2" table:formula="of:=[$Moscow.E63]" office:value-type="float" office:value="3.414" calcext:value-type="float">
            <text:p>3.4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7.815" calcext:value-type="float">
            <text:p>7.815</text:p>
          </table:table-cell>
          <table:table-cell table:style-name="ce2" table:formula="of:=[$Toronto.E64]" office:value-type="float" office:value="5.508" calcext:value-type="float">
            <text:p>5.51</text:p>
          </table:table-cell>
          <table:table-cell table:style-name="ce2" table:formula="of:=[$Moscow.E64]" office:value-type="float" office:value="3.206" calcext:value-type="float">
            <text:p>3.2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7.739" calcext:value-type="float">
            <text:p>7.739</text:p>
          </table:table-cell>
          <table:table-cell table:style-name="ce2" table:formula="of:=[$Toronto.E65]" office:value-type="float" office:value="5.416" calcext:value-type="float">
            <text:p>5.42</text:p>
          </table:table-cell>
          <table:table-cell table:style-name="ce2" table:formula="of:=[$Moscow.E65]" office:value-type="float" office:value="3.216" calcext:value-type="float">
            <text:p>3.2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7.614" calcext:value-type="float">
            <text:p>7.614</text:p>
          </table:table-cell>
          <table:table-cell table:style-name="ce2" table:formula="of:=[$Toronto.E66]" office:value-type="float" office:value="5.33" calcext:value-type="float">
            <text:p>5.33</text:p>
          </table:table-cell>
          <table:table-cell table:style-name="ce2" table:formula="of:=[$Moscow.E66]" office:value-type="float" office:value="3.103" calcext:value-type="float">
            <text:p>3.1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7.482" calcext:value-type="float">
            <text:p>7.482</text:p>
          </table:table-cell>
          <table:table-cell table:style-name="ce2" table:formula="of:=[$Toronto.E67]" office:value-type="float" office:value="5.133" calcext:value-type="float">
            <text:p>5.13</text:p>
          </table:table-cell>
          <table:table-cell table:style-name="ce2" table:formula="of:=[$Moscow.E67]" office:value-type="float" office:value="3.02" calcext:value-type="float">
            <text:p>3.0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7.333" calcext:value-type="float">
            <text:p>7.333</text:p>
          </table:table-cell>
          <table:table-cell table:style-name="ce2" table:formula="of:=[$Toronto.E68]" office:value-type="float" office:value="4.963" calcext:value-type="float">
            <text:p>4.96</text:p>
          </table:table-cell>
          <table:table-cell table:style-name="ce2" table:formula="of:=[$Moscow.E68]" office:value-type="float" office:value="2.925" calcext:value-type="float">
            <text:p>2.9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7.203" calcext:value-type="float">
            <text:p>7.203</text:p>
          </table:table-cell>
          <table:table-cell table:style-name="ce2" table:formula="of:=[$Toronto.E69]" office:value-type="float" office:value="4.826" calcext:value-type="float">
            <text:p>4.83</text:p>
          </table:table-cell>
          <table:table-cell table:style-name="ce2" table:formula="of:=[$Moscow.E69]" office:value-type="float" office:value="2.827" calcext:value-type="float">
            <text:p>2.8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7.223" calcext:value-type="float">
            <text:p>7.223</text:p>
          </table:table-cell>
          <table:table-cell table:style-name="ce2" table:formula="of:=[$Toronto.E70]" office:value-type="float" office:value="4.744" calcext:value-type="float">
            <text:p>4.74</text:p>
          </table:table-cell>
          <table:table-cell table:style-name="ce2" table:formula="of:=[$Moscow.E70]" office:value-type="float" office:value="2.917" calcext:value-type="float">
            <text:p>2.9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7.252" calcext:value-type="float">
            <text:p>7.252</text:p>
          </table:table-cell>
          <table:table-cell table:style-name="ce2" table:formula="of:=[$Toronto.E71]" office:value-type="float" office:value="4.761" calcext:value-type="float">
            <text:p>4.76</text:p>
          </table:table-cell>
          <table:table-cell table:style-name="ce2" table:formula="of:=[$Moscow.E71]" office:value-type="float" office:value="3.066" calcext:value-type="float">
            <text:p>3.0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7.322" calcext:value-type="float">
            <text:p>7.322</text:p>
          </table:table-cell>
          <table:table-cell table:style-name="ce2" table:formula="of:=[$Toronto.E72]" office:value-type="float" office:value="4.745" calcext:value-type="float">
            <text:p>4.75</text:p>
          </table:table-cell>
          <table:table-cell table:style-name="ce2" table:formula="of:=[$Moscow.E72]" office:value-type="float" office:value="3.169" calcext:value-type="float">
            <text:p>3.1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7.445" calcext:value-type="float">
            <text:p>7.445</text:p>
          </table:table-cell>
          <table:table-cell table:style-name="ce2" table:formula="of:=[$Toronto.E73]" office:value-type="float" office:value="4.695" calcext:value-type="float">
            <text:p>4.70</text:p>
          </table:table-cell>
          <table:table-cell table:style-name="ce2" table:formula="of:=[$Moscow.E73]" office:value-type="float" office:value="3.236" calcext:value-type="float">
            <text:p>3.2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.559" calcext:value-type="float">
            <text:p>7.559</text:p>
          </table:table-cell>
          <table:table-cell table:style-name="ce2" table:formula="of:=[$Toronto.E74]" office:value-type="float" office:value="4.862" calcext:value-type="float">
            <text:p>4.86</text:p>
          </table:table-cell>
          <table:table-cell table:style-name="ce2" table:formula="of:=[$Moscow.E74]" office:value-type="float" office:value="3.497" calcext:value-type="float">
            <text:p>3.5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float" office:value="7.557" calcext:value-type="float">
            <text:p>7.557</text:p>
          </table:table-cell>
          <table:table-cell table:style-name="ce2" table:formula="of:=[$Toronto.E75]" office:value-type="float" office:value="4.817" calcext:value-type="float">
            <text:p>4.82</text:p>
          </table:table-cell>
          <table:table-cell table:style-name="ce2" table:formula="of:=[$Moscow.E75]" office:value-type="float" office:value="3.551" calcext:value-type="float">
            <text:p>3.5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7.653" calcext:value-type="float">
            <text:p>7.653</text:p>
          </table:table-cell>
          <table:table-cell table:style-name="ce2" table:formula="of:=[$Toronto.E76]" office:value-type="float" office:value="4.839" calcext:value-type="float">
            <text:p>4.84</text:p>
          </table:table-cell>
          <table:table-cell table:style-name="ce2" table:formula="of:=[$Moscow.E76]" office:value-type="float" office:value="3.77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7.768" calcext:value-type="float">
            <text:p>7.768</text:p>
          </table:table-cell>
          <table:table-cell table:style-name="ce2" table:formula="of:=[$Toronto.E77]" office:value-type="float" office:value="5.033" calcext:value-type="float">
            <text:p>5.03</text:p>
          </table:table-cell>
          <table:table-cell table:style-name="ce2" table:formula="of:=[$Moscow.E77]" office:value-type="float" office:value="3.848" calcext:value-type="float">
            <text:p>3.8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1" office:value-type="float" office:value="7.91" calcext:value-type="float">
            <text:p>7.91</text:p>
          </table:table-cell>
          <table:table-cell table:style-name="ce2" table:formula="of:=[$Toronto.E78]" office:value-type="float" office:value="5.256" calcext:value-type="float">
            <text:p>5.26</text:p>
          </table:table-cell>
          <table:table-cell table:style-name="ce2" table:formula="of:=[$Moscow.E78]" office:value-type="float" office:value="4.009" calcext:value-type="float">
            <text:p>4.0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8.093" calcext:value-type="float">
            <text:p>8.093</text:p>
          </table:table-cell>
          <table:table-cell table:style-name="ce2" table:formula="of:=[$Toronto.E79]" office:value-type="float" office:value="5.447" calcext:value-type="float">
            <text:p>5.45</text:p>
          </table:table-cell>
          <table:table-cell table:style-name="ce2" table:formula="of:=[$Moscow.E79]" office:value-type="float" office:value="4.129" calcext:value-type="float">
            <text:p>4.1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8.127" calcext:value-type="float">
            <text:p>8.127</text:p>
          </table:table-cell>
          <table:table-cell table:style-name="ce2" table:formula="of:=[$Toronto.E80]" office:value-type="float" office:value="5.645" calcext:value-type="float">
            <text:p>5.65</text:p>
          </table:table-cell>
          <table:table-cell table:style-name="ce2" table:formula="of:=[$Moscow.E80]" office:value-type="float" office:value="3.996" calcext:value-type="float">
            <text:p>4.0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8.184" calcext:value-type="float">
            <text:p>8.184</text:p>
          </table:table-cell>
          <table:table-cell table:style-name="ce2" table:formula="of:=[$Toronto.E81]" office:value-type="float" office:value="5.684" calcext:value-type="float">
            <text:p>5.68</text:p>
          </table:table-cell>
          <table:table-cell table:style-name="ce2" table:formula="of:=[$Moscow.E81]" office:value-type="float" office:value="3.902" calcext:value-type="float">
            <text:p>3.9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8.274" calcext:value-type="float">
            <text:p>8.274</text:p>
          </table:table-cell>
          <table:table-cell table:style-name="ce2" table:formula="of:=[$Toronto.E82]" office:value-type="float" office:value="5.799" calcext:value-type="float">
            <text:p>5.80</text:p>
          </table:table-cell>
          <table:table-cell table:style-name="ce2" table:formula="of:=[$Moscow.E82]" office:value-type="float" office:value="3.954" calcext:value-type="float">
            <text:p>3.95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8.229" calcext:value-type="float">
            <text:p>8.229</text:p>
          </table:table-cell>
          <table:table-cell table:style-name="ce2" table:formula="of:=[$Toronto.E83]" office:value-type="float" office:value="5.807" calcext:value-type="float">
            <text:p>5.81</text:p>
          </table:table-cell>
          <table:table-cell table:style-name="ce2" table:formula="of:=[$Moscow.E83]" office:value-type="float" office:value="3.916" calcext:value-type="float">
            <text:p>3.9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1" office:value-type="float" office:value="8.155" calcext:value-type="float">
            <text:p>8.155</text:p>
          </table:table-cell>
          <table:table-cell table:style-name="ce2" table:formula="of:=[$Toronto.E84]" office:value-type="float" office:value="5.833" calcext:value-type="float">
            <text:p>5.83</text:p>
          </table:table-cell>
          <table:table-cell table:style-name="ce2" table:formula="of:=[$Moscow.E84]" office:value-type="float" office:value="3.677" calcext:value-type="float">
            <text:p>3.6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.184" calcext:value-type="float">
            <text:p>8.184</text:p>
          </table:table-cell>
          <table:table-cell table:style-name="ce2" table:formula="of:=[$Toronto.E85]" office:value-type="float" office:value="5.935" calcext:value-type="float">
            <text:p>5.94</text:p>
          </table:table-cell>
          <table:table-cell table:style-name="ce2" table:formula="of:=[$Moscow.E85]" office:value-type="float" office:value="3.671" calcext:value-type="float">
            <text:p>3.6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1" office:value-type="float" office:value="8.144" calcext:value-type="float">
            <text:p>8.144</text:p>
          </table:table-cell>
          <table:table-cell table:style-name="ce2" table:formula="of:=[$Toronto.E86]" office:value-type="float" office:value="6.013" calcext:value-type="float">
            <text:p>6.01</text:p>
          </table:table-cell>
          <table:table-cell table:style-name="ce2" table:formula="of:=[$Moscow.E86]" office:value-type="float" office:value="3.559" calcext:value-type="float">
            <text:p>3.5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.044" calcext:value-type="float">
            <text:p>8.044</text:p>
          </table:table-cell>
          <table:table-cell table:style-name="ce2" table:formula="of:=[$Toronto.E87]" office:value-type="float" office:value="5.878" calcext:value-type="float">
            <text:p>5.88</text:p>
          </table:table-cell>
          <table:table-cell table:style-name="ce2" table:formula="of:=[$Moscow.E87]" office:value-type="float" office:value="3.488" calcext:value-type="float">
            <text:p>3.4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7.978" calcext:value-type="float">
            <text:p>7.978</text:p>
          </table:table-cell>
          <table:table-cell table:style-name="ce2" table:formula="of:=[$Toronto.E88]" office:value-type="float" office:value="5.682" calcext:value-type="float">
            <text:p>5.68</text:p>
          </table:table-cell>
          <table:table-cell table:style-name="ce2" table:formula="of:=[$Moscow.E88]" office:value-type="float" office:value="3.407" calcext:value-type="float">
            <text:p>3.4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7.835" calcext:value-type="float">
            <text:p>7.835</text:p>
          </table:table-cell>
          <table:table-cell table:style-name="ce2" table:formula="of:=[$Toronto.E89]" office:value-type="float" office:value="5.568" calcext:value-type="float">
            <text:p>5.57</text:p>
          </table:table-cell>
          <table:table-cell table:style-name="ce2" table:formula="of:=[$Moscow.E89]" office:value-type="float" office:value="3.267" calcext:value-type="float">
            <text:p>3.2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7.769" calcext:value-type="float">
            <text:p>7.769</text:p>
          </table:table-cell>
          <table:table-cell table:style-name="ce2" table:formula="of:=[$Toronto.E90]" office:value-type="float" office:value="5.334" calcext:value-type="float">
            <text:p>5.33</text:p>
          </table:table-cell>
          <table:table-cell table:style-name="ce2" table:formula="of:=[$Moscow.E90]" office:value-type="float" office:value="3.274" calcext:value-type="float">
            <text:p>3.2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1" office:value-type="float" office:value="7.738" calcext:value-type="float">
            <text:p>7.738</text:p>
          </table:table-cell>
          <table:table-cell table:style-name="ce2" table:formula="of:=[$Toronto.E91]" office:value-type="float" office:value="5.35" calcext:value-type="float">
            <text:p>5.35</text:p>
          </table:table-cell>
          <table:table-cell table:style-name="ce2" table:formula="of:=[$Moscow.E91]" office:value-type="float" office:value="3.378" calcext:value-type="float">
            <text:p>3.3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7.666" calcext:value-type="float">
            <text:p>7.666</text:p>
          </table:table-cell>
          <table:table-cell table:style-name="ce2" table:formula="of:=[$Toronto.E92]" office:value-type="float" office:value="5.315" calcext:value-type="float">
            <text:p>5.32</text:p>
          </table:table-cell>
          <table:table-cell table:style-name="ce2" table:formula="of:=[$Moscow.E92]" office:value-type="float" office:value="3.26" calcext:value-type="float">
            <text:p>3.2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1" office:value-type="float" office:value="7.671" calcext:value-type="float">
            <text:p>7.671</text:p>
          </table:table-cell>
          <table:table-cell table:style-name="ce2" table:formula="of:=[$Toronto.E93]" office:value-type="float" office:value="5.352" calcext:value-type="float">
            <text:p>5.35</text:p>
          </table:table-cell>
          <table:table-cell table:style-name="ce2" table:formula="of:=[$Moscow.E93]" office:value-type="float" office:value="3.356" calcext:value-type="float">
            <text:p>3.3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7.728" calcext:value-type="float">
            <text:p>7.728</text:p>
          </table:table-cell>
          <table:table-cell table:style-name="ce2" table:formula="of:=[$Toronto.E94]" office:value-type="float" office:value="5.337" calcext:value-type="float">
            <text:p>5.34</text:p>
          </table:table-cell>
          <table:table-cell table:style-name="ce2" table:formula="of:=[$Moscow.E94]" office:value-type="float" office:value="3.445" calcext:value-type="float">
            <text:p>3.4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7.744" calcext:value-type="float">
            <text:p>7.744</text:p>
          </table:table-cell>
          <table:table-cell table:style-name="ce2" table:formula="of:=[$Toronto.E95]" office:value-type="float" office:value="5.23" calcext:value-type="float">
            <text:p>5.23</text:p>
          </table:table-cell>
          <table:table-cell table:style-name="ce2" table:formula="of:=[$Moscow.E95]" office:value-type="float" office:value="3.533" calcext:value-type="float">
            <text:p>3.5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1" office:value-type="float" office:value="7.694" calcext:value-type="float">
            <text:p>7.694</text:p>
          </table:table-cell>
          <table:table-cell table:style-name="ce2" table:formula="of:=[$Toronto.E96]" office:value-type="float" office:value="5.194" calcext:value-type="float">
            <text:p>5.19</text:p>
          </table:table-cell>
          <table:table-cell table:style-name="ce2" table:formula="of:=[$Moscow.E96]" office:value-type="float" office:value="3.447" calcext:value-type="float">
            <text:p>3.4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7.74" calcext:value-type="float">
            <text:p>7.74</text:p>
          </table:table-cell>
          <table:table-cell table:style-name="ce2" table:formula="of:=[$Toronto.E97]" office:value-type="float" office:value="5.264" calcext:value-type="float">
            <text:p>5.26</text:p>
          </table:table-cell>
          <table:table-cell table:style-name="ce2" table:formula="of:=[$Moscow.E97]" office:value-type="float" office:value="3.451" calcext:value-type="float">
            <text:p>3.4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1" office:value-type="float" office:value="7.825" calcext:value-type="float">
            <text:p>7.825</text:p>
          </table:table-cell>
          <table:table-cell table:style-name="ce2" table:formula="of:=[$Toronto.E98]" office:value-type="float" office:value="5.484" calcext:value-type="float">
            <text:p>5.48</text:p>
          </table:table-cell>
          <table:table-cell table:style-name="ce2" table:formula="of:=[$Moscow.E98]" office:value-type="float" office:value="3.424" calcext:value-type="float">
            <text:p>3.4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1" office:value-type="float" office:value="7.896" calcext:value-type="float">
            <text:p>7.896</text:p>
          </table:table-cell>
          <table:table-cell table:style-name="ce2" table:formula="of:=[$Toronto.E99]" office:value-type="float" office:value="5.506" calcext:value-type="float">
            <text:p>5.51</text:p>
          </table:table-cell>
          <table:table-cell table:style-name="ce2" table:formula="of:=[$Moscow.E99]" office:value-type="float" office:value="3.529" calcext:value-type="float">
            <text:p>3.5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7.943" calcext:value-type="float">
            <text:p>7.943</text:p>
          </table:table-cell>
          <table:table-cell table:style-name="ce2" table:formula="of:=[$Toronto.E100]" office:value-type="float" office:value="5.626" calcext:value-type="float">
            <text:p>5.63</text:p>
          </table:table-cell>
          <table:table-cell table:style-name="ce2" table:formula="of:=[$Moscow.E100]" office:value-type="float" office:value="3.688" calcext:value-type="float">
            <text:p>3.6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1" office:value-type="float" office:value="7.978" calcext:value-type="float">
            <text:p>7.978</text:p>
          </table:table-cell>
          <table:table-cell table:style-name="ce2" table:formula="of:=[$Toronto.E101]" office:value-type="float" office:value="5.582" calcext:value-type="float">
            <text:p>5.58</text:p>
          </table:table-cell>
          <table:table-cell table:style-name="ce2" table:formula="of:=[$Moscow.E101]" office:value-type="float" office:value="3.657" calcext:value-type="float">
            <text:p>3.6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7.988" calcext:value-type="float">
            <text:p>7.988</text:p>
          </table:table-cell>
          <table:table-cell table:style-name="ce2" table:formula="of:=[$Toronto.E102]" office:value-type="float" office:value="5.539" calcext:value-type="float">
            <text:p>5.54</text:p>
          </table:table-cell>
          <table:table-cell table:style-name="ce2" table:formula="of:=[$Moscow.E102]" office:value-type="float" office:value="3.764" calcext:value-type="float">
            <text:p>3.7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1" office:value-type="float" office:value="8.037" calcext:value-type="float">
            <text:p>8.037</text:p>
          </table:table-cell>
          <table:table-cell table:style-name="ce2" table:formula="of:=[$Toronto.E103]" office:value-type="float" office:value="5.551" calcext:value-type="float">
            <text:p>5.55</text:p>
          </table:table-cell>
          <table:table-cell table:style-name="ce2" table:formula="of:=[$Moscow.E103]" office:value-type="float" office:value="3.77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1" office:value-type="float" office:value="8.045" calcext:value-type="float">
            <text:p>8.045</text:p>
          </table:table-cell>
          <table:table-cell table:style-name="ce2" table:formula="of:=[$Toronto.E104]" office:value-type="float" office:value="5.503" calcext:value-type="float">
            <text:p>5.50</text:p>
          </table:table-cell>
          <table:table-cell table:style-name="ce2" table:formula="of:=[$Moscow.E104]" office:value-type="float" office:value="3.724" calcext:value-type="float">
            <text:p>3.7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1" office:value-type="float" office:value="8.032" calcext:value-type="float">
            <text:p>8.032</text:p>
          </table:table-cell>
          <table:table-cell table:style-name="ce2" table:formula="of:=[$Toronto.E105]" office:value-type="float" office:value="5.592" calcext:value-type="float">
            <text:p>5.59</text:p>
          </table:table-cell>
          <table:table-cell table:style-name="ce2" table:formula="of:=[$Moscow.E105]" office:value-type="float" office:value="3.63" calcext:value-type="float">
            <text:p>3.6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8.088" calcext:value-type="float">
            <text:p>8.088</text:p>
          </table:table-cell>
          <table:table-cell table:style-name="ce2" table:formula="of:=[$Toronto.E106]" office:value-type="float" office:value="5.602" calcext:value-type="float">
            <text:p>5.60</text:p>
          </table:table-cell>
          <table:table-cell table:style-name="ce2" table:formula="of:=[$Moscow.E106]" office:value-type="float" office:value="3.766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1" office:value-type="float" office:value="8.114" calcext:value-type="float">
            <text:p>8.114</text:p>
          </table:table-cell>
          <table:table-cell table:style-name="ce2" table:formula="of:=[$Toronto.E107]" office:value-type="float" office:value="5.537" calcext:value-type="float">
            <text:p>5.54</text:p>
          </table:table-cell>
          <table:table-cell table:style-name="ce2" table:formula="of:=[$Moscow.E107]" office:value-type="float" office:value="3.817" calcext:value-type="float">
            <text:p>3.8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1" office:value-type="float" office:value="8.059" calcext:value-type="float">
            <text:p>8.059</text:p>
          </table:table-cell>
          <table:table-cell table:style-name="ce2" table:formula="of:=[$Toronto.E108]" office:value-type="float" office:value="5.316" calcext:value-type="float">
            <text:p>5.32</text:p>
          </table:table-cell>
          <table:table-cell table:style-name="ce2" table:formula="of:=[$Moscow.E108]" office:value-type="float" office:value="3.749" calcext:value-type="float">
            <text:p>3.7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1" office:value-type="float" office:value="8.026" calcext:value-type="float">
            <text:p>8.026</text:p>
          </table:table-cell>
          <table:table-cell table:style-name="ce2" table:formula="of:=[$Toronto.E109]" office:value-type="float" office:value="5.269" calcext:value-type="float">
            <text:p>5.27</text:p>
          </table:table-cell>
          <table:table-cell table:style-name="ce2" table:formula="of:=[$Moscow.E109]" office:value-type="float" office:value="3.728" calcext:value-type="float">
            <text:p>3.7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8.038" calcext:value-type="float">
            <text:p>8.038</text:p>
          </table:table-cell>
          <table:table-cell table:style-name="ce2" table:formula="of:=[$Toronto.E110]" office:value-type="float" office:value="5.294" calcext:value-type="float">
            <text:p>5.29</text:p>
          </table:table-cell>
          <table:table-cell table:style-name="ce2" table:formula="of:=[$Moscow.E110]" office:value-type="float" office:value="3.672" calcext:value-type="float">
            <text:p>3.6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8.065" calcext:value-type="float">
            <text:p>8.065</text:p>
          </table:table-cell>
          <table:table-cell table:style-name="ce2" table:formula="of:=[$Toronto.E111]" office:value-type="float" office:value="5.33" calcext:value-type="float">
            <text:p>5.33</text:p>
          </table:table-cell>
          <table:table-cell table:style-name="ce2" table:formula="of:=[$Moscow.E111]" office:value-type="float" office:value="3.853" calcext:value-type="float">
            <text:p>3.8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8.071" calcext:value-type="float">
            <text:p>8.071</text:p>
          </table:table-cell>
          <table:table-cell table:style-name="ce2" table:formula="of:=[$Toronto.E112]" office:value-type="float" office:value="5.343" calcext:value-type="float">
            <text:p>5.34</text:p>
          </table:table-cell>
          <table:table-cell table:style-name="ce2" table:formula="of:=[$Moscow.E112]" office:value-type="float" office:value="3.866" calcext:value-type="float">
            <text:p>3.8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8.038" calcext:value-type="float">
            <text:p>8.038</text:p>
          </table:table-cell>
          <table:table-cell table:style-name="ce2" table:formula="of:=[$Toronto.E113]" office:value-type="float" office:value="5.343" calcext:value-type="float">
            <text:p>5.34</text:p>
          </table:table-cell>
          <table:table-cell table:style-name="ce2" table:formula="of:=[$Moscow.E113]" office:value-type="float" office:value="3.739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7.984" calcext:value-type="float">
            <text:p>7.984</text:p>
          </table:table-cell>
          <table:table-cell table:style-name="ce2" table:formula="of:=[$Toronto.E114]" office:value-type="float" office:value="5.337" calcext:value-type="float">
            <text:p>5.34</text:p>
          </table:table-cell>
          <table:table-cell table:style-name="ce2" table:formula="of:=[$Moscow.E114]" office:value-type="float" office:value="3.592" calcext:value-type="float">
            <text:p>3.5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1" office:value-type="float" office:value="7.991" calcext:value-type="float">
            <text:p>7.991</text:p>
          </table:table-cell>
          <table:table-cell table:style-name="ce2" table:formula="of:=[$Toronto.E115]" office:value-type="float" office:value="5.303" calcext:value-type="float">
            <text:p>5.30</text:p>
          </table:table-cell>
          <table:table-cell table:style-name="ce2" table:formula="of:=[$Moscow.E115]" office:value-type="float" office:value="3.746" calcext:value-type="float">
            <text:p>3.7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1" office:value-type="float" office:value="7.968" calcext:value-type="float">
            <text:p>7.968</text:p>
          </table:table-cell>
          <table:table-cell table:style-name="ce2" table:formula="of:=[$Toronto.E116]" office:value-type="float" office:value="5.26" calcext:value-type="float">
            <text:p>5.26</text:p>
          </table:table-cell>
          <table:table-cell table:style-name="ce2" table:formula="of:=[$Moscow.E116]" office:value-type="float" office:value="3.631" calcext:value-type="float">
            <text:p>3.6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1" office:value-type="float" office:value="7.975" calcext:value-type="float">
            <text:p>7.975</text:p>
          </table:table-cell>
          <table:table-cell table:style-name="ce2" table:formula="of:=[$Toronto.E117]" office:value-type="float" office:value="5.314" calcext:value-type="float">
            <text:p>5.31</text:p>
          </table:table-cell>
          <table:table-cell table:style-name="ce2" table:formula="of:=[$Moscow.E117]" office:value-type="float" office:value="3.614" calcext:value-type="float">
            <text:p>3.6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1" office:value-type="float" office:value="8.004" calcext:value-type="float">
            <text:p>8.004</text:p>
          </table:table-cell>
          <table:table-cell table:style-name="ce2" table:formula="of:=[$Toronto.E118]" office:value-type="float" office:value="5.376" calcext:value-type="float">
            <text:p>5.38</text:p>
          </table:table-cell>
          <table:table-cell table:style-name="ce2" table:formula="of:=[$Moscow.E118]" office:value-type="float" office:value="3.737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8.072" calcext:value-type="float">
            <text:p>8.072</text:p>
          </table:table-cell>
          <table:table-cell table:style-name="ce2" table:formula="of:=[$Toronto.E119]" office:value-type="float" office:value="5.423" calcext:value-type="float">
            <text:p>5.42</text:p>
          </table:table-cell>
          <table:table-cell table:style-name="ce2" table:formula="of:=[$Moscow.E119]" office:value-type="float" office:value="3.585" calcext:value-type="float">
            <text:p>3.5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1" office:value-type="float" office:value="8.087" calcext:value-type="float">
            <text:p>8.087</text:p>
          </table:table-cell>
          <table:table-cell table:style-name="ce2" table:formula="of:=[$Toronto.E120]" office:value-type="float" office:value="5.289" calcext:value-type="float">
            <text:p>5.29</text:p>
          </table:table-cell>
          <table:table-cell table:style-name="ce2" table:formula="of:=[$Moscow.E120]" office:value-type="float" office:value="3.575" calcext:value-type="float">
            <text:p>3.5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1" office:value-type="float" office:value="8.105" calcext:value-type="float">
            <text:p>8.105</text:p>
          </table:table-cell>
          <table:table-cell table:style-name="ce2" table:formula="of:=[$Toronto.E121]" office:value-type="float" office:value="5.209" calcext:value-type="float">
            <text:p>5.21</text:p>
          </table:table-cell>
          <table:table-cell table:style-name="ce2" table:formula="of:=[$Moscow.E121]" office:value-type="float" office:value="3.58" calcext:value-type="float">
            <text:p>3.5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8.129" calcext:value-type="float">
            <text:p>8.129</text:p>
          </table:table-cell>
          <table:table-cell table:style-name="ce2" table:formula="of:=[$Toronto.E122]" office:value-type="float" office:value="5.273" calcext:value-type="float">
            <text:p>5.27</text:p>
          </table:table-cell>
          <table:table-cell table:style-name="ce2" table:formula="of:=[$Moscow.E122]" office:value-type="float" office:value="3.481" calcext:value-type="float">
            <text:p>3.4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8.156" calcext:value-type="float">
            <text:p>8.156</text:p>
          </table:table-cell>
          <table:table-cell table:style-name="ce2" table:formula="of:=[$Toronto.E123]" office:value-type="float" office:value="5.254" calcext:value-type="float">
            <text:p>5.25</text:p>
          </table:table-cell>
          <table:table-cell table:style-name="ce2" table:formula="of:=[$Moscow.E123]" office:value-type="float" office:value="3.381" calcext:value-type="float">
            <text:p>3.3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8.219" calcext:value-type="float">
            <text:p>8.219</text:p>
          </table:table-cell>
          <table:table-cell table:style-name="ce2" table:formula="of:=[$Toronto.E124]" office:value-type="float" office:value="5.216" calcext:value-type="float">
            <text:p>5.22</text:p>
          </table:table-cell>
          <table:table-cell table:style-name="ce2" table:formula="of:=[$Moscow.E124]" office:value-type="float" office:value="3.731" calcext:value-type="float">
            <text:p>3.7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1" office:value-type="float" office:value="8.243" calcext:value-type="float">
            <text:p>8.243</text:p>
          </table:table-cell>
          <table:table-cell table:style-name="ce2" table:formula="of:=[$Toronto.E125]" office:value-type="float" office:value="5.144" calcext:value-type="float">
            <text:p>5.14</text:p>
          </table:table-cell>
          <table:table-cell table:style-name="ce2" table:formula="of:=[$Moscow.E125]" office:value-type="float" office:value="3.603" calcext:value-type="float">
            <text:p>3.6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1" office:value-type="float" office:value="8.288" calcext:value-type="float">
            <text:p>8.288</text:p>
          </table:table-cell>
          <table:table-cell table:style-name="ce2" table:formula="of:=[$Toronto.E126]" office:value-type="float" office:value="5.144" calcext:value-type="float">
            <text:p>5.14</text:p>
          </table:table-cell>
          <table:table-cell table:style-name="ce2" table:formula="of:=[$Moscow.E126]" office:value-type="float" office:value="3.718" calcext:value-type="float">
            <text:p>3.7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8.256" calcext:value-type="float">
            <text:p>8.256</text:p>
          </table:table-cell>
          <table:table-cell table:style-name="ce2" table:formula="of:=[$Toronto.E127]" office:value-type="float" office:value="4.921" calcext:value-type="float">
            <text:p>4.92</text:p>
          </table:table-cell>
          <table:table-cell table:style-name="ce2" table:formula="of:=[$Moscow.E127]" office:value-type="float" office:value="3.541" calcext:value-type="float">
            <text:p>3.5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8.235" calcext:value-type="float">
            <text:p>8.235</text:p>
          </table:table-cell>
          <table:table-cell table:style-name="ce2" table:formula="of:=[$Toronto.E128]" office:value-type="float" office:value="4.974" calcext:value-type="float">
            <text:p>4.97</text:p>
          </table:table-cell>
          <table:table-cell table:style-name="ce2" table:formula="of:=[$Moscow.E128]" office:value-type="float" office:value="3.412" calcext:value-type="float">
            <text:p>3.4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1" office:value-type="float" office:value="8.245" calcext:value-type="float">
            <text:p>8.245</text:p>
          </table:table-cell>
          <table:table-cell table:style-name="ce2" table:formula="of:=[$Toronto.E129]" office:value-type="float" office:value="5.111" calcext:value-type="float">
            <text:p>5.11</text:p>
          </table:table-cell>
          <table:table-cell table:style-name="ce2" table:formula="of:=[$Moscow.E129]" office:value-type="float" office:value="3.496" calcext:value-type="float">
            <text:p>3.5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1" office:value-type="float" office:value="8.303" calcext:value-type="float">
            <text:p>8.303</text:p>
          </table:table-cell>
          <table:table-cell table:style-name="ce2" table:formula="of:=[$Toronto.E130]" office:value-type="float" office:value="5.367" calcext:value-type="float">
            <text:p>5.37</text:p>
          </table:table-cell>
          <table:table-cell table:style-name="ce2" table:formula="of:=[$Moscow.E130]" office:value-type="float" office:value="3.631" calcext:value-type="float">
            <text:p>3.6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1" office:value-type="float" office:value="8.277" calcext:value-type="float">
            <text:p>8.277</text:p>
          </table:table-cell>
          <table:table-cell table:style-name="ce2" table:formula="of:=[$Toronto.E131]" office:value-type="float" office:value="5.429" calcext:value-type="float">
            <text:p>5.43</text:p>
          </table:table-cell>
          <table:table-cell table:style-name="ce2" table:formula="of:=[$Moscow.E131]" office:value-type="float" office:value="3.483" calcext:value-type="float">
            <text:p>3.4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8.269" calcext:value-type="float">
            <text:p>8.269</text:p>
          </table:table-cell>
          <table:table-cell table:style-name="ce2" table:formula="of:=[$Toronto.E132]" office:value-type="float" office:value="5.426" calcext:value-type="float">
            <text:p>5.43</text:p>
          </table:table-cell>
          <table:table-cell table:style-name="ce2" table:formula="of:=[$Moscow.E132]" office:value-type="float" office:value="3.54" calcext:value-type="float">
            <text:p>3.5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.284" calcext:value-type="float">
            <text:p>8.284</text:p>
          </table:table-cell>
          <table:table-cell table:style-name="ce2" table:formula="of:=[$Toronto.E133]" office:value-type="float" office:value="5.531" calcext:value-type="float">
            <text:p>5.53</text:p>
          </table:table-cell>
          <table:table-cell table:style-name="ce2" table:formula="of:=[$Moscow.E133]" office:value-type="float" office:value="3.599" calcext:value-type="float">
            <text:p>3.6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1" office:value-type="float" office:value="8.278" calcext:value-type="float">
            <text:p>8.278</text:p>
          </table:table-cell>
          <table:table-cell table:style-name="ce2" table:formula="of:=[$Toronto.E134]" office:value-type="float" office:value="5.645" calcext:value-type="float">
            <text:p>5.65</text:p>
          </table:table-cell>
          <table:table-cell table:style-name="ce2" table:formula="of:=[$Moscow.E134]" office:value-type="float" office:value="3.587" calcext:value-type="float">
            <text:p>3.5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1" office:value-type="float" office:value="8.241" calcext:value-type="float">
            <text:p>8.241</text:p>
          </table:table-cell>
          <table:table-cell table:style-name="ce2" table:formula="of:=[$Toronto.E135]" office:value-type="float" office:value="5.587" calcext:value-type="float">
            <text:p>5.59</text:p>
          </table:table-cell>
          <table:table-cell table:style-name="ce2" table:formula="of:=[$Moscow.E135]" office:value-type="float" office:value="3.577" calcext:value-type="float">
            <text:p>3.5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1" office:value-type="float" office:value="8.175" calcext:value-type="float">
            <text:p>8.175</text:p>
          </table:table-cell>
          <table:table-cell table:style-name="ce2" table:formula="of:=[$Toronto.E136]" office:value-type="float" office:value="5.569" calcext:value-type="float">
            <text:p>5.57</text:p>
          </table:table-cell>
          <table:table-cell table:style-name="ce2" table:formula="of:=[$Moscow.E136]" office:value-type="float" office:value="3.475" calcext:value-type="float">
            <text:p>3.4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1" office:value-type="float" office:value="8.181" calcext:value-type="float">
            <text:p>8.181</text:p>
          </table:table-cell>
          <table:table-cell table:style-name="ce2" table:formula="of:=[$Toronto.E137]" office:value-type="float" office:value="5.605" calcext:value-type="float">
            <text:p>5.61</text:p>
          </table:table-cell>
          <table:table-cell table:style-name="ce2" table:formula="of:=[$Moscow.E137]" office:value-type="float" office:value="3.725" calcext:value-type="float">
            <text:p>3.7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1" office:value-type="float" office:value="8.168" calcext:value-type="float">
            <text:p>8.168</text:p>
          </table:table-cell>
          <table:table-cell table:style-name="ce2" table:formula="of:=[$Toronto.E138]" office:value-type="float" office:value="5.581" calcext:value-type="float">
            <text:p>5.58</text:p>
          </table:table-cell>
          <table:table-cell table:style-name="ce2" table:formula="of:=[$Moscow.E138]" office:value-type="float" office:value="3.822" calcext:value-type="float">
            <text:p>3.8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1" office:value-type="float" office:value="8.105" calcext:value-type="float">
            <text:p>8.105</text:p>
          </table:table-cell>
          <table:table-cell table:style-name="ce2" table:formula="of:=[$Toronto.E139]" office:value-type="float" office:value="5.463" calcext:value-type="float">
            <text:p>5.46</text:p>
          </table:table-cell>
          <table:table-cell table:style-name="ce2" table:formula="of:=[$Moscow.E139]" office:value-type="float" office:value="3.952" calcext:value-type="float">
            <text:p>3.9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1" office:value-type="float" office:value="8.031" calcext:value-type="float">
            <text:p>8.031</text:p>
          </table:table-cell>
          <table:table-cell table:style-name="ce2" table:formula="of:=[$Toronto.E140]" office:value-type="float" office:value="5.187" calcext:value-type="float">
            <text:p>5.19</text:p>
          </table:table-cell>
          <table:table-cell table:style-name="ce2" table:formula="of:=[$Moscow.E140]" office:value-type="float" office:value="3.665" calcext:value-type="float">
            <text:p>3.6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1" office:value-type="float" office:value="8.046" calcext:value-type="float">
            <text:p>8.046</text:p>
          </table:table-cell>
          <table:table-cell table:style-name="ce2" table:formula="of:=[$Toronto.E141]" office:value-type="float" office:value="5.247" calcext:value-type="float">
            <text:p>5.25</text:p>
          </table:table-cell>
          <table:table-cell table:style-name="ce2" table:formula="of:=[$Moscow.E141]" office:value-type="float" office:value="3.666" calcext:value-type="float">
            <text:p>3.6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8.031" calcext:value-type="float">
            <text:p>8.031</text:p>
          </table:table-cell>
          <table:table-cell table:style-name="ce2" table:formula="of:=[$Toronto.E142]" office:value-type="float" office:value="5.199" calcext:value-type="float">
            <text:p>5.20</text:p>
          </table:table-cell>
          <table:table-cell table:style-name="ce2" table:formula="of:=[$Moscow.E142]" office:value-type="float" office:value="3.805" calcext:value-type="float">
            <text:p>3.8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8.006" calcext:value-type="float">
            <text:p>8.006</text:p>
          </table:table-cell>
          <table:table-cell table:style-name="ce2" table:formula="of:=[$Toronto.E143]" office:value-type="float" office:value="5.196" calcext:value-type="float">
            <text:p>5.20</text:p>
          </table:table-cell>
          <table:table-cell table:style-name="ce2" table:formula="of:=[$Moscow.E143]" office:value-type="float" office:value="3.918" calcext:value-type="float">
            <text:p>3.9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$Toronto.E144]" office:value-type="float" office:value="5.139" calcext:value-type="float">
            <text:p>5.14</text:p>
          </table:table-cell>
          <table:table-cell table:style-name="ce2" table:formula="of:=[$Moscow.E144]" office:value-type="float" office:value="3.753" calcext:value-type="float">
            <text:p>3.7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1" office:value-type="float" office:value="8.008" calcext:value-type="float">
            <text:p>8.008</text:p>
          </table:table-cell>
          <table:table-cell table:style-name="ce2" table:formula="of:=[$Toronto.E145]" office:value-type="float" office:value="5.216" calcext:value-type="float">
            <text:p>5.22</text:p>
          </table:table-cell>
          <table:table-cell table:style-name="ce2" table:formula="of:=[$Moscow.E145]" office:value-type="float" office:value="3.61" calcext:value-type="float">
            <text:p>3.6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1" office:value-type="float" office:value="8.047" calcext:value-type="float">
            <text:p>8.047</text:p>
          </table:table-cell>
          <table:table-cell table:style-name="ce2" table:formula="of:=[$Toronto.E146]" office:value-type="float" office:value="5.351" calcext:value-type="float">
            <text:p>5.35</text:p>
          </table:table-cell>
          <table:table-cell table:style-name="ce2" table:formula="of:=[$Moscow.E146]" office:value-type="float" office:value="3.677" calcext:value-type="float">
            <text:p>3.6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1" office:value-type="float" office:value="8.07" calcext:value-type="float">
            <text:p>8.07</text:p>
          </table:table-cell>
          <table:table-cell table:style-name="ce2" table:formula="of:=[$Toronto.E147]" office:value-type="float" office:value="5.48" calcext:value-type="float">
            <text:p>5.48</text:p>
          </table:table-cell>
          <table:table-cell table:style-name="ce2" table:formula="of:=[$Moscow.E147]" office:value-type="float" office:value="3.643" calcext:value-type="float">
            <text:p>3.6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1" office:value-type="float" office:value="8.096" calcext:value-type="float">
            <text:p>8.096</text:p>
          </table:table-cell>
          <table:table-cell table:style-name="ce2" table:formula="of:=[$Toronto.E148]" office:value-type="float" office:value="5.538" calcext:value-type="float">
            <text:p>5.54</text:p>
          </table:table-cell>
          <table:table-cell table:style-name="ce2" table:formula="of:=[$Moscow.E148]" office:value-type="float" office:value="3.588" calcext:value-type="float">
            <text:p>3.5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.134" calcext:value-type="float">
            <text:p>8.134</text:p>
          </table:table-cell>
          <table:table-cell table:style-name="ce2" table:formula="of:=[$Toronto.E149]" office:value-type="float" office:value="5.597" calcext:value-type="float">
            <text:p>5.60</text:p>
          </table:table-cell>
          <table:table-cell table:style-name="ce2" table:formula="of:=[$Moscow.E149]" office:value-type="float" office:value="3.594" calcext:value-type="float">
            <text:p>3.5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1" office:value-type="float" office:value="8.143" calcext:value-type="float">
            <text:p>8.143</text:p>
          </table:table-cell>
          <table:table-cell table:style-name="ce2" table:formula="of:=[$Toronto.E150]" office:value-type="float" office:value="5.817" calcext:value-type="float">
            <text:p>5.82</text:p>
          </table:table-cell>
          <table:table-cell table:style-name="ce2" table:formula="of:=[$Moscow.E150]" office:value-type="float" office:value="3.772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1" office:value-type="float" office:value="8.151" calcext:value-type="float">
            <text:p>8.151</text:p>
          </table:table-cell>
          <table:table-cell table:style-name="ce2" table:formula="of:=[$Toronto.E151]" office:value-type="float" office:value="5.791" calcext:value-type="float">
            <text:p>5.79</text:p>
          </table:table-cell>
          <table:table-cell table:style-name="ce2" table:formula="of:=[$Moscow.E151]" office:value-type="float" office:value="3.791" calcext:value-type="float">
            <text:p>3.7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8.204" calcext:value-type="float">
            <text:p>8.204</text:p>
          </table:table-cell>
          <table:table-cell table:style-name="ce2" table:formula="of:=[$Toronto.E152]" office:value-type="float" office:value="5.867" calcext:value-type="float">
            <text:p>5.87</text:p>
          </table:table-cell>
          <table:table-cell table:style-name="ce2" table:formula="of:=[$Moscow.E152]" office:value-type="float" office:value="3.655" calcext:value-type="float">
            <text:p>3.6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1" office:value-type="float" office:value="8.256" calcext:value-type="float">
            <text:p>8.256</text:p>
          </table:table-cell>
          <table:table-cell table:style-name="ce2" table:formula="of:=[$Toronto.E153]" office:value-type="float" office:value="5.809" calcext:value-type="float">
            <text:p>5.81</text:p>
          </table:table-cell>
          <table:table-cell table:style-name="ce2" table:formula="of:=[$Moscow.E153]" office:value-type="float" office:value="3.715" calcext:value-type="float">
            <text:p>3.7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8.279" calcext:value-type="float">
            <text:p>8.279</text:p>
          </table:table-cell>
          <table:table-cell table:style-name="ce2" table:formula="of:=[$Toronto.E154]" office:value-type="float" office:value="5.849" calcext:value-type="float">
            <text:p>5.85</text:p>
          </table:table-cell>
          <table:table-cell table:style-name="ce2" table:formula="of:=[$Moscow.E154]" office:value-type="float" office:value="3.651" calcext:value-type="float">
            <text:p>3.6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1" office:value-type="float" office:value="8.295" calcext:value-type="float">
            <text:p>8.295</text:p>
          </table:table-cell>
          <table:table-cell table:style-name="ce2" table:formula="of:=[$Toronto.E155]" office:value-type="float" office:value="5.945" calcext:value-type="float">
            <text:p>5.95</text:p>
          </table:table-cell>
          <table:table-cell table:style-name="ce2" table:formula="of:=[$Moscow.E155]" office:value-type="float" office:value="3.915" calcext:value-type="float">
            <text:p>3.9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1" office:value-type="float" office:value="8.288" calcext:value-type="float">
            <text:p>8.288</text:p>
          </table:table-cell>
          <table:table-cell table:style-name="ce2" table:formula="of:=[$Toronto.E156]" office:value-type="float" office:value="5.666" calcext:value-type="float">
            <text:p>5.67</text:p>
          </table:table-cell>
          <table:table-cell table:style-name="ce2" table:formula="of:=[$Moscow.E156]" office:value-type="float" office:value="3.845" calcext:value-type="float">
            <text:p>3.8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8.296" calcext:value-type="float">
            <text:p>8.296</text:p>
          </table:table-cell>
          <table:table-cell table:style-name="ce2" table:formula="of:=[$Toronto.E157]" office:value-type="float" office:value="5.675" calcext:value-type="float">
            <text:p>5.68</text:p>
          </table:table-cell>
          <table:table-cell table:style-name="ce2" table:formula="of:=[$Moscow.E157]" office:value-type="float" office:value="3.933" calcext:value-type="float">
            <text:p>3.9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8.313" calcext:value-type="float">
            <text:p>8.313</text:p>
          </table:table-cell>
          <table:table-cell table:style-name="ce2" table:formula="of:=[$Toronto.E158]" office:value-type="float" office:value="5.719" calcext:value-type="float">
            <text:p>5.72</text:p>
          </table:table-cell>
          <table:table-cell table:style-name="ce2" table:formula="of:=[$Moscow.E158]" office:value-type="float" office:value="4.095" calcext:value-type="float">
            <text:p>4.1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1" office:value-type="float" office:value="8.279" calcext:value-type="float">
            <text:p>8.279</text:p>
          </table:table-cell>
          <table:table-cell table:style-name="ce2" table:formula="of:=[$Toronto.E159]" office:value-type="float" office:value="5.613" calcext:value-type="float">
            <text:p>5.61</text:p>
          </table:table-cell>
          <table:table-cell table:style-name="ce2" table:formula="of:=[$Moscow.E159]" office:value-type="float" office:value="3.885" calcext:value-type="float">
            <text:p>3.8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1" office:value-type="float" office:value="8.28" calcext:value-type="float">
            <text:p>8.28</text:p>
          </table:table-cell>
          <table:table-cell table:style-name="ce2" table:formula="of:=[$Toronto.E160]" office:value-type="float" office:value="5.576" calcext:value-type="float">
            <text:p>5.58</text:p>
          </table:table-cell>
          <table:table-cell table:style-name="ce2" table:formula="of:=[$Moscow.E160]" office:value-type="float" office:value="3.737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8.258" calcext:value-type="float">
            <text:p>8.258</text:p>
          </table:table-cell>
          <table:table-cell table:style-name="ce2" table:formula="of:=[$Toronto.E161]" office:value-type="float" office:value="5.589" calcext:value-type="float">
            <text:p>5.59</text:p>
          </table:table-cell>
          <table:table-cell table:style-name="ce2" table:formula="of:=[$Moscow.E161]" office:value-type="float" office:value="3.737" calcext:value-type="float">
            <text:p>3.7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1" office:value-type="float" office:value="8.23" calcext:value-type="float">
            <text:p>8.23</text:p>
          </table:table-cell>
          <table:table-cell table:style-name="ce2" table:formula="of:=[$Toronto.E162]" office:value-type="float" office:value="5.519" calcext:value-type="float">
            <text:p>5.52</text:p>
          </table:table-cell>
          <table:table-cell table:style-name="ce2" table:formula="of:=[$Moscow.E162]" office:value-type="float" office:value="3.913" calcext:value-type="float">
            <text:p>3.9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8.194" calcext:value-type="float">
            <text:p>8.194</text:p>
          </table:table-cell>
          <table:table-cell table:style-name="ce2" table:formula="of:=[$Toronto.E163]" office:value-type="float" office:value="5.592" calcext:value-type="float">
            <text:p>5.59</text:p>
          </table:table-cell>
          <table:table-cell table:style-name="ce2" table:formula="of:=[$Moscow.E163]" office:value-type="float" office:value="3.795" calcext:value-type="float">
            <text:p>3.8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1" office:value-type="float" office:value="8.181" calcext:value-type="float">
            <text:p>8.181</text:p>
          </table:table-cell>
          <table:table-cell table:style-name="ce2" table:formula="of:=[$Toronto.E164]" office:value-type="float" office:value="5.494" calcext:value-type="float">
            <text:p>5.49</text:p>
          </table:table-cell>
          <table:table-cell table:style-name="ce2" table:formula="of:=[$Moscow.E164]" office:value-type="float" office:value="3.842" calcext:value-type="float">
            <text:p>3.8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8.189" calcext:value-type="float">
            <text:p>8.189</text:p>
          </table:table-cell>
          <table:table-cell table:style-name="ce2" table:formula="of:=[$Toronto.E165]" office:value-type="float" office:value="5.583" calcext:value-type="float">
            <text:p>5.58</text:p>
          </table:table-cell>
          <table:table-cell table:style-name="ce2" table:formula="of:=[$Moscow.E165]" office:value-type="float" office:value="3.8" calcext:value-type="float">
            <text:p>3.8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1" office:value-type="float" office:value="8.239" calcext:value-type="float">
            <text:p>8.239</text:p>
          </table:table-cell>
          <table:table-cell table:style-name="ce2" table:formula="of:=[$Toronto.E166]" office:value-type="float" office:value="5.757" calcext:value-type="float">
            <text:p>5.76</text:p>
          </table:table-cell>
          <table:table-cell table:style-name="ce2" table:formula="of:=[$Moscow.E166]" office:value-type="float" office:value="3.926" calcext:value-type="float">
            <text:p>3.9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1" office:value-type="float" office:value="8.275" calcext:value-type="float">
            <text:p>8.275</text:p>
          </table:table-cell>
          <table:table-cell table:style-name="ce2" table:formula="of:=[$Toronto.E167]" office:value-type="float" office:value="5.836" calcext:value-type="float">
            <text:p>5.84</text:p>
          </table:table-cell>
          <table:table-cell table:style-name="ce2" table:formula="of:=[$Moscow.E167]" office:value-type="float" office:value="3.824" calcext:value-type="float">
            <text:p>3.8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1" office:value-type="float" office:value="8.26" calcext:value-type="float">
            <text:p>8.26</text:p>
          </table:table-cell>
          <table:table-cell table:style-name="ce2" table:formula="of:=[$Toronto.E168]" office:value-type="float" office:value="5.806" calcext:value-type="float">
            <text:p>5.81</text:p>
          </table:table-cell>
          <table:table-cell table:style-name="ce2" table:formula="of:=[$Moscow.E168]" office:value-type="float" office:value="3.725" calcext:value-type="float">
            <text:p>3.7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8.267" calcext:value-type="float">
            <text:p>8.267</text:p>
          </table:table-cell>
          <table:table-cell table:style-name="ce2" table:formula="of:=[$Toronto.E169]" office:value-type="float" office:value="5.714" calcext:value-type="float">
            <text:p>5.71</text:p>
          </table:table-cell>
          <table:table-cell table:style-name="ce2" table:formula="of:=[$Moscow.E169]" office:value-type="float" office:value="3.814" calcext:value-type="float">
            <text:p>3.8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8.261" calcext:value-type="float">
            <text:p>8.261</text:p>
          </table:table-cell>
          <table:table-cell table:style-name="ce2" table:formula="of:=[$Toronto.E170]" office:value-type="float" office:value="5.649" calcext:value-type="float">
            <text:p>5.65</text:p>
          </table:table-cell>
          <table:table-cell table:style-name="ce2" table:formula="of:=[$Moscow.E170]" office:value-type="float" office:value="3.963" calcext:value-type="float">
            <text:p>3.9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8.281" calcext:value-type="float">
            <text:p>8.281</text:p>
          </table:table-cell>
          <table:table-cell table:style-name="ce2" table:formula="of:=[$Toronto.E171]" office:value-type="float" office:value="5.72" calcext:value-type="float">
            <text:p>5.72</text:p>
          </table:table-cell>
          <table:table-cell table:style-name="ce2" table:formula="of:=[$Moscow.E171]" office:value-type="float" office:value="3.906" calcext:value-type="float">
            <text:p>3.9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8.295" calcext:value-type="float">
            <text:p>8.295</text:p>
          </table:table-cell>
          <table:table-cell table:style-name="ce2" table:formula="of:=[$Toronto.E172]" office:value-type="float" office:value="5.667" calcext:value-type="float">
            <text:p>5.67</text:p>
          </table:table-cell>
          <table:table-cell table:style-name="ce2" table:formula="of:=[$Moscow.E172]" office:value-type="float" office:value="3.867" calcext:value-type="float">
            <text:p>3.8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1" office:value-type="float" office:value="8.334" calcext:value-type="float">
            <text:p>8.334</text:p>
          </table:table-cell>
          <table:table-cell table:style-name="ce2" table:formula="of:=[$Toronto.E173]" office:value-type="float" office:value="5.799" calcext:value-type="float">
            <text:p>5.80</text:p>
          </table:table-cell>
          <table:table-cell table:style-name="ce2" table:formula="of:=[$Moscow.E173]" office:value-type="float" office:value="3.961" calcext:value-type="float">
            <text:p>3.9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1" office:value-type="float" office:value="8.358" calcext:value-type="float">
            <text:p>8.358</text:p>
          </table:table-cell>
          <table:table-cell table:style-name="ce2" table:formula="of:=[$Toronto.E174]" office:value-type="float" office:value="5.967" calcext:value-type="float">
            <text:p>5.97</text:p>
          </table:table-cell>
          <table:table-cell table:style-name="ce2" table:formula="of:=[$Moscow.E174]" office:value-type="float" office:value="4.048" calcext:value-type="float">
            <text:p>4.0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8.37" calcext:value-type="float">
            <text:p>8.37</text:p>
          </table:table-cell>
          <table:table-cell table:style-name="ce2" table:formula="of:=[$Toronto.E175]" office:value-type="float" office:value="5.848" calcext:value-type="float">
            <text:p>5.85</text:p>
          </table:table-cell>
          <table:table-cell table:style-name="ce2" table:formula="of:=[$Moscow.E175]" office:value-type="float" office:value="3.96" calcext:value-type="float">
            <text:p>3.9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1" office:value-type="float" office:value="8.362" calcext:value-type="float">
            <text:p>8.362</text:p>
          </table:table-cell>
          <table:table-cell table:style-name="ce2" table:formula="of:=[$Toronto.E176]" office:value-type="float" office:value="5.775" calcext:value-type="float">
            <text:p>5.78</text:p>
          </table:table-cell>
          <table:table-cell table:style-name="ce2" table:formula="of:=[$Moscow.E176]" office:value-type="float" office:value="3.87" calcext:value-type="float">
            <text:p>3.8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8.356" calcext:value-type="float">
            <text:p>8.356</text:p>
          </table:table-cell>
          <table:table-cell table:style-name="ce2" table:formula="of:=[$Toronto.E177]" office:value-type="float" office:value="5.738" calcext:value-type="float">
            <text:p>5.74</text:p>
          </table:table-cell>
          <table:table-cell table:style-name="ce2" table:formula="of:=[$Moscow.E177]" office:value-type="float" office:value="4.057" calcext:value-type="float">
            <text:p>4.0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8.406" calcext:value-type="float">
            <text:p>8.406</text:p>
          </table:table-cell>
          <table:table-cell table:style-name="ce2" table:formula="of:=[$Toronto.E178]" office:value-type="float" office:value="5.583" calcext:value-type="float">
            <text:p>5.58</text:p>
          </table:table-cell>
          <table:table-cell table:style-name="ce2" table:formula="of:=[$Moscow.E178]" office:value-type="float" office:value="3.987" calcext:value-type="float">
            <text:p>3.9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1" office:value-type="float" office:value="8.456" calcext:value-type="float">
            <text:p>8.456</text:p>
          </table:table-cell>
          <table:table-cell table:style-name="ce2" table:formula="of:=[$Toronto.E179]" office:value-type="float" office:value="5.802" calcext:value-type="float">
            <text:p>5.80</text:p>
          </table:table-cell>
          <table:table-cell table:style-name="ce2" table:formula="of:=[$Moscow.E179]" office:value-type="float" office:value="4.009" calcext:value-type="float">
            <text:p>4.0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1" office:value-type="float" office:value="8.506" calcext:value-type="float">
            <text:p>8.506</text:p>
          </table:table-cell>
          <table:table-cell table:style-name="ce2" table:formula="of:=[$Toronto.E180]" office:value-type="float" office:value="5.831" calcext:value-type="float">
            <text:p>5.83</text:p>
          </table:table-cell>
          <table:table-cell table:style-name="ce2" table:formula="of:=[$Moscow.E180]" office:value-type="float" office:value="3.934" calcext:value-type="float">
            <text:p>3.9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1" office:value-type="float" office:value="8.492" calcext:value-type="float">
            <text:p>8.492</text:p>
          </table:table-cell>
          <table:table-cell table:style-name="ce2" table:formula="of:=[$Toronto.E181]" office:value-type="float" office:value="5.724" calcext:value-type="float">
            <text:p>5.72</text:p>
          </table:table-cell>
          <table:table-cell table:style-name="ce2" table:formula="of:=[$Moscow.E181]" office:value-type="float" office:value="3.916" calcext:value-type="float">
            <text:p>3.9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8.519" calcext:value-type="float">
            <text:p>8.519</text:p>
          </table:table-cell>
          <table:table-cell table:style-name="ce2" table:formula="of:=[$Toronto.E182]" office:value-type="float" office:value="5.844" calcext:value-type="float">
            <text:p>5.84</text:p>
          </table:table-cell>
          <table:table-cell table:style-name="ce2" table:formula="of:=[$Moscow.E182]" office:value-type="float" office:value="3.907" calcext:value-type="float">
            <text:p>3.9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8.534" calcext:value-type="float">
            <text:p>8.534</text:p>
          </table:table-cell>
          <table:table-cell table:style-name="ce2" table:formula="of:=[$Toronto.E183]" office:value-type="float" office:value="5.825" calcext:value-type="float">
            <text:p>5.83</text:p>
          </table:table-cell>
          <table:table-cell table:style-name="ce2" table:formula="of:=[$Moscow.E183]" office:value-type="float" office:value="3.802" calcext:value-type="float">
            <text:p>3.8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8.564" calcext:value-type="float">
            <text:p>8.564</text:p>
          </table:table-cell>
          <table:table-cell table:style-name="ce2" table:formula="of:=[$Toronto.E184]" office:value-type="float" office:value="5.837" calcext:value-type="float">
            <text:p>5.84</text:p>
          </table:table-cell>
          <table:table-cell table:style-name="ce2" table:formula="of:=[$Moscow.E184]" office:value-type="float" office:value="3.911" calcext:value-type="float">
            <text:p>3.9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8.556" calcext:value-type="float">
            <text:p>8.556</text:p>
          </table:table-cell>
          <table:table-cell table:style-name="ce2" table:formula="of:=[$Toronto.E185]" office:value-type="float" office:value="5.954" calcext:value-type="float">
            <text:p>5.95</text:p>
          </table:table-cell>
          <table:table-cell table:style-name="ce2" table:formula="of:=[$Moscow.E185]" office:value-type="float" office:value="3.789" calcext:value-type="float">
            <text:p>3.7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1" office:value-type="float" office:value="8.568" calcext:value-type="float">
            <text:p>8.568</text:p>
          </table:table-cell>
          <table:table-cell table:style-name="ce2" table:formula="of:=[$Toronto.E186]" office:value-type="float" office:value="6.012" calcext:value-type="float">
            <text:p>6.01</text:p>
          </table:table-cell>
          <table:table-cell table:style-name="ce2" table:formula="of:=[$Moscow.E186]" office:value-type="float" office:value="3.948" calcext:value-type="float">
            <text:p>3.9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8.567" calcext:value-type="float">
            <text:p>8.567</text:p>
          </table:table-cell>
          <table:table-cell table:style-name="ce2" table:formula="of:=[$Toronto.E187]" office:value-type="float" office:value="6.009" calcext:value-type="float">
            <text:p>6.01</text:p>
          </table:table-cell>
          <table:table-cell table:style-name="ce2" table:formula="of:=[$Moscow.E187]" office:value-type="float" office:value="3.865" calcext:value-type="float">
            <text:p>3.8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8.549" calcext:value-type="float">
            <text:p>8.549</text:p>
          </table:table-cell>
          <table:table-cell table:style-name="ce2" table:formula="of:=[$Toronto.E188]" office:value-type="float" office:value="6.13" calcext:value-type="float">
            <text:p>6.13</text:p>
          </table:table-cell>
          <table:table-cell table:style-name="ce2" table:formula="of:=[$Moscow.E188]" office:value-type="float" office:value="4.064" calcext:value-type="float">
            <text:p>4.0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.567" calcext:value-type="float">
            <text:p>8.567</text:p>
          </table:table-cell>
          <table:table-cell table:style-name="ce2" table:formula="of:=[$Toronto.E189]" office:value-type="float" office:value="6.152" calcext:value-type="float">
            <text:p>6.15</text:p>
          </table:table-cell>
          <table:table-cell table:style-name="ce2" table:formula="of:=[$Moscow.E189]" office:value-type="float" office:value="4.23" calcext:value-type="float">
            <text:p>4.2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1" office:value-type="float" office:value="8.59" calcext:value-type="float">
            <text:p>8.59</text:p>
          </table:table-cell>
          <table:table-cell table:style-name="ce2" table:formula="of:=[$Toronto.E190]" office:value-type="float" office:value="6.257" calcext:value-type="float">
            <text:p>6.26</text:p>
          </table:table-cell>
          <table:table-cell table:style-name="ce2" table:formula="of:=[$Moscow.E190]" office:value-type="float" office:value="4.492" calcext:value-type="float">
            <text:p>4.4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8.642" calcext:value-type="float">
            <text:p>8.642</text:p>
          </table:table-cell>
          <table:table-cell table:style-name="ce2" table:formula="of:=[$Toronto.E191]" office:value-type="float" office:value="6.324" calcext:value-type="float">
            <text:p>6.32</text:p>
          </table:table-cell>
          <table:table-cell table:style-name="ce2" table:formula="of:=[$Moscow.E191]" office:value-type="float" office:value="4.654" calcext:value-type="float">
            <text:p>4.6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8.655" calcext:value-type="float">
            <text:p>8.655</text:p>
          </table:table-cell>
          <table:table-cell table:style-name="ce2" table:formula="of:=[$Toronto.E192]" office:value-type="float" office:value="6.186" calcext:value-type="float">
            <text:p>6.19</text:p>
          </table:table-cell>
          <table:table-cell table:style-name="ce2" table:formula="of:=[$Moscow.E192]" office:value-type="float" office:value="4.515" calcext:value-type="float">
            <text:p>4.5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8.66" calcext:value-type="float">
            <text:p>8.66</text:p>
          </table:table-cell>
          <table:table-cell table:style-name="ce2" table:formula="of:=[$Toronto.E193]" office:value-type="float" office:value="6.098" calcext:value-type="float">
            <text:p>6.10</text:p>
          </table:table-cell>
          <table:table-cell table:style-name="ce2" table:formula="of:=[$Moscow.E193]" office:value-type="float" office:value="4.354" calcext:value-type="float">
            <text:p>4.3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8.662" calcext:value-type="float">
            <text:p>8.662</text:p>
          </table:table-cell>
          <table:table-cell table:style-name="ce2" table:formula="of:=[$Toronto.E194]" office:value-type="float" office:value="6.062" calcext:value-type="float">
            <text:p>6.06</text:p>
          </table:table-cell>
          <table:table-cell table:style-name="ce2" table:formula="of:=[$Moscow.E194]" office:value-type="float" office:value="4.053" calcext:value-type="float">
            <text:p>4.0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8.704" calcext:value-type="float">
            <text:p>8.704</text:p>
          </table:table-cell>
          <table:table-cell table:style-name="ce2" table:formula="of:=[$Toronto.E195]" office:value-type="float" office:value="5.915" calcext:value-type="float">
            <text:p>5.92</text:p>
          </table:table-cell>
          <table:table-cell table:style-name="ce2" table:formula="of:=[$Moscow.E195]" office:value-type="float" office:value="4.244" calcext:value-type="float">
            <text:p>4.2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8.726" calcext:value-type="float">
            <text:p>8.726</text:p>
          </table:table-cell>
          <table:table-cell table:style-name="ce2" table:formula="of:=[$Toronto.E196]" office:value-type="float" office:value="6.02" calcext:value-type="float">
            <text:p>6.02</text:p>
          </table:table-cell>
          <table:table-cell table:style-name="ce2" table:formula="of:=[$Moscow.E196]" office:value-type="float" office:value="4.194" calcext:value-type="float">
            <text:p>4.1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8.732" calcext:value-type="float">
            <text:p>8.732</text:p>
          </table:table-cell>
          <table:table-cell table:style-name="ce2" table:formula="of:=[$Toronto.E197]" office:value-type="float" office:value="6.05" calcext:value-type="float">
            <text:p>6.05</text:p>
          </table:table-cell>
          <table:table-cell table:style-name="ce2" table:formula="of:=[$Moscow.E197]" office:value-type="float" office:value="4.032" calcext:value-type="float">
            <text:p>4.0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8.745" calcext:value-type="float">
            <text:p>8.745</text:p>
          </table:table-cell>
          <table:table-cell table:style-name="ce2" table:formula="of:=[$Toronto.E198]" office:value-type="float" office:value="6.185" calcext:value-type="float">
            <text:p>6.19</text:p>
          </table:table-cell>
          <table:table-cell table:style-name="ce2" table:formula="of:=[$Moscow.E198]" office:value-type="float" office:value="3.905" calcext:value-type="float">
            <text:p>3.9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8.755" calcext:value-type="float">
            <text:p>8.755</text:p>
          </table:table-cell>
          <table:table-cell table:style-name="ce2" table:formula="of:=[$Toronto.E199]" office:value-type="float" office:value="6.171" calcext:value-type="float">
            <text:p>6.17</text:p>
          </table:table-cell>
          <table:table-cell table:style-name="ce2" table:formula="of:=[$Moscow.E199]" office:value-type="float" office:value="3.766" calcext:value-type="float">
            <text:p>3.7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1" office:value-type="float" office:value="8.744" calcext:value-type="float">
            <text:p>8.744</text:p>
          </table:table-cell>
          <table:table-cell table:style-name="ce2" table:formula="of:=[$Toronto.E200]" office:value-type="float" office:value="6.118" calcext:value-type="float">
            <text:p>6.12</text:p>
          </table:table-cell>
          <table:table-cell table:style-name="ce2" table:formula="of:=[$Moscow.E200]" office:value-type="float" office:value="3.652" calcext:value-type="float">
            <text:p>3.6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8.727" calcext:value-type="float">
            <text:p>8.727</text:p>
          </table:table-cell>
          <table:table-cell table:style-name="ce2" table:formula="of:=[$Toronto.E201]" office:value-type="float" office:value="6.235" calcext:value-type="float">
            <text:p>6.24</text:p>
          </table:table-cell>
          <table:table-cell table:style-name="ce2" table:formula="of:=[$Moscow.E201]" office:value-type="float" office:value="3.716" calcext:value-type="float">
            <text:p>3.7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8.688" calcext:value-type="float">
            <text:p>8.688</text:p>
          </table:table-cell>
          <table:table-cell table:style-name="ce2" table:formula="of:=[$Toronto.E202]" office:value-type="float" office:value="6.293" calcext:value-type="float">
            <text:p>6.29</text:p>
          </table:table-cell>
          <table:table-cell table:style-name="ce2" table:formula="of:=[$Moscow.E202]" office:value-type="float" office:value="3.793" calcext:value-type="float">
            <text:p>3.7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8.674" calcext:value-type="float">
            <text:p>8.674</text:p>
          </table:table-cell>
          <table:table-cell table:style-name="ce2" table:formula="of:=[$Toronto.E203]" office:value-type="float" office:value="6.251" calcext:value-type="float">
            <text:p>6.25</text:p>
          </table:table-cell>
          <table:table-cell table:style-name="ce2" table:formula="of:=[$Moscow.E203]" office:value-type="float" office:value="4.025" calcext:value-type="float">
            <text:p>4.0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8.665" calcext:value-type="float">
            <text:p>8.665</text:p>
          </table:table-cell>
          <table:table-cell table:style-name="ce2" table:formula="of:=[$Toronto.E204]" office:value-type="float" office:value="6.326" calcext:value-type="float">
            <text:p>6.33</text:p>
          </table:table-cell>
          <table:table-cell table:style-name="ce2" table:formula="of:=[$Moscow.E204]" office:value-type="float" office:value="4.237" calcext:value-type="float">
            <text:p>4.2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8.676" calcext:value-type="float">
            <text:p>8.676</text:p>
          </table:table-cell>
          <table:table-cell table:style-name="ce2" table:formula="of:=[$Toronto.E205]" office:value-type="float" office:value="6.558" calcext:value-type="float">
            <text:p>6.56</text:p>
          </table:table-cell>
          <table:table-cell table:style-name="ce2" table:formula="of:=[$Moscow.E205]" office:value-type="float" office:value="4.174" calcext:value-type="float">
            <text:p>4.1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8.647" calcext:value-type="float">
            <text:p>8.647</text:p>
          </table:table-cell>
          <table:table-cell table:style-name="ce2" table:formula="of:=[$Toronto.E206]" office:value-type="float" office:value="6.533" calcext:value-type="float">
            <text:p>6.53</text:p>
          </table:table-cell>
          <table:table-cell table:style-name="ce2" table:formula="of:=[$Moscow.E206]" office:value-type="float" office:value="4.102" calcext:value-type="float">
            <text:p>4.1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8.652" calcext:value-type="float">
            <text:p>8.652</text:p>
          </table:table-cell>
          <table:table-cell table:style-name="ce2" table:formula="of:=[$Toronto.E207]" office:value-type="float" office:value="6.64" calcext:value-type="float">
            <text:p>6.64</text:p>
          </table:table-cell>
          <table:table-cell table:style-name="ce2" table:formula="of:=[$Moscow.E207]" office:value-type="float" office:value="4.179" calcext:value-type="float">
            <text:p>4.1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8.612" calcext:value-type="float">
            <text:p>8.612</text:p>
          </table:table-cell>
          <table:table-cell table:style-name="ce2" table:formula="of:=[$Toronto.E208]" office:value-type="float" office:value="6.525" calcext:value-type="float">
            <text:p>6.53</text:p>
          </table:table-cell>
          <table:table-cell table:style-name="ce2" table:formula="of:=[$Moscow.E208]" office:value-type="float" office:value="4.015" calcext:value-type="float">
            <text:p>4.0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8.605" calcext:value-type="float">
            <text:p>8.605</text:p>
          </table:table-cell>
          <table:table-cell table:style-name="ce2" table:formula="of:=[$Toronto.E209]" office:value-type="float" office:value="6.549" calcext:value-type="float">
            <text:p>6.55</text:p>
          </table:table-cell>
          <table:table-cell table:style-name="ce2" table:formula="of:=[$Moscow.E209]" office:value-type="float" office:value="4.176" calcext:value-type="float">
            <text:p>4.1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8.607" calcext:value-type="float">
            <text:p>8.607</text:p>
          </table:table-cell>
          <table:table-cell table:style-name="ce2" table:formula="of:=[$Toronto.E210]" office:value-type="float" office:value="6.473" calcext:value-type="float">
            <text:p>6.47</text:p>
          </table:table-cell>
          <table:table-cell table:style-name="ce2" table:formula="of:=[$Moscow.E210]" office:value-type="float" office:value="4.087" calcext:value-type="float">
            <text:p>4.0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8.621" calcext:value-type="float">
            <text:p>8.621</text:p>
          </table:table-cell>
          <table:table-cell table:style-name="ce2" table:formula="of:=[$Toronto.E211]" office:value-type="float" office:value="6.382" calcext:value-type="float">
            <text:p>6.38</text:p>
          </table:table-cell>
          <table:table-cell table:style-name="ce2" table:formula="of:=[$Moscow.E211]" office:value-type="float" office:value="3.99" calcext:value-type="float">
            <text:p>3.9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8.642" calcext:value-type="float">
            <text:p>8.642</text:p>
          </table:table-cell>
          <table:table-cell table:style-name="ce2" table:formula="of:=[$Toronto.E212]" office:value-type="float" office:value="6.408" calcext:value-type="float">
            <text:p>6.41</text:p>
          </table:table-cell>
          <table:table-cell table:style-name="ce2" table:formula="of:=[$Moscow.E212]" office:value-type="float" office:value="4.047" calcext:value-type="float">
            <text:p>4.0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8.659" calcext:value-type="float">
            <text:p>8.659</text:p>
          </table:table-cell>
          <table:table-cell table:style-name="ce2" table:formula="of:=[$Toronto.E213]" office:value-type="float" office:value="6.428" calcext:value-type="float">
            <text:p>6.43</text:p>
          </table:table-cell>
          <table:table-cell table:style-name="ce2" table:formula="of:=[$Moscow.E213]" office:value-type="float" office:value="4.176" calcext:value-type="float">
            <text:p>4.1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8.67" calcext:value-type="float">
            <text:p>8.67</text:p>
          </table:table-cell>
          <table:table-cell table:style-name="ce2" table:formula="of:=[$Toronto.E214]" office:value-type="float" office:value="6.316" calcext:value-type="float">
            <text:p>6.32</text:p>
          </table:table-cell>
          <table:table-cell table:style-name="ce2" table:formula="of:=[$Moscow.E214]" office:value-type="float" office:value="4.209" calcext:value-type="float">
            <text:p>4.2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8.669" calcext:value-type="float">
            <text:p>8.669</text:p>
          </table:table-cell>
          <table:table-cell table:style-name="ce2" table:formula="of:=[$Toronto.E215]" office:value-type="float" office:value="6.114" calcext:value-type="float">
            <text:p>6.11</text:p>
          </table:table-cell>
          <table:table-cell table:style-name="ce2" table:formula="of:=[$Moscow.E215]" office:value-type="float" office:value="4.126" calcext:value-type="float">
            <text:p>4.1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8.654" calcext:value-type="float">
            <text:p>8.654</text:p>
          </table:table-cell>
          <table:table-cell table:style-name="ce2" table:formula="of:=[$Toronto.E216]" office:value-type="float" office:value="6.14" calcext:value-type="float">
            <text:p>6.14</text:p>
          </table:table-cell>
          <table:table-cell table:style-name="ce2" table:formula="of:=[$Moscow.E216]" office:value-type="float" office:value="4.164" calcext:value-type="float">
            <text:p>4.1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8.644" calcext:value-type="float">
            <text:p>8.644</text:p>
          </table:table-cell>
          <table:table-cell table:style-name="ce2" table:formula="of:=[$Toronto.E217]" office:value-type="float" office:value="6.002" calcext:value-type="float">
            <text:p>6.00</text:p>
          </table:table-cell>
          <table:table-cell table:style-name="ce2" table:formula="of:=[$Moscow.E217]" office:value-type="float" office:value="4.128" calcext:value-type="float">
            <text:p>4.1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8.676" calcext:value-type="float">
            <text:p>8.676</text:p>
          </table:table-cell>
          <table:table-cell table:style-name="ce2" table:formula="of:=[$Toronto.E218]" office:value-type="float" office:value="6.03" calcext:value-type="float">
            <text:p>6.03</text:p>
          </table:table-cell>
          <table:table-cell table:style-name="ce2" table:formula="of:=[$Moscow.E218]" office:value-type="float" office:value="4.364" calcext:value-type="float">
            <text:p>4.3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8.673" calcext:value-type="float">
            <text:p>8.673</text:p>
          </table:table-cell>
          <table:table-cell table:style-name="ce2" table:formula="of:=[$Toronto.E219]" office:value-type="float" office:value="5.954" calcext:value-type="float">
            <text:p>5.95</text:p>
          </table:table-cell>
          <table:table-cell table:style-name="ce2" table:formula="of:=[$Moscow.E219]" office:value-type="float" office:value="4.281" calcext:value-type="float">
            <text:p>4.2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8.648" calcext:value-type="float">
            <text:p>8.648</text:p>
          </table:table-cell>
          <table:table-cell table:style-name="ce2" table:formula="of:=[$Toronto.E220]" office:value-type="float" office:value="6.003" calcext:value-type="float">
            <text:p>6.00</text:p>
          </table:table-cell>
          <table:table-cell table:style-name="ce2" table:formula="of:=[$Moscow.E220]" office:value-type="float" office:value="4.25" calcext:value-type="float">
            <text:p>4.2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8.635" calcext:value-type="float">
            <text:p>8.635</text:p>
          </table:table-cell>
          <table:table-cell table:style-name="ce2" table:formula="of:=[$Toronto.E221]" office:value-type="float" office:value="5.966" calcext:value-type="float">
            <text:p>5.97</text:p>
          </table:table-cell>
          <table:table-cell table:style-name="ce2" table:formula="of:=[$Moscow.E221]" office:value-type="float" office:value="4.067" calcext:value-type="float">
            <text:p>4.0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8.647" calcext:value-type="float">
            <text:p>8.647</text:p>
          </table:table-cell>
          <table:table-cell table:style-name="ce2" table:formula="of:=[$Toronto.E222]" office:value-type="float" office:value="5.974" calcext:value-type="float">
            <text:p>5.97</text:p>
          </table:table-cell>
          <table:table-cell table:style-name="ce2" table:formula="of:=[$Moscow.E222]" office:value-type="float" office:value="4.044" calcext:value-type="float">
            <text:p>4.0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8.627" calcext:value-type="float">
            <text:p>8.627</text:p>
          </table:table-cell>
          <table:table-cell table:style-name="ce2" table:formula="of:=[$Toronto.E223]" office:value-type="float" office:value="5.965" calcext:value-type="float">
            <text:p>5.97</text:p>
          </table:table-cell>
          <table:table-cell table:style-name="ce2" table:formula="of:=[$Moscow.E223]" office:value-type="float" office:value="3.953" calcext:value-type="float">
            <text:p>3.9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8.602" calcext:value-type="float">
            <text:p>8.602</text:p>
          </table:table-cell>
          <table:table-cell table:style-name="ce2" table:formula="of:=[$Toronto.E224]" office:value-type="float" office:value="5.898" calcext:value-type="float">
            <text:p>5.90</text:p>
          </table:table-cell>
          <table:table-cell table:style-name="ce2" table:formula="of:=[$Moscow.E224]" office:value-type="float" office:value="4.026" calcext:value-type="float">
            <text:p>4.0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8.611" calcext:value-type="float">
            <text:p>8.611</text:p>
          </table:table-cell>
          <table:table-cell table:style-name="ce2" table:formula="of:=[$Toronto.E225]" office:value-type="float" office:value="6.072" calcext:value-type="float">
            <text:p>6.07</text:p>
          </table:table-cell>
          <table:table-cell table:style-name="ce2" table:formula="of:=[$Moscow.E225]" office:value-type="float" office:value="4.157" calcext:value-type="float">
            <text:p>4.1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8.617" calcext:value-type="float">
            <text:p>8.617</text:p>
          </table:table-cell>
          <table:table-cell table:style-name="ce2" table:formula="of:=[$Toronto.E226]" office:value-type="float" office:value="6.023" calcext:value-type="float">
            <text:p>6.02</text:p>
          </table:table-cell>
          <table:table-cell table:style-name="ce2" table:formula="of:=[$Moscow.E226]" office:value-type="float" office:value="4.26" calcext:value-type="float">
            <text:p>4.2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8.638" calcext:value-type="float">
            <text:p>8.638</text:p>
          </table:table-cell>
          <table:table-cell table:style-name="ce2" table:formula="of:=[$Toronto.E227]" office:value-type="float" office:value="6.139" calcext:value-type="float">
            <text:p>6.14</text:p>
          </table:table-cell>
          <table:table-cell table:style-name="ce2" table:formula="of:=[$Moscow.E227]" office:value-type="float" office:value="4.526" calcext:value-type="float">
            <text:p>4.5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8.613" calcext:value-type="float">
            <text:p>8.613</text:p>
          </table:table-cell>
          <table:table-cell table:style-name="ce2" table:formula="of:=[$Toronto.E228]" office:value-type="float" office:value="6.083" calcext:value-type="float">
            <text:p>6.08</text:p>
          </table:table-cell>
          <table:table-cell table:style-name="ce2" table:formula="of:=[$Moscow.E228]" office:value-type="float" office:value="4.31" calcext:value-type="float">
            <text:p>4.3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8.628" calcext:value-type="float">
            <text:p>8.628</text:p>
          </table:table-cell>
          <table:table-cell table:style-name="ce2" table:formula="of:=[$Toronto.E229]" office:value-type="float" office:value="6.136" calcext:value-type="float">
            <text:p>6.14</text:p>
          </table:table-cell>
          <table:table-cell table:style-name="ce2" table:formula="of:=[$Moscow.E229]" office:value-type="float" office:value="4.298" calcext:value-type="float">
            <text:p>4.3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8.645" calcext:value-type="float">
            <text:p>8.645</text:p>
          </table:table-cell>
          <table:table-cell table:style-name="ce2" table:formula="of:=[$Toronto.E230]" office:value-type="float" office:value="6.049" calcext:value-type="float">
            <text:p>6.05</text:p>
          </table:table-cell>
          <table:table-cell table:style-name="ce2" table:formula="of:=[$Moscow.E230]" office:value-type="float" office:value="4.261" calcext:value-type="float">
            <text:p>4.2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8.658" calcext:value-type="float">
            <text:p>8.658</text:p>
          </table:table-cell>
          <table:table-cell table:style-name="ce2" table:formula="of:=[$Toronto.E231]" office:value-type="float" office:value="6.036" calcext:value-type="float">
            <text:p>6.04</text:p>
          </table:table-cell>
          <table:table-cell table:style-name="ce2" table:formula="of:=[$Moscow.E231]" office:value-type="float" office:value="4.451" calcext:value-type="float">
            <text:p>4.4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.686" calcext:value-type="float">
            <text:p>8.686</text:p>
          </table:table-cell>
          <table:table-cell table:style-name="ce2" table:formula="of:=[$Toronto.E232]" office:value-type="float" office:value="5.986" calcext:value-type="float">
            <text:p>5.99</text:p>
          </table:table-cell>
          <table:table-cell table:style-name="ce2" table:formula="of:=[$Moscow.E232]" office:value-type="float" office:value="4.365" calcext:value-type="float">
            <text:p>4.37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8.743" calcext:value-type="float">
            <text:p>8.743</text:p>
          </table:table-cell>
          <table:table-cell table:style-name="ce2" table:formula="of:=[$Toronto.E233]" office:value-type="float" office:value="5.965" calcext:value-type="float">
            <text:p>5.97</text:p>
          </table:table-cell>
          <table:table-cell table:style-name="ce2" table:formula="of:=[$Moscow.E233]" office:value-type="float" office:value="4.495" calcext:value-type="float">
            <text:p>4.5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8.757" calcext:value-type="float">
            <text:p>8.757</text:p>
          </table:table-cell>
          <table:table-cell table:style-name="ce2" table:formula="of:=[$Toronto.E234]" office:value-type="float" office:value="6.047" calcext:value-type="float">
            <text:p>6.05</text:p>
          </table:table-cell>
          <table:table-cell table:style-name="ce2" table:formula="of:=[$Moscow.E234]" office:value-type="float" office:value="4.443" calcext:value-type="float">
            <text:p>4.4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8.765" calcext:value-type="float">
            <text:p>8.765</text:p>
          </table:table-cell>
          <table:table-cell table:style-name="ce2" table:formula="of:=[$Toronto.E235]" office:value-type="float" office:value="6.002" calcext:value-type="float">
            <text:p>6.00</text:p>
          </table:table-cell>
          <table:table-cell table:style-name="ce2" table:formula="of:=[$Moscow.E235]" office:value-type="float" office:value="4.56" calcext:value-type="float">
            <text:p>4.5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8.787" calcext:value-type="float">
            <text:p>8.787</text:p>
          </table:table-cell>
          <table:table-cell table:style-name="ce2" table:formula="of:=[$Toronto.E236]" office:value-type="float" office:value="6.043" calcext:value-type="float">
            <text:p>6.04</text:p>
          </table:table-cell>
          <table:table-cell table:style-name="ce2" table:formula="of:=[$Moscow.E236]" office:value-type="float" office:value="4.457" calcext:value-type="float">
            <text:p>4.4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8.779" calcext:value-type="float">
            <text:p>8.779</text:p>
          </table:table-cell>
          <table:table-cell table:style-name="ce2" table:formula="of:=[$Toronto.E237]" office:value-type="float" office:value="5.981" calcext:value-type="float">
            <text:p>5.98</text:p>
          </table:table-cell>
          <table:table-cell table:style-name="ce2" table:formula="of:=[$Moscow.E237]" office:value-type="float" office:value="4.186" calcext:value-type="float">
            <text:p>4.1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8.827" calcext:value-type="float">
            <text:p>8.827</text:p>
          </table:table-cell>
          <table:table-cell table:style-name="ce2" table:formula="of:=[$Toronto.E238]" office:value-type="float" office:value="6.09" calcext:value-type="float">
            <text:p>6.09</text:p>
          </table:table-cell>
          <table:table-cell table:style-name="ce2" table:formula="of:=[$Moscow.E238]" office:value-type="float" office:value="4.34" calcext:value-type="float">
            <text:p>4.3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.841" calcext:value-type="float">
            <text:p>8.841</text:p>
          </table:table-cell>
          <table:table-cell table:style-name="ce2" table:formula="of:=[$Toronto.E239]" office:value-type="float" office:value="6.217" calcext:value-type="float">
            <text:p>6.22</text:p>
          </table:table-cell>
          <table:table-cell table:style-name="ce2" table:formula="of:=[$Moscow.E239]" office:value-type="float" office:value="4.146" calcext:value-type="float">
            <text:p>4.1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.892" calcext:value-type="float">
            <text:p>8.892</text:p>
          </table:table-cell>
          <table:table-cell table:style-name="ce2" table:formula="of:=[$Toronto.E240]" office:value-type="float" office:value="6.349" calcext:value-type="float">
            <text:p>6.35</text:p>
          </table:table-cell>
          <table:table-cell table:style-name="ce2" table:formula="of:=[$Moscow.E240]" office:value-type="float" office:value="4.314" calcext:value-type="float">
            <text:p>4.3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.911" calcext:value-type="float">
            <text:p>8.911</text:p>
          </table:table-cell>
          <table:table-cell table:style-name="ce2" table:formula="of:=[$Toronto.E241]" office:value-type="float" office:value="6.329" calcext:value-type="float">
            <text:p>6.33</text:p>
          </table:table-cell>
          <table:table-cell table:style-name="ce2" table:formula="of:=[$Moscow.E241]" office:value-type="float" office:value="4.54" calcext:value-type="float">
            <text:p>4.5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.936" calcext:value-type="float">
            <text:p>8.936</text:p>
          </table:table-cell>
          <table:table-cell table:style-name="ce2" table:formula="of:=[$Toronto.E242]" office:value-type="float" office:value="6.522" calcext:value-type="float">
            <text:p>6.52</text:p>
          </table:table-cell>
          <table:table-cell table:style-name="ce2" table:formula="of:=[$Moscow.E242]" office:value-type="float" office:value="4.78" calcext:value-type="float">
            <text:p>4.7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.937" calcext:value-type="float">
            <text:p>8.937</text:p>
          </table:table-cell>
          <table:table-cell table:style-name="ce2" table:formula="of:=[$Toronto.E243]" office:value-type="float" office:value="6.661" calcext:value-type="float">
            <text:p>6.66</text:p>
          </table:table-cell>
          <table:table-cell table:style-name="ce2" table:formula="of:=[$Moscow.E243]" office:value-type="float" office:value="4.775" calcext:value-type="float">
            <text:p>4.7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.957" calcext:value-type="float">
            <text:p>8.957</text:p>
          </table:table-cell>
          <table:table-cell table:style-name="ce2" table:formula="of:=[$Toronto.E244]" office:value-type="float" office:value="6.636" calcext:value-type="float">
            <text:p>6.64</text:p>
          </table:table-cell>
          <table:table-cell table:style-name="ce2" table:formula="of:=[$Moscow.E244]" office:value-type="float" office:value="4.836" calcext:value-type="float">
            <text:p>4.8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.941" calcext:value-type="float">
            <text:p>8.941</text:p>
          </table:table-cell>
          <table:table-cell table:style-name="ce2" table:formula="of:=[$Toronto.E245]" office:value-type="float" office:value="6.545" calcext:value-type="float">
            <text:p>6.55</text:p>
          </table:table-cell>
          <table:table-cell table:style-name="ce2" table:formula="of:=[$Moscow.E245]" office:value-type="float" office:value="4.686" calcext:value-type="float">
            <text:p>4.69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.976" calcext:value-type="float">
            <text:p>8.976</text:p>
          </table:table-cell>
          <table:table-cell table:style-name="ce2" table:formula="of:=[$Toronto.E246]" office:value-type="float" office:value="6.498" calcext:value-type="float">
            <text:p>6.50</text:p>
          </table:table-cell>
          <table:table-cell table:style-name="ce2" table:formula="of:=[$Moscow.E246]" office:value-type="float" office:value="4.657" calcext:value-type="float">
            <text:p>4.6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.045" calcext:value-type="float">
            <text:p>9.045</text:p>
          </table:table-cell>
          <table:table-cell table:style-name="ce2" table:formula="of:=[$Toronto.E247]" office:value-type="float" office:value="6.523" calcext:value-type="float">
            <text:p>6.52</text:p>
          </table:table-cell>
          <table:table-cell table:style-name="ce2" table:formula="of:=[$Moscow.E247]" office:value-type="float" office:value="4.915" calcext:value-type="float">
            <text:p>4.9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.066" calcext:value-type="float">
            <text:p>9.066</text:p>
          </table:table-cell>
          <table:table-cell table:style-name="ce2" table:formula="of:=[$Toronto.E248]" office:value-type="float" office:value="6.448" calcext:value-type="float">
            <text:p>6.45</text:p>
          </table:table-cell>
          <table:table-cell table:style-name="ce2" table:formula="of:=[$Moscow.E248]" office:value-type="float" office:value="4.951" calcext:value-type="float">
            <text:p>4.9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.087" calcext:value-type="float">
            <text:p>9.087</text:p>
          </table:table-cell>
          <table:table-cell table:style-name="ce2" table:formula="of:=[$Toronto.E249]" office:value-type="float" office:value="6.302" calcext:value-type="float">
            <text:p>6.30</text:p>
          </table:table-cell>
          <table:table-cell table:style-name="ce2" table:formula="of:=[$Moscow.E249]" office:value-type="float" office:value="5.158" calcext:value-type="float">
            <text:p>5.1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.119" calcext:value-type="float">
            <text:p>9.119</text:p>
          </table:table-cell>
          <table:table-cell table:style-name="ce2" table:formula="of:=[$Toronto.E250]" office:value-type="float" office:value="6.5" calcext:value-type="float">
            <text:p>6.50</text:p>
          </table:table-cell>
          <table:table-cell table:style-name="ce2" table:formula="of:=[$Moscow.E250]" office:value-type="float" office:value="5.116" calcext:value-type="float">
            <text:p>5.1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.156" calcext:value-type="float">
            <text:p>9.156</text:p>
          </table:table-cell>
          <table:table-cell table:style-name="ce2" table:formula="of:=[$Toronto.E251]" office:value-type="float" office:value="6.705" calcext:value-type="float">
            <text:p>6.71</text:p>
          </table:table-cell>
          <table:table-cell table:style-name="ce2" table:formula="of:=[$Moscow.E251]" office:value-type="float" office:value="5.047" calcext:value-type="float">
            <text:p>5.0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.153" calcext:value-type="float">
            <text:p>9.153</text:p>
          </table:table-cell>
          <table:table-cell table:style-name="ce2" table:formula="of:=[$Toronto.E252]" office:value-type="float" office:value="6.631" calcext:value-type="float">
            <text:p>6.63</text:p>
          </table:table-cell>
          <table:table-cell table:style-name="ce2" table:formula="of:=[$Moscow.E252]" office:value-type="float" office:value="5.062" calcext:value-type="float">
            <text:p>5.0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.176" calcext:value-type="float">
            <text:p>9.176</text:p>
          </table:table-cell>
          <table:table-cell table:style-name="ce2" table:formula="of:=[$Toronto.E253]" office:value-type="float" office:value="6.652" calcext:value-type="float">
            <text:p>6.65</text:p>
          </table:table-cell>
          <table:table-cell table:style-name="ce2" table:formula="of:=[$Moscow.E253]" office:value-type="float" office:value="5.032" calcext:value-type="float">
            <text:p>5.0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.249" calcext:value-type="float">
            <text:p>9.249</text:p>
          </table:table-cell>
          <table:table-cell table:style-name="ce2" table:formula="of:=[$Toronto.E254]" office:value-type="float" office:value="6.821" calcext:value-type="float">
            <text:p>6.82</text:p>
          </table:table-cell>
          <table:table-cell table:style-name="ce2" table:formula="of:=[$Moscow.E254]" office:value-type="float" office:value="5.059" calcext:value-type="float">
            <text:p>5.0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.315" calcext:value-type="float">
            <text:p>9.315</text:p>
          </table:table-cell>
          <table:table-cell table:style-name="ce2" table:formula="of:=[$Toronto.E255]" office:value-type="float" office:value="6.836" calcext:value-type="float">
            <text:p>6.84</text:p>
          </table:table-cell>
          <table:table-cell table:style-name="ce2" table:formula="of:=[$Moscow.E255]" office:value-type="float" office:value="5.143" calcext:value-type="float">
            <text:p>5.14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.343" calcext:value-type="float">
            <text:p>9.343</text:p>
          </table:table-cell>
          <table:table-cell table:style-name="ce2" table:formula="of:=[$Toronto.E256]" office:value-type="float" office:value="6.881" calcext:value-type="float">
            <text:p>6.88</text:p>
          </table:table-cell>
          <table:table-cell table:style-name="ce2" table:formula="of:=[$Moscow.E256]" office:value-type="float" office:value="5.262" calcext:value-type="float">
            <text:p>5.2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.378" calcext:value-type="float">
            <text:p>9.378</text:p>
          </table:table-cell>
          <table:table-cell table:style-name="ce2" table:formula="of:=[$Toronto.E257]" office:value-type="float" office:value="6.965" calcext:value-type="float">
            <text:p>6.97</text:p>
          </table:table-cell>
          <table:table-cell table:style-name="ce2" table:formula="of:=[$Moscow.E257]" office:value-type="float" office:value="5.228" calcext:value-type="float">
            <text:p>5.23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.427" calcext:value-type="float">
            <text:p>9.427</text:p>
          </table:table-cell>
          <table:table-cell table:style-name="ce2" table:formula="of:=[$Toronto.E258]" office:value-type="float" office:value="7.169" calcext:value-type="float">
            <text:p>7.17</text:p>
          </table:table-cell>
          <table:table-cell table:style-name="ce2" table:formula="of:=[$Moscow.E258]" office:value-type="float" office:value="5.264" calcext:value-type="float">
            <text:p>5.2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.48" calcext:value-type="float">
            <text:p>9.48</text:p>
          </table:table-cell>
          <table:table-cell table:style-name="ce2" table:formula="of:=[$Toronto.E259]" office:value-type="float" office:value="7.276" calcext:value-type="float">
            <text:p>7.28</text:p>
          </table:table-cell>
          <table:table-cell table:style-name="ce2" table:formula="of:=[$Moscow.E259]" office:value-type="float" office:value="5.451" calcext:value-type="float">
            <text:p>5.4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.471" calcext:value-type="float">
            <text:p>9.471</text:p>
          </table:table-cell>
          <table:table-cell table:style-name="ce2" table:formula="of:=[$Toronto.E260]" office:value-type="float" office:value="7.08" calcext:value-type="float">
            <text:p>7.08</text:p>
          </table:table-cell>
          <table:table-cell table:style-name="ce2" table:formula="of:=[$Moscow.E260]" office:value-type="float" office:value="5.68" calcext:value-type="float">
            <text:p>5.6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9.493" calcext:value-type="float">
            <text:p>9.493</text:p>
          </table:table-cell>
          <table:table-cell table:style-name="ce2" table:formula="of:=[$Toronto.E261]" office:value-type="float" office:value="6.933" calcext:value-type="float">
            <text:p>6.93</text:p>
          </table:table-cell>
          <table:table-cell table:style-name="ce2" table:formula="of:=[$Moscow.E261]" office:value-type="float" office:value="5.655" calcext:value-type="float">
            <text:p>5.6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9.543" calcext:value-type="float">
            <text:p>9.543</text:p>
          </table:table-cell>
          <table:table-cell table:style-name="ce2" table:formula="of:=[$Toronto.E262]" office:value-type="float" office:value="7.043" calcext:value-type="float">
            <text:p>7.04</text:p>
          </table:table-cell>
          <table:table-cell table:style-name="ce2" table:formula="of:=[$Moscow.E262]" office:value-type="float" office:value="5.65" calcext:value-type="float">
            <text:p>5.65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.554" calcext:value-type="float">
            <text:p>9.554</text:p>
          </table:table-cell>
          <table:table-cell table:style-name="ce2" table:formula="of:=[$Toronto.E263]" office:value-type="float" office:value="6.997" calcext:value-type="float">
            <text:p>7.00</text:p>
          </table:table-cell>
          <table:table-cell table:style-name="ce2" table:formula="of:=[$Moscow.E263]" office:value-type="float" office:value="5.719" calcext:value-type="float">
            <text:p>5.72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.548" calcext:value-type="float">
            <text:p>9.548</text:p>
          </table:table-cell>
          <table:table-cell table:style-name="ce2" table:formula="of:=[$Toronto.E264]" office:value-type="float" office:value="7.115" calcext:value-type="float">
            <text:p>7.12</text:p>
          </table:table-cell>
          <table:table-cell table:style-name="ce2" table:formula="of:=[$Moscow.E264]" office:value-type="float" office:value="5.676" calcext:value-type="float">
            <text:p>5.68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.556" calcext:value-type="float">
            <text:p>9.556</text:p>
          </table:table-cell>
          <table:table-cell table:style-name="ce2" table:formula="of:=[$Toronto.E265]" office:value-type="float" office:value="7.359" calcext:value-type="float">
            <text:p>7.36</text:p>
          </table:table-cell>
          <table:table-cell table:style-name="ce2" table:formula="of:=[$Moscow.E265]" office:value-type="float" office:value="5.857" calcext:value-type="float">
            <text:p>5.86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.581" calcext:value-type="float">
            <text:p>9.581</text:p>
          </table:table-cell>
          <table:table-cell table:style-name="ce2" table:formula="of:=[$Toronto.E266]" office:value-type="float" office:value="7.613" calcext:value-type="float">
            <text:p>7.61</text:p>
          </table:table-cell>
          <table:table-cell table:style-name="ce2" table:formula="of:=[$Moscow.E266]" office:value-type="float" office:value="6.012692308" calcext:value-type="float">
            <text:p>6.01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.594" calcext:value-type="float">
            <text:p>9.594</text:p>
          </table:table-cell>
          <table:table-cell table:style-name="ce2" table:formula="of:=[$Toronto.E267]" office:value-type="float" office:value="7.76" calcext:value-type="float">
            <text:p>7.76</text:p>
          </table:table-cell>
          <table:table-cell table:style-name="ce2" table:formula="of:=[$Moscow.E267]" office:value-type="float" office:value="6.197923077" calcext:value-type="float">
            <text:p>6.20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1"/>
          <table:table-cell/>
          <table:table-cell table:style-name="ce2" table:number-columns-repeated="3"/>
          <table:table-cell table:number-columns-repeated="1019"/>
        </table:table-row>
        <table:table-row table:style-name="ro1" table:number-rows-repeated="5">
          <table:table-cell table:style-name="ce1"/>
          <table:table-cell/>
          <table:table-cell table:style-name="ce2" table:number-columns-repeated="3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73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nds Graph" table:style-name="ta5">
        <table:table-column table:style-name="co1" table:number-columns-repeated="1024" table:default-cell-style-name="Default"/>
        <table:table-row table:style-name="ro1">
          <table:table-cell>
            <draw:frame table:end-cell-address="'Trends Graph'.I24" table:end-x="41.81pt" table:end-y="5.98pt" draw:z-index="0" draw:name="Chart 1" draw:style-name="gr1" draw:text-style-name="P1" svg:width="602.99pt" svg:height="368.22pt" svg:x="0pt" svg:y="0pt">
              <draw:object draw:notify-on-update-of-ranges="'10 Year Average Data'.A2:'10 Year Average Data'.A258 '10 Year Average Data'.B1:'10 Year Average Data'.B1 '10 Year Average Data'.B2:'10 Year Average Data'.B258 '10 Year Average Data'.C1:'10 Year Average Data'.C1 '10 Year Average Data'.C2:'10 Year Average Data'.C258 '10 Year Average Data'.D1:'10 Year Average Data'.D1 '10 Year Average Data'.D2:'10 Year Average Data'.D25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lobal" style:display-name="PageStyle_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scow" style:display-name="PageStyle_Mosc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ronto" style:display-name="PageStyle_Toro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Year_20_Average_20_Data" style:display-name="PageStyle_10 Year Averag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nds_20_Graph" style:display-name="PageStyle_Trends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48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ajor="1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a86e8" draw:fill-color="#4a86e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cc0000" draw:fill-color="#cc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ec800" draw:fill-color="#fec80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273cm" svg:height="12.991cm" xlink:href=".." xlink:type="simple" chart:class="chart:line" chart:style-name="ch1">
        <chart:legend chart:legend-position="top" svg:x="6.725cm" svg:y="0.185cm" style:legend-expansion="wide" chart:style-name="ch2"/>
        <chart:plot-area chart:style-name="ch3" table:cell-range-address="'10 Year Average Data'.A1:'10 Year Average Data'.D258" chart:data-source-has-labels="both" svg:x="1.485cm" svg:y="1.042cm" svg:width="19.363cm" svg:height="10.66cm">
          <chartooo:coordinate-region svg:x="1.895cm" svg:y="1.042cm" svg:width="18.653cm" svg:height="9.48cm"/>
          <chart:axis chart:dimension="x" chart:name="primary-x" chart:style-name="ch4" chartooo:axis-type="text">
            <chart:title svg:x="10.784cm" svg:y="11.962cm" chart:style-name="ch5">
              <text:p>Year</text:p>
            </chart:title>
            <chart:categories table:cell-range-address="'10 Year Average Data'.A2:'10 Year Average Data'.A258"/>
          </chart:axis>
          <chart:axis chart:dimension="y" chart:name="primary-y" chart:style-name="ch6">
            <chart:title svg:x="0.451cm" svg:y="7.667cm" chart:style-name="ch7">
              <text:p>Temperature (ºC)</text:p>
            </chart:title>
            <chart:grid chart:style-name="ch8" chart:class="major"/>
          </chart:axis>
          <chart:series chart:style-name="ch9" chart:values-cell-range-address="'10 Year Average Data'.B2:'10 Year Average Data'.B258" chart:label-cell-address="'10 Year Average Data'.B1:'10 Year Average Data'.B1" chart:class="chart:line">
            <chart:data-point chart:repeated="257"/>
          </chart:series>
          <chart:series chart:style-name="ch10" chart:values-cell-range-address="'10 Year Average Data'.C2:'10 Year Average Data'.C258" chart:label-cell-address="'10 Year Average Data'.C1:'10 Year Average Data'.C1" chart:class="chart:line">
            <chart:data-point chart:repeated="257"/>
          </chart:series>
          <chart:series chart:style-name="ch11" chart:values-cell-range-address="'10 Year Average Data'.D2:'10 Year Average Data'.D258" chart:label-cell-address="'10 Year Average Data'.D1:'10 Year Average Data'.D1" chart:class="chart:line">
            <chart:data-point chart:repeated="2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</text:p>
                <draw:g>
                  <svg:desc>'10 Year Average Data'.B1:'10 Year Average Data'.B1</svg:desc>
                </draw:g>
              </table:table-cell>
              <table:table-cell office:value-type="string">
                <text:p>Toronto, CA</text:p>
                <draw:g>
                  <svg:desc>'10 Year Average Data'.C1:'10 Year Average Data'.C1</svg:desc>
                </draw:g>
              </table:table-cell>
              <table:table-cell office:value-type="string">
                <text:p>Moscow, RU</text:p>
                <draw:g>
                  <svg:desc>'10 Year Average Data'.D1:'10 Year Average Dat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10 Year Average Data'.A2:'10 Year Average Data'.A258</svg:desc>
                </draw:g>
              </table:table-cell>
              <table:table-cell office:value-type="float" office:value="8.03">
                <text:p>8.03</text:p>
                <draw:g>
                  <svg:desc>'10 Year Average Data'.B2:'10 Year Average Data'.B258</svg:desc>
                </draw:g>
              </table:table-cell>
              <table:table-cell office:value-type="float" office:value="4.768">
                <text:p>4.768</text:p>
                <draw:g>
                  <svg:desc>'10 Year Average Data'.C2:'10 Year Average Data'.C258</svg:desc>
                </draw:g>
              </table:table-cell>
              <table:table-cell office:value-type="float" office:value="3.46">
                <text:p>3.46</text:p>
                <draw:g>
                  <svg:desc>'10 Year Average Data'.D2:'10 Year Average Data'.D258</svg:desc>
                </draw:g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.877">
                <text:p>7.877</text:p>
              </table:table-cell>
              <table:table-cell office:value-type="float" office:value="4.513">
                <text:p>4.513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7.956">
                <text:p>7.956</text:p>
              </table:table-cell>
              <table:table-cell office:value-type="float" office:value="4.454">
                <text:p>4.454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8.239">
                <text:p>8.239</text:p>
              </table:table-cell>
              <table:table-cell office:value-type="float" office:value="5.143">
                <text:p>5.143</text:p>
              </table:table-cell>
              <table:table-cell office:value-type="float" office:value="3.742">
                <text:p>3.742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8.15">
                <text:p>8.15</text:p>
              </table:table-cell>
              <table:table-cell office:value-type="float" office:value="4.899">
                <text:p>4.899</text:p>
              </table:table-cell>
              <table:table-cell office:value-type="float" office:value="3.646">
                <text:p>3.646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.143">
                <text:p>8.143</text:p>
              </table:table-cell>
              <table:table-cell office:value-type="float" office:value="4.881">
                <text:p>4.881</text:p>
              </table:table-cell>
              <table:table-cell office:value-type="float" office:value="3.674">
                <text:p>3.674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8.132">
                <text:p>8.132</text:p>
              </table:table-cell>
              <table:table-cell office:value-type="float" office:value="5.114">
                <text:p>5.114</text:p>
              </table:table-cell>
              <table:table-cell office:value-type="float" office:value="3.705">
                <text:p>3.705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8.088">
                <text:p>8.088</text:p>
              </table:table-cell>
              <table:table-cell office:value-type="float" office:value="5.104">
                <text:p>5.104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8.008">
                <text:p>8.008</text:p>
              </table:table-cell>
              <table:table-cell office:value-type="float" office:value="5.065">
                <text:p>5.065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8.012">
                <text:p>8.012</text:p>
              </table:table-cell>
              <table:table-cell office:value-type="float" office:value="5.109">
                <text:p>5.109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7.982">
                <text:p>7.982</text:p>
              </table:table-cell>
              <table:table-cell office:value-type="float" office:value="5.126">
                <text:p>5.126</text:p>
              </table:table-cell>
              <table:table-cell office:value-type="float" office:value="3.706">
                <text:p>3.70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8.032">
                <text:p>8.032</text:p>
              </table:table-cell>
              <table:table-cell office:value-type="float" office:value="5.287">
                <text:p>5.287</text:p>
              </table:table-cell>
              <table:table-cell office:value-type="float" office:value="3.862">
                <text:p>3.862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7.94">
                <text:p>7.94</text:p>
              </table:table-cell>
              <table:table-cell office:value-type="float" office:value="5.285">
                <text:p>5.285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7.898">
                <text:p>7.898</text:p>
              </table:table-cell>
              <table:table-cell office:value-type="float" office:value="5.299">
                <text:p>5.299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7.97">
                <text:p>7.97</text:p>
              </table:table-cell>
              <table:table-cell office:value-type="float" office:value="5.589">
                <text:p>5.589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8.007">
                <text:p>8.007</text:p>
              </table:table-cell>
              <table:table-cell office:value-type="float" office:value="5.577">
                <text:p>5.577</text:p>
              </table:table-cell>
              <table:table-cell office:value-type="float" office:value="3.954">
                <text:p>3.954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8.1">
                <text:p>8.1</text:p>
              </table:table-cell>
              <table:table-cell office:value-type="float" office:value="5.727">
                <text:p>5.727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8.089">
                <text:p>8.089</text:p>
              </table:table-cell>
              <table:table-cell office:value-type="float" office:value="5.669">
                <text:p>5.669</text:p>
              </table:table-cell>
              <table:table-cell office:value-type="float" office:value="4.046">
                <text:p>4.046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8.093">
                <text:p>8.093</text:p>
              </table:table-cell>
              <table:table-cell office:value-type="float" office:value="5.718">
                <text:p>5.718</text:p>
              </table:table-cell>
              <table:table-cell office:value-type="float" office:value="4.019">
                <text:p>4.019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8.269">
                <text:p>8.269</text:p>
              </table:table-cell>
              <table:table-cell office:value-type="float" office:value="5.555">
                <text:p>5.555</text:p>
              </table:table-cell>
              <table:table-cell office:value-type="float" office:value="4.173">
                <text:p>4.173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8.398">
                <text:p>8.398</text:p>
              </table:table-cell>
              <table:table-cell office:value-type="float" office:value="5.621">
                <text:p>5.621</text:p>
              </table:table-cell>
              <table:table-cell office:value-type="float" office:value="4.287">
                <text:p>4.28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8.572">
                <text:p>8.572</text:p>
              </table:table-cell>
              <table:table-cell office:value-type="float" office:value="5.956">
                <text:p>5.95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8.597">
                <text:p>8.597</text:p>
              </table:table-cell>
              <table:table-cell office:value-type="float" office:value="5.929">
                <text:p>5.929</text:p>
              </table:table-cell>
              <table:table-cell office:value-type="float" office:value="4.349">
                <text:p>4.349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8.568">
                <text:p>8.568</text:p>
              </table:table-cell>
              <table:table-cell office:value-type="float" office:value="5.875">
                <text:p>5.875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8.514">
                <text:p>8.514</text:p>
              </table:table-cell>
              <table:table-cell office:value-type="float" office:value="5.764">
                <text:p>5.764</text:p>
              </table:table-cell>
              <table:table-cell office:value-type="float" office:value="4.199">
                <text:p>4.199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8.423">
                <text:p>8.423</text:p>
              </table:table-cell>
              <table:table-cell office:value-type="float" office:value="5.69">
                <text:p>5.69</text:p>
              </table:table-cell>
              <table:table-cell office:value-type="float" office:value="4.137">
                <text:p>4.137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8.241">
                <text:p>8.241</text:p>
              </table:table-cell>
              <table:table-cell office:value-type="float" office:value="5.509">
                <text:p>5.509</text:p>
              </table:table-cell>
              <table:table-cell office:value-type="float" office:value="3.873">
                <text:p>3.873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8.237">
                <text:p>8.237</text:p>
              </table:table-cell>
              <table:table-cell office:value-type="float" office:value="5.475">
                <text:p>5.475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8.214">
                <text:p>8.214</text:p>
              </table:table-cell>
              <table:table-cell office:value-type="float" office:value="5.489">
                <text:p>5.489</text:p>
              </table:table-cell>
              <table:table-cell office:value-type="float" office:value="3.831">
                <text:p>3.831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8.205">
                <text:p>8.205</text:p>
              </table:table-cell>
              <table:table-cell office:value-type="float" office:value="5.771">
                <text:p>5.771</text:p>
              </table:table-cell>
              <table:table-cell office:value-type="float" office:value="3.736">
                <text:p>3.736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8.14">
                <text:p>8.14</text:p>
              </table:table-cell>
              <table:table-cell office:value-type="float" office:value="5.731">
                <text:p>5.731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7.995">
                <text:p>7.995</text:p>
              </table:table-cell>
              <table:table-cell office:value-type="float" office:value="5.425">
                <text:p>5.425</text:p>
              </table:table-cell>
              <table:table-cell office:value-type="float" office:value="3.685">
                <text:p>3.685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8.008">
                <text:p>8.008</text:p>
              </table:table-cell>
              <table:table-cell office:value-type="float" office:value="5.401">
                <text:p>5.401</text:p>
              </table:table-cell>
              <table:table-cell office:value-type="float" office:value="3.773">
                <text:p>3.773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8.027">
                <text:p>8.027</text:p>
              </table:table-cell>
              <table:table-cell office:value-type="float" office:value="5.377">
                <text:p>5.377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8.082">
                <text:p>8.082</text:p>
              </table:table-cell>
              <table:table-cell office:value-type="float" office:value="5.468">
                <text:p>5.468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8.149">
                <text:p>8.149</text:p>
              </table:table-cell>
              <table:table-cell office:value-type="float" office:value="5.583">
                <text:p>5.583</text:p>
              </table:table-cell>
              <table:table-cell office:value-type="float" office:value="3.982">
                <text:p>3.982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8.248">
                <text:p>8.248</text:p>
              </table:table-cell>
              <table:table-cell office:value-type="float" office:value="5.66">
                <text:p>5.66</text:p>
              </table:table-cell>
              <table:table-cell office:value-type="float" office:value="4.122">
                <text:p>4.122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8.249">
                <text:p>8.249</text:p>
              </table:table-cell>
              <table:table-cell office:value-type="float" office:value="5.673">
                <text:p>5.673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8.297">
                <text:p>8.297</text:p>
              </table:table-cell>
              <table:table-cell office:value-type="float" office:value="5.657">
                <text:p>5.65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8.319">
                <text:p>8.319</text:p>
              </table:table-cell>
              <table:table-cell office:value-type="float" office:value="5.66">
                <text:p>5.66</text:p>
              </table:table-cell>
              <table:table-cell office:value-type="float" office:value="4.428">
                <text:p>4.428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8.337">
                <text:p>8.337</text:p>
              </table:table-cell>
              <table:table-cell office:value-type="float" office:value="5.652">
                <text:p>5.652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.387">
                <text:p>8.387</text:p>
              </table:table-cell>
              <table:table-cell office:value-type="float" office:value="5.673">
                <text:p>5.673</text:p>
              </table:table-cell>
              <table:table-cell office:value-type="float" office:value="4.305">
                <text:p>4.305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8.423">
                <text:p>8.423</text:p>
              </table:table-cell>
              <table:table-cell office:value-type="float" office:value="5.724">
                <text:p>5.724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8.472">
                <text:p>8.472</text:p>
              </table:table-cell>
              <table:table-cell office:value-type="float" office:value="5.855">
                <text:p>5.855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8.499">
                <text:p>8.499</text:p>
              </table:table-cell>
              <table:table-cell office:value-type="float" office:value="5.876">
                <text:p>5.876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8.53">
                <text:p>8.53</text:p>
              </table:table-cell>
              <table:table-cell office:value-type="float" office:value="5.873">
                <text:p>5.873</text:p>
              </table:table-cell>
              <table:table-cell office:value-type="float" office:value="4.158">
                <text:p>4.158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8.551">
                <text:p>8.551</text:p>
              </table:table-cell>
              <table:table-cell office:value-type="float" office:value="5.962">
                <text:p>5.962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8.567">
                <text:p>8.567</text:p>
              </table:table-cell>
              <table:table-cell office:value-type="float" office:value="5.984">
                <text:p>5.984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8.544">
                <text:p>8.544</text:p>
              </table:table-cell>
              <table:table-cell office:value-type="float" office:value="6.012">
                <text:p>6.012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8.44">
                <text:p>8.44</text:p>
              </table:table-cell>
              <table:table-cell office:value-type="float" office:value="5.975">
                <text:p>5.975</text:p>
              </table:table-cell>
              <table:table-cell office:value-type="float" office:value="3.883">
                <text:p>3.883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8.297">
                <text:p>8.297</text:p>
              </table:table-cell>
              <table:table-cell office:value-type="float" office:value="5.903">
                <text:p>5.903</text:p>
              </table:table-cell>
              <table:table-cell office:value-type="float" office:value="3.738">
                <text:p>3.73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8.141">
                <text:p>8.141</text:p>
              </table:table-cell>
              <table:table-cell office:value-type="float" office:value="5.842">
                <text:p>5.842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7.968">
                <text:p>7.968</text:p>
              </table:table-cell>
              <table:table-cell office:value-type="float" office:value="5.757">
                <text:p>5.757</text:p>
              </table:table-cell>
              <table:table-cell office:value-type="float" office:value="3.414">
                <text:p>3.414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7.815">
                <text:p>7.815</text:p>
              </table:table-cell>
              <table:table-cell office:value-type="float" office:value="5.508">
                <text:p>5.508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7.739">
                <text:p>7.739</text:p>
              </table:table-cell>
              <table:table-cell office:value-type="float" office:value="5.416">
                <text:p>5.416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7.614">
                <text:p>7.614</text:p>
              </table:table-cell>
              <table:table-cell office:value-type="float" office:value="5.33">
                <text:p>5.33</text:p>
              </table:table-cell>
              <table:table-cell office:value-type="float" office:value="3.103">
                <text:p>3.103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7.482">
                <text:p>7.482</text:p>
              </table:table-cell>
              <table:table-cell office:value-type="float" office:value="5.133">
                <text:p>5.13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7.333">
                <text:p>7.333</text:p>
              </table:table-cell>
              <table:table-cell office:value-type="float" office:value="4.963">
                <text:p>4.963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7.203">
                <text:p>7.203</text:p>
              </table:table-cell>
              <table:table-cell office:value-type="float" office:value="4.826">
                <text:p>4.826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7.223">
                <text:p>7.223</text:p>
              </table:table-cell>
              <table:table-cell office:value-type="float" office:value="4.744">
                <text:p>4.744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7.252">
                <text:p>7.252</text:p>
              </table:table-cell>
              <table:table-cell office:value-type="float" office:value="4.761">
                <text:p>4.761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7.322">
                <text:p>7.322</text:p>
              </table:table-cell>
              <table:table-cell office:value-type="float" office:value="4.745">
                <text:p>4.745</text:p>
              </table:table-cell>
              <table:table-cell office:value-type="float" office:value="3.169">
                <text:p>3.169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7.445">
                <text:p>7.445</text:p>
              </table:table-cell>
              <table:table-cell office:value-type="float" office:value="4.695">
                <text:p>4.695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7.559">
                <text:p>7.559</text:p>
              </table:table-cell>
              <table:table-cell office:value-type="float" office:value="4.862">
                <text:p>4.862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7.557">
                <text:p>7.557</text:p>
              </table:table-cell>
              <table:table-cell office:value-type="float" office:value="4.817">
                <text:p>4.817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7.653">
                <text:p>7.653</text:p>
              </table:table-cell>
              <table:table-cell office:value-type="float" office:value="4.839">
                <text:p>4.83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7.768">
                <text:p>7.768</text:p>
              </table:table-cell>
              <table:table-cell office:value-type="float" office:value="5.033">
                <text:p>5.033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7.91">
                <text:p>7.91</text:p>
              </table:table-cell>
              <table:table-cell office:value-type="float" office:value="5.256">
                <text:p>5.256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8.093">
                <text:p>8.093</text:p>
              </table:table-cell>
              <table:table-cell office:value-type="float" office:value="5.447">
                <text:p>5.447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8.127">
                <text:p>8.127</text:p>
              </table:table-cell>
              <table:table-cell office:value-type="float" office:value="5.645">
                <text:p>5.645</text:p>
              </table:table-cell>
              <table:table-cell office:value-type="float" office:value="3.996">
                <text:p>3.996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8.184">
                <text:p>8.184</text:p>
              </table:table-cell>
              <table:table-cell office:value-type="float" office:value="5.684">
                <text:p>5.684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8.274">
                <text:p>8.274</text:p>
              </table:table-cell>
              <table:table-cell office:value-type="float" office:value="5.799">
                <text:p>5.799</text:p>
              </table:table-cell>
              <table:table-cell office:value-type="float" office:value="3.954">
                <text:p>3.954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8.229">
                <text:p>8.229</text:p>
              </table:table-cell>
              <table:table-cell office:value-type="float" office:value="5.807">
                <text:p>5.807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8.155">
                <text:p>8.155</text:p>
              </table:table-cell>
              <table:table-cell office:value-type="float" office:value="5.833">
                <text:p>5.833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8.184">
                <text:p>8.184</text:p>
              </table:table-cell>
              <table:table-cell office:value-type="float" office:value="5.935">
                <text:p>5.935</text:p>
              </table:table-cell>
              <table:table-cell office:value-type="float" office:value="3.671">
                <text:p>3.671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8.144">
                <text:p>8.144</text:p>
              </table:table-cell>
              <table:table-cell office:value-type="float" office:value="6.013">
                <text:p>6.013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8.044">
                <text:p>8.044</text:p>
              </table:table-cell>
              <table:table-cell office:value-type="float" office:value="5.878">
                <text:p>5.878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7.978">
                <text:p>7.978</text:p>
              </table:table-cell>
              <table:table-cell office:value-type="float" office:value="5.682">
                <text:p>5.682</text:p>
              </table:table-cell>
              <table:table-cell office:value-type="float" office:value="3.407">
                <text:p>3.407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7.835">
                <text:p>7.835</text:p>
              </table:table-cell>
              <table:table-cell office:value-type="float" office:value="5.568">
                <text:p>5.568</text:p>
              </table:table-cell>
              <table:table-cell office:value-type="float" office:value="3.267">
                <text:p>3.267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7.769">
                <text:p>7.769</text:p>
              </table:table-cell>
              <table:table-cell office:value-type="float" office:value="5.334">
                <text:p>5.334</text:p>
              </table:table-cell>
              <table:table-cell office:value-type="float" office:value="3.274">
                <text:p>3.274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7.738">
                <text:p>7.738</text:p>
              </table:table-cell>
              <table:table-cell office:value-type="float" office:value="5.35">
                <text:p>5.35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7.666">
                <text:p>7.666</text:p>
              </table:table-cell>
              <table:table-cell office:value-type="float" office:value="5.315">
                <text:p>5.31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7.671">
                <text:p>7.671</text:p>
              </table:table-cell>
              <table:table-cell office:value-type="float" office:value="5.352">
                <text:p>5.352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7.728">
                <text:p>7.728</text:p>
              </table:table-cell>
              <table:table-cell office:value-type="float" office:value="5.337">
                <text:p>5.337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7.744">
                <text:p>7.744</text:p>
              </table:table-cell>
              <table:table-cell office:value-type="float" office:value="5.23">
                <text:p>5.23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7.694">
                <text:p>7.694</text:p>
              </table:table-cell>
              <table:table-cell office:value-type="float" office:value="5.194">
                <text:p>5.194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7.74">
                <text:p>7.74</text:p>
              </table:table-cell>
              <table:table-cell office:value-type="float" office:value="5.264">
                <text:p>5.264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7.825">
                <text:p>7.825</text:p>
              </table:table-cell>
              <table:table-cell office:value-type="float" office:value="5.484">
                <text:p>5.484</text:p>
              </table:table-cell>
              <table:table-cell office:value-type="float" office:value="3.424">
                <text:p>3.424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7.896">
                <text:p>7.896</text:p>
              </table:table-cell>
              <table:table-cell office:value-type="float" office:value="5.506">
                <text:p>5.506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7.943">
                <text:p>7.943</text:p>
              </table:table-cell>
              <table:table-cell office:value-type="float" office:value="5.626">
                <text:p>5.626</text:p>
              </table:table-cell>
              <table:table-cell office:value-type="float" office:value="3.688">
                <text:p>3.688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7.978">
                <text:p>7.978</text:p>
              </table:table-cell>
              <table:table-cell office:value-type="float" office:value="5.582">
                <text:p>5.582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7.988">
                <text:p>7.988</text:p>
              </table:table-cell>
              <table:table-cell office:value-type="float" office:value="5.539">
                <text:p>5.539</text:p>
              </table:table-cell>
              <table:table-cell office:value-type="float" office:value="3.764">
                <text:p>3.764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8.037">
                <text:p>8.037</text:p>
              </table:table-cell>
              <table:table-cell office:value-type="float" office:value="5.551">
                <text:p>5.55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8.045">
                <text:p>8.045</text:p>
              </table:table-cell>
              <table:table-cell office:value-type="float" office:value="5.503">
                <text:p>5.503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8.032">
                <text:p>8.032</text:p>
              </table:table-cell>
              <table:table-cell office:value-type="float" office:value="5.592">
                <text:p>5.5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8.088">
                <text:p>8.088</text:p>
              </table:table-cell>
              <table:table-cell office:value-type="float" office:value="5.602">
                <text:p>5.602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8.114">
                <text:p>8.114</text:p>
              </table:table-cell>
              <table:table-cell office:value-type="float" office:value="5.537">
                <text:p>5.537</text:p>
              </table:table-cell>
              <table:table-cell office:value-type="float" office:value="3.817">
                <text:p>3.817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8.059">
                <text:p>8.059</text:p>
              </table:table-cell>
              <table:table-cell office:value-type="float" office:value="5.316">
                <text:p>5.316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8.026">
                <text:p>8.026</text:p>
              </table:table-cell>
              <table:table-cell office:value-type="float" office:value="5.269">
                <text:p>5.269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8.038">
                <text:p>8.038</text:p>
              </table:table-cell>
              <table:table-cell office:value-type="float" office:value="5.294">
                <text:p>5.294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8.065">
                <text:p>8.065</text:p>
              </table:table-cell>
              <table:table-cell office:value-type="float" office:value="5.33">
                <text:p>5.33</text:p>
              </table:table-cell>
              <table:table-cell office:value-type="float" office:value="3.853">
                <text:p>3.85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8.071">
                <text:p>8.071</text:p>
              </table:table-cell>
              <table:table-cell office:value-type="float" office:value="5.343">
                <text:p>5.343</text:p>
              </table:table-cell>
              <table:table-cell office:value-type="float" office:value="3.866">
                <text:p>3.866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8.038">
                <text:p>8.038</text:p>
              </table:table-cell>
              <table:table-cell office:value-type="float" office:value="5.343">
                <text:p>5.343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7.984">
                <text:p>7.984</text:p>
              </table:table-cell>
              <table:table-cell office:value-type="float" office:value="5.337">
                <text:p>5.337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7.991">
                <text:p>7.991</text:p>
              </table:table-cell>
              <table:table-cell office:value-type="float" office:value="5.303">
                <text:p>5.303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7.968">
                <text:p>7.968</text:p>
              </table:table-cell>
              <table:table-cell office:value-type="float" office:value="5.26">
                <text:p>5.26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7.975">
                <text:p>7.975</text:p>
              </table:table-cell>
              <table:table-cell office:value-type="float" office:value="5.314">
                <text:p>5.314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8.004">
                <text:p>8.004</text:p>
              </table:table-cell>
              <table:table-cell office:value-type="float" office:value="5.376">
                <text:p>5.376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8.072">
                <text:p>8.072</text:p>
              </table:table-cell>
              <table:table-cell office:value-type="float" office:value="5.423">
                <text:p>5.423</text:p>
              </table:table-cell>
              <table:table-cell office:value-type="float" office:value="3.585">
                <text:p>3.585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8.087">
                <text:p>8.087</text:p>
              </table:table-cell>
              <table:table-cell office:value-type="float" office:value="5.289">
                <text:p>5.289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8.105">
                <text:p>8.105</text:p>
              </table:table-cell>
              <table:table-cell office:value-type="float" office:value="5.209">
                <text:p>5.20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8.129">
                <text:p>8.129</text:p>
              </table:table-cell>
              <table:table-cell office:value-type="float" office:value="5.273">
                <text:p>5.273</text:p>
              </table:table-cell>
              <table:table-cell office:value-type="float" office:value="3.481">
                <text:p>3.481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8.156">
                <text:p>8.156</text:p>
              </table:table-cell>
              <table:table-cell office:value-type="float" office:value="5.254">
                <text:p>5.254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8.219">
                <text:p>8.219</text:p>
              </table:table-cell>
              <table:table-cell office:value-type="float" office:value="5.216">
                <text:p>5.216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8.243">
                <text:p>8.243</text:p>
              </table:table-cell>
              <table:table-cell office:value-type="float" office:value="5.144">
                <text:p>5.144</text:p>
              </table:table-cell>
              <table:table-cell office:value-type="float" office:value="3.603">
                <text:p>3.603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8.288">
                <text:p>8.288</text:p>
              </table:table-cell>
              <table:table-cell office:value-type="float" office:value="5.144">
                <text:p>5.144</text:p>
              </table:table-cell>
              <table:table-cell office:value-type="float" office:value="3.718">
                <text:p>3.71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8.256">
                <text:p>8.256</text:p>
              </table:table-cell>
              <table:table-cell office:value-type="float" office:value="4.921">
                <text:p>4.921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8.235">
                <text:p>8.235</text:p>
              </table:table-cell>
              <table:table-cell office:value-type="float" office:value="4.974">
                <text:p>4.974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8.245">
                <text:p>8.245</text:p>
              </table:table-cell>
              <table:table-cell office:value-type="float" office:value="5.111">
                <text:p>5.111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8.303">
                <text:p>8.303</text:p>
              </table:table-cell>
              <table:table-cell office:value-type="float" office:value="5.367">
                <text:p>5.367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8.277">
                <text:p>8.277</text:p>
              </table:table-cell>
              <table:table-cell office:value-type="float" office:value="5.429">
                <text:p>5.429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.269">
                <text:p>8.269</text:p>
              </table:table-cell>
              <table:table-cell office:value-type="float" office:value="5.426">
                <text:p>5.42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8.284">
                <text:p>8.284</text:p>
              </table:table-cell>
              <table:table-cell office:value-type="float" office:value="5.531">
                <text:p>5.531</text:p>
              </table:table-cell>
              <table:table-cell office:value-type="float" office:value="3.599">
                <text:p>3.599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8.278">
                <text:p>8.278</text:p>
              </table:table-cell>
              <table:table-cell office:value-type="float" office:value="5.645">
                <text:p>5.645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8.241">
                <text:p>8.241</text:p>
              </table:table-cell>
              <table:table-cell office:value-type="float" office:value="5.587">
                <text:p>5.587</text:p>
              </table:table-cell>
              <table:table-cell office:value-type="float" office:value="3.577">
                <text:p>3.577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8.175">
                <text:p>8.175</text:p>
              </table:table-cell>
              <table:table-cell office:value-type="float" office:value="5.569">
                <text:p>5.569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8.181">
                <text:p>8.181</text:p>
              </table:table-cell>
              <table:table-cell office:value-type="float" office:value="5.605">
                <text:p>5.605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8.168">
                <text:p>8.168</text:p>
              </table:table-cell>
              <table:table-cell office:value-type="float" office:value="5.581">
                <text:p>5.581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8.105">
                <text:p>8.105</text:p>
              </table:table-cell>
              <table:table-cell office:value-type="float" office:value="5.463">
                <text:p>5.463</text:p>
              </table:table-cell>
              <table:table-cell office:value-type="float" office:value="3.952">
                <text:p>3.952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8.031">
                <text:p>8.031</text:p>
              </table:table-cell>
              <table:table-cell office:value-type="float" office:value="5.187">
                <text:p>5.187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8.046">
                <text:p>8.046</text:p>
              </table:table-cell>
              <table:table-cell office:value-type="float" office:value="5.247">
                <text:p>5.247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8.031">
                <text:p>8.031</text:p>
              </table:table-cell>
              <table:table-cell office:value-type="float" office:value="5.199">
                <text:p>5.199</text:p>
              </table:table-cell>
              <table:table-cell office:value-type="float" office:value="3.805">
                <text:p>3.805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8.006">
                <text:p>8.006</text:p>
              </table:table-cell>
              <table:table-cell office:value-type="float" office:value="5.196">
                <text:p>5.196</text:p>
              </table:table-cell>
              <table:table-cell office:value-type="float" office:value="3.918">
                <text:p>3.918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5.139">
                <text:p>5.139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8.008">
                <text:p>8.008</text:p>
              </table:table-cell>
              <table:table-cell office:value-type="float" office:value="5.216">
                <text:p>5.21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8.047">
                <text:p>8.047</text:p>
              </table:table-cell>
              <table:table-cell office:value-type="float" office:value="5.351">
                <text:p>5.351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8.07">
                <text:p>8.07</text:p>
              </table:table-cell>
              <table:table-cell office:value-type="float" office:value="5.48">
                <text:p>5.48</text:p>
              </table:table-cell>
              <table:table-cell office:value-type="float" office:value="3.643">
                <text:p>3.643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8.096">
                <text:p>8.096</text:p>
              </table:table-cell>
              <table:table-cell office:value-type="float" office:value="5.538">
                <text:p>5.538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8.134">
                <text:p>8.134</text:p>
              </table:table-cell>
              <table:table-cell office:value-type="float" office:value="5.597">
                <text:p>5.597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8.143">
                <text:p>8.143</text:p>
              </table:table-cell>
              <table:table-cell office:value-type="float" office:value="5.817">
                <text:p>5.817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8.151">
                <text:p>8.151</text:p>
              </table:table-cell>
              <table:table-cell office:value-type="float" office:value="5.791">
                <text:p>5.791</text:p>
              </table:table-cell>
              <table:table-cell office:value-type="float" office:value="3.791">
                <text:p>3.79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.204">
                <text:p>8.204</text:p>
              </table:table-cell>
              <table:table-cell office:value-type="float" office:value="5.867">
                <text:p>5.867</text:p>
              </table:table-cell>
              <table:table-cell office:value-type="float" office:value="3.655">
                <text:p>3.655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8.256">
                <text:p>8.256</text:p>
              </table:table-cell>
              <table:table-cell office:value-type="float" office:value="5.809">
                <text:p>5.809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8.279">
                <text:p>8.279</text:p>
              </table:table-cell>
              <table:table-cell office:value-type="float" office:value="5.849">
                <text:p>5.849</text:p>
              </table:table-cell>
              <table:table-cell office:value-type="float" office:value="3.651">
                <text:p>3.651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8.295">
                <text:p>8.295</text:p>
              </table:table-cell>
              <table:table-cell office:value-type="float" office:value="5.945">
                <text:p>5.945</text:p>
              </table:table-cell>
              <table:table-cell office:value-type="float" office:value="3.915">
                <text:p>3.915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8.288">
                <text:p>8.288</text:p>
              </table:table-cell>
              <table:table-cell office:value-type="float" office:value="5.666">
                <text:p>5.666</text:p>
              </table:table-cell>
              <table:table-cell office:value-type="float" office:value="3.845">
                <text:p>3.845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8.296">
                <text:p>8.296</text:p>
              </table:table-cell>
              <table:table-cell office:value-type="float" office:value="5.675">
                <text:p>5.675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8.313">
                <text:p>8.313</text:p>
              </table:table-cell>
              <table:table-cell office:value-type="float" office:value="5.719">
                <text:p>5.719</text:p>
              </table:table-cell>
              <table:table-cell office:value-type="float" office:value="4.095">
                <text:p>4.095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8.279">
                <text:p>8.279</text:p>
              </table:table-cell>
              <table:table-cell office:value-type="float" office:value="5.613">
                <text:p>5.613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8.28">
                <text:p>8.28</text:p>
              </table:table-cell>
              <table:table-cell office:value-type="float" office:value="5.576">
                <text:p>5.576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8.258">
                <text:p>8.258</text:p>
              </table:table-cell>
              <table:table-cell office:value-type="float" office:value="5.589">
                <text:p>5.589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8.23">
                <text:p>8.23</text:p>
              </table:table-cell>
              <table:table-cell office:value-type="float" office:value="5.519">
                <text:p>5.519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8.194">
                <text:p>8.194</text:p>
              </table:table-cell>
              <table:table-cell office:value-type="float" office:value="5.592">
                <text:p>5.592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8.181">
                <text:p>8.181</text:p>
              </table:table-cell>
              <table:table-cell office:value-type="float" office:value="5.494">
                <text:p>5.494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8.189">
                <text:p>8.189</text:p>
              </table:table-cell>
              <table:table-cell office:value-type="float" office:value="5.583">
                <text:p>5.5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8.239">
                <text:p>8.239</text:p>
              </table:table-cell>
              <table:table-cell office:value-type="float" office:value="5.757">
                <text:p>5.757</text:p>
              </table:table-cell>
              <table:table-cell office:value-type="float" office:value="3.926">
                <text:p>3.926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8.275">
                <text:p>8.275</text:p>
              </table:table-cell>
              <table:table-cell office:value-type="float" office:value="5.836">
                <text:p>5.836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8.26">
                <text:p>8.26</text:p>
              </table:table-cell>
              <table:table-cell office:value-type="float" office:value="5.806">
                <text:p>5.806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8.267">
                <text:p>8.267</text:p>
              </table:table-cell>
              <table:table-cell office:value-type="float" office:value="5.714">
                <text:p>5.714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8.261">
                <text:p>8.261</text:p>
              </table:table-cell>
              <table:table-cell office:value-type="float" office:value="5.649">
                <text:p>5.649</text:p>
              </table:table-cell>
              <table:table-cell office:value-type="float" office:value="3.963">
                <text:p>3.963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8.281">
                <text:p>8.281</text:p>
              </table:table-cell>
              <table:table-cell office:value-type="float" office:value="5.72">
                <text:p>5.7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8.295">
                <text:p>8.295</text:p>
              </table:table-cell>
              <table:table-cell office:value-type="float" office:value="5.667">
                <text:p>5.667</text:p>
              </table:table-cell>
              <table:table-cell office:value-type="float" office:value="3.867">
                <text:p>3.867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8.334">
                <text:p>8.334</text:p>
              </table:table-cell>
              <table:table-cell office:value-type="float" office:value="5.799">
                <text:p>5.799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8.358">
                <text:p>8.358</text:p>
              </table:table-cell>
              <table:table-cell office:value-type="float" office:value="5.967">
                <text:p>5.967</text:p>
              </table:table-cell>
              <table:table-cell office:value-type="float" office:value="4.048">
                <text:p>4.048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8.37">
                <text:p>8.37</text:p>
              </table:table-cell>
              <table:table-cell office:value-type="float" office:value="5.848">
                <text:p>5.84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8.362">
                <text:p>8.362</text:p>
              </table:table-cell>
              <table:table-cell office:value-type="float" office:value="5.775">
                <text:p>5.77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8.356">
                <text:p>8.356</text:p>
              </table:table-cell>
              <table:table-cell office:value-type="float" office:value="5.738">
                <text:p>5.73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8.406">
                <text:p>8.406</text:p>
              </table:table-cell>
              <table:table-cell office:value-type="float" office:value="5.583">
                <text:p>5.583</text:p>
              </table:table-cell>
              <table:table-cell office:value-type="float" office:value="3.987">
                <text:p>3.987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8.456">
                <text:p>8.456</text:p>
              </table:table-cell>
              <table:table-cell office:value-type="float" office:value="5.802">
                <text:p>5.802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8.506">
                <text:p>8.506</text:p>
              </table:table-cell>
              <table:table-cell office:value-type="float" office:value="5.831">
                <text:p>5.831</text:p>
              </table:table-cell>
              <table:table-cell office:value-type="float" office:value="3.934">
                <text:p>3.934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8.492">
                <text:p>8.492</text:p>
              </table:table-cell>
              <table:table-cell office:value-type="float" office:value="5.724">
                <text:p>5.724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.519">
                <text:p>8.519</text:p>
              </table:table-cell>
              <table:table-cell office:value-type="float" office:value="5.844">
                <text:p>5.844</text:p>
              </table:table-cell>
              <table:table-cell office:value-type="float" office:value="3.907">
                <text:p>3.907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8.534">
                <text:p>8.534</text:p>
              </table:table-cell>
              <table:table-cell office:value-type="float" office:value="5.825">
                <text:p>5.825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8.564">
                <text:p>8.564</text:p>
              </table:table-cell>
              <table:table-cell office:value-type="float" office:value="5.837">
                <text:p>5.837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8.556">
                <text:p>8.556</text:p>
              </table:table-cell>
              <table:table-cell office:value-type="float" office:value="5.954">
                <text:p>5.954</text:p>
              </table:table-cell>
              <table:table-cell office:value-type="float" office:value="3.789">
                <text:p>3.789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8.568">
                <text:p>8.568</text:p>
              </table:table-cell>
              <table:table-cell office:value-type="float" office:value="6.012">
                <text:p>6.012</text:p>
              </table:table-cell>
              <table:table-cell office:value-type="float" office:value="3.948">
                <text:p>3.94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8.567">
                <text:p>8.567</text:p>
              </table:table-cell>
              <table:table-cell office:value-type="float" office:value="6.009">
                <text:p>6.009</text:p>
              </table:table-cell>
              <table:table-cell office:value-type="float" office:value="3.865">
                <text:p>3.86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8.549">
                <text:p>8.549</text:p>
              </table:table-cell>
              <table:table-cell office:value-type="float" office:value="6.13">
                <text:p>6.13</text:p>
              </table:table-cell>
              <table:table-cell office:value-type="float" office:value="4.064">
                <text:p>4.064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8.567">
                <text:p>8.567</text:p>
              </table:table-cell>
              <table:table-cell office:value-type="float" office:value="6.152">
                <text:p>6.15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8.59">
                <text:p>8.59</text:p>
              </table:table-cell>
              <table:table-cell office:value-type="float" office:value="6.257">
                <text:p>6.257</text:p>
              </table:table-cell>
              <table:table-cell office:value-type="float" office:value="4.492">
                <text:p>4.492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8.642">
                <text:p>8.642</text:p>
              </table:table-cell>
              <table:table-cell office:value-type="float" office:value="6.324">
                <text:p>6.324</text:p>
              </table:table-cell>
              <table:table-cell office:value-type="float" office:value="4.654">
                <text:p>4.65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8.655">
                <text:p>8.655</text:p>
              </table:table-cell>
              <table:table-cell office:value-type="float" office:value="6.186">
                <text:p>6.186</text:p>
              </table:table-cell>
              <table:table-cell office:value-type="float" office:value="4.515">
                <text:p>4.515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8.66">
                <text:p>8.66</text:p>
              </table:table-cell>
              <table:table-cell office:value-type="float" office:value="6.098">
                <text:p>6.098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8.662">
                <text:p>8.662</text:p>
              </table:table-cell>
              <table:table-cell office:value-type="float" office:value="6.062">
                <text:p>6.062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8.704">
                <text:p>8.704</text:p>
              </table:table-cell>
              <table:table-cell office:value-type="float" office:value="5.915">
                <text:p>5.915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8.726">
                <text:p>8.726</text:p>
              </table:table-cell>
              <table:table-cell office:value-type="float" office:value="6.02">
                <text:p>6.02</text:p>
              </table:table-cell>
              <table:table-cell office:value-type="float" office:value="4.194">
                <text:p>4.194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8.732">
                <text:p>8.732</text:p>
              </table:table-cell>
              <table:table-cell office:value-type="float" office:value="6.05">
                <text:p>6.05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8.745">
                <text:p>8.745</text:p>
              </table:table-cell>
              <table:table-cell office:value-type="float" office:value="6.185">
                <text:p>6.185</text:p>
              </table:table-cell>
              <table:table-cell office:value-type="float" office:value="3.905">
                <text:p>3.90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8.755">
                <text:p>8.755</text:p>
              </table:table-cell>
              <table:table-cell office:value-type="float" office:value="6.171">
                <text:p>6.171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8.744">
                <text:p>8.744</text:p>
              </table:table-cell>
              <table:table-cell office:value-type="float" office:value="6.118">
                <text:p>6.118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8.727">
                <text:p>8.727</text:p>
              </table:table-cell>
              <table:table-cell office:value-type="float" office:value="6.235">
                <text:p>6.235</text:p>
              </table:table-cell>
              <table:table-cell office:value-type="float" office:value="3.716">
                <text:p>3.71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8.688">
                <text:p>8.688</text:p>
              </table:table-cell>
              <table:table-cell office:value-type="float" office:value="6.293">
                <text:p>6.293</text:p>
              </table:table-cell>
              <table:table-cell office:value-type="float" office:value="3.793">
                <text:p>3.793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8.674">
                <text:p>8.674</text:p>
              </table:table-cell>
              <table:table-cell office:value-type="float" office:value="6.251">
                <text:p>6.251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8.665">
                <text:p>8.665</text:p>
              </table:table-cell>
              <table:table-cell office:value-type="float" office:value="6.326">
                <text:p>6.326</text:p>
              </table:table-cell>
              <table:table-cell office:value-type="float" office:value="4.237">
                <text:p>4.237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8.676">
                <text:p>8.676</text:p>
              </table:table-cell>
              <table:table-cell office:value-type="float" office:value="6.558">
                <text:p>6.558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8.647">
                <text:p>8.647</text:p>
              </table:table-cell>
              <table:table-cell office:value-type="float" office:value="6.533">
                <text:p>6.533</text:p>
              </table:table-cell>
              <table:table-cell office:value-type="float" office:value="4.102">
                <text:p>4.102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8.652">
                <text:p>8.652</text:p>
              </table:table-cell>
              <table:table-cell office:value-type="float" office:value="6.64">
                <text:p>6.64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8.612">
                <text:p>8.612</text:p>
              </table:table-cell>
              <table:table-cell office:value-type="float" office:value="6.525">
                <text:p>6.525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8.605">
                <text:p>8.605</text:p>
              </table:table-cell>
              <table:table-cell office:value-type="float" office:value="6.549">
                <text:p>6.549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8.607">
                <text:p>8.607</text:p>
              </table:table-cell>
              <table:table-cell office:value-type="float" office:value="6.473">
                <text:p>6.473</text:p>
              </table:table-cell>
              <table:table-cell office:value-type="float" office:value="4.087">
                <text:p>4.087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8.621">
                <text:p>8.621</text:p>
              </table:table-cell>
              <table:table-cell office:value-type="float" office:value="6.382">
                <text:p>6.38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8.642">
                <text:p>8.642</text:p>
              </table:table-cell>
              <table:table-cell office:value-type="float" office:value="6.408">
                <text:p>6.408</text:p>
              </table:table-cell>
              <table:table-cell office:value-type="float" office:value="4.047">
                <text:p>4.047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8.659">
                <text:p>8.659</text:p>
              </table:table-cell>
              <table:table-cell office:value-type="float" office:value="6.428">
                <text:p>6.428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8.67">
                <text:p>8.67</text:p>
              </table:table-cell>
              <table:table-cell office:value-type="float" office:value="6.316">
                <text:p>6.316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8.669">
                <text:p>8.669</text:p>
              </table:table-cell>
              <table:table-cell office:value-type="float" office:value="6.114">
                <text:p>6.114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8.654">
                <text:p>8.654</text:p>
              </table:table-cell>
              <table:table-cell office:value-type="float" office:value="6.14">
                <text:p>6.14</text:p>
              </table:table-cell>
              <table:table-cell office:value-type="float" office:value="4.164">
                <text:p>4.16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8.644">
                <text:p>8.644</text:p>
              </table:table-cell>
              <table:table-cell office:value-type="float" office:value="6.002">
                <text:p>6.002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8.676">
                <text:p>8.676</text:p>
              </table:table-cell>
              <table:table-cell office:value-type="float" office:value="6.03">
                <text:p>6.03</text:p>
              </table:table-cell>
              <table:table-cell office:value-type="float" office:value="4.364">
                <text:p>4.364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8.673">
                <text:p>8.673</text:p>
              </table:table-cell>
              <table:table-cell office:value-type="float" office:value="5.954">
                <text:p>5.954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8.648">
                <text:p>8.648</text:p>
              </table:table-cell>
              <table:table-cell office:value-type="float" office:value="6.003">
                <text:p>6.00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8.635">
                <text:p>8.635</text:p>
              </table:table-cell>
              <table:table-cell office:value-type="float" office:value="5.966">
                <text:p>5.966</text:p>
              </table:table-cell>
              <table:table-cell office:value-type="float" office:value="4.067">
                <text:p>4.06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8.647">
                <text:p>8.647</text:p>
              </table:table-cell>
              <table:table-cell office:value-type="float" office:value="5.974">
                <text:p>5.974</text:p>
              </table:table-cell>
              <table:table-cell office:value-type="float" office:value="4.044">
                <text:p>4.044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8.627">
                <text:p>8.627</text:p>
              </table:table-cell>
              <table:table-cell office:value-type="float" office:value="5.965">
                <text:p>5.965</text:p>
              </table:table-cell>
              <table:table-cell office:value-type="float" office:value="3.953">
                <text:p>3.953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8.602">
                <text:p>8.602</text:p>
              </table:table-cell>
              <table:table-cell office:value-type="float" office:value="5.898">
                <text:p>5.898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8.611">
                <text:p>8.611</text:p>
              </table:table-cell>
              <table:table-cell office:value-type="float" office:value="6.072">
                <text:p>6.072</text:p>
              </table:table-cell>
              <table:table-cell office:value-type="float" office:value="4.157">
                <text:p>4.157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8.617">
                <text:p>8.617</text:p>
              </table:table-cell>
              <table:table-cell office:value-type="float" office:value="6.023">
                <text:p>6.02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8.638">
                <text:p>8.638</text:p>
              </table:table-cell>
              <table:table-cell office:value-type="float" office:value="6.139">
                <text:p>6.139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8.613">
                <text:p>8.613</text:p>
              </table:table-cell>
              <table:table-cell office:value-type="float" office:value="6.083">
                <text:p>6.08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8.628">
                <text:p>8.628</text:p>
              </table:table-cell>
              <table:table-cell office:value-type="float" office:value="6.136">
                <text:p>6.136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8.645">
                <text:p>8.645</text:p>
              </table:table-cell>
              <table:table-cell office:value-type="float" office:value="6.049">
                <text:p>6.049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8.658">
                <text:p>8.658</text:p>
              </table:table-cell>
              <table:table-cell office:value-type="float" office:value="6.036">
                <text:p>6.036</text:p>
              </table:table-cell>
              <table:table-cell office:value-type="float" office:value="4.451">
                <text:p>4.45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.686">
                <text:p>8.686</text:p>
              </table:table-cell>
              <table:table-cell office:value-type="float" office:value="5.986">
                <text:p>5.986</text:p>
              </table:table-cell>
              <table:table-cell office:value-type="float" office:value="4.365">
                <text:p>4.365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8.743">
                <text:p>8.743</text:p>
              </table:table-cell>
              <table:table-cell office:value-type="float" office:value="5.965">
                <text:p>5.965</text:p>
              </table:table-cell>
              <table:table-cell office:value-type="float" office:value="4.495">
                <text:p>4.49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8.757">
                <text:p>8.757</text:p>
              </table:table-cell>
              <table:table-cell office:value-type="float" office:value="6.047">
                <text:p>6.047</text:p>
              </table:table-cell>
              <table:table-cell office:value-type="float" office:value="4.443">
                <text:p>4.44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8.765">
                <text:p>8.765</text:p>
              </table:table-cell>
              <table:table-cell office:value-type="float" office:value="6.002">
                <text:p>6.00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8.787">
                <text:p>8.787</text:p>
              </table:table-cell>
              <table:table-cell office:value-type="float" office:value="6.043">
                <text:p>6.043</text:p>
              </table:table-cell>
              <table:table-cell office:value-type="float" office:value="4.457">
                <text:p>4.45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8.779">
                <text:p>8.779</text:p>
              </table:table-cell>
              <table:table-cell office:value-type="float" office:value="5.981">
                <text:p>5.981</text:p>
              </table:table-cell>
              <table:table-cell office:value-type="float" office:value="4.186">
                <text:p>4.18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8.827">
                <text:p>8.827</text:p>
              </table:table-cell>
              <table:table-cell office:value-type="float" office:value="6.09">
                <text:p>6.0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8.841">
                <text:p>8.841</text:p>
              </table:table-cell>
              <table:table-cell office:value-type="float" office:value="6.217">
                <text:p>6.217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8.892">
                <text:p>8.892</text:p>
              </table:table-cell>
              <table:table-cell office:value-type="float" office:value="6.349">
                <text:p>6.349</text:p>
              </table:table-cell>
              <table:table-cell office:value-type="float" office:value="4.314">
                <text:p>4.314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8.911">
                <text:p>8.911</text:p>
              </table:table-cell>
              <table:table-cell office:value-type="float" office:value="6.329">
                <text:p>6.32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936">
                <text:p>8.936</text:p>
              </table:table-cell>
              <table:table-cell office:value-type="float" office:value="6.522">
                <text:p>6.522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8.937">
                <text:p>8.937</text:p>
              </table:table-cell>
              <table:table-cell office:value-type="float" office:value="6.661">
                <text:p>6.661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.957">
                <text:p>8.957</text:p>
              </table:table-cell>
              <table:table-cell office:value-type="float" office:value="6.636">
                <text:p>6.636</text:p>
              </table:table-cell>
              <table:table-cell office:value-type="float" office:value="4.836">
                <text:p>4.836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8.941">
                <text:p>8.941</text:p>
              </table:table-cell>
              <table:table-cell office:value-type="float" office:value="6.545">
                <text:p>6.545</text:p>
              </table:table-cell>
              <table:table-cell office:value-type="float" office:value="4.686">
                <text:p>4.68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8.976">
                <text:p>8.976</text:p>
              </table:table-cell>
              <table:table-cell office:value-type="float" office:value="6.498">
                <text:p>6.498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045">
                <text:p>9.045</text:p>
              </table:table-cell>
              <table:table-cell office:value-type="float" office:value="6.523">
                <text:p>6.523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.066">
                <text:p>9.066</text:p>
              </table:table-cell>
              <table:table-cell office:value-type="float" office:value="6.448">
                <text:p>6.448</text:p>
              </table:table-cell>
              <table:table-cell office:value-type="float" office:value="4.951">
                <text:p>4.95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9.087">
                <text:p>9.087</text:p>
              </table:table-cell>
              <table:table-cell office:value-type="float" office:value="6.302">
                <text:p>6.302</text:p>
              </table:table-cell>
              <table:table-cell office:value-type="float" office:value="5.158">
                <text:p>5.15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119">
                <text:p>9.119</text:p>
              </table:table-cell>
              <table:table-cell office:value-type="float" office:value="6.5">
                <text:p>6.5</text:p>
              </table:table-cell>
              <table:table-cell office:value-type="float" office:value="5.116">
                <text:p>5.11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9.156">
                <text:p>9.156</text:p>
              </table:table-cell>
              <table:table-cell office:value-type="float" office:value="6.705">
                <text:p>6.705</text:p>
              </table:table-cell>
              <table:table-cell office:value-type="float" office:value="5.047">
                <text:p>5.04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153">
                <text:p>9.153</text:p>
              </table:table-cell>
              <table:table-cell office:value-type="float" office:value="6.631">
                <text:p>6.631</text:p>
              </table:table-cell>
              <table:table-cell office:value-type="float" office:value="5.062">
                <text:p>5.06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.176">
                <text:p>9.176</text:p>
              </table:table-cell>
              <table:table-cell office:value-type="float" office:value="6.652">
                <text:p>6.652</text:p>
              </table:table-cell>
              <table:table-cell office:value-type="float" office:value="5.032">
                <text:p>5.03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9.249">
                <text:p>9.249</text:p>
              </table:table-cell>
              <table:table-cell office:value-type="float" office:value="6.821">
                <text:p>6.821</text:p>
              </table:table-cell>
              <table:table-cell office:value-type="float" office:value="5.059">
                <text:p>5.05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.315">
                <text:p>9.315</text:p>
              </table:table-cell>
              <table:table-cell office:value-type="float" office:value="6.836">
                <text:p>6.836</text:p>
              </table:table-cell>
              <table:table-cell office:value-type="float" office:value="5.143">
                <text:p>5.14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9.343">
                <text:p>9.343</text:p>
              </table:table-cell>
              <table:table-cell office:value-type="float" office:value="6.881">
                <text:p>6.881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.378">
                <text:p>9.378</text:p>
              </table:table-cell>
              <table:table-cell office:value-type="float" office:value="6.965">
                <text:p>6.965</text:p>
              </table:table-cell>
              <table:table-cell office:value-type="float" office:value="5.228">
                <text:p>5.2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.427">
                <text:p>9.427</text:p>
              </table:table-cell>
              <table:table-cell office:value-type="float" office:value="7.169">
                <text:p>7.169</text:p>
              </table:table-cell>
              <table:table-cell office:value-type="float" office:value="5.264">
                <text:p>5.26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.48">
                <text:p>9.48</text:p>
              </table:table-cell>
              <table:table-cell office:value-type="float" office:value="7.276">
                <text:p>7.276</text:p>
              </table:table-cell>
              <table:table-cell office:value-type="float" office:value="5.451">
                <text:p>5.45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.471">
                <text:p>9.471</text:p>
              </table:table-cell>
              <table:table-cell office:value-type="float" office:value="7.08">
                <text:p>7.08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9.493">
                <text:p>9.493</text:p>
              </table:table-cell>
              <table:table-cell office:value-type="float" office:value="6.933">
                <text:p>6.933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.543">
                <text:p>9.543</text:p>
              </table:table-cell>
              <table:table-cell office:value-type="float" office:value="7.043">
                <text:p>7.04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9.554">
                <text:p>9.554</text:p>
              </table:table-cell>
              <table:table-cell office:value-type="float" office:value="6.997">
                <text:p>6.997</text:p>
              </table:table-cell>
              <table:table-cell office:value-type="float" office:value="5.719">
                <text:p>5.71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.548">
                <text:p>9.548</text:p>
              </table:table-cell>
              <table:table-cell office:value-type="float" office:value="7.115">
                <text:p>7.115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556">
                <text:p>9.556</text:p>
              </table:table-cell>
              <table:table-cell office:value-type="float" office:value="7.359">
                <text:p>7.359</text:p>
              </table:table-cell>
              <table:table-cell office:value-type="float" office:value="5.857">
                <text:p>5.85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9.581">
                <text:p>9.581</text:p>
              </table:table-cell>
              <table:table-cell office:value-type="float" office:value="7.613">
                <text:p>7.613</text:p>
              </table:table-cell>
              <table:table-cell office:value-type="float" office:value="6.012692308">
                <text:p>6.0126923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.594">
                <text:p>9.594</text:p>
              </table:table-cell>
              <table:table-cell office:value-type="float" office:value="7.76">
                <text:p>7.76</text:p>
              </table:table-cell>
              <table:table-cell office:value-type="float" office:value="6.197923077">
                <text:p>6.197923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